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40.51pt"/>
    </style:style>
    <style:style style:name="co3" style:family="table-column">
      <style:table-column-properties fo:break-before="auto" style:column-width="44.25pt"/>
    </style:style>
    <style:style style:name="co4" style:family="table-column">
      <style:table-column-properties fo:break-before="auto" style:column-width="38.24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23.24pt"/>
    </style:style>
    <style:style style:name="co7" style:family="table-column">
      <style:table-column-properties fo:break-before="auto" style:column-width="43.51pt"/>
    </style:style>
    <style:style style:name="co8" style:family="table-column">
      <style:table-column-properties fo:break-before="auto" style:column-width="111pt"/>
    </style:style>
    <style:style style:name="co9" style:family="table-column">
      <style:table-column-properties fo:break-before="auto" style:column-width="48.76pt"/>
    </style:style>
    <style:style style:name="co10" style:family="table-column">
      <style:table-column-properties fo:break-before="auto" style:column-width="54.74pt"/>
    </style:style>
    <style:style style:name="co11" style:family="table-column">
      <style:table-column-properties fo:break-before="auto" style:column-width="89.26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124"/>
    <style:style style:name="ce8" style:family="table-cell" style:parent-style-name="Default" style:data-style-name="N124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127"/>
    <style:style style:name="ce5" style:family="table-cell" style:parent-style-name="Default" style:data-style-name="N10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ext-properties style:font-name="Arial Unicode MS" style:font-name-asian="Arial Unicode MS" style:font-name-complex="Arial Unicode MS"/>
    </style:style>
    <style:style style:name="gr1" style:family="graphic">
      <style:graphic-properties draw:stroke="solid" svg:stroke-width="0.99pt" svg:stroke-color="#2f528f" svg:stroke-opacity="100%" draw:stroke-linejoin="miter" svg:stroke-linecap="butt" draw:fill="solid" draw:fill-color="#4472c4" draw:opacity="100%" draw:textarea-horizontal-align="left" draw:textarea-vertical-align="top" draw:auto-grow-height="false" draw:auto-grow-width="false" fo:padding-top="0pt" fo:padding-bottom="0pt" fo:padding-left="0pt" fo:padding-right="0pt" fo:wrap-option="wrap"/>
    </style:style>
    <style:style style:name="gr2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solid" draw:fill-color="#4472c4" draw:opacity="100%"/>
      <style:paragraph-properties style:writing-mode="lr-tb" style:font-independent-line-spacing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10pt" fo:font-style="normal" fo:text-shadow="none" style:text-underline-style="none" fo:font-weight="bold" style:font-family-asian="Tahoma" style:font-size-asian="10pt" style:font-style-asian="normal" style:font-weight-asian="bold" style:font-family-complex="Tahoma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lute_Standard" table:style-name="ta1">
        <table:shapes>
          <draw:custom-shape draw:z-index="0" draw:name="Comment 1" draw:style-name="gr1" draw:text-style-name="P1" svg:width="72pt" svg:height="72pt" svg:x="0pt" svg:y="0pt">
            <text:p/>
            <draw:enhanced-geometry svg:viewBox="0 0 21600 21600" draw:type="non-primitive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visibility="collapse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4" table:number-columns-repeated="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00" table:default-cell-style-name="ce1"/>
        <table:table-row table:style-name="ro1">
          <table:table-cell table:style-name="ce10" office:value-type="string" calcext:value-type="string">
            <text:p>Written Note</text:p>
          </table:table-cell>
          <table:table-cell table:style-name="ce12" office:value-type="string" calcext:value-type="string">
            <office:annotation draw:style-name="gr2" draw:text-style-name="P3" svg:width="78.01pt" svg:height="51.76pt" svg:x="114.75pt" svg:y="0.74pt" draw:caption-point-x="-10.8pt" draw:caption-point-y="-0.45pt">
              <dc:creator>Microsoft Office User</dc:creator>
              <dc:date>2020-01-17T00:00:00</dc:date>
              <text:p text:style-name="P2"><text:span text:style-name="T1">Microsoft Office User:</text:span></text:p>
              <text:p text:style-name="P2"><text:span text:style-name="T2">https://www.yamaha.com/en/musical_instrument_guide/flute/play/play002.html</text:span></text:p>
              <text:p text:style-name="P2"><text:span text:style-name="T2">http://flute.fingerings.info/howto.html#models</text:span></text:p>
              <text:p text:style-name="P2"><text:span text:style-name="T2"/></text:p>
              <text:p text:style-name="P2"><text:span text:style-name="T2">Where 1 stands for key depressed fully.</text:span></text:p>
            </office:annotation>
            <text:p>Bb</text:p>
          </table:table-cell>
          <table:table-cell table:style-name="ce12" office:value-type="string" calcext:value-type="string">
            <text:p>Thumb (B)</text:p>
          </table:table-cell>
          <table:table-cell table:style-name="ce12" office:value-type="string" calcext:value-type="string">
            <text:p>LH1 (C)</text:p>
          </table:table-cell>
          <table:table-cell table:style-name="ce12" office:value-type="string" calcext:value-type="string">
            <text:p>LH2 (A)</text:p>
          </table:table-cell>
          <table:table-cell table:style-name="ce12" office:value-type="string" calcext:value-type="string">
            <text:p>LH3 (G)</text:p>
          </table:table-cell>
          <table:table-cell table:style-name="ce12" office:value-type="string" calcext:value-type="string">
            <text:p>G#</text:p>
          </table:table-cell>
          <table:table-cell table:style-name="ce12" office:value-type="string" calcext:value-type="string">
            <text:p>Separator</text:p>
          </table:table-cell>
          <table:table-cell table:style-name="ce12" office:value-type="string" calcext:value-type="string">
            <text:p>C# Trill</text:p>
          </table:table-cell>
          <table:table-cell table:style-name="ce12" office:value-type="string" calcext:value-type="string">
            <text:p>Bb Lever</text:p>
          </table:table-cell>
          <table:table-cell table:style-name="ce12" office:value-type="string" calcext:value-type="string">
            <text:p>RH1 (F)</text:p>
          </table:table-cell>
          <table:table-cell table:style-name="ce12" office:value-type="string" calcext:value-type="string">
            <text:p>D Trill</text:p>
          </table:table-cell>
          <table:table-cell table:style-name="ce12" office:value-type="string" calcext:value-type="string">
            <text:p>RH2 (E)</text:p>
          </table:table-cell>
          <table:table-cell table:style-name="ce12" office:value-type="string" calcext:value-type="string">
            <text:p>D# Trill</text:p>
          </table:table-cell>
          <table:table-cell table:style-name="ce12" office:value-type="string" calcext:value-type="string">
            <text:p>RH3 (D)</text:p>
          </table:table-cell>
          <table:table-cell table:style-name="ce12" office:value-type="string" calcext:value-type="string">
            <text:p>D#</text:p>
          </table:table-cell>
          <table:table-cell table:style-name="ce12" office:value-type="string" calcext:value-type="string">
            <text:p>C#</text:p>
          </table:table-cell>
          <table:table-cell table:style-name="ce12" office:value-type="string" calcext:value-type="string">
            <text:p>C Roller</text:p>
          </table:table-cell>
          <table:table-cell table:style-name="ce12" office:value-type="string" calcext:value-type="string">
            <text:p>B Roller</text:p>
          </table:table-cell>
          <table:table-cell table:style-name="ce12" office:value-type="string" calcext:value-type="string">
            <text:p>Gizmo</text:p>
          </table:table-cell>
          <table:table-cell table:style-name="ce3"/>
          <table:table-cell table:style-name="ce3" office:value-type="string" calcext:value-type="string">
            <text:p>MIDI</text:p>
          </table:table-cell>
          <table:table-cell table:style-name="ce2" office:value-type="string" calcext:value-type="string">
            <text:p>Frequency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Code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office:string-value="\uE006" calcext:value-type="string">
            <text:p><text:s/>\uE006 </text:p>
          </table:table-cell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style-name="ce4"/>
          <table:table-cell table:style-name="ce4" office:value-type="string" office:string-value="\uE00C" calcext:value-type="string">
            <text:p><text:s/>\uE00C </text:p>
          </table:table-cell>
          <table:table-cell table:style-name="ce4" office:value-type="string" office:string-value="\uE00D" calcext:value-type="string">
            <text:p><text:s/>\uE00D </text:p>
          </table:table-cell>
          <table:table-cell table:style-name="ce4" office:value-type="string" office:string-value="\uE00E" calcext:value-type="string">
            <text:p><text:s/>\uE00E </text:p>
          </table:table-cell>
          <table:table-cell table:style-name="ce4" office:value-type="string" office:string-value="\uE00F" calcext:value-type="string">
            <text:p><text:s/>\uE00F </text:p>
          </table:table-cell>
          <table:table-cell table:style-name="ce4" office:value-type="string" office:string-value="\uE010" calcext:value-type="string">
            <text:p><text:s/>\uE010 </text:p>
          </table:table-cell>
          <table:table-cell table:style-name="ce4" office:value-type="string" office:string-value="\uE011" calcext:value-type="string">
            <text:p><text:s/>\uE011 </text:p>
          </table:table-cell>
          <table:table-cell table:style-name="ce4" office:value-type="string" office:string-value="\uE012" calcext:value-type="string">
            <text:p><text:s/>\uE012 </text:p>
          </table:table-cell>
          <table:table-cell table:style-name="ce4" office:value-type="string" office:string-value="\uE013" calcext:value-type="string">
            <text:p><text:s/>\uE013 </text:p>
          </table:table-cell>
          <table:table-cell table:style-name="ce4" office:value-type="string" office:string-value="\uE014" calcext:value-type="string">
            <text:p><text:s/>\uE014 </text:p>
          </table:table-cell>
          <table:table-cell table:style-name="ce4" office:value-type="string" office:string-value="\uE015" calcext:value-type="string">
            <text:p><text:s/>\uE015 </text:p>
          </table:table-cell>
          <table:table-cell table:style-name="ce4" office:value-type="string" office:string-value="\uE016" calcext:value-type="string">
            <text:p><text:s/>\uE016 </text:p>
          </table:table-cell>
          <table:table-cell table:style-name="ce4" office:value-type="string" office:string-value="\uE017" calcext:value-type="string">
            <text:p><text:s/>\uE017 </text:p>
          </table:table-cell>
          <table:table-cell table:style-name="ce4"/>
          <table:table-cell table:style-name="ce5" office:value-type="string" calcext:value-type="string">
            <text:p>base</text:p>
          </table:table-cell>
          <table:table-cell table:style-name="ce5"/>
          <table:table-cell table:style-name="ce5" table:formula="of:=&quot;\uE000\uE001\uE002&quot;" office:value-type="string" office:string-value="\uE000\uE001\uE002" calcext:value-type="string">
            <text:p>\uE000\uE001\uE00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3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number-columns-repeated="2"/>
          <table:table-cell table:style-name="ce4"/>
          <table:table-cell/>
          <table:table-cell table:style-name="ce4" office:value-type="string" office:string-value="\uE00E" calcext:value-type="string">
            <text:p><text:s/>\uE00E </text:p>
          </table:table-cell>
          <table:table-cell/>
          <table:table-cell table:style-name="ce4" office:value-type="string" office:string-value="\uE010" calcext:value-type="string">
            <text:p><text:s/>\uE010 </text:p>
          </table:table-cell>
          <table:table-cell/>
          <table:table-cell table:style-name="ce4" office:value-type="string" office:string-value="\uE012" calcext:value-type="string">
            <text:p><text:s/>\uE012 </text:p>
          </table:table-cell>
          <table:table-cell/>
          <table:table-cell table:style-name="ce4" office:value-type="string" office:string-value="\uE014" calcext:value-type="string">
            <text:p><text:s/>\uE014 </text:p>
          </table:table-cell>
          <table:table-cell table:style-name="ce4" office:value-type="string" office:string-value="\uE015" calcext:value-type="string">
            <text:p><text:s/>\uE015 </text:p>
          </table:table-cell>
          <table:table-cell table:style-name="ce4" office:value-type="string" office:string-value="\uE016" calcext:value-type="string">
            <text:p><text:s/>\uE016 </text:p>
          </table:table-cell>
          <table:table-cell/>
          <table:table-cell table:style-name="ce6"/>
          <table:table-cell office:value-type="float" office:value="59" calcext:value-type="float">
            <text:p>59</text:p>
          </table:table-cell>
          <table:table-cell table:style-name="ce4" table:formula="of:=POWER(2;([.V3]-69)/12)*440" office:value-type="float" office:value="246.941650628062" calcext:value-type="float">
            <text:p><text:s/>247 </text:p>
          </table:table-cell>
          <table:table-cell table:style-name="ce5" table:formula="of:=COM.MICROSOFT.CONCAT([.B3:.T3])" office:value-type="string" office:string-value="\uE007\uE008\uE009\uE00A\uE00E\uE010\uE012\uE014\uE015\uE016" calcext:value-type="string">
            <text:p>\uE007\uE008\uE009\uE00A\uE00E\uE010\uE012\uE014\uE015\uE016</text:p>
          </table:table-cell>
          <table:table-cell table:formula="of:=&quot;'&quot;&amp;[.X3]&amp;&quot;',&quot;" office:value-type="string" office:string-value="'\uE007\uE008\uE009\uE00A\uE00E\uE010\uE012\uE014\uE015\uE016'," calcext:value-type="string">
            <text:p>'\uE007\uE008\uE009\uE00A\uE00E\uE010\uE012\uE014\uE015\uE016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4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number-columns-repeated="4"/>
          <table:table-cell table:style-name="ce4" office:value-type="string" office:string-value="\uE00E" calcext:value-type="string">
            <text:p><text:s/>\uE00E </text:p>
          </table:table-cell>
          <table:table-cell/>
          <table:table-cell table:style-name="ce4" office:value-type="string" office:string-value="\uE010" calcext:value-type="string">
            <text:p><text:s/>\uE010 </text:p>
          </table:table-cell>
          <table:table-cell/>
          <table:table-cell table:style-name="ce4" office:value-type="string" office:string-value="\uE012" calcext:value-type="string">
            <text:p><text:s/>\uE012 </text:p>
          </table:table-cell>
          <table:table-cell/>
          <table:table-cell table:style-name="ce4" office:value-type="string" office:string-value="\uE014" calcext:value-type="string">
            <text:p><text:s/>\uE014 </text:p>
          </table:table-cell>
          <table:table-cell table:style-name="ce4" office:value-type="string" office:string-value="\uE015" calcext:value-type="string">
            <text:p><text:s/>\uE015 </text:p>
          </table:table-cell>
          <table:table-cell table:number-columns-repeated="2"/>
          <table:table-cell table:style-name="ce6"/>
          <table:table-cell office:value-type="float" office:value="60" calcext:value-type="float">
            <text:p>60</text:p>
          </table:table-cell>
          <table:table-cell table:style-name="ce4" table:formula="of:=POWER(2;([.V4]-69)/12)*440" office:value-type="float" office:value="261.625565300599" calcext:value-type="float">
            <text:p><text:s/>262 </text:p>
          </table:table-cell>
          <table:table-cell table:style-name="ce5" table:formula="of:=COM.MICROSOFT.CONCAT([.B4:.T4])" office:value-type="string" office:string-value="\uE007\uE008\uE009\uE00A\uE00E\uE010\uE012\uE014\uE015" calcext:value-type="string">
            <text:p>\uE007\uE008\uE009\uE00A\uE00E\uE010\uE012\uE014\uE015</text:p>
          </table:table-cell>
          <table:table-cell table:formula="of:=[.Y3]&amp;&quot;'&quot;&amp;[.X4]&amp;&quot;',&quot;" office:value-type="string" office:string-value="'\uE007\uE008\uE009\uE00A\uE00E\uE010\uE012\uE014\uE015\uE016','\uE007\uE008\uE009\uE00A\uE00E\uE010\uE012\uE014\uE015'," calcext:value-type="string">
            <text:p>'\uE007\uE008\uE009\uE00A\uE00E\uE010\uE012\uE014\uE015\uE016','\uE007\uE008\uE009\uE00A\uE00E\uE010\uE012\uE014\uE015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#4/Db4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number-columns-repeated="4"/>
          <table:table-cell table:style-name="ce4" office:value-type="string" office:string-value="\uE00E" calcext:value-type="string">
            <text:p><text:s/>\uE00E </text:p>
          </table:table-cell>
          <table:table-cell/>
          <table:table-cell table:style-name="ce4" office:value-type="string" office:string-value="\uE010" calcext:value-type="string">
            <text:p><text:s/>\uE010 </text:p>
          </table:table-cell>
          <table:table-cell/>
          <table:table-cell table:style-name="ce4" office:value-type="string" office:string-value="\uE012" calcext:value-type="string">
            <text:p><text:s/>\uE012 </text:p>
          </table:table-cell>
          <table:table-cell/>
          <table:table-cell table:style-name="ce4" office:value-type="string" office:string-value="\uE014" calcext:value-type="string">
            <text:p><text:s/>\uE014 </text:p>
          </table:table-cell>
          <table:table-cell table:number-columns-repeated="3"/>
          <table:table-cell table:style-name="ce6"/>
          <table:table-cell office:value-type="float" office:value="61" calcext:value-type="float">
            <text:p>61</text:p>
          </table:table-cell>
          <table:table-cell table:style-name="ce4" table:formula="of:=POWER(2;([.V5]-69)/12)*440" office:value-type="float" office:value="277.182630976872" calcext:value-type="float">
            <text:p><text:s/>277 </text:p>
          </table:table-cell>
          <table:table-cell table:style-name="ce5" table:formula="of:=COM.MICROSOFT.CONCAT([.B5:.T5])" office:value-type="string" office:string-value="\uE007\uE008\uE009\uE00A\uE00E\uE010\uE012\uE014" calcext:value-type="string">
            <text:p>\uE007\uE008\uE009\uE00A\uE00E\uE010\uE012\uE014</text:p>
          </table:table-cell>
          <table:table-cell table:formula="of:=[.Y4]&amp;&quot;'&quot;&amp;[.X5]&amp;&quot;',&quot;" office:value-type="string" office:string-value="'\uE007\uE008\uE009\uE00A\uE00E\uE010\uE012\uE014\uE015\uE016','\uE007\uE008\uE009\uE00A\uE00E\uE010\uE012\uE014\uE015','\uE007\uE008\uE009\uE00A\uE00E\uE010\uE012\uE014'," calcext:value-type="string">
            <text:p>'\uE007\uE008\uE009\uE00A\uE00E\uE010\uE012\uE014\uE015\uE016','\uE007\uE008\uE009\uE00A\uE00E\uE010\uE012\uE014\uE015','\uE007\uE008\uE009\uE00A\uE00E\uE010\uE012\uE014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4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number-columns-repeated="4"/>
          <table:table-cell table:style-name="ce4" office:value-type="string" office:string-value="\uE00E" calcext:value-type="string">
            <text:p><text:s/>\uE00E </text:p>
          </table:table-cell>
          <table:table-cell/>
          <table:table-cell table:style-name="ce4" office:value-type="string" office:string-value="\uE010" calcext:value-type="string">
            <text:p><text:s/>\uE010 </text:p>
          </table:table-cell>
          <table:table-cell/>
          <table:table-cell table:style-name="ce4" office:value-type="string" office:string-value="\uE012" calcext:value-type="string">
            <text:p><text:s/>\uE012 </text:p>
          </table:table-cell>
          <table:table-cell/>
          <table:table-cell table:style-name="ce4" table:number-columns-repeated="4"/>
          <table:table-cell table:style-name="ce6"/>
          <table:table-cell table:style-name="ce3" office:value-type="float" office:value="62" calcext:value-type="float">
            <text:p>62</text:p>
          </table:table-cell>
          <table:table-cell table:style-name="ce4" table:formula="of:=POWER(2;([.V6]-69)/12)*440" office:value-type="float" office:value="293.664767917408" calcext:value-type="float">
            <text:p><text:s/>294 </text:p>
          </table:table-cell>
          <table:table-cell table:style-name="ce7" table:formula="of:=COM.MICROSOFT.CONCAT([.B6:.T6])" office:value-type="string" office:string-value="\uE007\uE008\uE009\uE00A\uE00E\uE010\uE012" calcext:value-type="string">
            <text:p>\uE007\uE008\uE009\uE00A\uE00E\uE010\uE012</text:p>
          </table:table-cell>
          <table:table-cell table:formula="of:=[.Y5]&amp;&quot;'&quot;&amp;[.X6]&amp;&quot;',&quot;" office:value-type="string" office:string-value="'\uE007\uE008\uE009\uE00A\uE00E\uE010\uE012\uE014\uE015\uE016','\uE007\uE008\uE009\uE00A\uE00E\uE010\uE012\uE014\uE015','\uE007\uE008\uE009\uE00A\uE00E\uE010\uE012\uE014','\uE007\uE008\uE009\uE00A\uE00E\uE010\uE012'," calcext:value-type="string">
            <text:p>'\uE007\uE008\uE009\uE00A\uE00E\uE010\uE012\uE014\uE015\uE016','\uE007\uE008\uE009\uE00A\uE00E\uE010\uE012\uE014\uE015','\uE007\uE008\uE009\uE00A\uE00E\uE010\uE012\uE014','\uE007\uE008\uE009\uE00A\uE00E\uE010\uE012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#4/Eb4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number-columns-repeated="4"/>
          <table:table-cell table:style-name="ce4" office:value-type="string" office:string-value="\uE00E" calcext:value-type="string">
            <text:p><text:s/>\uE00E </text:p>
          </table:table-cell>
          <table:table-cell/>
          <table:table-cell table:style-name="ce4" office:value-type="string" office:string-value="\uE010" calcext:value-type="string">
            <text:p><text:s/>\uE010 </text:p>
          </table:table-cell>
          <table:table-cell/>
          <table:table-cell table:style-name="ce4" office:value-type="string" office:string-value="\uE012" calcext:value-type="string">
            <text:p><text:s/>\uE012 </text:p>
          </table:table-cell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63" calcext:value-type="float">
            <text:p>63</text:p>
          </table:table-cell>
          <table:table-cell table:style-name="ce4" table:formula="of:=POWER(2;([.V7]-69)/12)*440" office:value-type="float" office:value="311.126983722081" calcext:value-type="float">
            <text:p><text:s/>311 </text:p>
          </table:table-cell>
          <table:table-cell table:style-name="ce5" table:formula="of:=COM.MICROSOFT.CONCAT([.B7:.T7])" office:value-type="string" office:string-value="\uE007\uE008\uE009\uE00A\uE00E\uE010\uE012\uE013" calcext:value-type="string">
            <text:p>\uE007\uE008\uE009\uE00A\uE00E\uE010\uE012\uE013</text:p>
          </table:table-cell>
          <table:table-cell table:formula="of:=[.Y6]&amp;&quot;'&quot;&amp;[.X7]&amp;&quot;',&quot;"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" calcext:value-type="string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4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number-columns-repeated="4"/>
          <table:table-cell table:style-name="ce4" office:value-type="string" office:string-value="\uE00E" calcext:value-type="string">
            <text:p><text:s/>\uE00E </text:p>
          </table:table-cell>
          <table:table-cell/>
          <table:table-cell table:style-name="ce4" office:value-type="string" office:string-value="\uE010" calcext:value-type="string">
            <text:p><text:s/>\uE010 </text:p>
          </table:table-cell>
          <table:table-cell table:number-columns-repeated="2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64" calcext:value-type="float">
            <text:p>64</text:p>
          </table:table-cell>
          <table:table-cell table:style-name="ce4" table:formula="of:=POWER(2;([.V8]-69)/12)*440" office:value-type="float" office:value="329.62755691287" calcext:value-type="float">
            <text:p><text:s/>330 </text:p>
          </table:table-cell>
          <table:table-cell table:style-name="ce5" table:formula="of:=COM.MICROSOFT.CONCAT([.B8:.T8])" office:value-type="string" office:string-value="\uE007\uE008\uE009\uE00A\uE00E\uE010\uE013" calcext:value-type="string">
            <text:p>\uE007\uE008\uE009\uE00A\uE00E\uE010\uE013</text:p>
          </table:table-cell>
          <table:table-cell table:formula="of:=[.Y7]&amp;&quot;'&quot;&amp;[.X8]&amp;&quot;',&quot;"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" calcext:value-type="string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number-columns-repeated="4"/>
          <table:table-cell table:style-name="ce4" office:value-type="string" office:string-value="\uE00E" calcext:value-type="string">
            <text:p><text:s/>\uE00E </text:p>
          </table:table-cell>
          <table:table-cell table:number-columns-repeated="4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65" calcext:value-type="float">
            <text:p>65</text:p>
          </table:table-cell>
          <table:table-cell table:style-name="ce4" table:formula="of:=POWER(2;([.V9]-69)/12)*440" office:value-type="float" office:value="349.228231433004" calcext:value-type="float">
            <text:p><text:s/>349 </text:p>
          </table:table-cell>
          <table:table-cell table:style-name="ce5" table:formula="of:=COM.MICROSOFT.CONCAT([.B9:.T9])" office:value-type="string" office:string-value="\uE007\uE008\uE009\uE00A\uE00E\uE013" calcext:value-type="string">
            <text:p>\uE007\uE008\uE009\uE00A\uE00E\uE013</text:p>
          </table:table-cell>
          <table:table-cell table:formula="of:=[.Y8]&amp;&quot;'&quot;&amp;[.X9]&amp;&quot;',&quot;"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" calcext:value-type="string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#4/Gb4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number-columns-repeated="8"/>
          <table:table-cell table:style-name="ce4" office:value-type="string" office:string-value="\uE012" calcext:value-type="string">
            <text:p><text:s/>\uE012 </text:p>
          </table:table-cell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66" calcext:value-type="float">
            <text:p>66</text:p>
          </table:table-cell>
          <table:table-cell table:style-name="ce4" table:formula="of:=POWER(2;([.V10]-69)/12)*440" office:value-type="float" office:value="369.994422711634" calcext:value-type="float">
            <text:p><text:s/>370 </text:p>
          </table:table-cell>
          <table:table-cell table:style-name="ce5" table:formula="of:=COM.MICROSOFT.CONCAT([.B10:.T10])" office:value-type="string" office:string-value="\uE007\uE008\uE009\uE00A\uE012\uE013" calcext:value-type="string">
            <text:p>\uE007\uE008\uE009\uE00A\uE012\uE013</text:p>
          </table:table-cell>
          <table:table-cell table:formula="of:=[.Y9]&amp;&quot;'&quot;&amp;[.X10]&amp;&quot;',&quot;"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" calcext:value-type="string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number-columns-repeated="9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67" calcext:value-type="float">
            <text:p>67</text:p>
          </table:table-cell>
          <table:table-cell table:style-name="ce4" table:formula="of:=POWER(2;([.V11]-69)/12)*440" office:value-type="float" office:value="391.995435981749" calcext:value-type="float">
            <text:p><text:s/>392 </text:p>
          </table:table-cell>
          <table:table-cell table:style-name="ce5" table:formula="of:=COM.MICROSOFT.CONCAT([.B11:.T11])" office:value-type="string" office:string-value="\uE007\uE008\uE009\uE00A\uE013" calcext:value-type="string">
            <text:p>\uE007\uE008\uE009\uE00A\uE013</text:p>
          </table:table-cell>
          <table:table-cell table:formula="of:=[.Y10]&amp;&quot;'&quot;&amp;[.X11]&amp;&quot;',&quot;"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" calcext:value-type="string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#4/Ab4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number-columns-repeated="8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68" calcext:value-type="float">
            <text:p>68</text:p>
          </table:table-cell>
          <table:table-cell table:style-name="ce4" table:formula="of:=POWER(2;([.V12]-69)/12)*440" office:value-type="float" office:value="415.304697579945" calcext:value-type="float">
            <text:p><text:s/>415 </text:p>
          </table:table-cell>
          <table:table-cell table:style-name="ce5" table:formula="of:=COM.MICROSOFT.CONCAT([.B12:.T12])" office:value-type="string" office:string-value="\uE007\uE008\uE009\uE00A\uE00B\uE013" calcext:value-type="string">
            <text:p>\uE007\uE008\uE009\uE00A\uE00B\uE013</text:p>
          </table:table-cell>
          <table:table-cell table:formula="of:=[.Y11]&amp;&quot;'&quot;&amp;[.X12]&amp;&quot;',&quot;"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" calcext:value-type="string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number-columns-repeated="10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69" calcext:value-type="float">
            <text:p>69</text:p>
          </table:table-cell>
          <table:table-cell table:style-name="ce4" table:formula="of:=POWER(2;([.V13]-69)/12)*440" office:value-type="float" office:value="440" calcext:value-type="float">
            <text:p><text:s/>440 </text:p>
          </table:table-cell>
          <table:table-cell table:style-name="ce5" table:formula="of:=COM.MICROSOFT.CONCAT([.B13:.T13])" office:value-type="string" office:string-value="\uE007\uE008\uE009\uE013" calcext:value-type="string">
            <text:p>\uE007\uE008\uE009\uE013</text:p>
          </table:table-cell>
          <table:table-cell table:formula="of:=[.Y12]&amp;&quot;'&quot;&amp;[.X13]&amp;&quot;',&quot;"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" calcext:value-type="string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#4/Bb4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number-columns-repeated="6"/>
          <table:table-cell table:style-name="ce4" office:value-type="string" office:string-value="\uE00E" calcext:value-type="string">
            <text:p><text:s/>\uE00E </text:p>
          </table:table-cell>
          <table:table-cell table:number-columns-repeated="4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70" calcext:value-type="float">
            <text:p>70</text:p>
          </table:table-cell>
          <table:table-cell table:style-name="ce4" table:formula="of:=POWER(2;([.V14]-69)/12)*440" office:value-type="float" office:value="466.16376151809" calcext:value-type="float">
            <text:p><text:s/>466 </text:p>
          </table:table-cell>
          <table:table-cell table:style-name="ce5" table:formula="of:=COM.MICROSOFT.CONCAT([.B14:.T14])" office:value-type="string" office:string-value="\uE007\uE008\uE00E\uE013" calcext:value-type="string">
            <text:p>\uE007\uE008\uE00E\uE013</text:p>
          </table:table-cell>
          <table:table-cell table:formula="of:=[.Y13]&amp;&quot;'&quot;&amp;[.X14]&amp;&quot;',&quot;"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" calcext:value-type="string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4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number-columns-repeated="11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71" calcext:value-type="float">
            <text:p>71</text:p>
          </table:table-cell>
          <table:table-cell table:style-name="ce4" table:formula="of:=POWER(2;([.V15]-69)/12)*440" office:value-type="float" office:value="493.883301256124" calcext:value-type="float">
            <text:p><text:s/>494 </text:p>
          </table:table-cell>
          <table:table-cell table:style-name="ce5" table:formula="of:=COM.MICROSOFT.CONCAT([.B15:.T15])" office:value-type="string" office:string-value="\uE007\uE008\uE013" calcext:value-type="string">
            <text:p>\uE007\uE008\uE013</text:p>
          </table:table-cell>
          <table:table-cell table:formula="of:=[.Y14]&amp;&quot;'&quot;&amp;[.X15]&amp;&quot;',&quot;"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" calcext:value-type="string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5</text:p>
          </table:table-cell>
          <table:table-cell table:number-columns-repeated="2"/>
          <table:table-cell table:style-name="ce4" office:value-type="string" office:string-value="\uE008" calcext:value-type="string">
            <text:p><text:s/>\uE008 </text:p>
          </table:table-cell>
          <table:table-cell table:number-columns-repeated="11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72" calcext:value-type="float">
            <text:p>72</text:p>
          </table:table-cell>
          <table:table-cell table:style-name="ce4" table:formula="of:=POWER(2;([.V16]-69)/12)*440" office:value-type="float" office:value="523.251130601197" calcext:value-type="float">
            <text:p><text:s/>523 </text:p>
          </table:table-cell>
          <table:table-cell table:style-name="ce5" table:formula="of:=COM.MICROSOFT.CONCAT([.B16:.T16])" office:value-type="string" office:string-value="\uE008\uE013" calcext:value-type="string">
            <text:p>\uE008\uE013</text:p>
          </table:table-cell>
          <table:table-cell table:formula="of:=&quot;'&quot;&amp;[.X16]&amp;&quot;',&quot;" office:value-type="string" office:string-value="'\uE008\uE013'," calcext:value-type="string">
            <text:p>'\uE008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#5/Db5</text:p>
          </table:table-cell>
          <table:table-cell table:number-columns-repeated="14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73" calcext:value-type="float">
            <text:p>73</text:p>
          </table:table-cell>
          <table:table-cell table:style-name="ce4" table:formula="of:=POWER(2;([.V17]-69)/12)*440" office:value-type="float" office:value="554.365261953744" calcext:value-type="float">
            <text:p><text:s/>554 </text:p>
          </table:table-cell>
          <table:table-cell table:style-name="ce5" table:formula="of:=COM.MICROSOFT.CONCAT([.B17:.T17])" office:value-type="string" office:string-value="\uE013" calcext:value-type="string">
            <text:p>\uE013</text:p>
          </table:table-cell>
          <table:table-cell table:formula="of:=[.Y16]&amp;&quot;'&quot;&amp;[.X17]&amp;&quot;',&quot;" office:value-type="string" office:string-value="'\uE008\uE013','\uE013'," calcext:value-type="string">
            <text:p>'\uE008\uE013','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5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/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number-columns-repeated="4"/>
          <table:table-cell table:style-name="ce4" office:value-type="string" office:string-value="\uE00E" calcext:value-type="string">
            <text:p><text:s/>\uE00E </text:p>
          </table:table-cell>
          <table:table-cell/>
          <table:table-cell table:style-name="ce4" office:value-type="string" office:string-value="\uE010" calcext:value-type="string">
            <text:p><text:s/>\uE010 </text:p>
          </table:table-cell>
          <table:table-cell/>
          <table:table-cell table:style-name="ce4" office:value-type="string" office:string-value="\uE012" calcext:value-type="string">
            <text:p><text:s/>\uE012 </text:p>
          </table:table-cell>
          <table:table-cell table:number-columns-repeated="5"/>
          <table:table-cell table:style-name="ce6"/>
          <table:table-cell office:value-type="float" office:value="74" calcext:value-type="float">
            <text:p>74</text:p>
          </table:table-cell>
          <table:table-cell table:style-name="ce4" table:formula="of:=POWER(2;([.V18]-69)/12)*440" office:value-type="float" office:value="587.329535834815" calcext:value-type="float">
            <text:p><text:s/>587 </text:p>
          </table:table-cell>
          <table:table-cell table:style-name="ce5" table:formula="of:=COM.MICROSOFT.CONCAT([.B18:.T18])" office:value-type="string" office:string-value="\uE007\uE009\uE00A\uE00E\uE010\uE012" calcext:value-type="string">
            <text:p>\uE007\uE009\uE00A\uE00E\uE010\uE012</text:p>
          </table:table-cell>
          <table:table-cell table:formula="of:=[.Y17]&amp;&quot;'&quot;&amp;[.X18]&amp;&quot;',&quot;" office:value-type="string" office:string-value="'\uE008\uE013','\uE013','\uE007\uE009\uE00A\uE00E\uE010\uE012'," calcext:value-type="string">
            <text:p>'\uE008\uE013','\uE013','\uE007\uE009\uE00A\uE00E\uE010\uE012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#5/Eb5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/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number-columns-repeated="4"/>
          <table:table-cell table:style-name="ce4" office:value-type="string" office:string-value="\uE00E" calcext:value-type="string">
            <text:p><text:s/>\uE00E </text:p>
          </table:table-cell>
          <table:table-cell/>
          <table:table-cell table:style-name="ce4" office:value-type="string" office:string-value="\uE010" calcext:value-type="string">
            <text:p><text:s/>\uE010 </text:p>
          </table:table-cell>
          <table:table-cell/>
          <table:table-cell table:style-name="ce4" office:value-type="string" office:string-value="\uE012" calcext:value-type="string">
            <text:p><text:s/>\uE012 </text:p>
          </table:table-cell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75" calcext:value-type="float">
            <text:p>75</text:p>
          </table:table-cell>
          <table:table-cell table:style-name="ce4" table:formula="of:=POWER(2;([.V19]-69)/12)*440" office:value-type="float" office:value="622.253967444162" calcext:value-type="float">
            <text:p><text:s/>622 </text:p>
          </table:table-cell>
          <table:table-cell table:style-name="ce5" table:formula="of:=COM.MICROSOFT.CONCAT([.B19:.T19])" office:value-type="string" office:string-value="\uE007\uE009\uE00A\uE00E\uE010\uE012\uE013" calcext:value-type="string">
            <text:p>\uE007\uE009\uE00A\uE00E\uE010\uE012\uE013</text:p>
          </table:table-cell>
          <table:table-cell table:formula="of:=[.Y18]&amp;&quot;'&quot;&amp;[.X19]&amp;&quot;',&quot;" office:value-type="string" office:string-value="'\uE008\uE013','\uE013','\uE007\uE009\uE00A\uE00E\uE010\uE012','\uE007\uE009\uE00A\uE00E\uE010\uE012\uE013'," calcext:value-type="string">
            <text:p>'\uE008\uE013','\uE013','\uE007\uE009\uE00A\uE00E\uE010\uE012','\uE007\uE009\uE00A\uE00E\uE010\uE012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5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number-columns-repeated="4"/>
          <table:table-cell table:style-name="ce4" office:value-type="string" office:string-value="\uE00E" calcext:value-type="string">
            <text:p><text:s/>\uE00E </text:p>
          </table:table-cell>
          <table:table-cell/>
          <table:table-cell table:style-name="ce4" office:value-type="string" office:string-value="\uE010" calcext:value-type="string">
            <text:p><text:s/>\uE010 </text:p>
          </table:table-cell>
          <table:table-cell table:number-columns-repeated="2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76" calcext:value-type="float">
            <text:p>76</text:p>
          </table:table-cell>
          <table:table-cell table:style-name="ce4" table:formula="of:=POWER(2;([.V20]-69)/12)*440" office:value-type="float" office:value="659.25511382574" calcext:value-type="float">
            <text:p><text:s/>659 </text:p>
          </table:table-cell>
          <table:table-cell table:style-name="ce5" table:formula="of:=COM.MICROSOFT.CONCAT([.B20:.T20])" office:value-type="string" office:string-value="\uE007\uE008\uE009\uE00A\uE00E\uE010\uE013" calcext:value-type="string">
            <text:p>\uE007\uE008\uE009\uE00A\uE00E\uE010\uE013</text:p>
          </table:table-cell>
          <table:table-cell table:formula="of:=[.Y19]&amp;&quot;'&quot;&amp;[.X20]&amp;&quot;',&quot;" office:value-type="string" office:string-value="'\uE008\uE013','\uE013','\uE007\uE009\uE00A\uE00E\uE010\uE012','\uE007\uE009\uE00A\uE00E\uE010\uE012\uE013','\uE007\uE008\uE009\uE00A\uE00E\uE010\uE013'," calcext:value-type="string">
            <text:p>'\uE008\uE013','\uE013','\uE007\uE009\uE00A\uE00E\uE010\uE012','\uE007\uE009\uE00A\uE00E\uE010\uE012\uE013','\uE007\uE008\uE009\uE00A\uE00E\uE010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number-columns-repeated="4"/>
          <table:table-cell table:style-name="ce4" office:value-type="string" office:string-value="\uE00E" calcext:value-type="string">
            <text:p><text:s/>\uE00E </text:p>
          </table:table-cell>
          <table:table-cell table:number-columns-repeated="4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77" calcext:value-type="float">
            <text:p>77</text:p>
          </table:table-cell>
          <table:table-cell table:style-name="ce4" table:formula="of:=POWER(2;([.V21]-69)/12)*440" office:value-type="float" office:value="698.456462866008" calcext:value-type="float">
            <text:p><text:s/>698 </text:p>
          </table:table-cell>
          <table:table-cell table:style-name="ce5" table:formula="of:=COM.MICROSOFT.CONCAT([.B21:.T21])" office:value-type="string" office:string-value="\uE007\uE008\uE009\uE00A\uE00E\uE013" calcext:value-type="string">
            <text:p>\uE007\uE008\uE009\uE00A\uE00E\uE013</text:p>
          </table:table-cell>
          <table:table-cell table:formula="of:=[.Y20]&amp;&quot;'&quot;&amp;[.X21]&amp;&quot;',&quot;" office:value-type="string" office:string-value="'\uE008\uE013','\uE013','\uE007\uE009\uE00A\uE00E\uE010\uE012','\uE007\uE009\uE00A\uE00E\uE010\uE012\uE013','\uE007\uE008\uE009\uE00A\uE00E\uE010\uE013','\uE007\uE008\uE009\uE00A\uE00E\uE013'," calcext:value-type="string">
            <text:p>'\uE008\uE013','\uE013','\uE007\uE009\uE00A\uE00E\uE010\uE012','\uE007\uE009\uE00A\uE00E\uE010\uE012\uE013','\uE007\uE008\uE009\uE00A\uE00E\uE010\uE013','\uE007\uE008\uE009\uE00A\uE00E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#5/Gb5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number-columns-repeated="8"/>
          <table:table-cell table:style-name="ce4" office:value-type="string" office:string-value="\uE012" calcext:value-type="string">
            <text:p><text:s/>\uE012 </text:p>
          </table:table-cell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78" calcext:value-type="float">
            <text:p>78</text:p>
          </table:table-cell>
          <table:table-cell table:style-name="ce4" table:formula="of:=POWER(2;([.V22]-69)/12)*440" office:value-type="float" office:value="739.988845423269" calcext:value-type="float">
            <text:p><text:s/>740 </text:p>
          </table:table-cell>
          <table:table-cell table:style-name="ce5" table:formula="of:=COM.MICROSOFT.CONCAT([.B22:.T22])" office:value-type="string" office:string-value="\uE007\uE008\uE009\uE00A\uE012\uE013" calcext:value-type="string">
            <text:p>\uE007\uE008\uE009\uE00A\uE012\uE013</text:p>
          </table:table-cell>
          <table:table-cell table:formula="of:=[.Y21]&amp;&quot;'&quot;&amp;[.X22]&amp;&quot;',&quot;"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" calcext:value-type="string">
            <text:p>'\uE008\uE013','\uE013','\uE007\uE009\uE00A\uE00E\uE010\uE012','\uE007\uE009\uE00A\uE00E\uE010\uE012\uE013','\uE007\uE008\uE009\uE00A\uE00E\uE010\uE013','\uE007\uE008\uE009\uE00A\uE00E\uE013','\uE007\uE008\uE009\uE00A\uE012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5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number-columns-repeated="9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79" calcext:value-type="float">
            <text:p>79</text:p>
          </table:table-cell>
          <table:table-cell table:style-name="ce4" table:formula="of:=POWER(2;([.V23]-69)/12)*440" office:value-type="float" office:value="783.990871963499" calcext:value-type="float">
            <text:p><text:s/>784 </text:p>
          </table:table-cell>
          <table:table-cell table:style-name="ce5" table:formula="of:=COM.MICROSOFT.CONCAT([.B23:.T23])" office:value-type="string" office:string-value="\uE007\uE008\uE009\uE00A\uE013" calcext:value-type="string">
            <text:p>\uE007\uE008\uE009\uE00A\uE013</text:p>
          </table:table-cell>
          <table:table-cell table:formula="of:=[.Y22]&amp;&quot;'&quot;&amp;[.X23]&amp;&quot;',&quot;"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" calcext:value-type="string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#5/Ab5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number-columns-repeated="8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80" calcext:value-type="float">
            <text:p>80</text:p>
          </table:table-cell>
          <table:table-cell table:style-name="ce4" table:formula="of:=POWER(2;([.V24]-69)/12)*440" office:value-type="float" office:value="830.60939515989" calcext:value-type="float">
            <text:p><text:s/>831 </text:p>
          </table:table-cell>
          <table:table-cell table:style-name="ce5" table:formula="of:=COM.MICROSOFT.CONCAT([.B24:.T24])" office:value-type="string" office:string-value="\uE007\uE008\uE009\uE00A\uE00B\uE013" calcext:value-type="string">
            <text:p>\uE007\uE008\uE009\uE00A\uE00B\uE013</text:p>
          </table:table-cell>
          <table:table-cell table:formula="of:=[.Y23]&amp;&quot;'&quot;&amp;[.X24]&amp;&quot;',&quot;"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" calcext:value-type="string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5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number-columns-repeated="10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81" calcext:value-type="float">
            <text:p>81</text:p>
          </table:table-cell>
          <table:table-cell table:style-name="ce4" table:formula="of:=POWER(2;([.V25]-69)/12)*440" office:value-type="float" office:value="880" calcext:value-type="float">
            <text:p><text:s/>880 </text:p>
          </table:table-cell>
          <table:table-cell table:style-name="ce5" table:formula="of:=COM.MICROSOFT.CONCAT([.B25:.T25])" office:value-type="string" office:string-value="\uE007\uE008\uE009\uE013" calcext:value-type="string">
            <text:p>\uE007\uE008\uE009\uE013</text:p>
          </table:table-cell>
          <table:table-cell table:formula="of:=[.Y24]&amp;&quot;'&quot;&amp;[.X25]&amp;&quot;',&quot;"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" calcext:value-type="string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#5/Bb5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number-columns-repeated="6"/>
          <table:table-cell table:style-name="ce4" office:value-type="string" office:string-value="\uE00E" calcext:value-type="string">
            <text:p><text:s/>\uE00E </text:p>
          </table:table-cell>
          <table:table-cell table:number-columns-repeated="4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82" calcext:value-type="float">
            <text:p>82</text:p>
          </table:table-cell>
          <table:table-cell table:style-name="ce4" table:formula="of:=POWER(2;([.V26]-69)/12)*440" office:value-type="float" office:value="932.32752303618" calcext:value-type="float">
            <text:p><text:s/>932 </text:p>
          </table:table-cell>
          <table:table-cell table:style-name="ce5" table:formula="of:=COM.MICROSOFT.CONCAT([.B26:.T26])" office:value-type="string" office:string-value="\uE007\uE008\uE00E\uE013" calcext:value-type="string">
            <text:p>\uE007\uE008\uE00E\uE013</text:p>
          </table:table-cell>
          <table:table-cell table:formula="of:=[.Y25]&amp;&quot;'&quot;&amp;[.X26]&amp;&quot;',&quot;"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" calcext:value-type="string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5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number-columns-repeated="11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83" calcext:value-type="float">
            <text:p>83</text:p>
          </table:table-cell>
          <table:table-cell table:style-name="ce4" table:formula="of:=POWER(2;([.V27]-69)/12)*440" office:value-type="float" office:value="987.766602512248" calcext:value-type="float">
            <text:p><text:s/>988 </text:p>
          </table:table-cell>
          <table:table-cell table:style-name="ce5" table:formula="of:=COM.MICROSOFT.CONCAT([.B27:.T27])" office:value-type="string" office:string-value="\uE007\uE008\uE013" calcext:value-type="string">
            <text:p>\uE007\uE008\uE013</text:p>
          </table:table-cell>
          <table:table-cell table:formula="of:=[.Y26]&amp;&quot;'&quot;&amp;[.X27]&amp;&quot;',&quot;"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" calcext:value-type="string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/>
          <table:table-cell table:style-name="ce4" office:value-type="string" office:string-value="\uE008" calcext:value-type="string">
            <text:p><text:s/>\uE008 </text:p>
          </table:table-cell>
          <table:table-cell table:number-columns-repeated="11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84" calcext:value-type="float">
            <text:p>84</text:p>
          </table:table-cell>
          <table:table-cell table:style-name="ce4" table:formula="of:=POWER(2;([.V28]-69)/12)*440" office:value-type="float" office:value="1046.50226120239" calcext:value-type="float">
            <text:p><text:s/>1047 </text:p>
          </table:table-cell>
          <table:table-cell table:style-name="ce5" table:formula="of:=COM.MICROSOFT.CONCAT([.B28:.T28])" office:value-type="string" office:string-value="\uE008\uE013" calcext:value-type="string">
            <text:p>\uE008\uE013</text:p>
          </table:table-cell>
          <table:table-cell table:formula="of:=&quot;'&quot;&amp;[.X28]&amp;&quot;',&quot;" office:value-type="string" office:string-value="'\uE008\uE013'," calcext:value-type="string">
            <text:p>'\uE008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#6/Db6</text:p>
          </table:table-cell>
          <table:table-cell table:number-columns-repeated="14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85" calcext:value-type="float">
            <text:p>85</text:p>
          </table:table-cell>
          <table:table-cell table:style-name="ce4" table:formula="of:=POWER(2;([.V29]-69)/12)*440" office:value-type="float" office:value="1108.73052390749" calcext:value-type="float">
            <text:p><text:s/>1109 </text:p>
          </table:table-cell>
          <table:table-cell table:style-name="ce5" table:formula="of:=COM.MICROSOFT.CONCAT([.B29:.T29])" office:value-type="string" office:string-value="\uE013" calcext:value-type="string">
            <text:p>\uE013</text:p>
          </table:table-cell>
          <table:table-cell table:formula="of:=[.Y28]&amp;&quot;'&quot;&amp;[.X29]&amp;&quot;',&quot;" office:value-type="string" office:string-value="'\uE008\uE013','\uE013'," calcext:value-type="string">
            <text:p>'\uE008\uE013','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6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/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number-columns-repeated="9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86" calcext:value-type="float">
            <text:p>86</text:p>
          </table:table-cell>
          <table:table-cell table:style-name="ce4" table:formula="of:=POWER(2;([.V30]-69)/12)*440" office:value-type="float" office:value="1174.65907166963" calcext:value-type="float">
            <text:p><text:s/>1175 </text:p>
          </table:table-cell>
          <table:table-cell table:style-name="ce5" table:formula="of:=COM.MICROSOFT.CONCAT([.B30:.T30])" office:value-type="string" office:string-value="\uE007\uE009\uE00A\uE013" calcext:value-type="string">
            <text:p>\uE007\uE009\uE00A\uE013</text:p>
          </table:table-cell>
          <table:table-cell table:formula="of:=[.Y29]&amp;&quot;'&quot;&amp;[.X30]&amp;&quot;',&quot;" office:value-type="string" office:string-value="'\uE008\uE013','\uE013','\uE007\uE009\uE00A\uE013'," calcext:value-type="string">
            <text:p>'\uE008\uE013','\uE013','\uE007\uE009\uE00A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#6/Eb6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number-columns-repeated="3"/>
          <table:table-cell table:style-name="ce4" office:value-type="string" office:string-value="\uE00E" calcext:value-type="string">
            <text:p><text:s/>\uE00E </text:p>
          </table:table-cell>
          <table:table-cell/>
          <table:table-cell table:style-name="ce4" office:value-type="string" office:string-value="\uE010" calcext:value-type="string">
            <text:p><text:s/>\uE010 </text:p>
          </table:table-cell>
          <table:table-cell/>
          <table:table-cell table:style-name="ce4" office:value-type="string" office:string-value="\uE012" calcext:value-type="string">
            <text:p><text:s/>\uE012 </text:p>
          </table:table-cell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87" calcext:value-type="float">
            <text:p>87</text:p>
          </table:table-cell>
          <table:table-cell table:style-name="ce4" table:formula="of:=POWER(2;([.V31]-69)/12)*440" office:value-type="float" office:value="1244.50793488832" calcext:value-type="float">
            <text:p><text:s/>1245 </text:p>
          </table:table-cell>
          <table:table-cell table:style-name="ce5" table:formula="of:=COM.MICROSOFT.CONCAT([.B31:.T31])" office:value-type="string" office:string-value="\uE007\uE008\uE009\uE00A\uE00B\uE00E\uE010\uE012\uE013" calcext:value-type="string">
            <text:p>\uE007\uE008\uE009\uE00A\uE00B\uE00E\uE010\uE012\uE013</text:p>
          </table:table-cell>
          <table:table-cell table:formula="of:=[.Y30]&amp;&quot;'&quot;&amp;[.X31]&amp;&quot;',&quot;" office:value-type="string" office:string-value="'\uE008\uE013','\uE013','\uE007\uE009\uE00A\uE013','\uE007\uE008\uE009\uE00A\uE00B\uE00E\uE010\uE012\uE013'," calcext:value-type="string">
            <text:p>'\uE008\uE013','\uE013','\uE007\uE009\uE00A\uE013','\uE007\uE008\uE009\uE00A\uE00B\uE00E\uE010\uE012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6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number-columns-repeated="5"/>
          <table:table-cell table:style-name="ce4" office:value-type="string" office:string-value="\uE00E" calcext:value-type="string">
            <text:p><text:s/>\uE00E </text:p>
          </table:table-cell>
          <table:table-cell/>
          <table:table-cell table:style-name="ce4" office:value-type="string" office:string-value="\uE010" calcext:value-type="string">
            <text:p><text:s/>\uE010 </text:p>
          </table:table-cell>
          <table:table-cell table:number-columns-repeated="2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88" calcext:value-type="float">
            <text:p>88</text:p>
          </table:table-cell>
          <table:table-cell table:style-name="ce4" table:formula="of:=POWER(2;([.V32]-69)/12)*440" office:value-type="float" office:value="1318.51022765148" calcext:value-type="float">
            <text:p><text:s/>1319 </text:p>
          </table:table-cell>
          <table:table-cell table:style-name="ce5" table:formula="of:=COM.MICROSOFT.CONCAT([.B32:.T32])" office:value-type="string" office:string-value="\uE007\uE008\uE009\uE00E\uE010\uE013" calcext:value-type="string">
            <text:p>\uE007\uE008\uE009\uE00E\uE010\uE013</text:p>
          </table:table-cell>
          <table:table-cell table:formula="of:=[.Y31]&amp;&quot;'&quot;&amp;[.X32]&amp;&quot;',&quot;" office:value-type="string" office:string-value="'\uE008\uE013','\uE013','\uE007\uE009\uE00A\uE013','\uE007\uE008\uE009\uE00A\uE00B\uE00E\uE010\uE012\uE013','\uE007\uE008\uE009\uE00E\uE010\uE013'," calcext:value-type="string">
            <text:p>'\uE008\uE013','\uE013','\uE007\uE009\uE00A\uE013','\uE007\uE008\uE009\uE00A\uE00B\uE00E\uE010\uE012\uE013','\uE007\uE008\uE009\uE00E\uE010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/>
          <table:table-cell table:style-name="ce4" office:value-type="string" office:string-value="\uE00A" calcext:value-type="string">
            <text:p><text:s/>\uE00A </text:p>
          </table:table-cell>
          <table:table-cell table:number-columns-repeated="4"/>
          <table:table-cell table:style-name="ce4" office:value-type="string" office:string-value="\uE00E" calcext:value-type="string">
            <text:p><text:s/>\uE00E </text:p>
          </table:table-cell>
          <table:table-cell table:number-columns-repeated="4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89" calcext:value-type="float">
            <text:p>89</text:p>
          </table:table-cell>
          <table:table-cell table:style-name="ce4" table:formula="of:=POWER(2;([.V33]-69)/12)*440" office:value-type="float" office:value="1396.91292573202" calcext:value-type="float">
            <text:p><text:s/>1397 </text:p>
          </table:table-cell>
          <table:table-cell table:style-name="ce5" table:formula="of:=COM.MICROSOFT.CONCAT([.B33:.T33])" office:value-type="string" office:string-value="\uE007\uE008\uE00A\uE00E\uE013" calcext:value-type="string">
            <text:p>\uE007\uE008\uE00A\uE00E\uE013</text:p>
          </table:table-cell>
          <table:table-cell table:formula="of:=[.Y32]&amp;&quot;'&quot;&amp;[.X33]&amp;&quot;',&quot;" office:value-type="string" office:string-value="'\uE008\uE013','\uE013','\uE007\uE009\uE00A\uE013','\uE007\uE008\uE009\uE00A\uE00B\uE00E\uE010\uE012\uE013','\uE007\uE008\uE009\uE00E\uE010\uE013','\uE007\uE008\uE00A\uE00E\uE013'," calcext:value-type="string">
            <text:p>'\uE008\uE013','\uE013','\uE007\uE009\uE00A\uE013','\uE007\uE008\uE009\uE00A\uE00B\uE00E\uE010\uE012\uE013','\uE007\uE008\uE009\uE00E\uE010\uE013','\uE007\uE008\uE00A\uE00E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#6/Gb6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/>
          <table:table-cell table:style-name="ce4" office:value-type="string" office:string-value="\uE00A" calcext:value-type="string">
            <text:p><text:s/>\uE00A </text:p>
          </table:table-cell>
          <table:table-cell table:number-columns-repeated="8"/>
          <table:table-cell table:style-name="ce4" office:value-type="string" office:string-value="\uE012" calcext:value-type="string">
            <text:p><text:s/>\uE012 </text:p>
          </table:table-cell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90" calcext:value-type="float">
            <text:p>90</text:p>
          </table:table-cell>
          <table:table-cell table:style-name="ce4" table:formula="of:=POWER(2;([.V34]-69)/12)*440" office:value-type="float" office:value="1479.97769084654" calcext:value-type="float">
            <text:p><text:s/>1480 </text:p>
          </table:table-cell>
          <table:table-cell table:style-name="ce5" table:formula="of:=COM.MICROSOFT.CONCAT([.B34:.T34])" office:value-type="string" office:string-value="\uE007\uE008\uE00A\uE012\uE013" calcext:value-type="string">
            <text:p>\uE007\uE008\uE00A\uE012\uE013</text:p>
          </table:table-cell>
          <table:table-cell table:formula="of:=[.Y33]&amp;&quot;'&quot;&amp;[.X34]&amp;&quot;',&quot;" office:value-type="string" office:string-value="'\uE008\uE013','\uE013','\uE007\uE009\uE00A\uE013','\uE007\uE008\uE009\uE00A\uE00B\uE00E\uE010\uE012\uE013','\uE007\uE008\uE009\uE00E\uE010\uE013','\uE007\uE008\uE00A\uE00E\uE013','\uE007\uE008\uE00A\uE012\uE013'," calcext:value-type="string">
            <text:p>'\uE008\uE013','\uE013','\uE007\uE009\uE00A\uE013','\uE007\uE008\uE009\uE00A\uE00B\uE00E\uE010\uE012\uE013','\uE007\uE008\uE009\uE00E\uE010\uE013','\uE007\uE008\uE00A\uE00E\uE013','\uE007\uE008\uE00A\uE012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6</text:p>
          </table:table-cell>
          <table:table-cell table:number-columns-repeated="2"/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number-columns-repeated="9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91" calcext:value-type="float">
            <text:p>91</text:p>
          </table:table-cell>
          <table:table-cell table:style-name="ce4" table:formula="of:=POWER(2;([.V35]-69)/12)*440" office:value-type="float" office:value="1567.981743927" calcext:value-type="float">
            <text:p><text:s/>1568 </text:p>
          </table:table-cell>
          <table:table-cell table:style-name="ce5" table:formula="of:=COM.MICROSOFT.CONCAT([.B35:.T35])" office:value-type="string" office:string-value="\uE008\uE009\uE00A\uE013" calcext:value-type="string">
            <text:p>\uE008\uE009\uE00A\uE013</text:p>
          </table:table-cell>
          <table:table-cell table:formula="of:=[.Y34]&amp;&quot;'&quot;&amp;[.X35]&amp;&quot;',&quot;"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" calcext:value-type="string">
            <text:p>'\uE008\uE013','\uE013','\uE007\uE009\uE00A\uE013','\uE007\uE008\uE009\uE00A\uE00B\uE00E\uE010\uE012\uE013','\uE007\uE008\uE009\uE00E\uE010\uE013','\uE007\uE008\uE00A\uE00E\uE013','\uE007\uE008\uE00A\uE012\uE013','\uE008\uE009\uE00A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#6/Ab6</text:p>
          </table:table-cell>
          <table:table-cell table:number-columns-repeated="3"/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number-columns-repeated="8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92" calcext:value-type="float">
            <text:p>92</text:p>
          </table:table-cell>
          <table:table-cell table:style-name="ce4" table:formula="of:=POWER(2;([.V36]-69)/12)*440" office:value-type="float" office:value="1661.21879031978" calcext:value-type="float">
            <text:p><text:s/>1661 </text:p>
          </table:table-cell>
          <table:table-cell table:style-name="ce5" table:formula="of:=COM.MICROSOFT.CONCAT([.B36:.T36])" office:value-type="string" office:string-value="\uE009\uE00A\uE00B\uE013" calcext:value-type="string">
            <text:p>\uE009\uE00A\uE00B\uE013</text:p>
          </table:table-cell>
          <table:table-cell table:formula="of:=[.Y35]&amp;&quot;'&quot;&amp;[.X36]&amp;&quot;',&quot;"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" calcext:value-type="string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/>
          <table:table-cell table:style-name="ce4" office:value-type="string" office:string-value="\uE009" calcext:value-type="string">
            <text:p><text:s/>\uE009 </text:p>
          </table:table-cell>
          <table:table-cell table:number-columns-repeated="5"/>
          <table:table-cell table:style-name="ce4" office:value-type="string" office:string-value="\uE00E" calcext:value-type="string">
            <text:p><text:s/>\uE00E </text:p>
          </table:table-cell>
          <table:table-cell table:number-columns-repeated="4"/>
          <table:table-cell table:style-name="ce4" office:value-type="string" office:string-value="\uE013" calcext:value-type="string">
            <text:p><text:s/>\uE013 </text:p>
          </table:table-cell>
          <table:table-cell table:number-columns-repeated="4"/>
          <table:table-cell table:style-name="ce6"/>
          <table:table-cell office:value-type="float" office:value="93" calcext:value-type="float">
            <text:p>93</text:p>
          </table:table-cell>
          <table:table-cell table:style-name="ce4" table:formula="of:=POWER(2;([.V37]-69)/12)*440" office:value-type="float" office:value="1760" calcext:value-type="float">
            <text:p><text:s/>1760 </text:p>
          </table:table-cell>
          <table:table-cell table:style-name="ce5" table:formula="of:=COM.MICROSOFT.CONCAT([.B37:.T37])" office:value-type="string" office:string-value="\uE007\uE009\uE00E\uE013" calcext:value-type="string">
            <text:p>\uE007\uE009\uE00E\uE013</text:p>
          </table:table-cell>
          <table:table-cell table:formula="of:=[.Y36]&amp;&quot;'&quot;&amp;[.X37]&amp;&quot;',&quot;"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" calcext:value-type="string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#6/Bb6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number-columns-repeated="7"/>
          <table:table-cell table:style-name="ce4" office:value-type="string" office:string-value="\uE00E" calcext:value-type="string">
            <text:p><text:s/>\uE00E </text:p>
          </table:table-cell>
          <table:table-cell table:style-name="ce4" office:value-type="string" office:string-value="\uE00F" calcext:value-type="string">
            <text:p><text:s/>\uE00F </text:p>
          </table:table-cell>
          <table:table-cell table:number-columns-repeated="8"/>
          <table:table-cell table:style-name="ce6"/>
          <table:table-cell office:value-type="float" office:value="94" calcext:value-type="float">
            <text:p>94</text:p>
          </table:table-cell>
          <table:table-cell table:style-name="ce4" table:formula="of:=POWER(2;([.V38]-69)/12)*440" office:value-type="float" office:value="1864.65504607236" calcext:value-type="float">
            <text:p><text:s/>1865 </text:p>
          </table:table-cell>
          <table:table-cell table:style-name="ce5" table:formula="of:=COM.MICROSOFT.CONCAT([.B38:.T38])" office:value-type="string" office:string-value="\uE007\uE00E\uE00F" calcext:value-type="string">
            <text:p>\uE007\uE00E\uE00F</text:p>
          </table:table-cell>
          <table:table-cell table:formula="of:=[.Y37]&amp;&quot;'&quot;&amp;[.X38]&amp;&quot;',&quot;"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" calcext:value-type="string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6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style-name="ce4" office:value-type="string" office:string-value="\uE008" calcext:value-type="string">
            <text:p><text:s/>\uE008 </text:p>
          </table:table-cell>
          <table:table-cell/>
          <table:table-cell table:style-name="ce4" office:value-type="string" office:string-value="\uE00A" calcext:value-type="string">
            <text:p><text:s/>\uE00A </text:p>
          </table:table-cell>
          <table:table-cell table:number-columns-repeated="7"/>
          <table:table-cell table:style-name="ce4" office:value-type="string" office:string-value="\uE011" calcext:value-type="string">
            <text:p><text:s/>\uE011 </text:p>
          </table:table-cell>
          <table:table-cell table:number-columns-repeated="6"/>
          <table:table-cell table:style-name="ce6"/>
          <table:table-cell office:value-type="float" office:value="95" calcext:value-type="float">
            <text:p>95</text:p>
          </table:table-cell>
          <table:table-cell table:style-name="ce4" table:formula="of:=POWER(2;([.V39]-69)/12)*440" office:value-type="float" office:value="1975.5332050245" calcext:value-type="float">
            <text:p><text:s/>1976 </text:p>
          </table:table-cell>
          <table:table-cell table:style-name="ce5" table:formula="of:=COM.MICROSOFT.CONCAT([.B39:.T39])" office:value-type="string" office:string-value="\uE007\uE008\uE00A\uE011" calcext:value-type="string">
            <text:p>\uE007\uE008\uE00A\uE011</text:p>
          </table:table-cell>
          <table:table-cell table:formula="of:=[.Y38]&amp;&quot;'&quot;&amp;[.X39]&amp;&quot;',&quot;"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'\uE007\uE008\uE00A\uE011'," calcext:value-type="string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'\uE007\uE008\uE00A\uE011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7</text:p>
          </table:table-cell>
          <table:table-cell table:number-columns-repeated="2"/>
          <table:table-cell table:style-name="ce4" office:value-type="string" office:string-value="\uE008" calcext:value-type="string">
            <text:p><text:s/>\uE008 </text:p>
          </table:table-cell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number-columns-repeated="3"/>
          <table:table-cell table:style-name="ce4" office:value-type="string" office:string-value="\uE00E" calcext:value-type="string">
            <text:p><text:s/>\uE00E </text:p>
          </table:table-cell>
          <table:table-cell table:number-columns-repeated="9"/>
          <table:table-cell table:style-name="ce6"/>
          <table:table-cell table:style-name="ce3" office:value-type="float" office:value="96" calcext:value-type="float">
            <text:p>96</text:p>
          </table:table-cell>
          <table:table-cell table:style-name="ce4" table:formula="of:=POWER(2;([.V40]-69)/12)*440" office:value-type="float" office:value="2093.00452240479" calcext:value-type="float">
            <text:p><text:s/>2093 </text:p>
          </table:table-cell>
          <table:table-cell table:style-name="ce7" table:formula="of:=COM.MICROSOFT.CONCAT([.B40:.T40])" office:value-type="string" office:string-value="\uE008\uE009\uE00A\uE00B\uE00E" calcext:value-type="string">
            <text:p>\uE008\uE009\uE00A\uE00B\uE00E</text:p>
          </table:table-cell>
          <table:table-cell table:formula="of:=&quot;'&quot;&amp;[.X40]&amp;&quot;',&quot;" office:value-type="string" office:string-value="'\uE008\uE009\uE00A\uE00B\uE00E'," calcext:value-type="string">
            <text:p>'\uE008\uE009\uE00A\uE00B\uE00E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#7/Db7</text:p>
          </table:table-cell>
          <table:table-cell table:number-columns-repeated="3"/>
          <table:table-cell table:style-name="ce4" office:value-type="string" office:string-value="\uE009" calcext:value-type="string">
            <text:p><text:s/>\uE009 </text:p>
          </table:table-cell>
          <table:table-cell table:number-columns-repeated="5"/>
          <table:table-cell table:style-name="ce4" office:value-type="string" office:string-value="\uE00E" calcext:value-type="string">
            <text:p><text:s/>\uE00E </text:p>
          </table:table-cell>
          <table:table-cell table:number-columns-repeated="3"/>
          <table:table-cell table:style-name="ce4" office:value-type="string" office:string-value="\uE012" calcext:value-type="string">
            <text:p><text:s/>\uE012 </text:p>
          </table:table-cell>
          <table:table-cell/>
          <table:table-cell table:style-name="ce4" office:value-type="string" office:string-value="\uE014" calcext:value-type="string">
            <text:p><text:s/>\uE014 </text:p>
          </table:table-cell>
          <table:table-cell table:style-name="ce4" office:value-type="string" office:string-value="\uE015" calcext:value-type="string">
            <text:p><text:s/>\uE015 </text:p>
          </table:table-cell>
          <table:table-cell table:number-columns-repeated="2"/>
          <table:table-cell table:style-name="ce6"/>
          <table:table-cell office:value-type="float" office:value="97" calcext:value-type="float">
            <text:p>97</text:p>
          </table:table-cell>
          <table:table-cell table:style-name="ce4" table:formula="of:=POWER(2;([.V41]-69)/12)*440" office:value-type="float" office:value="2217.46104781498" calcext:value-type="float">
            <text:p><text:s/>2217 </text:p>
          </table:table-cell>
          <table:table-cell table:style-name="ce5" table:formula="of:=COM.MICROSOFT.CONCAT([.B41:.T41])" office:value-type="string" office:string-value="\uE009\uE00E\uE012\uE014\uE015" calcext:value-type="string">
            <text:p>\uE009\uE00E\uE012\uE014\uE015</text:p>
          </table:table-cell>
          <table:table-cell table:formula="of:=[.Y40]&amp;&quot;'&quot;&amp;[.X41]&amp;&quot;',&quot;" office:value-type="string" office:string-value="'\uE008\uE009\uE00A\uE00B\uE00E','\uE009\uE00E\uE012\uE014\uE015'," calcext:value-type="string">
            <text:p>'\uE008\uE009\uE00A\uE00B\uE00E','\uE009\uE00E\uE012\uE014\uE015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7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/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number-columns-repeated="4"/>
          <table:table-cell table:style-name="ce4" office:value-type="string" office:string-value="\uE00E" calcext:value-type="string">
            <text:p><text:s/>\uE00E </text:p>
          </table:table-cell>
          <table:table-cell/>
          <table:table-cell table:style-name="ce4" office:value-type="string" office:string-value="\uE010" calcext:value-type="string">
            <text:p><text:s/>\uE010 </text:p>
          </table:table-cell>
          <table:table-cell table:number-columns-repeated="4"/>
          <table:table-cell table:style-name="ce4" office:value-type="string" office:string-value="\uE015" calcext:value-type="string">
            <text:p><text:s/>\uE015 </text:p>
          </table:table-cell>
          <table:table-cell table:number-columns-repeated="2"/>
          <table:table-cell table:style-name="ce6"/>
          <table:table-cell office:value-type="float" office:value="98" calcext:value-type="float">
            <text:p>98</text:p>
          </table:table-cell>
          <table:table-cell table:style-name="ce4" table:formula="of:=POWER(2;([.V42]-69)/12)*440" office:value-type="float" office:value="2349.31814333926" calcext:value-type="float">
            <text:p><text:s/>2349 </text:p>
          </table:table-cell>
          <table:table-cell table:style-name="ce5" table:formula="of:=COM.MICROSOFT.CONCAT([.B42:.T42])" office:value-type="string" office:string-value="\uE007\uE009\uE00A\uE00E\uE010\uE015" calcext:value-type="string">
            <text:p>\uE007\uE009\uE00A\uE00E\uE010\uE015</text:p>
          </table:table-cell>
          <table:table-cell table:formula="of:=[.Y41]&amp;&quot;'&quot;&amp;[.X42]&amp;&quot;',&quot;" office:value-type="string" office:string-value="'\uE008\uE009\uE00A\uE00B\uE00E','\uE009\uE00E\uE012\uE014\uE015','\uE007\uE009\uE00A\uE00E\uE010\uE015'," calcext:value-type="string">
            <text:p>'\uE008\uE009\uE00A\uE00B\uE00E','\uE009\uE00E\uE012\uE014\uE015','\uE007\uE009\uE00A\uE00E\uE010\uE015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#7/Eb7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number-columns-repeated="2"/>
          <table:table-cell table:style-name="ce4" office:value-type="string" office:string-value="\uE00A" calcext:value-type="string">
            <text:p><text:s/>\uE00A </text:p>
          </table:table-cell>
          <table:table-cell table:number-columns-repeated="4"/>
          <table:table-cell table:style-name="ce4" office:value-type="string" office:string-value="\uE00E" calcext:value-type="string">
            <text:p><text:s/>\uE00E </text:p>
          </table:table-cell>
          <table:table-cell table:style-name="ce4" office:value-type="string" office:string-value="\uE00F" calcext:value-type="string">
            <text:p><text:s/>\uE00F </text:p>
          </table:table-cell>
          <table:table-cell table:number-columns-repeated="4"/>
          <table:table-cell table:style-name="ce4" office:value-type="string" office:string-value="\uE014" calcext:value-type="string">
            <text:p><text:s/>\uE014 </text:p>
          </table:table-cell>
          <table:table-cell table:style-name="ce4" office:value-type="string" office:string-value="\uE015" calcext:value-type="string">
            <text:p><text:s/>\uE015 </text:p>
          </table:table-cell>
          <table:table-cell table:number-columns-repeated="2"/>
          <table:table-cell table:style-name="ce6"/>
          <table:table-cell office:value-type="float" office:value="99" calcext:value-type="float">
            <text:p>99</text:p>
          </table:table-cell>
          <table:table-cell table:style-name="ce4" table:formula="of:=POWER(2;([.V43]-69)/12)*440" office:value-type="float" office:value="2489.01586977665" calcext:value-type="float">
            <text:p><text:s/>2489 </text:p>
          </table:table-cell>
          <table:table-cell table:style-name="ce5" table:formula="of:=COM.MICROSOFT.CONCAT([.B43:.T43])" office:value-type="string" office:string-value="\uE007\uE00A\uE00E\uE00F\uE014\uE015" calcext:value-type="string">
            <text:p>\uE007\uE00A\uE00E\uE00F\uE014\uE015</text:p>
          </table:table-cell>
          <table:table-cell table:formula="of:=[.Y42]&amp;&quot;'&quot;&amp;[.X43]&amp;&quot;',&quot;" office:value-type="string" office:string-value="'\uE008\uE009\uE00A\uE00B\uE00E','\uE009\uE00E\uE012\uE014\uE015','\uE007\uE009\uE00A\uE00E\uE010\uE015','\uE007\uE00A\uE00E\uE00F\uE014\uE015'," calcext:value-type="string">
            <text:p>'\uE008\uE009\uE00A\uE00B\uE00E','\uE009\uE00E\uE012\uE014\uE015','\uE007\uE009\uE00A\uE00E\uE010\uE015','\uE007\uE00A\uE00E\uE00F\uE014\uE015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7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/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number-columns-repeated="4"/>
          <table:table-cell table:style-name="ce4" office:value-type="string" office:string-value="\uE00F" calcext:value-type="string">
            <text:p><text:s/>\uE00F </text:p>
          </table:table-cell>
          <table:table-cell/>
          <table:table-cell table:style-name="ce4" office:value-type="string" office:string-value="\uE011" calcext:value-type="string">
            <text:p><text:s/>\uE011 </text:p>
          </table:table-cell>
          <table:table-cell table:style-name="ce4" office:value-type="string" office:string-value="\uE012" calcext:value-type="string">
            <text:p><text:s/>\uE012 </text:p>
          </table:table-cell>
          <table:table-cell table:number-columns-repeated="2"/>
          <table:table-cell table:style-name="ce4" office:value-type="string" office:string-value="\uE015" calcext:value-type="string">
            <text:p><text:s/>\uE015 </text:p>
          </table:table-cell>
          <table:table-cell table:style-name="ce4" office:value-type="string" office:string-value="\uE016" calcext:value-type="string">
            <text:p><text:s/>\uE016 </text:p>
          </table:table-cell>
          <table:table-cell/>
          <table:table-cell table:style-name="ce6"/>
          <table:table-cell office:value-type="float" office:value="100" calcext:value-type="float">
            <text:p>100</text:p>
          </table:table-cell>
          <table:table-cell table:style-name="ce4" table:formula="of:=POWER(2;([.V44]-69)/12)*440" office:value-type="float" office:value="2637.02045530296" calcext:value-type="float">
            <text:p><text:s/>2637 </text:p>
          </table:table-cell>
          <table:table-cell table:style-name="ce5" table:formula="of:=COM.MICROSOFT.CONCAT([.B44:.T44])" office:value-type="string" office:string-value="\uE007\uE009\uE00A\uE00B\uE00F\uE011\uE012\uE015\uE016" calcext:value-type="string">
            <text:p>\uE007\uE009\uE00A\uE00B\uE00F\uE011\uE012\uE015\uE016</text:p>
          </table:table-cell>
          <table:table-cell table:formula="of:=[.Y43]&amp;&quot;'&quot;&amp;[.X44]&amp;&quot;',&quot;" office:value-type="string" office:string-value="'\uE008\uE009\uE00A\uE00B\uE00E','\uE009\uE00E\uE012\uE014\uE015','\uE007\uE009\uE00A\uE00E\uE010\uE015','\uE007\uE00A\uE00E\uE00F\uE014\uE015','\uE007\uE009\uE00A\uE00B\uE00F\uE011\uE012\uE015\uE016'," calcext:value-type="string">
            <text:p>'\uE008\uE009\uE00A\uE00B\uE00E','\uE009\uE00E\uE012\uE014\uE015','\uE007\uE009\uE00A\uE00E\uE010\uE015','\uE007\uE00A\uE00E\uE00F\uE014\uE015','\uE007\uE009\uE00A\uE00B\uE00F\uE011\uE012\uE015\uE016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7</text:p>
          </table:table-cell>
          <table:table-cell table:number-columns-repeated="3"/>
          <table:table-cell table:style-name="ce4" office:value-type="string" office:string-value="\uE009" calcext:value-type="string">
            <text:p><text:s/>\uE009 </text:p>
          </table:table-cell>
          <table:table-cell table:number-columns-repeated="8"/>
          <table:table-cell table:style-name="ce4" office:value-type="string" office:string-value="\uE011" calcext:value-type="string">
            <text:p><text:s/>\uE011 </text:p>
          </table:table-cell>
          <table:table-cell table:style-name="ce4" office:value-type="string" office:string-value="\uE012" calcext:value-type="string">
            <text:p><text:s/>\uE012 </text:p>
          </table:table-cell>
          <table:table-cell table:style-name="ce4" office:value-type="string" office:string-value="\uE013" calcext:value-type="string">
            <text:p><text:s/>\uE013 </text:p>
          </table:table-cell>
          <table:table-cell table:style-name="ce4" office:value-type="string" office:string-value="\uE014" calcext:value-type="string">
            <text:p><text:s/>\uE014 </text:p>
          </table:table-cell>
          <table:table-cell table:number-columns-repeated="3"/>
          <table:table-cell table:style-name="ce6"/>
          <table:table-cell office:value-type="float" office:value="101" calcext:value-type="float">
            <text:p>101</text:p>
          </table:table-cell>
          <table:table-cell table:style-name="ce4" table:formula="of:=POWER(2;([.V45]-69)/12)*440" office:value-type="float" office:value="2793.82585146403" calcext:value-type="float">
            <text:p><text:s/>2794 </text:p>
          </table:table-cell>
          <table:table-cell table:style-name="ce5" table:formula="of:=COM.MICROSOFT.CONCAT([.B45:.T45])" office:value-type="string" office:string-value="\uE009\uE011\uE012\uE013\uE014" calcext:value-type="string">
            <text:p>\uE009\uE011\uE012\uE013\uE014</text:p>
          </table:table-cell>
          <table:table-cell table:formula="of:=[.Y44]&amp;&quot;'&quot;&amp;[.X45]&amp;&quot;',&quot;"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" calcext:value-type="string">
            <text:p>'\uE008\uE009\uE00A\uE00B\uE00E','\uE009\uE00E\uE012\uE014\uE015','\uE007\uE009\uE00A\uE00E\uE010\uE015','\uE007\uE00A\uE00E\uE00F\uE014\uE015','\uE007\uE009\uE00A\uE00B\uE00F\uE011\uE012\uE015\uE016','\uE009\uE011\uE012\uE013\uE014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#7/Gb7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 table:number-columns-repeated="3"/>
          <table:table-cell table:style-name="ce4" office:value-type="string" office:string-value="\uE00B" calcext:value-type="string">
            <text:p><text:s/>\uE00B </text:p>
          </table:table-cell>
          <table:table-cell table:number-columns-repeated="3"/>
          <table:table-cell table:style-name="ce4" office:value-type="string" office:string-value="\uE00E" calcext:value-type="string">
            <text:p><text:s/>\uE00E </text:p>
          </table:table-cell>
          <table:table-cell table:number-columns-repeated="3"/>
          <table:table-cell table:style-name="ce4" office:value-type="string" office:string-value="\uE012" calcext:value-type="string">
            <text:p><text:s/>\uE012 </text:p>
          </table:table-cell>
          <table:table-cell table:style-name="ce4" office:value-type="string" office:string-value="\uE013" calcext:value-type="string">
            <text:p><text:s/>\uE013 </text:p>
          </table:table-cell>
          <table:table-cell table:style-name="ce4" office:value-type="string" office:string-value="\uE014" calcext:value-type="string">
            <text:p><text:s/>\uE014 </text:p>
          </table:table-cell>
          <table:table-cell table:number-columns-repeated="3"/>
          <table:table-cell table:style-name="ce6"/>
          <table:table-cell office:value-type="float" office:value="102" calcext:value-type="float">
            <text:p>102</text:p>
          </table:table-cell>
          <table:table-cell table:style-name="ce4" table:formula="of:=POWER(2;([.V46]-69)/12)*440" office:value-type="float" office:value="2959.95538169308" calcext:value-type="float">
            <text:p><text:s/>2960 </text:p>
          </table:table-cell>
          <table:table-cell table:style-name="ce5" table:formula="of:=COM.MICROSOFT.CONCAT([.B46:.T46])" office:value-type="string" office:string-value="\uE007\uE00B\uE00E\uE012\uE013\uE014" calcext:value-type="string">
            <text:p>\uE007\uE00B\uE00E\uE012\uE013\uE014</text:p>
          </table:table-cell>
          <table:table-cell table:formula="of:=[.Y45]&amp;&quot;'&quot;&amp;[.X46]&amp;&quot;',&quot;"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" calcext:value-type="string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7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/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number-columns-repeated="4"/>
          <table:table-cell table:style-name="ce4" office:value-type="string" office:string-value="\uE00F" calcext:value-type="string">
            <text:p><text:s/>\uE00F </text:p>
          </table:table-cell>
          <table:table-cell table:style-name="ce4" office:value-type="string" office:string-value="\uE010" calcext:value-type="string">
            <text:p><text:s/>\uE010 </text:p>
          </table:table-cell>
          <table:table-cell table:number-columns-repeated="7"/>
          <table:table-cell table:style-name="ce6"/>
          <table:table-cell office:value-type="float" office:value="103" calcext:value-type="float">
            <text:p>103</text:p>
          </table:table-cell>
          <table:table-cell table:style-name="ce4" table:formula="of:=POWER(2;([.V47]-69)/12)*440" office:value-type="float" office:value="3135.96348785399" calcext:value-type="float">
            <text:p><text:s/>3136 </text:p>
          </table:table-cell>
          <table:table-cell table:style-name="ce5" table:formula="of:=COM.MICROSOFT.CONCAT([.B47:.T47])" office:value-type="string" office:string-value="\uE007\uE009\uE00A\uE00B\uE00F\uE010" calcext:value-type="string">
            <text:p>\uE007\uE009\uE00A\uE00B\uE00F\uE010</text:p>
          </table:table-cell>
          <table:table-cell table:formula="of:=[.Y46]&amp;&quot;'&quot;&amp;[.X47]&amp;&quot;',&quot;"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" calcext:value-type="string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#7/Ab7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/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number-columns-repeated="4"/>
          <table:table-cell table:style-name="ce4" office:value-type="string" office:string-value="\uE00F" calcext:value-type="string">
            <text:p><text:s/>\uE00F </text:p>
          </table:table-cell>
          <table:table-cell table:style-name="ce4" office:value-type="string" office:string-value="\uE010" calcext:value-type="string">
            <text:p><text:s/>\uE010 </text:p>
          </table:table-cell>
          <table:table-cell/>
          <table:table-cell table:style-name="ce4" office:value-type="string" office:string-value="\uE012" calcext:value-type="string">
            <text:p><text:s/>\uE012 </text:p>
          </table:table-cell>
          <table:table-cell/>
          <table:table-cell table:style-name="ce4" office:value-type="string" office:string-value="\uE014" calcext:value-type="string">
            <text:p><text:s/>\uE014 </text:p>
          </table:table-cell>
          <table:table-cell table:style-name="ce4" office:value-type="string" office:string-value="\uE015" calcext:value-type="string">
            <text:p><text:s/>\uE015 </text:p>
          </table:table-cell>
          <table:table-cell table:style-name="ce4" office:value-type="string" office:string-value="\uE016" calcext:value-type="string">
            <text:p><text:s/>\uE016 </text:p>
          </table:table-cell>
          <table:table-cell/>
          <table:table-cell table:style-name="ce6"/>
          <table:table-cell office:value-type="float" office:value="104" calcext:value-type="float">
            <text:p>104</text:p>
          </table:table-cell>
          <table:table-cell table:style-name="ce4" table:formula="of:=POWER(2;([.V48]-69)/12)*440" office:value-type="float" office:value="3322.43758063956" calcext:value-type="float">
            <text:p><text:s/>3322 </text:p>
          </table:table-cell>
          <table:table-cell table:style-name="ce5" table:formula="of:=COM.MICROSOFT.CONCAT([.B48:.T48])" office:value-type="string" office:string-value="\uE007\uE009\uE00A\uE00B\uE00F\uE010\uE012\uE014\uE015\uE016" calcext:value-type="string">
            <text:p>\uE007\uE009\uE00A\uE00B\uE00F\uE010\uE012\uE014\uE015\uE016</text:p>
          </table:table-cell>
          <table:table-cell table:formula="of:=[.Y47]&amp;&quot;'&quot;&amp;[.X48]&amp;&quot;',&quot;"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" calcext:value-type="string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7</text:p>
          </table:table-cell>
          <table:table-cell/>
          <table:table-cell table:style-name="ce4" office:value-type="string" office:string-value="\uE007" calcext:value-type="string">
            <text:p><text:s/>\uE007 </text:p>
          </table:table-cell>
          <table:table-cell/>
          <table:table-cell table:style-name="ce4" office:value-type="string" office:string-value="\uE009" calcext:value-type="string">
            <text:p><text:s/>\uE009 </text:p>
          </table:table-cell>
          <table:table-cell table:style-name="ce4" office:value-type="string" office:string-value="\uE00A" calcext:value-type="string">
            <text:p><text:s/>\uE00A </text:p>
          </table:table-cell>
          <table:table-cell table:style-name="ce4" office:value-type="string" office:string-value="\uE00B" calcext:value-type="string">
            <text:p><text:s/>\uE00B </text:p>
          </table:table-cell>
          <table:table-cell table:number-columns-repeated="3"/>
          <table:table-cell table:style-name="ce8" office:value-type="string" office:string-value="\uE021" calcext:value-type="string">
            <text:p><text:s/>\uE021 </text:p>
          </table:table-cell>
          <table:table-cell table:style-name="ce4" office:value-type="string" office:string-value="\uE00F" calcext:value-type="string">
            <text:p><text:s/>\uE00F </text:p>
          </table:table-cell>
          <table:table-cell table:style-name="ce4" office:value-type="string" office:string-value="\uE010" calcext:value-type="string">
            <text:p><text:s/>\uE010 </text:p>
          </table:table-cell>
          <table:table-cell/>
          <table:table-cell table:style-name="ce4" office:value-type="string" office:string-value="\uE012" calcext:value-type="string">
            <text:p><text:s/>\uE012 </text:p>
          </table:table-cell>
          <table:table-cell/>
          <table:table-cell table:style-name="ce4" office:value-type="string" office:string-value="\uE014" calcext:value-type="string">
            <text:p><text:s/>\uE014 </text:p>
          </table:table-cell>
          <table:table-cell table:style-name="ce4" office:value-type="string" office:string-value="\uE015" calcext:value-type="string">
            <text:p><text:s/>\uE015 </text:p>
          </table:table-cell>
          <table:table-cell table:style-name="ce4" office:value-type="string" office:string-value="\uE016" calcext:value-type="string">
            <text:p><text:s/>\uE016 </text:p>
          </table:table-cell>
          <table:table-cell/>
          <table:table-cell table:style-name="ce6"/>
          <table:table-cell office:value-type="float" office:value="105" calcext:value-type="float">
            <text:p>105</text:p>
          </table:table-cell>
          <table:table-cell table:style-name="ce4" table:formula="of:=POWER(2;([.V49]-69)/12)*440" office:value-type="float" office:value="3520" calcext:value-type="float">
            <text:p><text:s/>3520 </text:p>
          </table:table-cell>
          <table:table-cell table:style-name="ce5" table:formula="of:=COM.MICROSOFT.CONCAT([.B49:.T49])" office:value-type="string" office:string-value="\uE007\uE009\uE00A\uE00B\uE021\uE00F\uE010\uE012\uE014\uE015\uE016" calcext:value-type="string">
            <text:p>\uE007\uE009\uE00A\uE00B\uE021\uE00F\uE010\uE012\uE014\uE015\uE016</text:p>
          </table:table-cell>
          <table:table-cell table:formula="of:=[.Y48]&amp;&quot;'&quot;&amp;[.X49]&amp;&quot;',&quot;"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'\uE007\uE009\uE00A\uE00B\uE021\uE00F\uE010\uE012\uE014\uE015\uE016'," calcext:value-type="string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'\uE007\uE009\uE00A\uE00B\uE021\uE00F\uE010\uE012\uE014\uE015\uE016',</text:p>
          </table:table-cell>
          <table:table-cell table:number-columns-repeated="999"/>
        </table:table-row>
        <table:table-row table:style-name="ro2">
          <table:table-cell table:number-columns-repeated="23"/>
          <table:table-cell table:style-name="ce9"/>
          <table:table-cell table:number-columns-repeated="100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ute_Alternative" table:style-name="ta1">
        <table:shapes>
          <draw:custom-shape draw:z-index="0" draw:name="Comment 1" draw:style-name="gr1" draw:text-style-name="P1" svg:width="72pt" svg:height="72pt" svg:x="0pt" svg:y="0pt">
            <text:p/>
            <draw:enhanced-geometry svg:viewBox="0 0 21600 21600" draw:type="non-primitive" draw:enhanced-path="M 0 0 L 21600 0 21600 21600 0 21600 Z N"/>
          </draw:custom-shape>
        </table:shapes>
        <table:table-column table:style-name="co1" table:default-cell-style-name="ce1"/>
        <table:table-column table:style-name="co10" table:default-cell-style-name="ce1"/>
        <table:table-column table:style-name="co4" table:number-columns-repeated="6" table:default-cell-style-name="ce1"/>
        <table:table-column table:style-name="co4" table:visibility="collapse" table:default-cell-style-name="ce1"/>
        <table:table-column table:style-name="co4" table:number-columns-repeated="4" table:default-cell-style-name="ce1"/>
        <table:table-column table:style-name="co9" table:default-cell-style-name="ce1"/>
        <table:table-column table:style-name="co4" table:number-columns-repeated="7" table:default-cell-style-name="ce1"/>
        <table:table-column table:style-name="co9" table:number-columns-repeated="1003" table:default-cell-style-name="ce1"/>
        <table:table-row table:style-name="ro1">
          <table:table-cell table:style-name="ce10" office:value-type="string" calcext:value-type="string">
            <text:p>Written Note</text:p>
          </table:table-cell>
          <table:table-cell table:style-name="ce10" office:value-type="string" calcext:value-type="string">
            <text:p>Sequence</text:p>
          </table:table-cell>
          <table:table-cell table:style-name="ce12" office:value-type="string" calcext:value-type="string">
            <office:annotation draw:style-name="gr2" draw:text-style-name="P3" svg:width="78.01pt" svg:height="51.76pt" svg:x="167.24pt" svg:y="0.74pt" draw:caption-point-x="-10.8pt" draw:caption-point-y="-0.45pt">
              <dc:creator>Microsoft Office User</dc:creator>
              <dc:date>2020-01-17T00:00:00</dc:date>
              <text:p text:style-name="P2"><text:span text:style-name="T1">Microsoft Office User:</text:span></text:p>
              <text:p text:style-name="P2"><text:span text:style-name="T2">https://www.wfg.woodwind.org/flute/fl_alt_4.html</text:span></text:p>
              <text:p text:style-name="P2"><text:span text:style-name="T2">http://flute.fingerings.info/</text:span></text:p>
              <text:p text:style-name="P2"><text:span text:style-name="T2">https://newt.phys.unsw.edu.au/music/flute/</text:span></text:p>
              <text:p text:style-name="P2"><text:span text:style-name="T2"/></text:p>
              <text:p text:style-name="P2"><text:span text:style-name="T2">Where 1 stands for key depressed, 2 for only ring depressed and 3 for key half depressed.</text:span></text:p>
            </office:annotation>
            <text:p>Bb</text:p>
          </table:table-cell>
          <table:table-cell table:style-name="ce12" office:value-type="string" calcext:value-type="string">
            <text:p>Thumb (B)</text:p>
          </table:table-cell>
          <table:table-cell table:style-name="ce12" office:value-type="string" calcext:value-type="string">
            <text:p>LH1 (C)</text:p>
          </table:table-cell>
          <table:table-cell table:style-name="ce12" office:value-type="string" calcext:value-type="string">
            <text:p>LH2 (A)</text:p>
          </table:table-cell>
          <table:table-cell table:style-name="ce12" office:value-type="string" calcext:value-type="string">
            <text:p>LH3 (G)</text:p>
          </table:table-cell>
          <table:table-cell table:style-name="ce12" office:value-type="string" calcext:value-type="string">
            <text:p>G#</text:p>
          </table:table-cell>
          <table:table-cell table:style-name="ce12" office:value-type="string" calcext:value-type="string">
            <text:p>Separator</text:p>
          </table:table-cell>
          <table:table-cell table:style-name="ce12" office:value-type="string" calcext:value-type="string">
            <text:p>C# Trill</text:p>
          </table:table-cell>
          <table:table-cell table:style-name="ce12" office:value-type="string" calcext:value-type="string">
            <text:p>Bb Lever</text:p>
          </table:table-cell>
          <table:table-cell table:style-name="ce12" office:value-type="string" calcext:value-type="string">
            <text:p>RH1 (F)</text:p>
          </table:table-cell>
          <table:table-cell table:style-name="ce12" office:value-type="string" calcext:value-type="string">
            <text:p>D Trill</text:p>
          </table:table-cell>
          <table:table-cell table:style-name="ce12" office:value-type="string" calcext:value-type="string">
            <text:p>RH2 (E)</text:p>
          </table:table-cell>
          <table:table-cell table:style-name="ce12" office:value-type="string" calcext:value-type="string">
            <text:p>D# Trill</text:p>
          </table:table-cell>
          <table:table-cell table:style-name="ce12" office:value-type="string" calcext:value-type="string">
            <text:p>RH3 (D)</text:p>
          </table:table-cell>
          <table:table-cell table:style-name="ce12" office:value-type="string" calcext:value-type="string">
            <text:p>D#</text:p>
          </table:table-cell>
          <table:table-cell table:style-name="ce12" office:value-type="string" calcext:value-type="string">
            <text:p>C#</text:p>
          </table:table-cell>
          <table:table-cell table:style-name="ce12" office:value-type="string" calcext:value-type="string">
            <text:p>C Roller</text:p>
          </table:table-cell>
          <table:table-cell table:style-name="ce12" office:value-type="string" calcext:value-type="string">
            <text:p>B Roller</text:p>
          </table:table-cell>
          <table:table-cell table:style-name="ce12" office:value-type="string" calcext:value-type="string">
            <text:p>Gizmo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s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is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s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s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is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is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is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s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is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is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is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is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s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is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is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is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s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s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s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is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is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rinet" table:style-name="ta1">
        <table:table-column table:style-name="co1" table:default-cell-style-name="ce1"/>
        <table:table-column table:style-name="co7" table:number-columns-repeated="11" table:default-cell-style-name="ce1"/>
        <table:table-column table:style-name="co4" table:default-cell-style-name="ce1"/>
        <table:table-column table:style-name="co4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9" table:number-columns-repeated="992" table:default-cell-style-name="ce1"/>
        <table:table-row table:style-name="ro1">
          <table:table-cell table:style-name="ce10" office:value-type="string" calcext:value-type="string">
            <text:p>Written Note</text:p>
          </table:table-cell>
          <table:table-cell table:style-name="ce12" office:value-type="string" calcext:value-type="string">
            <text:p>Register</text:p>
          </table:table-cell>
          <table:table-cell table:style-name="ce12" office:value-type="string" calcext:value-type="string">
            <text:p>LHThumb</text:p>
          </table:table-cell>
          <table:table-cell table:style-name="ce12" office:value-type="string" calcext:value-type="string">
            <text:p>LHA</text:p>
          </table:table-cell>
          <table:table-cell table:style-name="ce12" office:value-type="string" calcext:value-type="string">
            <text:p>LHGSharp</text:p>
          </table:table-cell>
          <table:table-cell table:style-name="ce12" office:value-type="string" calcext:value-type="string">
            <text:p>LH1stFinger</text:p>
          </table:table-cell>
          <table:table-cell table:style-name="ce12" office:value-type="string" calcext:value-type="string">
            <text:p>LH2ndFinger</text:p>
          </table:table-cell>
          <table:table-cell table:style-name="ce12" office:value-type="string" calcext:value-type="string">
            <text:p>LHEFlat</text:p>
          </table:table-cell>
          <table:table-cell table:style-name="ce12" office:value-type="string" calcext:value-type="string">
            <text:p>LH3rdFinger</text:p>
          </table:table-cell>
          <table:table-cell table:style-name="ce12" office:value-type="string" calcext:value-type="string">
            <text:p>LHCSharp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LHGSharpAlt</text:p>
          </table:table-cell>
          <table:table-cell table:style-name="ce12" office:value-type="string" calcext:value-type="string">
            <text:p>LHE</text:p>
          </table:table-cell>
          <table:table-cell table:style-name="ce12" office:value-type="string" calcext:value-type="string">
            <text:p>Separator</text:p>
          </table:table-cell>
          <table:table-cell table:style-name="ce12" office:value-type="string" calcext:value-type="string">
            <text:p>RH1stSide</text:p>
          </table:table-cell>
          <table:table-cell table:style-name="ce12" office:value-type="string" calcext:value-type="string">
            <text:p>RH2ndSide</text:p>
          </table:table-cell>
          <table:table-cell table:style-name="ce12" office:value-type="string" calcext:value-type="string">
            <text:p>RH3rdSide</text:p>
          </table:table-cell>
          <table:table-cell table:style-name="ce12" office:value-type="string" calcext:value-type="string">
            <text:p>RH4thSide</text:p>
          </table:table-cell>
          <table:table-cell table:style-name="ce12" office:value-type="string" calcext:value-type="string">
            <text:p>RH1stFinger</text:p>
          </table:table-cell>
          <table:table-cell table:style-name="ce12" office:value-type="string" calcext:value-type="string">
            <text:p>RH2ndFinger</text:p>
          </table:table-cell>
          <table:table-cell table:style-name="ce12" office:value-type="string" calcext:value-type="string">
            <text:p>RHB</text:p>
          </table:table-cell>
          <table:table-cell table:style-name="ce12" office:value-type="string" calcext:value-type="string">
            <text:p>RH3rdFinger</text:p>
          </table:table-cell>
          <table:table-cell table:style-name="ce12" office:value-type="string" calcext:value-type="string">
            <text:p>RHFSharp</text:p>
          </table:table-cell>
          <table:table-cell table:style-name="ce12" office:value-type="string" calcext:value-type="string">
            <text:p>RHGSharp</text:p>
          </table:table-cell>
          <table:table-cell table:style-name="ce12" office:value-type="string" calcext:value-type="string">
            <text:p>RHE</text:p>
          </table:table-cell>
          <table:table-cell table:style-name="ce12" office:value-type="string" calcext:value-type="string">
            <text:p>RHF</text:p>
          </table:table-cell>
          <table:table-cell table:style-name="ce12" office:value-type="string" calcext:value-type="string">
            <text:p>BassEFlat</text:p>
          </table:table-cell>
          <table:table-cell table:style-name="ce12"/>
          <table:table-cell table:style-name="ce12" office:value-type="string" calcext:value-type="string">
            <text:p>MIDI</text:p>
          </table:table-cell>
          <table:table-cell table:style-name="ce10" office:value-type="string" calcext:value-type="string">
            <text:p>Frequency</text:p>
          </table:table-cell>
          <table:table-cell table:style-name="ce12" office:value-type="string" calcext:value-type="string">
            <text:p>Mapping</text:p>
          </table:table-cell>
          <table:table-cell table:style-name="ce12" office:value-type="string" calcext:value-type="string">
            <text:p>Code</text:p>
          </table:table-cell>
          <table:table-cell table:number-columns-repeated="992"/>
        </table:table-row>
        <table:table-row table:style-name="ro1">
          <table:table-cell/>
          <table:table-cell table:style-name="ce4" office:value-type="string" office:string-value="\uE0A2" calcext:value-type="string">
            <text:p><text:s/>\uE0A2 </text:p>
          </table:table-cell>
          <table:table-cell table:style-name="ce4" office:value-type="string" office:string-value="\uE0A3" calcext:value-type="string">
            <text:p><text:s/>\uE0A3 </text:p>
          </table:table-cell>
          <table:table-cell table:style-name="ce4" office:value-type="string" office:string-value="\uE0A4" calcext:value-type="string">
            <text:p><text:s/>\uE0A4 </text:p>
          </table:table-cell>
          <table:table-cell table:style-name="ce4" office:value-type="string" office:string-value="\uE0A5" calcext:value-type="string">
            <text:p><text:s/>\uE0A5 </text:p>
          </table:table-cell>
          <table:table-cell table:style-name="ce4" office:value-type="string" office:string-value="\uE0A6" calcext:value-type="string">
            <text:p><text:s/>\uE0A6 </text:p>
          </table:table-cell>
          <table:table-cell table:style-name="ce4" office:value-type="string" office:string-value="\uE0A7" calcext:value-type="string">
            <text:p><text:s/>\uE0A7 </text:p>
          </table:table-cell>
          <table:table-cell table:style-name="ce4" office:value-type="string" office:string-value="\uE0A8" calcext:value-type="string">
            <text:p><text:s/>\uE0A8 </text:p>
          </table:table-cell>
          <table:table-cell table:style-name="ce4" office:value-type="string" office:string-value="\uE0A9" calcext:value-type="string">
            <text:p><text:s/>\uE0A9 </text:p>
          </table:table-cell>
          <table:table-cell table:style-name="ce4" office:value-type="string" office:string-value="\uE0AA" calcext:value-type="string">
            <text:p><text:s/>\uE0AA </text:p>
          </table:table-cell>
          <table:table-cell table:style-name="ce4" office:value-type="string" office:string-value="\uE0AB" calcext:value-type="string">
            <text:p><text:s/>\uE0AB </text:p>
          </table:table-cell>
          <table:table-cell table:style-name="ce4" office:value-type="string" office:string-value="\uE0AC" calcext:value-type="string">
            <text:p><text:s/>\uE0AC </text:p>
          </table:table-cell>
          <table:table-cell table:style-name="ce4" office:value-type="string" office:string-value="\uE0AD" calcext:value-type="string">
            <text:p><text:s/>\uE0AD </text:p>
          </table:table-cell>
          <table:table-cell table:style-name="ce4"/>
          <table:table-cell table:style-name="ce4" office:value-type="string" office:string-value="\uE0AE" calcext:value-type="string">
            <text:p><text:s/>\uE0AE </text:p>
          </table:table-cell>
          <table:table-cell table:style-name="ce4" office:value-type="string" office:string-value="\uE0AF" calcext:value-type="string">
            <text:p><text:s/>\uE0AF </text:p>
          </table:table-cell>
          <table:table-cell table:style-name="ce4" office:value-type="string" office:string-value="\uE0B0" calcext:value-type="string">
            <text:p><text:s/>\uE0B0 </text:p>
          </table:table-cell>
          <table:table-cell table:style-name="ce4" office:value-type="string" office:string-value="\uE0B1" calcext:value-type="string">
            <text:p><text:s/>\uE0B1 </text:p>
          </table:table-cell>
          <table:table-cell table:style-name="ce4" office:value-type="string" office:string-value="\uE0B2" calcext:value-type="string">
            <text:p><text:s/>\uE0B2 </text:p>
          </table:table-cell>
          <table:table-cell table:style-name="ce4" office:value-type="string" office:string-value="\uE0B3" calcext:value-type="string">
            <text:p><text:s/>\uE0B3 </text:p>
          </table:table-cell>
          <table:table-cell table:style-name="ce4" office:value-type="string" office:string-value="\uE0B4" calcext:value-type="string">
            <text:p><text:s/>\uE0B4 </text:p>
          </table:table-cell>
          <table:table-cell table:style-name="ce4" office:value-type="string" office:string-value="\uE0B5" calcext:value-type="string">
            <text:p><text:s/>\uE0B5 </text:p>
          </table:table-cell>
          <table:table-cell table:style-name="ce4" office:value-type="string" office:string-value="\uE0B6" calcext:value-type="string">
            <text:p><text:s/>\uE0B6 </text:p>
          </table:table-cell>
          <table:table-cell table:style-name="ce4" office:value-type="string" office:string-value="\uE0B7" calcext:value-type="string">
            <text:p><text:s/>\uE0B7 </text:p>
          </table:table-cell>
          <table:table-cell table:style-name="ce4" office:value-type="string" office:string-value="\uE0B8" calcext:value-type="string">
            <text:p><text:s/>\uE0B8 </text:p>
          </table:table-cell>
          <table:table-cell table:style-name="ce4" office:value-type="string" office:string-value="\uE0B9" calcext:value-type="string">
            <text:p><text:s/>\uE0B9 </text:p>
          </table:table-cell>
          <table:table-cell table:style-name="ce4" office:value-type="string" office:string-value="\uE0BA" calcext:value-type="string">
            <text:p><text:s/>\uE0BA </text:p>
          </table:table-cell>
          <table:table-cell table:style-name="ce4"/>
          <table:table-cell table:style-name="ce5" office:value-type="string" calcext:value-type="string">
            <text:p>base</text:p>
          </table:table-cell>
          <table:table-cell table:style-name="ce5"/>
          <table:table-cell table:style-name="ce4" office:value-type="string" office:string-value="\uE0A0\uE0A1" calcext:value-type="string">
            <text:p><text:s/>\uE0A0\uE0A1 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#3/Eb3</text:p>
          </table:table-cell>
          <table:table-cell table:style-name="ce4"/>
          <table:table-cell table:style-name="ce4" office:value-type="string" office:string-value="\uE0A3" calcext:value-type="string">
            <text:p><text:s/>\uE0A3 </text:p>
          </table:table-cell>
          <table:table-cell table:style-name="ce4"/>
          <table:table-cell/>
          <table:table-cell table:style-name="ce4" office:value-type="string" office:string-value="\uE0A6" calcext:value-type="string">
            <text:p><text:s/>\uE0A6 </text:p>
          </table:table-cell>
          <table:table-cell table:style-name="ce4" office:value-type="string" office:string-value="\uE0A7" calcext:value-type="string">
            <text:p><text:s/>\uE0A7 </text:p>
          </table:table-cell>
          <table:table-cell/>
          <table:table-cell table:style-name="ce4" office:value-type="string" office:string-value="\uE0A9" calcext:value-type="string">
            <text:p><text:s/>\uE0A9 </text:p>
          </table:table-cell>
          <table:table-cell table:style-name="ce4" table:number-columns-repeated="3"/>
          <table:table-cell table:style-name="ce4" office:value-type="string" office:string-value="\uE0AD" calcext:value-type="string">
            <text:p><text:s/>\uE0AD </text:p>
          </table:table-cell>
          <table:table-cell table:style-name="ce4" table:number-columns-repeated="5"/>
          <table:table-cell table:style-name="ce4" office:value-type="string" office:string-value="\uE0B2" calcext:value-type="string">
            <text:p><text:s/>\uE0B2 </text:p>
          </table:table-cell>
          <table:table-cell table:style-name="ce4" office:value-type="string" office:string-value="\uE0B3" calcext:value-type="string">
            <text:p><text:s/>\uE0B3 </text:p>
          </table:table-cell>
          <table:table-cell table:style-name="ce4"/>
          <table:table-cell table:style-name="ce4" office:value-type="string" office:string-value="\uE0B5" calcext:value-type="string">
            <text:p><text:s/>\uE0B5 </text:p>
          </table:table-cell>
          <table:table-cell table:style-name="ce4" table:number-columns-repeated="4"/>
          <table:table-cell table:style-name="ce4" office:value-type="string" office:string-value="\uE0BA" calcext:value-type="string">
            <text:p><text:s/>\uE0BA </text:p>
          </table:table-cell>
          <table:table-cell table:style-name="ce4"/>
          <table:table-cell office:value-type="float" office:value="54" calcext:value-type="float">
            <text:p>54</text:p>
          </table:table-cell>
          <table:table-cell table:style-name="ce4" table:formula="of:=POWER(2;([.AC3]-69)/12)*440" office:value-type="float" office:value="184.997211355817" calcext:value-type="float">
            <text:p><text:s/>185 </text:p>
          </table:table-cell>
          <table:table-cell table:style-name="ce4" table:formula="of:=COM.MICROSOFT.CONCAT([.B3:.AA3])" office:value-type="string" office:string-value="\uE0A3\uE0A6\uE0A7\uE0A9\uE0AD\uE0B2\uE0B3\uE0B5\uE0BA" calcext:value-type="string">
            <text:p><text:s/>\uE0A3\uE0A6\uE0A7\uE0A9\uE0AD\uE0B2\uE0B3\uE0B5\uE0BA </text:p>
          </table:table-cell>
          <table:table-cell table:formula="of:=&quot;'&quot;&amp;[.AE3]&amp;&quot;',&quot;" office:value-type="string" office:string-value="'\uE0A3\uE0A6\uE0A7\uE0A9\uE0AD\uE0B2\uE0B3\uE0B5\uE0BA'," calcext:value-type="string">
            <text:p>'\uE0A3\uE0A6\uE0A7\uE0A9\uE0AD\uE0B2\uE0B3\uE0B5\uE0BA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3</text:p>
          </table:table-cell>
          <table:table-cell table:style-name="ce4"/>
          <table:table-cell table:style-name="ce4" office:value-type="string" office:string-value="\uE0A3" calcext:value-type="string">
            <text:p><text:s/>\uE0A3 </text:p>
          </table:table-cell>
          <table:table-cell table:style-name="ce4"/>
          <table:table-cell/>
          <table:table-cell table:style-name="ce4" office:value-type="string" office:string-value="\uE0A6" calcext:value-type="string">
            <text:p><text:s/>\uE0A6 </text:p>
          </table:table-cell>
          <table:table-cell table:style-name="ce4" office:value-type="string" office:string-value="\uE0A7" calcext:value-type="string">
            <text:p><text:s/>\uE0A7 </text:p>
          </table:table-cell>
          <table:table-cell/>
          <table:table-cell table:style-name="ce4" office:value-type="string" office:string-value="\uE0A9" calcext:value-type="string">
            <text:p><text:s/>\uE0A9 </text:p>
          </table:table-cell>
          <table:table-cell table:style-name="ce4" table:number-columns-repeated="3"/>
          <table:table-cell table:style-name="ce4" office:value-type="string" office:string-value="\uE0AD" calcext:value-type="string">
            <text:p><text:s/>\uE0AD </text:p>
          </table:table-cell>
          <table:table-cell table:style-name="ce4" table:number-columns-repeated="5"/>
          <table:table-cell table:style-name="ce4" office:value-type="string" office:string-value="\uE0B2" calcext:value-type="string">
            <text:p><text:s/>\uE0B2 </text:p>
          </table:table-cell>
          <table:table-cell table:style-name="ce4" office:value-type="string" office:string-value="\uE0B3" calcext:value-type="string">
            <text:p><text:s/>\uE0B3 </text:p>
          </table:table-cell>
          <table:table-cell table:style-name="ce4"/>
          <table:table-cell table:style-name="ce4" office:value-type="string" office:string-value="\uE0B5" calcext:value-type="string">
            <text:p><text:s/>\uE0B5 </text:p>
          </table:table-cell>
          <table:table-cell table:style-name="ce4" table:number-columns-repeated="6"/>
          <table:table-cell office:value-type="float" office:value="55" calcext:value-type="float">
            <text:p>55</text:p>
          </table:table-cell>
          <table:table-cell table:style-name="ce4" table:formula="of:=POWER(2;([.AC4]-69)/12)*440" office:value-type="float" office:value="195.997717990875" calcext:value-type="float">
            <text:p><text:s/>196 </text:p>
          </table:table-cell>
          <table:table-cell table:style-name="ce4" table:formula="of:=COM.MICROSOFT.CONCAT([.B4:.AA4])" office:value-type="string" office:string-value="\uE0A3\uE0A6\uE0A7\uE0A9\uE0AD\uE0B2\uE0B3\uE0B5" calcext:value-type="string">
            <text:p><text:s/>\uE0A3\uE0A6\uE0A7\uE0A9\uE0AD\uE0B2\uE0B3\uE0B5 </text:p>
          </table:table-cell>
          <table:table-cell table:formula="of:=[.AF3]&amp;&quot;'&quot;&amp;[.AE4]&amp;&quot;',&quot;" office:value-type="string" office:string-value="'\uE0A3\uE0A6\uE0A7\uE0A9\uE0AD\uE0B2\uE0B3\uE0B5\uE0BA','\uE0A3\uE0A6\uE0A7\uE0A9\uE0AD\uE0B2\uE0B3\uE0B5'," calcext:value-type="string">
            <text:p>'\uE0A3\uE0A6\uE0A7\uE0A9\uE0AD\uE0B2\uE0B3\uE0B5\uE0BA','\uE0A3\uE0A6\uE0A7\uE0A9\uE0AD\uE0B2\uE0B3\uE0B5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3</text:p>
          </table:table-cell>
          <table:table-cell table:style-name="ce4" table:number-columns-repeated="27"/>
          <table:table-cell office:value-type="float" office:value="56" calcext:value-type="float">
            <text:p>56</text:p>
          </table:table-cell>
          <table:table-cell table:style-name="ce4" table:formula="of:=POWER(2;([.AC5]-69)/12)*440" office:value-type="float" office:value="207.652348789973" calcext:value-type="float">
            <text:p><text:s/>208 </text:p>
          </table:table-cell>
          <table:table-cell table:style-name="ce4" table:formula="of:=COM.MICROSOFT.CONCAT([.B5:.AA5])">
            <text:p><text:s text:c="2"/></text:p>
          </table:table-cell>
          <table:table-cell table:formula="of:=[.AF4]&amp;&quot;'&quot;&amp;[.AE5]&amp;&quot;',&quot;" office:value-type="string" office:string-value="'\uE0A3\uE0A6\uE0A7\uE0A9\uE0AD\uE0B2\uE0B3\uE0B5\uE0BA','\uE0A3\uE0A6\uE0A7\uE0A9\uE0AD\uE0B2\uE0B3\uE0B5',''," calcext:value-type="string">
            <text:p>'\uE0A3\uE0A6\uE0A7\uE0A9\uE0AD\uE0B2\uE0B3\uE0B5\uE0BA','\uE0A3\uE0A6\uE0A7\uE0A9\uE0AD\uE0B2\uE0B3\uE0B5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#3/Gb3 </text:p>
          </table:table-cell>
          <table:table-cell table:style-name="ce4" table:number-columns-repeated="27"/>
          <table:table-cell office:value-type="float" office:value="57" calcext:value-type="float">
            <text:p>57</text:p>
          </table:table-cell>
          <table:table-cell table:style-name="ce4" table:formula="of:=POWER(2;([.AC6]-69)/12)*440" office:value-type="float" office:value="220" calcext:value-type="float">
            <text:p><text:s/>220 </text:p>
          </table:table-cell>
          <table:table-cell table:style-name="ce4" table:formula="of:=COM.MICROSOFT.CONCAT([.B6:.AA6])">
            <text:p><text:s text:c="2"/></text:p>
          </table:table-cell>
          <table:table-cell table:formula="of:=[.AF5]&amp;&quot;'&quot;&amp;[.AE6]&amp;&quot;',&quot;" office:value-type="string" office:string-value="'\uE0A3\uE0A6\uE0A7\uE0A9\uE0AD\uE0B2\uE0B3\uE0B5\uE0BA','\uE0A3\uE0A6\uE0A7\uE0A9\uE0AD\uE0B2\uE0B3\uE0B5','',''," calcext:value-type="string">
            <text:p>'\uE0A3\uE0A6\uE0A7\uE0A9\uE0AD\uE0B2\uE0B3\uE0B5\uE0BA','\uE0A3\uE0A6\uE0A7\uE0A9\uE0AD\uE0B2\uE0B3\uE0B5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3</text:p>
          </table:table-cell>
          <table:table-cell table:style-name="ce4" table:number-columns-repeated="27"/>
          <table:table-cell office:value-type="float" office:value="58" calcext:value-type="float">
            <text:p>58</text:p>
          </table:table-cell>
          <table:table-cell table:style-name="ce4" table:formula="of:=POWER(2;([.AC7]-69)/12)*440" office:value-type="float" office:value="233.081880759045" calcext:value-type="float">
            <text:p><text:s/>233 </text:p>
          </table:table-cell>
          <table:table-cell table:style-name="ce4" table:formula="of:=COM.MICROSOFT.CONCAT([.B7:.AA7])">
            <text:p><text:s text:c="2"/></text:p>
          </table:table-cell>
          <table:table-cell table:formula="of:=[.AF6]&amp;&quot;'&quot;&amp;[.AE7]&amp;&quot;',&quot;" office:value-type="string" office:string-value="'\uE0A3\uE0A6\uE0A7\uE0A9\uE0AD\uE0B2\uE0B3\uE0B5\uE0BA','\uE0A3\uE0A6\uE0A7\uE0A9\uE0AD\uE0B2\uE0B3\uE0B5','','',''," calcext:value-type="string">
            <text:p>'\uE0A3\uE0A6\uE0A7\uE0A9\uE0AD\uE0B2\uE0B3\uE0B5\uE0BA','\uE0A3\uE0A6\uE0A7\uE0A9\uE0AD\uE0B2\uE0B3\uE0B5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#3/Ab3 </text:p>
          </table:table-cell>
          <table:table-cell table:style-name="ce4" table:number-columns-repeated="27"/>
          <table:table-cell office:value-type="float" office:value="59" calcext:value-type="float">
            <text:p>59</text:p>
          </table:table-cell>
          <table:table-cell table:style-name="ce4" table:formula="of:=POWER(2;([.AC8]-69)/12)*440" office:value-type="float" office:value="246.941650628062" calcext:value-type="float">
            <text:p><text:s/>247 </text:p>
          </table:table-cell>
          <table:table-cell table:style-name="ce4" table:formula="of:=COM.MICROSOFT.CONCAT([.B8:.AA8])">
            <text:p><text:s text:c="2"/></text:p>
          </table:table-cell>
          <table:table-cell table:formula="of:=[.AF7]&amp;&quot;'&quot;&amp;[.AE8]&amp;&quot;',&quot;" office:value-type="string" office:string-value="'\uE0A3\uE0A6\uE0A7\uE0A9\uE0AD\uE0B2\uE0B3\uE0B5\uE0BA','\uE0A3\uE0A6\uE0A7\uE0A9\uE0AD\uE0B2\uE0B3\uE0B5','','','',''," calcext:value-type="string">
            <text:p>'\uE0A3\uE0A6\uE0A7\uE0A9\uE0AD\uE0B2\uE0B3\uE0B5\uE0BA','\uE0A3\uE0A6\uE0A7\uE0A9\uE0AD\uE0B2\uE0B3\uE0B5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3</text:p>
          </table:table-cell>
          <table:table-cell table:style-name="ce4" table:number-columns-repeated="27"/>
          <table:table-cell office:value-type="float" office:value="60" calcext:value-type="float">
            <text:p>60</text:p>
          </table:table-cell>
          <table:table-cell table:style-name="ce4" table:formula="of:=POWER(2;([.AC9]-69)/12)*440" office:value-type="float" office:value="261.625565300599" calcext:value-type="float">
            <text:p><text:s/>262 </text:p>
          </table:table-cell>
          <table:table-cell table:style-name="ce4" table:formula="of:=COM.MICROSOFT.CONCAT([.B9:.AA9])">
            <text:p><text:s text:c="2"/></text:p>
          </table:table-cell>
          <table:table-cell table:formula="of:=[.AF8]&amp;&quot;'&quot;&amp;[.AE9]&amp;&quot;',&quot;" office:value-type="string" office:string-value="'\uE0A3\uE0A6\uE0A7\uE0A9\uE0AD\uE0B2\uE0B3\uE0B5\uE0BA','\uE0A3\uE0A6\uE0A7\uE0A9\uE0AD\uE0B2\uE0B3\uE0B5','','','','',''," calcext:value-type="string">
            <text:p>'\uE0A3\uE0A6\uE0A7\uE0A9\uE0AD\uE0B2\uE0B3\uE0B5\uE0BA','\uE0A3\uE0A6\uE0A7\uE0A9\uE0AD\uE0B2\uE0B3\uE0B5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#3/Bb3 </text:p>
          </table:table-cell>
          <table:table-cell table:style-name="ce4" table:number-columns-repeated="27"/>
          <table:table-cell office:value-type="float" office:value="61" calcext:value-type="float">
            <text:p>61</text:p>
          </table:table-cell>
          <table:table-cell table:style-name="ce4" table:formula="of:=POWER(2;([.AC10]-69)/12)*440" office:value-type="float" office:value="277.182630976872" calcext:value-type="float">
            <text:p><text:s/>277 </text:p>
          </table:table-cell>
          <table:table-cell table:style-name="ce4" table:formula="of:=COM.MICROSOFT.CONCAT([.B10:.AA10])">
            <text:p><text:s text:c="2"/></text:p>
          </table:table-cell>
          <table:table-cell table:formula="of:=[.AF9]&amp;&quot;'&quot;&amp;[.AE10]&amp;&quot;',&quot;" office:value-type="string" office:string-value="'\uE0A3\uE0A6\uE0A7\uE0A9\uE0AD\uE0B2\uE0B3\uE0B5\uE0BA','\uE0A3\uE0A6\uE0A7\uE0A9\uE0AD\uE0B2\uE0B3\uE0B5','','','','','',''," calcext:value-type="string">
            <text:p>'\uE0A3\uE0A6\uE0A7\uE0A9\uE0AD\uE0B2\uE0B3\uE0B5\uE0BA','\uE0A3\uE0A6\uE0A7\uE0A9\uE0AD\uE0B2\uE0B3\uE0B5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3</text:p>
          </table:table-cell>
          <table:table-cell table:style-name="ce4" table:number-columns-repeated="27"/>
          <table:table-cell office:value-type="float" office:value="62" calcext:value-type="float">
            <text:p>62</text:p>
          </table:table-cell>
          <table:table-cell table:style-name="ce4" table:formula="of:=POWER(2;([.AC11]-69)/12)*440" office:value-type="float" office:value="293.664767917408" calcext:value-type="float">
            <text:p><text:s/>294 </text:p>
          </table:table-cell>
          <table:table-cell table:style-name="ce4" table:formula="of:=COM.MICROSOFT.CONCAT([.B11:.AA11])">
            <text:p><text:s text:c="2"/></text:p>
          </table:table-cell>
          <table:table-cell table:formula="of:=[.AF10]&amp;&quot;'&quot;&amp;[.AE11]&amp;&quot;',&quot;" office:value-type="string" office:string-value="'\uE0A3\uE0A6\uE0A7\uE0A9\uE0AD\uE0B2\uE0B3\uE0B5\uE0BA','\uE0A3\uE0A6\uE0A7\uE0A9\uE0AD\uE0B2\uE0B3\uE0B5','','','','','','',''," calcext:value-type="string">
            <text:p>'\uE0A3\uE0A6\uE0A7\uE0A9\uE0AD\uE0B2\uE0B3\uE0B5\uE0BA','\uE0A3\uE0A6\uE0A7\uE0A9\uE0AD\uE0B2\uE0B3\uE0B5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4</text:p>
          </table:table-cell>
          <table:table-cell table:style-name="ce4"/>
          <table:table-cell table:style-name="ce4" office:value-type="string" office:string-value="\uE0A3" calcext:value-type="string">
            <text:p><text:s/>\uE0A3 </text:p>
          </table:table-cell>
          <table:table-cell table:style-name="ce4" table:number-columns-repeated="2"/>
          <table:table-cell table:style-name="ce4" office:value-type="string" office:string-value="\uE0A6" calcext:value-type="string">
            <text:p><text:s/>\uE0A6 </text:p>
          </table:table-cell>
          <table:table-cell table:style-name="ce4" office:value-type="string" office:string-value="\uE0A7" calcext:value-type="string">
            <text:p><text:s/>\uE0A7 </text:p>
          </table:table-cell>
          <table:table-cell/>
          <table:table-cell table:style-name="ce4" office:value-type="string" office:string-value="\uE0A9" calcext:value-type="string">
            <text:p><text:s/>\uE0A9 </text:p>
          </table:table-cell>
          <table:table-cell table:style-name="ce4" table:number-columns-repeated="16"/>
          <table:table-cell table:number-columns-repeated="2"/>
          <table:table-cell table:style-name="ce4"/>
          <table:table-cell office:value-type="float" office:value="63" calcext:value-type="float">
            <text:p>63</text:p>
          </table:table-cell>
          <table:table-cell table:style-name="ce4" table:formula="of:=POWER(2;([.AC12]-69)/12)*440" office:value-type="float" office:value="311.126983722081" calcext:value-type="float">
            <text:p><text:s/>311 </text:p>
          </table:table-cell>
          <table:table-cell table:style-name="ce4" table:formula="of:=COM.MICROSOFT.CONCAT([.B12:.AA12])" office:value-type="string" office:string-value="\uE0A3\uE0A6\uE0A7\uE0A9" calcext:value-type="string">
            <text:p><text:s/>\uE0A3\uE0A6\uE0A7\uE0A9 </text:p>
          </table:table-cell>
          <table:table-cell table:formula="of:=[.AF11]&amp;&quot;'&quot;&amp;[.AE12]&amp;&quot;',&quot;" office:value-type="string" office:string-value="'\uE0A3\uE0A6\uE0A7\uE0A9\uE0AD\uE0B2\uE0B3\uE0B5\uE0BA','\uE0A3\uE0A6\uE0A7\uE0A9\uE0AD\uE0B2\uE0B3\uE0B5','','','','','','','','\uE0A3\uE0A6\uE0A7\uE0A9'," calcext:value-type="string">
            <text:p>'\uE0A3\uE0A6\uE0A7\uE0A9\uE0AD\uE0B2\uE0B3\uE0B5\uE0BA','\uE0A3\uE0A6\uE0A7\uE0A9\uE0AD\uE0B2\uE0B3\uE0B5','','','','','','','','\uE0A3\uE0A6\uE0A7\uE0A9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#4/Db4</text:p>
          </table:table-cell>
          <table:table-cell table:style-name="ce4" table:number-columns-repeated="24"/>
          <table:table-cell table:number-columns-repeated="2"/>
          <table:table-cell table:style-name="ce4"/>
          <table:table-cell office:value-type="float" office:value="64" calcext:value-type="float">
            <text:p>64</text:p>
          </table:table-cell>
          <table:table-cell table:style-name="ce4" table:formula="of:=POWER(2;([.AC13]-69)/12)*440" office:value-type="float" office:value="329.62755691287" calcext:value-type="float">
            <text:p><text:s/>330 </text:p>
          </table:table-cell>
          <table:table-cell table:style-name="ce4" table:formula="of:=COM.MICROSOFT.CONCAT([.B13:.AA13])">
            <text:p><text:s text:c="2"/></text:p>
          </table:table-cell>
          <table:table-cell table:formula="of:=[.AF12]&amp;&quot;'&quot;&amp;[.AE13]&amp;&quot;',&quot;" office:value-type="string" office:string-value="'\uE0A3\uE0A6\uE0A7\uE0A9\uE0AD\uE0B2\uE0B3\uE0B5\uE0BA','\uE0A3\uE0A6\uE0A7\uE0A9\uE0AD\uE0B2\uE0B3\uE0B5','','','','','','','','\uE0A3\uE0A6\uE0A7\uE0A9',''," calcext:value-type="string">
            <text:p>'\uE0A3\uE0A6\uE0A7\uE0A9\uE0AD\uE0B2\uE0B3\uE0B5\uE0BA','\uE0A3\uE0A6\uE0A7\uE0A9\uE0AD\uE0B2\uE0B3\uE0B5','','','','','','','','\uE0A3\uE0A6\uE0A7\uE0A9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4</text:p>
          </table:table-cell>
          <table:table-cell table:style-name="ce4" table:number-columns-repeated="24"/>
          <table:table-cell table:number-columns-repeated="2"/>
          <table:table-cell table:style-name="ce4"/>
          <table:table-cell office:value-type="float" office:value="65" calcext:value-type="float">
            <text:p>65</text:p>
          </table:table-cell>
          <table:table-cell table:style-name="ce4" table:formula="of:=POWER(2;([.AC14]-69)/12)*440" office:value-type="float" office:value="349.228231433004" calcext:value-type="float">
            <text:p><text:s/>349 </text:p>
          </table:table-cell>
          <table:table-cell table:style-name="ce4" table:formula="of:=COM.MICROSOFT.CONCAT([.B14:.AA14])">
            <text:p><text:s text:c="2"/></text:p>
          </table:table-cell>
          <table:table-cell table:formula="of:=[.AF13]&amp;&quot;'&quot;&amp;[.AE14]&amp;&quot;',&quot;" office:value-type="string" office:string-value="'\uE0A3\uE0A6\uE0A7\uE0A9\uE0AD\uE0B2\uE0B3\uE0B5\uE0BA','\uE0A3\uE0A6\uE0A7\uE0A9\uE0AD\uE0B2\uE0B3\uE0B5','','','','','','','','\uE0A3\uE0A6\uE0A7\uE0A9','',''," calcext:value-type="string">
            <text:p>'\uE0A3\uE0A6\uE0A7\uE0A9\uE0AD\uE0B2\uE0B3\uE0B5\uE0BA','\uE0A3\uE0A6\uE0A7\uE0A9\uE0AD\uE0B2\uE0B3\uE0B5','','','','','','','','\uE0A3\uE0A6\uE0A7\uE0A9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#4/Eb4</text:p>
          </table:table-cell>
          <table:table-cell table:style-name="ce4" table:number-columns-repeated="15"/>
          <table:table-cell table:number-columns-repeated="11"/>
          <table:table-cell table:style-name="ce4"/>
          <table:table-cell office:value-type="float" office:value="66" calcext:value-type="float">
            <text:p>66</text:p>
          </table:table-cell>
          <table:table-cell table:style-name="ce4" table:formula="of:=POWER(2;([.AC15]-69)/12)*440" office:value-type="float" office:value="369.994422711634" calcext:value-type="float">
            <text:p><text:s/>370 </text:p>
          </table:table-cell>
          <table:table-cell table:style-name="ce4" table:formula="of:=COM.MICROSOFT.CONCAT([.B15:.AA15])">
            <text:p><text:s text:c="2"/></text:p>
          </table:table-cell>
          <table:table-cell table:formula="of:=[.AF14]&amp;&quot;'&quot;&amp;[.AE15]&amp;&quot;',&quot;" office:value-type="string" office:string-value="'\uE0A3\uE0A6\uE0A7\uE0A9\uE0AD\uE0B2\uE0B3\uE0B5\uE0BA','\uE0A3\uE0A6\uE0A7\uE0A9\uE0AD\uE0B2\uE0B3\uE0B5','','','','','','','','\uE0A3\uE0A6\uE0A7\uE0A9','','',''," calcext:value-type="string">
            <text:p>'\uE0A3\uE0A6\uE0A7\uE0A9\uE0AD\uE0B2\uE0B3\uE0B5\uE0BA','\uE0A3\uE0A6\uE0A7\uE0A9\uE0AD\uE0B2\uE0B3\uE0B5','','','','','','','','\uE0A3\uE0A6\uE0A7\uE0A9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4</text:p>
          </table:table-cell>
          <table:table-cell table:style-name="ce4" table:number-columns-repeated="12"/>
          <table:table-cell/>
          <table:table-cell table:style-name="ce4"/>
          <table:table-cell/>
          <table:table-cell table:style-name="ce4" table:number-columns-repeated="12"/>
          <table:table-cell office:value-type="float" office:value="67" calcext:value-type="float">
            <text:p>67</text:p>
          </table:table-cell>
          <table:table-cell table:style-name="ce4" table:formula="of:=POWER(2;([.AC16]-69)/12)*440" office:value-type="float" office:value="391.995435981749" calcext:value-type="float">
            <text:p><text:s/>392 </text:p>
          </table:table-cell>
          <table:table-cell table:style-name="ce4" table:formula="of:=COM.MICROSOFT.CONCAT([.B16:.AA16])">
            <text:p><text:s text:c="2"/></text:p>
          </table:table-cell>
          <table:table-cell table:formula="of:=[.AF15]&amp;&quot;'&quot;&amp;[.AE16]&amp;&quot;',&quot;" office:value-type="string" office:string-value="'\uE0A3\uE0A6\uE0A7\uE0A9\uE0AD\uE0B2\uE0B3\uE0B5\uE0BA','\uE0A3\uE0A6\uE0A7\uE0A9\uE0AD\uE0B2\uE0B3\uE0B5','','','','','','','','\uE0A3\uE0A6\uE0A7\uE0A9','','','',''," calcext:value-type="string">
            <text:p>'\uE0A3\uE0A6\uE0A7\uE0A9\uE0AD\uE0B2\uE0B3\uE0B5\uE0BA','\uE0A3\uE0A6\uE0A7\uE0A9\uE0AD\uE0B2\uE0B3\uE0B5','','','','','','','','\uE0A3\uE0A6\uE0A7\uE0A9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4</text:p>
          </table:table-cell>
          <table:table-cell table:style-name="ce4" table:number-columns-repeated="12"/>
          <table:table-cell table:number-columns-repeated="2"/>
          <table:table-cell table:style-name="ce4" table:number-columns-repeated="10"/>
          <table:table-cell table:number-columns-repeated="2"/>
          <table:table-cell table:style-name="ce4"/>
          <table:table-cell office:value-type="float" office:value="68" calcext:value-type="float">
            <text:p>68</text:p>
          </table:table-cell>
          <table:table-cell table:style-name="ce4" table:formula="of:=POWER(2;([.AC17]-69)/12)*440" office:value-type="float" office:value="415.304697579945" calcext:value-type="float">
            <text:p><text:s/>415 </text:p>
          </table:table-cell>
          <table:table-cell table:style-name="ce4" table:formula="of:=COM.MICROSOFT.CONCAT([.B17:.AA17])">
            <text:p><text:s text:c="2"/></text:p>
          </table:table-cell>
          <table:table-cell table:formula="of:=[.AF16]&amp;&quot;'&quot;&amp;[.AE17]&amp;&quot;',&quot;" office:value-type="string" office:string-value="'\uE0A3\uE0A6\uE0A7\uE0A9\uE0AD\uE0B2\uE0B3\uE0B5\uE0BA','\uE0A3\uE0A6\uE0A7\uE0A9\uE0AD\uE0B2\uE0B3\uE0B5','','','','','','','','\uE0A3\uE0A6\uE0A7\uE0A9','','','','',''," calcext:value-type="string">
            <text:p>'\uE0A3\uE0A6\uE0A7\uE0A9\uE0AD\uE0B2\uE0B3\uE0B5\uE0BA','\uE0A3\uE0A6\uE0A7\uE0A9\uE0AD\uE0B2\uE0B3\uE0B5','','','','','','','','\uE0A3\uE0A6\uE0A7\uE0A9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#4/Gb4</text:p>
          </table:table-cell>
          <table:table-cell table:style-name="ce4" table:number-columns-repeated="12"/>
          <table:table-cell table:number-columns-repeated="14"/>
          <table:table-cell table:style-name="ce4"/>
          <table:table-cell office:value-type="float" office:value="69" calcext:value-type="float">
            <text:p>69</text:p>
          </table:table-cell>
          <table:table-cell table:style-name="ce4" table:formula="of:=POWER(2;([.AC18]-69)/12)*440" office:value-type="float" office:value="440" calcext:value-type="float">
            <text:p><text:s/>440 </text:p>
          </table:table-cell>
          <table:table-cell table:style-name="ce4" table:formula="of:=COM.MICROSOFT.CONCAT([.B18:.AA18])">
            <text:p><text:s text:c="2"/></text:p>
          </table:table-cell>
          <table:table-cell table:formula="of:=[.AF17]&amp;&quot;'&quot;&amp;[.AE18]&amp;&quot;',&quot;" office:value-type="string" office:string-value="'\uE0A3\uE0A6\uE0A7\uE0A9\uE0AD\uE0B2\uE0B3\uE0B5\uE0BA','\uE0A3\uE0A6\uE0A7\uE0A9\uE0AD\uE0B2\uE0B3\uE0B5','','','','','','','','\uE0A3\uE0A6\uE0A7\uE0A9','','','','','',''," calcext:value-type="string">
            <text:p>'\uE0A3\uE0A6\uE0A7\uE0A9\uE0AD\uE0B2\uE0B3\uE0B5\uE0BA','\uE0A3\uE0A6\uE0A7\uE0A9\uE0AD\uE0B2\uE0B3\uE0B5','','','','','','','','\uE0A3\uE0A6\uE0A7\uE0A9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4</text:p>
          </table:table-cell>
          <table:table-cell table:style-name="ce4" table:number-columns-repeated="11"/>
          <table:table-cell table:number-columns-repeated="2"/>
          <table:table-cell table:style-name="ce4" table:number-columns-repeated="11"/>
          <table:table-cell table:number-columns-repeated="2"/>
          <table:table-cell table:style-name="ce4"/>
          <table:table-cell office:value-type="float" office:value="70" calcext:value-type="float">
            <text:p>70</text:p>
          </table:table-cell>
          <table:table-cell table:style-name="ce4" table:formula="of:=POWER(2;([.AC19]-69)/12)*440" office:value-type="float" office:value="466.16376151809" calcext:value-type="float">
            <text:p><text:s/>466 </text:p>
          </table:table-cell>
          <table:table-cell table:style-name="ce4" table:formula="of:=COM.MICROSOFT.CONCAT([.B19:.AA19])">
            <text:p><text:s text:c="2"/></text:p>
          </table:table-cell>
          <table:table-cell table:formula="of:=[.AF18]&amp;&quot;'&quot;&amp;[.AE19]&amp;&quot;',&quot;" office:value-type="string" office:string-value="'\uE0A3\uE0A6\uE0A7\uE0A9\uE0AD\uE0B2\uE0B3\uE0B5\uE0BA','\uE0A3\uE0A6\uE0A7\uE0A9\uE0AD\uE0B2\uE0B3\uE0B5','','','','','','','','\uE0A3\uE0A6\uE0A7\uE0A9','','','','','','',''," calcext:value-type="string">
            <text:p>'\uE0A3\uE0A6\uE0A7\uE0A9\uE0AD\uE0B2\uE0B3\uE0B5\uE0BA','\uE0A3\uE0A6\uE0A7\uE0A9\uE0AD\uE0B2\uE0B3\uE0B5','','','','','','','','\uE0A3\uE0A6\uE0A7\uE0A9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#4/Ab4</text:p>
          </table:table-cell>
          <table:table-cell table:style-name="ce4" table:number-columns-repeated="11"/>
          <table:table-cell table:number-columns-repeated="15"/>
          <table:table-cell table:style-name="ce4"/>
          <table:table-cell office:value-type="float" office:value="71" calcext:value-type="float">
            <text:p>71</text:p>
          </table:table-cell>
          <table:table-cell table:style-name="ce4" table:formula="of:=POWER(2;([.AC20]-69)/12)*440" office:value-type="float" office:value="493.883301256124" calcext:value-type="float">
            <text:p><text:s/>494 </text:p>
          </table:table-cell>
          <table:table-cell table:style-name="ce4" table:formula="of:=COM.MICROSOFT.CONCAT([.B20:.AA20])">
            <text:p><text:s text:c="2"/></text:p>
          </table:table-cell>
          <table:table-cell table:formula="of:=[.AF19]&amp;&quot;'&quot;&amp;[.AE20]&amp;&quot;',&quot;" office:value-type="string" office:string-value="'\uE0A3\uE0A6\uE0A7\uE0A9\uE0AD\uE0B2\uE0B3\uE0B5\uE0BA','\uE0A3\uE0A6\uE0A7\uE0A9\uE0AD\uE0B2\uE0B3\uE0B5','','','','','','','','\uE0A3\uE0A6\uE0A7\uE0A9','','','','','','','',''," calcext:value-type="string">
            <text:p>'\uE0A3\uE0A6\uE0A7\uE0A9\uE0AD\uE0B2\uE0B3\uE0B5\uE0BA','\uE0A3\uE0A6\uE0A7\uE0A9\uE0AD\uE0B2\uE0B3\uE0B5','','','','','','','','\uE0A3\uE0A6\uE0A7\uE0A9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4</text:p>
          </table:table-cell>
          <table:table-cell table:style-name="ce4" table:number-columns-repeated="12"/>
          <table:table-cell/>
          <table:table-cell table:style-name="ce4"/>
          <table:table-cell table:number-columns-repeated="12"/>
          <table:table-cell table:style-name="ce4"/>
          <table:table-cell office:value-type="float" office:value="72" calcext:value-type="float">
            <text:p>72</text:p>
          </table:table-cell>
          <table:table-cell table:style-name="ce4" table:formula="of:=POWER(2;([.AC21]-69)/12)*440" office:value-type="float" office:value="523.251130601197" calcext:value-type="float">
            <text:p><text:s/>523 </text:p>
          </table:table-cell>
          <table:table-cell table:style-name="ce4" table:formula="of:=COM.MICROSOFT.CONCAT([.B21:.AA21])">
            <text:p><text:s text:c="2"/></text:p>
          </table:table-cell>
          <table:table-cell table:formula="of:=[.AF20]&amp;&quot;'&quot;&amp;[.AE21]&amp;&quot;',&quot;" office:value-type="string" office:string-value="'\uE0A3\uE0A6\uE0A7\uE0A9\uE0AD\uE0B2\uE0B3\uE0B5\uE0BA','\uE0A3\uE0A6\uE0A7\uE0A9\uE0AD\uE0B2\uE0B3\uE0B5','','','','','','','','\uE0A3\uE0A6\uE0A7\uE0A9','','','','','','','','',''," calcext:value-type="string">
            <text:p>'\uE0A3\uE0A6\uE0A7\uE0A9\uE0AD\uE0B2\uE0B3\uE0B5\uE0BA','\uE0A3\uE0A6\uE0A7\uE0A9\uE0AD\uE0B2\uE0B3\uE0B5','','','','','','','','\uE0A3\uE0A6\uE0A7\uE0A9','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#4/Bb4</text:p>
          </table:table-cell>
          <table:table-cell table:style-name="ce4" table:number-columns-repeated="11"/>
          <table:table-cell table:number-columns-repeated="15"/>
          <table:table-cell table:style-name="ce4"/>
          <table:table-cell office:value-type="float" office:value="73" calcext:value-type="float">
            <text:p>73</text:p>
          </table:table-cell>
          <table:table-cell table:style-name="ce4" table:formula="of:=POWER(2;([.AC22]-69)/12)*440" office:value-type="float" office:value="554.365261953744" calcext:value-type="float">
            <text:p><text:s/>554 </text:p>
          </table:table-cell>
          <table:table-cell table:style-name="ce4" table:formula="of:=COM.MICROSOFT.CONCAT([.B22:.AA22])">
            <text:p><text:s text:c="2"/></text:p>
          </table:table-cell>
          <table:table-cell table:formula="of:=[.AF21]&amp;&quot;'&quot;&amp;[.AE22]&amp;&quot;',&quot;" office:value-type="string" office:string-value="'\uE0A3\uE0A6\uE0A7\uE0A9\uE0AD\uE0B2\uE0B3\uE0B5\uE0BA','\uE0A3\uE0A6\uE0A7\uE0A9\uE0AD\uE0B2\uE0B3\uE0B5','','','','','','','','\uE0A3\uE0A6\uE0A7\uE0A9','','','','','','','','','',''," calcext:value-type="string">
            <text:p>'\uE0A3\uE0A6\uE0A7\uE0A9\uE0AD\uE0B2\uE0B3\uE0B5\uE0BA','\uE0A3\uE0A6\uE0A7\uE0A9\uE0AD\uE0B2\uE0B3\uE0B5','','','','','','','','\uE0A3\uE0A6\uE0A7\uE0A9','','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4</text:p>
          </table:table-cell>
          <table:table-cell table:style-name="ce4" table:number-columns-repeated="11"/>
          <table:table-cell table:number-columns-repeated="15"/>
          <table:table-cell table:style-name="ce4"/>
          <table:table-cell office:value-type="float" office:value="74" calcext:value-type="float">
            <text:p>74</text:p>
          </table:table-cell>
          <table:table-cell table:style-name="ce4" table:formula="of:=POWER(2;([.AC23]-69)/12)*440" office:value-type="float" office:value="587.329535834815" calcext:value-type="float">
            <text:p><text:s/>587 </text:p>
          </table:table-cell>
          <table:table-cell table:style-name="ce4" table:formula="of:=COM.MICROSOFT.CONCAT([.B23:.AA23])">
            <text:p><text:s text:c="2"/></text:p>
          </table:table-cell>
          <table:table-cell table:formula="of:=[.AF22]&amp;&quot;'&quot;&amp;[.AE23]&amp;&quot;',&quot;" office:value-type="string" office:string-value="'\uE0A3\uE0A6\uE0A7\uE0A9\uE0AD\uE0B2\uE0B3\uE0B5\uE0BA','\uE0A3\uE0A6\uE0A7\uE0A9\uE0AD\uE0B2\uE0B3\uE0B5','','','','','','','','\uE0A3\uE0A6\uE0A7\uE0A9','','','','','','','','','','',''," calcext:value-type="string">
            <text:p>'\uE0A3\uE0A6\uE0A7\uE0A9\uE0AD\uE0B2\uE0B3\uE0B5\uE0BA','\uE0A3\uE0A6\uE0A7\uE0A9\uE0AD\uE0B2\uE0B3\uE0B5','','','','','','','','\uE0A3\uE0A6\uE0A7\uE0A9','','','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5</text:p>
          </table:table-cell>
          <table:table-cell table:style-name="ce4" table:number-columns-repeated="11"/>
          <table:table-cell table:number-columns-repeated="15"/>
          <table:table-cell table:style-name="ce4"/>
          <table:table-cell office:value-type="float" office:value="75" calcext:value-type="float">
            <text:p>75</text:p>
          </table:table-cell>
          <table:table-cell table:style-name="ce4" table:formula="of:=POWER(2;([.AC24]-69)/12)*440" office:value-type="float" office:value="622.253967444162" calcext:value-type="float">
            <text:p><text:s/>622 </text:p>
          </table:table-cell>
          <table:table-cell table:style-name="ce4" table:formula="of:=COM.MICROSOFT.CONCAT([.B24:.AA24])">
            <text:p><text:s text:c="2"/></text:p>
          </table:table-cell>
          <table:table-cell table:formula="of:=&quot;'&quot;&amp;[.AE24]&amp;&quot;',&quot;" office:value-type="string" office:string-value="''," calcext:value-type="string">
            <text:p>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#5/Db5</text:p>
          </table:table-cell>
          <table:table-cell table:style-name="ce4" table:number-columns-repeated="11"/>
          <table:table-cell table:number-columns-repeated="15"/>
          <table:table-cell table:style-name="ce4"/>
          <table:table-cell office:value-type="float" office:value="76" calcext:value-type="float">
            <text:p>76</text:p>
          </table:table-cell>
          <table:table-cell table:style-name="ce4" table:formula="of:=POWER(2;([.AC25]-69)/12)*440" office:value-type="float" office:value="659.25511382574" calcext:value-type="float">
            <text:p><text:s/>659 </text:p>
          </table:table-cell>
          <table:table-cell table:style-name="ce4" table:formula="of:=COM.MICROSOFT.CONCAT([.B25:.AA25])">
            <text:p><text:s text:c="2"/></text:p>
          </table:table-cell>
          <table:table-cell table:formula="of:=[.AF24]&amp;&quot;'&quot;&amp;[.AE25]&amp;&quot;',&quot;" office:value-type="string" office:string-value="'',''," calcext:value-type="string">
            <text:p>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5</text:p>
          </table:table-cell>
          <table:table-cell table:style-name="ce4" table:number-columns-repeated="12"/>
          <table:table-cell/>
          <table:table-cell table:style-name="ce4" table:number-columns-repeated="11"/>
          <table:table-cell table:number-columns-repeated="2"/>
          <table:table-cell table:style-name="ce4"/>
          <table:table-cell office:value-type="float" office:value="77" calcext:value-type="float">
            <text:p>77</text:p>
          </table:table-cell>
          <table:table-cell table:style-name="ce4" table:formula="of:=POWER(2;([.AC26]-69)/12)*440" office:value-type="float" office:value="698.456462866008" calcext:value-type="float">
            <text:p><text:s/>698 </text:p>
          </table:table-cell>
          <table:table-cell table:style-name="ce4" table:formula="of:=COM.MICROSOFT.CONCAT([.B26:.AA26])">
            <text:p><text:s text:c="2"/></text:p>
          </table:table-cell>
          <table:table-cell table:formula="of:=[.AF25]&amp;&quot;'&quot;&amp;[.AE26]&amp;&quot;',&quot;" office:value-type="string" office:string-value="'','',''," calcext:value-type="string">
            <text:p>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#5/Eb5</text:p>
          </table:table-cell>
          <table:table-cell table:style-name="ce4" table:number-columns-repeated="12"/>
          <table:table-cell/>
          <table:table-cell table:style-name="ce4" table:number-columns-repeated="2"/>
          <table:table-cell table:number-columns-repeated="11"/>
          <table:table-cell table:style-name="ce4"/>
          <table:table-cell office:value-type="float" office:value="78" calcext:value-type="float">
            <text:p>78</text:p>
          </table:table-cell>
          <table:table-cell table:style-name="ce4" table:formula="of:=POWER(2;([.AC27]-69)/12)*440" office:value-type="float" office:value="739.988845423269" calcext:value-type="float">
            <text:p><text:s/>740 </text:p>
          </table:table-cell>
          <table:table-cell table:style-name="ce4" table:formula="of:=COM.MICROSOFT.CONCAT([.B27:.AA27])">
            <text:p><text:s text:c="2"/></text:p>
          </table:table-cell>
          <table:table-cell table:formula="of:=[.AF26]&amp;&quot;'&quot;&amp;[.AE27]&amp;&quot;',&quot;" office:value-type="string" office:string-value="'','','',''," calcext:value-type="string">
            <text:p>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5</text:p>
          </table:table-cell>
          <table:table-cell table:style-name="ce4" table:number-columns-repeated="12"/>
          <table:table-cell/>
          <table:table-cell table:style-name="ce4"/>
          <table:table-cell/>
          <table:table-cell table:style-name="ce4" table:number-columns-repeated="9"/>
          <table:table-cell table:number-columns-repeated="2"/>
          <table:table-cell table:style-name="ce4"/>
          <table:table-cell office:value-type="float" office:value="79" calcext:value-type="float">
            <text:p>79</text:p>
          </table:table-cell>
          <table:table-cell table:style-name="ce4" table:formula="of:=POWER(2;([.AC28]-69)/12)*440" office:value-type="float" office:value="783.990871963499" calcext:value-type="float">
            <text:p><text:s/>784 </text:p>
          </table:table-cell>
          <table:table-cell table:style-name="ce4" table:formula="of:=COM.MICROSOFT.CONCAT([.B28:.AA28])">
            <text:p><text:s text:c="2"/></text:p>
          </table:table-cell>
          <table:table-cell table:formula="of:=[.AF27]&amp;&quot;'&quot;&amp;[.AE28]&amp;&quot;',&quot;" office:value-type="string" office:string-value="'','','','',''," calcext:value-type="string">
            <text:p>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5</text:p>
          </table:table-cell>
          <table:table-cell table:style-name="ce4" table:number-columns-repeated="12"/>
          <table:table-cell table:number-columns-repeated="2"/>
          <table:table-cell table:style-name="ce4"/>
          <table:table-cell table:number-columns-repeated="11"/>
          <table:table-cell table:style-name="ce4"/>
          <table:table-cell office:value-type="float" office:value="80" calcext:value-type="float">
            <text:p>80</text:p>
          </table:table-cell>
          <table:table-cell table:style-name="ce4" table:formula="of:=POWER(2;([.AC29]-69)/12)*440" office:value-type="float" office:value="830.60939515989" calcext:value-type="float">
            <text:p><text:s/>831 </text:p>
          </table:table-cell>
          <table:table-cell table:style-name="ce4" table:formula="of:=COM.MICROSOFT.CONCAT([.B29:.AA29])">
            <text:p><text:s text:c="2"/></text:p>
          </table:table-cell>
          <table:table-cell table:formula="of:=[.AF28]&amp;&quot;'&quot;&amp;[.AE29]&amp;&quot;',&quot;" office:value-type="string" office:string-value="'','','','','',''," calcext:value-type="string">
            <text:p>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#5/Gb5</text:p>
          </table:table-cell>
          <table:table-cell table:style-name="ce4" table:number-columns-repeated="12"/>
          <table:table-cell table:number-columns-repeated="14"/>
          <table:table-cell table:style-name="ce4"/>
          <table:table-cell office:value-type="float" office:value="81" calcext:value-type="float">
            <text:p>81</text:p>
          </table:table-cell>
          <table:table-cell table:style-name="ce4" table:formula="of:=POWER(2;([.AC30]-69)/12)*440" office:value-type="float" office:value="880" calcext:value-type="float">
            <text:p><text:s/>880 </text:p>
          </table:table-cell>
          <table:table-cell table:style-name="ce4" table:formula="of:=COM.MICROSOFT.CONCAT([.B30:.AA30])">
            <text:p><text:s text:c="2"/></text:p>
          </table:table-cell>
          <table:table-cell table:formula="of:=[.AF29]&amp;&quot;'&quot;&amp;[.AE30]&amp;&quot;',&quot;" office:value-type="string" office:string-value="'','','','','','',''," calcext:value-type="string">
            <text:p>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5</text:p>
          </table:table-cell>
          <table:table-cell table:style-name="ce4" table:number-columns-repeated="11"/>
          <table:table-cell table:number-columns-repeated="2"/>
          <table:table-cell table:style-name="ce4"/>
          <table:table-cell table:number-columns-repeated="12"/>
          <table:table-cell table:style-name="ce4"/>
          <table:table-cell office:value-type="float" office:value="82" calcext:value-type="float">
            <text:p>82</text:p>
          </table:table-cell>
          <table:table-cell table:style-name="ce4" table:formula="of:=POWER(2;([.AC31]-69)/12)*440" office:value-type="float" office:value="932.32752303618" calcext:value-type="float">
            <text:p><text:s/>932 </text:p>
          </table:table-cell>
          <table:table-cell table:style-name="ce4" table:formula="of:=COM.MICROSOFT.CONCAT([.B31:.AA31])">
            <text:p><text:s text:c="2"/></text:p>
          </table:table-cell>
          <table:table-cell table:formula="of:=[.AF30]&amp;&quot;'&quot;&amp;[.AE31]&amp;&quot;',&quot;" office:value-type="string" office:string-value="'','','','','','','',''," calcext:value-type="string">
            <text:p>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#5/Ab5</text:p>
          </table:table-cell>
          <table:table-cell table:style-name="ce4" table:number-columns-repeated="11"/>
          <table:table-cell table:number-columns-repeated="15"/>
          <table:table-cell table:style-name="ce4"/>
          <table:table-cell office:value-type="float" office:value="83" calcext:value-type="float">
            <text:p>83</text:p>
          </table:table-cell>
          <table:table-cell table:style-name="ce4" table:formula="of:=POWER(2;([.AC32]-69)/12)*440" office:value-type="float" office:value="987.766602512248" calcext:value-type="float">
            <text:p><text:s/>988 </text:p>
          </table:table-cell>
          <table:table-cell table:style-name="ce4" table:formula="of:=COM.MICROSOFT.CONCAT([.B32:.AA32])">
            <text:p><text:s text:c="2"/></text:p>
          </table:table-cell>
          <table:table-cell table:formula="of:=[.AF31]&amp;&quot;'&quot;&amp;[.AE32]&amp;&quot;',&quot;" office:value-type="string" office:string-value="'','','','','','','','',''," calcext:value-type="string">
            <text:p>'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5</text:p>
          </table:table-cell>
          <table:table-cell table:style-name="ce4" table:number-columns-repeated="11"/>
          <table:table-cell table:number-columns-repeated="2"/>
          <table:table-cell table:style-name="ce4" table:number-columns-repeated="11"/>
          <table:table-cell table:number-columns-repeated="2"/>
          <table:table-cell table:style-name="ce4"/>
          <table:table-cell office:value-type="float" office:value="84" calcext:value-type="float">
            <text:p>84</text:p>
          </table:table-cell>
          <table:table-cell table:style-name="ce4" table:formula="of:=POWER(2;([.AC33]-69)/12)*440" office:value-type="float" office:value="1046.50226120239" calcext:value-type="float">
            <text:p><text:s/>1047 </text:p>
          </table:table-cell>
          <table:table-cell table:style-name="ce4" table:formula="of:=COM.MICROSOFT.CONCAT([.B33:.AA33])">
            <text:p><text:s text:c="2"/></text:p>
          </table:table-cell>
          <table:table-cell table:formula="of:=[.AF32]&amp;&quot;'&quot;&amp;[.AE33]&amp;&quot;',&quot;" office:value-type="string" office:string-value="'','','','','','','','','',''," calcext:value-type="string">
            <text:p>'','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#5/Bb5</text:p>
          </table:table-cell>
          <table:table-cell table:style-name="ce4" table:number-columns-repeated="11"/>
          <table:table-cell table:number-columns-repeated="2"/>
          <table:table-cell table:style-name="ce4" table:number-columns-repeated="2"/>
          <table:table-cell table:number-columns-repeated="11"/>
          <table:table-cell table:style-name="ce4"/>
          <table:table-cell office:value-type="float" office:value="85" calcext:value-type="float">
            <text:p>85</text:p>
          </table:table-cell>
          <table:table-cell table:style-name="ce4" table:formula="of:=POWER(2;([.AC34]-69)/12)*440" office:value-type="float" office:value="1108.73052390749" calcext:value-type="float">
            <text:p><text:s/>1109 </text:p>
          </table:table-cell>
          <table:table-cell table:style-name="ce4" table:formula="of:=COM.MICROSOFT.CONCAT([.B34:.AA34])">
            <text:p><text:s text:c="2"/></text:p>
          </table:table-cell>
          <table:table-cell table:formula="of:=[.AF33]&amp;&quot;'&quot;&amp;[.AE34]&amp;&quot;',&quot;" office:value-type="string" office:string-value="'','','','','','','','','','',''," calcext:value-type="string">
            <text:p>'','','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5</text:p>
          </table:table-cell>
          <table:table-cell table:style-name="ce4" table:number-columns-repeated="11"/>
          <table:table-cell table:number-columns-repeated="2"/>
          <table:table-cell table:style-name="ce4" table:number-columns-repeated="2"/>
          <table:table-cell table:number-columns-repeated="11"/>
          <table:table-cell table:style-name="ce4"/>
          <table:table-cell office:value-type="float" office:value="86" calcext:value-type="float">
            <text:p>86</text:p>
          </table:table-cell>
          <table:table-cell table:style-name="ce4" table:formula="of:=POWER(2;([.AC35]-69)/12)*440" office:value-type="float" office:value="1174.65907166963" calcext:value-type="float">
            <text:p><text:s/>1175 </text:p>
          </table:table-cell>
          <table:table-cell table:style-name="ce4" table:formula="of:=COM.MICROSOFT.CONCAT([.B35:.AA35])">
            <text:p><text:s text:c="2"/></text:p>
          </table:table-cell>
          <table:table-cell table:formula="of:=[.AF34]&amp;&quot;'&quot;&amp;[.AE35]&amp;&quot;',&quot;" office:value-type="string" office:string-value="'','','','','','','','','','','',''," calcext:value-type="string">
            <text:p>'','','','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6</text:p>
          </table:table-cell>
          <table:table-cell table:style-name="ce4" table:number-columns-repeated="12"/>
          <table:table-cell/>
          <table:table-cell table:style-name="ce4"/>
          <table:table-cell/>
          <table:table-cell table:style-name="ce4" table:number-columns-repeated="12"/>
          <table:table-cell office:value-type="float" office:value="87" calcext:value-type="float">
            <text:p>87</text:p>
          </table:table-cell>
          <table:table-cell table:style-name="ce4" table:formula="of:=POWER(2;([.AC36]-69)/12)*440" office:value-type="float" office:value="1244.50793488832" calcext:value-type="float">
            <text:p><text:s/>1245 </text:p>
          </table:table-cell>
          <table:table-cell table:style-name="ce4" table:formula="of:=COM.MICROSOFT.CONCAT([.B36:.AA36])">
            <text:p><text:s text:c="2"/></text:p>
          </table:table-cell>
          <table:table-cell table:formula="of:=&quot;'&quot;&amp;[.AE36]&amp;&quot;',&quot;" office:value-type="string" office:string-value="''," calcext:value-type="string">
            <text:p>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#6/Db6</text:p>
          </table:table-cell>
          <table:table-cell table:style-name="ce4" table:number-columns-repeated="12"/>
          <table:table-cell/>
          <table:table-cell table:style-name="ce4"/>
          <table:table-cell/>
          <table:table-cell table:style-name="ce4" table:number-columns-repeated="12"/>
          <table:table-cell office:value-type="float" office:value="88" calcext:value-type="float">
            <text:p>88</text:p>
          </table:table-cell>
          <table:table-cell table:style-name="ce4" table:formula="of:=POWER(2;([.AC37]-69)/12)*440" office:value-type="float" office:value="1318.51022765148" calcext:value-type="float">
            <text:p><text:s/>1319 </text:p>
          </table:table-cell>
          <table:table-cell table:style-name="ce4" table:formula="of:=COM.MICROSOFT.CONCAT([.B37:.AA37])">
            <text:p><text:s text:c="2"/></text:p>
          </table:table-cell>
          <table:table-cell table:formula="of:=[.AF36]&amp;&quot;'&quot;&amp;[.AE37]&amp;&quot;',&quot;" office:value-type="string" office:string-value="'',''," calcext:value-type="string">
            <text:p>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6</text:p>
          </table:table-cell>
          <table:table-cell table:style-name="ce4" table:number-columns-repeated="12"/>
          <table:table-cell/>
          <table:table-cell table:style-name="ce4" table:number-columns-repeated="14"/>
          <table:table-cell office:value-type="float" office:value="89" calcext:value-type="float">
            <text:p>89</text:p>
          </table:table-cell>
          <table:table-cell table:style-name="ce4" table:formula="of:=POWER(2;([.AC38]-69)/12)*440" office:value-type="float" office:value="1396.91292573202" calcext:value-type="float">
            <text:p><text:s/>1397 </text:p>
          </table:table-cell>
          <table:table-cell table:style-name="ce4" table:formula="of:=COM.MICROSOFT.CONCAT([.B38:.AA38])">
            <text:p><text:s text:c="2"/></text:p>
          </table:table-cell>
          <table:table-cell table:formula="of:=[.AF37]&amp;&quot;'&quot;&amp;[.AE38]&amp;&quot;',&quot;" office:value-type="string" office:string-value="'','',''," calcext:value-type="string">
            <text:p>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#6/Eb6</text:p>
          </table:table-cell>
          <table:table-cell table:style-name="ce4" table:number-columns-repeated="12"/>
          <table:table-cell/>
          <table:table-cell table:style-name="ce4" table:number-columns-repeated="11"/>
          <table:table-cell/>
          <table:table-cell table:style-name="ce4" table:number-columns-repeated="2"/>
          <table:table-cell office:value-type="float" office:value="90" calcext:value-type="float">
            <text:p>90</text:p>
          </table:table-cell>
          <table:table-cell table:style-name="ce4" table:formula="of:=POWER(2;([.AC39]-69)/12)*440" office:value-type="float" office:value="1479.97769084654" calcext:value-type="float">
            <text:p><text:s/>1480 </text:p>
          </table:table-cell>
          <table:table-cell table:style-name="ce4" table:formula="of:=COM.MICROSOFT.CONCAT([.B39:.AA39])">
            <text:p><text:s text:c="2"/></text:p>
          </table:table-cell>
          <table:table-cell table:formula="of:=[.AF38]&amp;&quot;'&quot;&amp;[.AE39]&amp;&quot;',&quot;" office:value-type="string" office:string-value="'','','',''," calcext:value-type="string">
            <text:p>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6</text:p>
          </table:table-cell>
          <table:table-cell table:style-name="ce4" table:number-columns-repeated="11"/>
          <table:table-cell table:number-columns-repeated="2"/>
          <table:table-cell table:style-name="ce4" table:number-columns-repeated="11"/>
          <table:table-cell/>
          <table:table-cell table:style-name="ce4" table:number-columns-repeated="2"/>
          <table:table-cell office:value-type="float" office:value="91" calcext:value-type="float">
            <text:p>91</text:p>
          </table:table-cell>
          <table:table-cell table:style-name="ce4" table:formula="of:=POWER(2;([.AC40]-69)/12)*440" office:value-type="float" office:value="1567.981743927" calcext:value-type="float">
            <text:p><text:s/>1568 </text:p>
          </table:table-cell>
          <table:table-cell table:style-name="ce4" table:formula="of:=COM.MICROSOFT.CONCAT([.B40:.AA40])">
            <text:p><text:s text:c="2"/></text:p>
          </table:table-cell>
          <table:table-cell table:formula="of:=[.AF39]&amp;&quot;'&quot;&amp;[.AE40]&amp;&quot;',&quot;" office:value-type="string" office:string-value="'','','','',''," calcext:value-type="string">
            <text:p>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6</text:p>
          </table:table-cell>
          <table:table-cell table:style-name="ce4" table:number-columns-repeated="12"/>
          <table:table-cell/>
          <table:table-cell table:style-name="ce4" table:number-columns-repeated="2"/>
          <table:table-cell table:number-columns-repeated="11"/>
          <table:table-cell table:style-name="ce4"/>
          <table:table-cell office:value-type="float" office:value="92" calcext:value-type="float">
            <text:p>92</text:p>
          </table:table-cell>
          <table:table-cell table:style-name="ce4" table:formula="of:=POWER(2;([.AC41]-69)/12)*440" office:value-type="float" office:value="1661.21879031978" calcext:value-type="float">
            <text:p><text:s/>1661 </text:p>
          </table:table-cell>
          <table:table-cell table:style-name="ce4" table:formula="of:=COM.MICROSOFT.CONCAT([.B41:.AA41])">
            <text:p><text:s text:c="2"/></text:p>
          </table:table-cell>
          <table:table-cell table:formula="of:=[.AF40]&amp;&quot;'&quot;&amp;[.AE41]&amp;&quot;',&quot;" office:value-type="string" office:string-value="'','','','','',''," calcext:value-type="string">
            <text:p>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#6/Gb6</text:p>
          </table:table-cell>
          <table:table-cell table:style-name="ce4" table:number-columns-repeated="11"/>
          <table:table-cell table:number-columns-repeated="2"/>
          <table:table-cell table:style-name="ce4"/>
          <table:table-cell table:number-columns-repeated="12"/>
          <table:table-cell table:style-name="ce4"/>
          <table:table-cell office:value-type="float" office:value="93" calcext:value-type="float">
            <text:p>93</text:p>
          </table:table-cell>
          <table:table-cell table:style-name="ce4" table:formula="of:=POWER(2;([.AC42]-69)/12)*440" office:value-type="float" office:value="1760" calcext:value-type="float">
            <text:p><text:s/>1760 </text:p>
          </table:table-cell>
          <table:table-cell table:style-name="ce4" table:formula="of:=COM.MICROSOFT.CONCAT([.B42:.AA42])">
            <text:p><text:s text:c="2"/></text:p>
          </table:table-cell>
          <table:table-cell table:formula="of:=[.AF41]&amp;&quot;'&quot;&amp;[.AE42]&amp;&quot;',&quot;" office:value-type="string" office:string-value="'','','','','','',''," calcext:value-type="string">
            <text:p>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6</text:p>
          </table:table-cell>
          <table:table-cell table:style-name="ce4" table:number-columns-repeated="12"/>
          <table:table-cell/>
          <table:table-cell table:style-name="ce4" table:number-columns-repeated="14"/>
          <table:table-cell office:value-type="float" office:value="94" calcext:value-type="float">
            <text:p>94</text:p>
          </table:table-cell>
          <table:table-cell table:style-name="ce4" table:formula="of:=POWER(2;([.AC43]-69)/12)*440" office:value-type="float" office:value="1864.65504607236" calcext:value-type="float">
            <text:p><text:s/>1865 </text:p>
          </table:table-cell>
          <table:table-cell table:style-name="ce4" table:formula="of:=COM.MICROSOFT.CONCAT([.B43:.AA43])">
            <text:p><text:s text:c="2"/></text:p>
          </table:table-cell>
          <table:table-cell table:formula="of:=[.AF42]&amp;&quot;'&quot;&amp;[.AE43]&amp;&quot;',&quot;" office:value-type="string" office:string-value="'','','','','','','',''," calcext:value-type="string">
            <text:p>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#6/Ab6</text:p>
          </table:table-cell>
          <table:table-cell table:style-name="ce4" table:number-columns-repeated="12"/>
          <table:table-cell/>
          <table:table-cell table:style-name="ce4" table:number-columns-repeated="14"/>
          <table:table-cell office:value-type="float" office:value="95" calcext:value-type="float">
            <text:p>95</text:p>
          </table:table-cell>
          <table:table-cell table:style-name="ce4" table:formula="of:=POWER(2;([.AC44]-69)/12)*440" office:value-type="float" office:value="1975.5332050245" calcext:value-type="float">
            <text:p><text:s/>1976 </text:p>
          </table:table-cell>
          <table:table-cell table:style-name="ce4"/>
          <table:table-cell table:number-columns-repeated="993"/>
        </table:table-row>
        <table:table-row table:style-name="ro1">
          <table:table-cell office:value-type="string" calcext:value-type="string">
            <text:p>A6</text:p>
          </table:table-cell>
          <table:table-cell table:style-name="ce4" table:number-columns-repeated="11"/>
          <table:table-cell table:number-columns-repeated="15"/>
          <table:table-cell table:style-name="ce4"/>
          <table:table-cell office:value-type="float" office:value="96" calcext:value-type="float">
            <text:p>96</text:p>
          </table:table-cell>
          <table:table-cell table:style-name="ce4" table:formula="of:=POWER(2;([.AC45]-69)/12)*440" office:value-type="float" office:value="2093.00452240479" calcext:value-type="float">
            <text:p><text:s/>2093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#6/Bb6</text:p>
          </table:table-cell>
          <table:table-cell table:style-name="ce4" table:number-columns-repeated="11"/>
          <table:table-cell table:number-columns-repeated="15"/>
          <table:table-cell table:style-name="ce4"/>
          <table:table-cell office:value-type="float" office:value="97" calcext:value-type="float">
            <text:p>97</text:p>
          </table:table-cell>
          <table:table-cell table:style-name="ce4" table:formula="of:=POWER(2;([.AC46]-69)/12)*440" office:value-type="float" office:value="2217.46104781498" calcext:value-type="float">
            <text:p><text:s/>2217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6</text:p>
          </table:table-cell>
          <table:table-cell table:style-name="ce4" table:number-columns-repeated="11"/>
          <table:table-cell table:number-columns-repeated="15"/>
          <table:table-cell table:style-name="ce4"/>
          <table:table-cell office:value-type="float" office:value="98" calcext:value-type="float">
            <text:p>98</text:p>
          </table:table-cell>
          <table:table-cell table:style-name="ce4" table:formula="of:=POWER(2;([.AC47]-69)/12)*440" office:value-type="float" office:value="2349.31814333926" calcext:value-type="float">
            <text:p><text:s/>2349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7</text:p>
          </table:table-cell>
          <table:table-cell table:style-name="ce4"/>
          <table:table-cell table:number-columns-repeated="25"/>
          <table:table-cell table:style-name="ce4"/>
          <table:table-cell office:value-type="float" office:value="99" calcext:value-type="float">
            <text:p>99</text:p>
          </table:table-cell>
          <table:table-cell table:style-name="ce4" table:formula="of:=POWER(2;([.AC48]-69)/12)*440" office:value-type="float" office:value="2489.01586977665" calcext:value-type="float">
            <text:p><text:s/>2489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#7/Db7</text:p>
          </table:table-cell>
          <table:table-cell table:style-name="ce4"/>
          <table:table-cell table:number-columns-repeated="25"/>
          <table:table-cell table:style-name="ce4"/>
          <table:table-cell office:value-type="float" office:value="100" calcext:value-type="float">
            <text:p>100</text:p>
          </table:table-cell>
          <table:table-cell table:style-name="ce4" table:formula="of:=POWER(2;([.AC49]-69)/12)*440" office:value-type="float" office:value="2637.02045530296" calcext:value-type="float">
            <text:p><text:s/>2637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7</text:p>
          </table:table-cell>
          <table:table-cell table:style-name="ce4"/>
          <table:table-cell table:number-columns-repeated="25"/>
          <table:table-cell table:style-name="ce4"/>
          <table:table-cell office:value-type="float" office:value="101" calcext:value-type="float">
            <text:p>101</text:p>
          </table:table-cell>
          <table:table-cell table:style-name="ce4" table:formula="of:=POWER(2;([.AC50]-69)/12)*440" office:value-type="float" office:value="2793.82585146403" calcext:value-type="float">
            <text:p><text:s/>2794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#7/Eb7</text:p>
          </table:table-cell>
          <table:table-cell table:style-name="ce4"/>
          <table:table-cell table:number-columns-repeated="25"/>
          <table:table-cell table:style-name="ce4"/>
          <table:table-cell office:value-type="float" office:value="102" calcext:value-type="float">
            <text:p>102</text:p>
          </table:table-cell>
          <table:table-cell table:style-name="ce4" table:formula="of:=POWER(2;([.AC51]-69)/12)*440" office:value-type="float" office:value="2959.95538169308" calcext:value-type="float">
            <text:p><text:s/>2960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7</text:p>
          </table:table-cell>
          <table:table-cell table:style-name="ce4"/>
          <table:table-cell table:number-columns-repeated="25"/>
          <table:table-cell table:style-name="ce4"/>
          <table:table-cell office:value-type="float" office:value="103" calcext:value-type="float">
            <text:p>103</text:p>
          </table:table-cell>
          <table:table-cell table:style-name="ce4" table:formula="of:=POWER(2;([.AC52]-69)/12)*440" office:value-type="float" office:value="3135.96348785399" calcext:value-type="float">
            <text:p><text:s/>3136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7</text:p>
          </table:table-cell>
          <table:table-cell table:style-name="ce4"/>
          <table:table-cell table:number-columns-repeated="25"/>
          <table:table-cell table:style-name="ce4"/>
          <table:table-cell office:value-type="float" office:value="104" calcext:value-type="float">
            <text:p>104</text:p>
          </table:table-cell>
          <table:table-cell table:style-name="ce4" table:formula="of:=POWER(2;([.AC53]-69)/12)*440" office:value-type="float" office:value="3322.43758063956" calcext:value-type="float">
            <text:p><text:s/>3322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#7/Gb7</text:p>
          </table:table-cell>
          <table:table-cell table:style-name="ce4"/>
          <table:table-cell table:number-columns-repeated="25"/>
          <table:table-cell table:style-name="ce4"/>
          <table:table-cell office:value-type="float" office:value="105" calcext:value-type="float">
            <text:p>105</text:p>
          </table:table-cell>
          <table:table-cell table:style-name="ce4" table:formula="of:=POWER(2;([.AC54]-69)/12)*440" office:value-type="float" office:value="3520" calcext:value-type="float">
            <text:p><text:s/>3520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7</text:p>
          </table:table-cell>
          <table:table-cell table:style-name="ce4"/>
          <table:table-cell table:number-columns-repeated="25"/>
          <table:table-cell table:style-name="ce4"/>
          <table:table-cell office:value-type="float" office:value="106" calcext:value-type="float">
            <text:p>106</text:p>
          </table:table-cell>
          <table:table-cell table:style-name="ce4" table:formula="of:=POWER(2;([.AC55]-69)/12)*440" office:value-type="float" office:value="3729.31009214472" calcext:value-type="float">
            <text:p><text:s/>3729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#7/Ab7</text:p>
          </table:table-cell>
          <table:table-cell table:style-name="ce4"/>
          <table:table-cell table:number-columns-repeated="25"/>
          <table:table-cell table:style-name="ce4"/>
          <table:table-cell office:value-type="float" office:value="107" calcext:value-type="float">
            <text:p>107</text:p>
          </table:table-cell>
          <table:table-cell table:style-name="ce4" table:formula="of:=POWER(2;([.AC56]-69)/12)*440" office:value-type="float" office:value="3951.06641004899" calcext:value-type="float">
            <text:p><text:s/>395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7</text:p>
          </table:table-cell>
          <table:table-cell table:style-name="ce4"/>
          <table:table-cell table:number-columns-repeated="25"/>
          <table:table-cell table:style-name="ce4"/>
          <table:table-cell office:value-type="float" office:value="108" calcext:value-type="float">
            <text:p>108</text:p>
          </table:table-cell>
          <table:table-cell table:style-name="ce4" table:formula="of:=POWER(2;([.AC57]-69)/12)*440" office:value-type="float" office:value="4186.00904480958" calcext:value-type="float">
            <text:p><text:s/>4186 </text:p>
          </table:table-cell>
          <table:table-cell table:number-columns-repeated="99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oe" table:style-name="ta1">
        <table:table-column table:style-name="co1" table:default-cell-style-name="ce1"/>
        <table:table-column table:style-name="co7" table:number-columns-repeated="11" table:default-cell-style-name="ce1"/>
        <table:table-column table:style-name="co4" table:number-columns-repeated="3" table:default-cell-style-name="ce1"/>
        <table:table-column table:style-name="co4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9" table:number-columns-repeated="992" table:default-cell-style-name="ce1"/>
        <table:table-row table:style-name="ro1">
          <table:table-cell table:style-name="ce10" office:value-type="string" calcext:value-type="string">
            <text:p>Written Note</text:p>
          </table:table-cell>
          <table:table-cell table:style-name="ce12" office:value-type="string" calcext:value-type="string">
            <text:p>LH3rdOctave</text:p>
          </table:table-cell>
          <table:table-cell table:style-name="ce12" office:value-type="string" calcext:value-type="string">
            <text:p>LH1stOctave</text:p>
          </table:table-cell>
          <table:table-cell table:style-name="ce12" office:value-type="string" calcext:value-type="string">
            <text:p>LH1stFinger</text:p>
          </table:table-cell>
          <table:table-cell table:style-name="ce12" office:value-type="string" calcext:value-type="string">
            <text:p>LH2ndOctave</text:p>
          </table:table-cell>
          <table:table-cell table:style-name="ce12" office:value-type="string" calcext:value-type="string">
            <text:p>LHBTrill</text:p>
          </table:table-cell>
          <table:table-cell table:style-name="ce12" office:value-type="string" calcext:value-type="string">
            <text:p>LHDTrill</text:p>
          </table:table-cell>
          <table:table-cell table:style-name="ce12" office:value-type="string" calcext:value-type="string">
            <text:p>LH2ndFinger</text:p>
          </table:table-cell>
          <table:table-cell table:style-name="ce12" office:value-type="string" calcext:value-type="string">
            <text:p>LHCSharpTrill</text:p>
          </table:table-cell>
          <table:table-cell table:style-name="ce12" office:value-type="string" calcext:value-type="string">
            <text:p>LH3rdFinger</text:p>
          </table:table-cell>
          <table:table-cell table:style-name="ce12" office:value-type="string" calcext:value-type="string">
            <text:p>LHGSharp</text:p>
          </table:table-cell>
          <table:table-cell table:style-name="ce12" office:value-type="string" calcext:value-type="string">
            <text:p>LHLowB</text:p>
          </table:table-cell>
          <table:table-cell table:style-name="ce12" office:value-type="string" calcext:value-type="string">
            <text:p>LHEFlat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LHLowBFlat</text:p>
          </table:table-cell>
          <table:table-cell table:style-name="ce12" office:value-type="string" calcext:value-type="string">
            <text:p>Separator</text:p>
          </table:table-cell>
          <table:table-cell table:style-name="ce12" office:value-type="string" calcext:value-type="string">
            <text:p>RHA</text:p>
          </table:table-cell>
          <table:table-cell table:style-name="ce12" office:value-type="string" calcext:value-type="string">
            <text:p>RHGSharp</text:p>
          </table:table-cell>
          <table:table-cell table:style-name="ce12" office:value-type="string" calcext:value-type="string">
            <text:p>RH1stFinger</text:p>
          </table:table-cell>
          <table:table-cell table:style-name="ce12" office:value-type="string" calcext:value-type="string">
            <text:p>RHDTrill</text:p>
          </table:table-cell>
          <table:table-cell table:style-name="ce12" office:value-type="string" calcext:value-type="string">
            <text:p>RH2ndFinger</text:p>
          </table:table-cell>
          <table:table-cell table:style-name="ce12" office:value-type="string" calcext:value-type="string">
            <text:p>RHF</text:p>
          </table:table-cell>
          <table:table-cell table:style-name="ce12" office:value-type="string" calcext:value-type="string">
            <text:p>RH3rdFinger</text:p>
          </table:table-cell>
          <table:table-cell table:style-name="ce12" office:value-type="string" calcext:value-type="string">
            <text:p>RHCBanana</text:p>
          </table:table-cell>
          <table:table-cell table:style-name="ce12" office:value-type="string" calcext:value-type="string">
            <text:p>RHLowC</text:p>
          </table:table-cell>
          <table:table-cell table:style-name="ce12" office:value-type="string" calcext:value-type="string">
            <text:p>RHLowCSharp</text:p>
          </table:table-cell>
          <table:table-cell table:style-name="ce12" office:value-type="string" calcext:value-type="string">
            <text:p>RHLowEFlatKey</text:p>
          </table:table-cell>
          <table:table-cell table:style-name="ce12"/>
          <table:table-cell table:style-name="ce12" office:value-type="string" calcext:value-type="string">
            <text:p>MIDI</text:p>
          </table:table-cell>
          <table:table-cell table:style-name="ce10" office:value-type="string" calcext:value-type="string">
            <text:p>Frequency</text:p>
          </table:table-cell>
          <table:table-cell table:style-name="ce12" office:value-type="string" calcext:value-type="string">
            <text:p>Mapping</text:p>
          </table:table-cell>
          <table:table-cell table:style-name="ce12" office:value-type="string" calcext:value-type="string">
            <text:p>Code</text:p>
          </table:table-cell>
          <table:table-cell table:number-columns-repeated="992"/>
        </table:table-row>
        <table:table-row table:style-name="ro1">
          <table:table-cell/>
          <table:table-cell table:style-name="ce4" office:value-type="string" office:string-value="\uE141" calcext:value-type="string">
            <text:p><text:s/>\uE141 </text:p>
          </table:table-cell>
          <table:table-cell table:style-name="ce4" office:value-type="string" office:string-value="\uE142" calcext:value-type="string">
            <text:p><text:s/>\uE142 </text:p>
          </table:table-cell>
          <table:table-cell table:style-name="ce4" office:value-type="string" office:string-value="\uE143" calcext:value-type="string">
            <text:p><text:s/>\uE143 </text:p>
          </table:table-cell>
          <table:table-cell table:style-name="ce4" office:value-type="string" office:string-value="\uE144" calcext:value-type="string">
            <text:p><text:s/>\uE144 </text:p>
          </table:table-cell>
          <table:table-cell table:style-name="ce4" office:value-type="string" office:string-value="\uE145" calcext:value-type="string">
            <text:p><text:s/>\uE145 </text:p>
          </table:table-cell>
          <table:table-cell table:style-name="ce4" office:value-type="string" office:string-value="\uE146" calcext:value-type="string">
            <text:p><text:s/>\uE146 </text:p>
          </table:table-cell>
          <table:table-cell table:style-name="ce4" office:value-type="string" office:string-value="\uE147" calcext:value-type="string">
            <text:p><text:s/>\uE147 </text:p>
          </table:table-cell>
          <table:table-cell table:style-name="ce4" office:value-type="string" office:string-value="\uE148" calcext:value-type="string">
            <text:p><text:s/>\uE148 </text:p>
          </table:table-cell>
          <table:table-cell table:style-name="ce4" office:value-type="string" office:string-value="\uE149" calcext:value-type="string">
            <text:p><text:s/>\uE149 </text:p>
          </table:table-cell>
          <table:table-cell table:style-name="ce4" office:value-type="string" office:string-value="\uE14A" calcext:value-type="string">
            <text:p><text:s/>\uE14A </text:p>
          </table:table-cell>
          <table:table-cell table:style-name="ce4" office:value-type="string" office:string-value="\uE14B" calcext:value-type="string">
            <text:p><text:s/>\uE14B </text:p>
          </table:table-cell>
          <table:table-cell table:style-name="ce4" office:value-type="string" office:string-value="\uE14C" calcext:value-type="string">
            <text:p><text:s/>\uE14C </text:p>
          </table:table-cell>
          <table:table-cell table:style-name="ce4" office:value-type="string" office:string-value="\uE14D" calcext:value-type="string">
            <text:p><text:s/>\uE14D </text:p>
          </table:table-cell>
          <table:table-cell table:style-name="ce4" office:value-type="string" office:string-value="\uE14E" calcext:value-type="string">
            <text:p><text:s/>\uE14E </text:p>
          </table:table-cell>
          <table:table-cell table:style-name="ce4"/>
          <table:table-cell table:style-name="ce4" office:value-type="string" office:string-value="\uE14F" calcext:value-type="string">
            <text:p><text:s/>\uE14F </text:p>
          </table:table-cell>
          <table:table-cell table:style-name="ce4" office:value-type="string" office:string-value="\uE150" calcext:value-type="string">
            <text:p><text:s/>\uE150 </text:p>
          </table:table-cell>
          <table:table-cell table:style-name="ce4" office:value-type="string" office:string-value="\uE151" calcext:value-type="string">
            <text:p><text:s/>\uE151 </text:p>
          </table:table-cell>
          <table:table-cell table:style-name="ce4" office:value-type="string" office:string-value="\uE152" calcext:value-type="string">
            <text:p><text:s/>\uE152 </text:p>
          </table:table-cell>
          <table:table-cell table:style-name="ce4" office:value-type="string" office:string-value="\uE153" calcext:value-type="string">
            <text:p><text:s/>\uE153 </text:p>
          </table:table-cell>
          <table:table-cell table:style-name="ce4" office:value-type="string" office:string-value="\uE154" calcext:value-type="string">
            <text:p><text:s/>\uE154 </text:p>
          </table:table-cell>
          <table:table-cell table:style-name="ce4" office:value-type="string" office:string-value="\uE155" calcext:value-type="string">
            <text:p><text:s/>\uE155 </text:p>
          </table:table-cell>
          <table:table-cell table:style-name="ce4" office:value-type="string" office:string-value="\uE156" calcext:value-type="string">
            <text:p><text:s/>\uE156 </text:p>
          </table:table-cell>
          <table:table-cell table:style-name="ce4" office:value-type="string" office:string-value="\uE157" calcext:value-type="string">
            <text:p><text:s/>\uE157 </text:p>
          </table:table-cell>
          <table:table-cell table:style-name="ce4" office:value-type="string" office:string-value="\uE158" calcext:value-type="string">
            <text:p><text:s/>\uE158 </text:p>
          </table:table-cell>
          <table:table-cell table:style-name="ce4" office:value-type="string" office:string-value="\uE159" calcext:value-type="string">
            <text:p><text:s/>\uE159 </text:p>
          </table:table-cell>
          <table:table-cell table:style-name="ce4"/>
          <table:table-cell table:style-name="ce5" office:value-type="string" calcext:value-type="string">
            <text:p>base</text:p>
          </table:table-cell>
          <table:table-cell table:style-name="ce5"/>
          <table:table-cell table:style-name="ce4" office:value-type="string" office:string-value="\uE140" calcext:value-type="string">
            <text:p><text:s/>\uE140 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#3/Bb3</text:p>
          </table:table-cell>
          <table:table-cell table:style-name="ce4" table:number-columns-repeated="2"/>
          <table:table-cell table:style-name="ce4" office:value-type="string" office:string-value="\uE143" calcext:value-type="string">
            <text:p><text:s/>\uE143 </text:p>
          </table:table-cell>
          <table:table-cell table:style-name="ce4" table:number-columns-repeated="3"/>
          <table:table-cell table:style-name="ce4" office:value-type="string" office:string-value="\uE147" calcext:value-type="string">
            <text:p><text:s/>\uE147 </text:p>
          </table:table-cell>
          <table:table-cell table:style-name="ce4"/>
          <table:table-cell table:style-name="ce4" office:value-type="string" office:string-value="\uE149" calcext:value-type="string">
            <text:p><text:s/>\uE149 </text:p>
          </table:table-cell>
          <table:table-cell table:style-name="ce4" table:number-columns-repeated="4"/>
          <table:table-cell table:style-name="ce4" office:value-type="string" office:string-value="\uE14E" calcext:value-type="string">
            <text:p><text:s/>\uE14E </text:p>
          </table:table-cell>
          <table:table-cell table:style-name="ce4" table:number-columns-repeated="3"/>
          <table:table-cell table:style-name="ce4" office:value-type="string" office:string-value="\uE151" calcext:value-type="string">
            <text:p><text:s/>\uE151 </text:p>
          </table:table-cell>
          <table:table-cell table:style-name="ce4"/>
          <table:table-cell table:style-name="ce4" office:value-type="string" office:string-value="\uE153" calcext:value-type="string">
            <text:p><text:s/>\uE153 </text:p>
          </table:table-cell>
          <table:table-cell table:style-name="ce4"/>
          <table:table-cell table:style-name="ce4" office:value-type="string" office:string-value="\uE155" calcext:value-type="string">
            <text:p><text:s/>\uE155 </text:p>
          </table:table-cell>
          <table:table-cell table:style-name="ce4"/>
          <table:table-cell table:style-name="ce4" office:value-type="string" office:string-value="\uE157" calcext:value-type="string">
            <text:p><text:s/>\uE157 </text:p>
          </table:table-cell>
          <table:table-cell table:style-name="ce4" table:number-columns-repeated="3"/>
          <table:table-cell office:value-type="float" office:value="58" calcext:value-type="float">
            <text:p>58</text:p>
          </table:table-cell>
          <table:table-cell table:style-name="ce4" table:formula="of:=POWER(2;([.AC3]-69)/12)*440" office:value-type="float" office:value="233.081880759045" calcext:value-type="float">
            <text:p><text:s/>233 </text:p>
          </table:table-cell>
          <table:table-cell table:style-name="ce4" table:formula="of:=COM.MICROSOFT.CONCAT([.B3:.AA3])" office:value-type="string" office:string-value="\uE143\uE147\uE149\uE14E\uE151\uE153\uE155\uE157" calcext:value-type="string">
            <text:p><text:s/>\uE143\uE147\uE149\uE14E\uE151\uE153\uE155\uE157 </text:p>
          </table:table-cell>
          <table:table-cell table:formula="of:=&quot;'&quot;&amp;[.AE3]&amp;&quot;',&quot;" office:value-type="string" office:string-value="'\uE143\uE147\uE149\uE14E\uE151\uE153\uE155\uE157'," calcext:value-type="string">
            <text:p>'\uE143\uE147\uE149\uE14E\uE151\uE153\uE155\uE157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3</text:p>
          </table:table-cell>
          <table:table-cell table:style-name="ce4" table:number-columns-repeated="26"/>
          <table:table-cell/>
          <table:table-cell office:value-type="float" office:value="59" calcext:value-type="float">
            <text:p>59</text:p>
          </table:table-cell>
          <table:table-cell table:style-name="ce4" table:formula="of:=POWER(2;([.AC4]-69)/12)*440" office:value-type="float" office:value="246.941650628062" calcext:value-type="float">
            <text:p><text:s/>247 </text:p>
          </table:table-cell>
          <table:table-cell table:style-name="ce4" table:formula="of:=COM.MICROSOFT.CONCAT([.B4:.AA4])">
            <text:p><text:s text:c="2"/></text:p>
          </table:table-cell>
          <table:table-cell table:formula="of:=[.AF3]&amp;&quot;'&quot;&amp;[.AE4]&amp;&quot;',&quot;" office:value-type="string" office:string-value="'\uE143\uE147\uE149\uE14E\uE151\uE153\uE155\uE157',''," calcext:value-type="string">
            <text:p>'\uE143\uE147\uE149\uE14E\uE151\uE153\uE155\uE157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4</text:p>
          </table:table-cell>
          <table:table-cell table:style-name="ce4" table:number-columns-repeated="2"/>
          <table:table-cell table:style-name="ce4" office:value-type="string" office:string-value="\uE143" calcext:value-type="string">
            <text:p><text:s/>\uE143 </text:p>
          </table:table-cell>
          <table:table-cell table:style-name="ce4" table:number-columns-repeated="3"/>
          <table:table-cell table:style-name="ce4" office:value-type="string" office:string-value="\uE147" calcext:value-type="string">
            <text:p><text:s/>\uE147 </text:p>
          </table:table-cell>
          <table:table-cell table:style-name="ce4"/>
          <table:table-cell table:style-name="ce4" office:value-type="string" office:string-value="\uE149" calcext:value-type="string">
            <text:p><text:s/>\uE149 </text:p>
          </table:table-cell>
          <table:table-cell table:style-name="ce4" table:number-columns-repeated="8"/>
          <table:table-cell table:style-name="ce4" office:value-type="string" office:string-value="\uE151" calcext:value-type="string">
            <text:p><text:s/>\uE151 </text:p>
          </table:table-cell>
          <table:table-cell table:style-name="ce4"/>
          <table:table-cell table:style-name="ce4" office:value-type="string" office:string-value="\uE153" calcext:value-type="string">
            <text:p><text:s/>\uE153 </text:p>
          </table:table-cell>
          <table:table-cell table:style-name="ce4"/>
          <table:table-cell table:style-name="ce4" office:value-type="string" office:string-value="\uE155" calcext:value-type="string">
            <text:p><text:s/>\uE155 </text:p>
          </table:table-cell>
          <table:table-cell table:style-name="ce4"/>
          <table:table-cell table:style-name="ce4" office:value-type="string" office:string-value="\uE157" calcext:value-type="string">
            <text:p><text:s/>\uE157 </text:p>
          </table:table-cell>
          <table:table-cell table:style-name="ce4" table:number-columns-repeated="2"/>
          <table:table-cell/>
          <table:table-cell office:value-type="float" office:value="60" calcext:value-type="float">
            <text:p>60</text:p>
          </table:table-cell>
          <table:table-cell table:style-name="ce4" table:formula="of:=POWER(2;([.AC5]-69)/12)*440" office:value-type="float" office:value="261.625565300599" calcext:value-type="float">
            <text:p><text:s/>262 </text:p>
          </table:table-cell>
          <table:table-cell table:style-name="ce4" table:formula="of:=COM.MICROSOFT.CONCAT([.B5:.AA5])" office:value-type="string" office:string-value="\uE143\uE147\uE149\uE151\uE153\uE155\uE157" calcext:value-type="string">
            <text:p><text:s/>\uE143\uE147\uE149\uE151\uE153\uE155\uE157 </text:p>
          </table:table-cell>
          <table:table-cell table:formula="of:=[.AF4]&amp;&quot;'&quot;&amp;[.AE5]&amp;&quot;',&quot;" office:value-type="string" office:string-value="'\uE143\uE147\uE149\uE14E\uE151\uE153\uE155\uE157','','\uE143\uE147\uE149\uE151\uE153\uE155\uE157'," calcext:value-type="string">
            <text:p>'\uE143\uE147\uE149\uE14E\uE151\uE153\uE155\uE157','','\uE143\uE147\uE149\uE151\uE153\uE155\uE157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#4/Db4</text:p>
          </table:table-cell>
          <table:table-cell table:style-name="ce4" table:number-columns-repeated="24"/>
          <table:table-cell table:number-columns-repeated="3"/>
          <table:table-cell office:value-type="float" office:value="61" calcext:value-type="float">
            <text:p>61</text:p>
          </table:table-cell>
          <table:table-cell table:style-name="ce4" table:formula="of:=POWER(2;([.AC6]-69)/12)*440" office:value-type="float" office:value="277.182630976872" calcext:value-type="float">
            <text:p><text:s/>277 </text:p>
          </table:table-cell>
          <table:table-cell table:style-name="ce4" table:formula="of:=COM.MICROSOFT.CONCAT([.B6:.AA6])">
            <text:p><text:s text:c="2"/></text:p>
          </table:table-cell>
          <table:table-cell table:formula="of:=[.AF5]&amp;&quot;'&quot;&amp;[.AE6]&amp;&quot;',&quot;" office:value-type="string" office:string-value="'\uE143\uE147\uE149\uE14E\uE151\uE153\uE155\uE157','','\uE143\uE147\uE149\uE151\uE153\uE155\uE157',''," calcext:value-type="string">
            <text:p>'\uE143\uE147\uE149\uE14E\uE151\uE153\uE155\uE157','','\uE143\uE147\uE149\uE151\uE153\uE155\uE157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4</text:p>
          </table:table-cell>
          <table:table-cell table:style-name="ce4" table:number-columns-repeated="24"/>
          <table:table-cell table:number-columns-repeated="3"/>
          <table:table-cell office:value-type="float" office:value="62" calcext:value-type="float">
            <text:p>62</text:p>
          </table:table-cell>
          <table:table-cell table:style-name="ce4" table:formula="of:=POWER(2;([.AC7]-69)/12)*440" office:value-type="float" office:value="293.664767917408" calcext:value-type="float">
            <text:p><text:s/>294 </text:p>
          </table:table-cell>
          <table:table-cell table:style-name="ce4" table:formula="of:=COM.MICROSOFT.CONCAT([.B7:.AA7])">
            <text:p><text:s text:c="2"/></text:p>
          </table:table-cell>
          <table:table-cell table:formula="of:=[.AF6]&amp;&quot;'&quot;&amp;[.AE7]&amp;&quot;',&quot;" office:value-type="string" office:string-value="'\uE143\uE147\uE149\uE14E\uE151\uE153\uE155\uE157','','\uE143\uE147\uE149\uE151\uE153\uE155\uE157','',''," calcext:value-type="string">
            <text:p>'\uE143\uE147\uE149\uE14E\uE151\uE153\uE155\uE157','','\uE143\uE147\uE149\uE151\uE153\uE155\uE157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#4/Eb4</text:p>
          </table:table-cell>
          <table:table-cell table:style-name="ce4" table:number-columns-repeated="17"/>
          <table:table-cell table:number-columns-repeated="10"/>
          <table:table-cell office:value-type="float" office:value="63" calcext:value-type="float">
            <text:p>63</text:p>
          </table:table-cell>
          <table:table-cell table:style-name="ce4" table:formula="of:=POWER(2;([.AC8]-69)/12)*440" office:value-type="float" office:value="311.126983722081" calcext:value-type="float">
            <text:p><text:s/>311 </text:p>
          </table:table-cell>
          <table:table-cell table:style-name="ce4" table:formula="of:=COM.MICROSOFT.CONCAT([.B8:.AA8])">
            <text:p><text:s text:c="2"/></text:p>
          </table:table-cell>
          <table:table-cell table:formula="of:=[.AF7]&amp;&quot;'&quot;&amp;[.AE8]&amp;&quot;',&quot;" office:value-type="string" office:string-value="'\uE143\uE147\uE149\uE14E\uE151\uE153\uE155\uE157','','\uE143\uE147\uE149\uE151\uE153\uE155\uE157','','',''," calcext:value-type="string">
            <text:p>'\uE143\uE147\uE149\uE14E\uE151\uE153\uE155\uE157','','\uE143\uE147\uE149\uE151\uE153\uE155\uE157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4</text:p>
          </table:table-cell>
          <table:table-cell table:style-name="ce4" table:number-columns-repeated="14"/>
          <table:table-cell/>
          <table:table-cell table:style-name="ce4"/>
          <table:table-cell/>
          <table:table-cell table:style-name="ce4" table:number-columns-repeated="9"/>
          <table:table-cell/>
          <table:table-cell office:value-type="float" office:value="64" calcext:value-type="float">
            <text:p>64</text:p>
          </table:table-cell>
          <table:table-cell table:style-name="ce4" table:formula="of:=POWER(2;([.AC9]-69)/12)*440" office:value-type="float" office:value="329.62755691287" calcext:value-type="float">
            <text:p><text:s/>330 </text:p>
          </table:table-cell>
          <table:table-cell table:style-name="ce4" table:formula="of:=COM.MICROSOFT.CONCAT([.B9:.AA9])">
            <text:p><text:s text:c="2"/></text:p>
          </table:table-cell>
          <table:table-cell table:formula="of:=[.AF8]&amp;&quot;'&quot;&amp;[.AE9]&amp;&quot;',&quot;" office:value-type="string" office:string-value="'\uE143\uE147\uE149\uE14E\uE151\uE153\uE155\uE157','','\uE143\uE147\uE149\uE151\uE153\uE155\uE157','','','',''," calcext:value-type="string">
            <text:p>'\uE143\uE147\uE149\uE14E\uE151\uE153\uE155\uE157','','\uE143\uE147\uE149\uE151\uE153\uE155\uE157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4</text:p>
          </table:table-cell>
          <table:table-cell table:style-name="ce4" table:number-columns-repeated="14"/>
          <table:table-cell table:number-columns-repeated="2"/>
          <table:table-cell table:style-name="ce4" table:number-columns-repeated="8"/>
          <table:table-cell table:number-columns-repeated="3"/>
          <table:table-cell office:value-type="float" office:value="65" calcext:value-type="float">
            <text:p>65</text:p>
          </table:table-cell>
          <table:table-cell table:style-name="ce4" table:formula="of:=POWER(2;([.AC10]-69)/12)*440" office:value-type="float" office:value="349.228231433004" calcext:value-type="float">
            <text:p><text:s/>349 </text:p>
          </table:table-cell>
          <table:table-cell table:style-name="ce4" table:formula="of:=COM.MICROSOFT.CONCAT([.B10:.AA10])">
            <text:p><text:s text:c="2"/></text:p>
          </table:table-cell>
          <table:table-cell table:formula="of:=[.AF9]&amp;&quot;'&quot;&amp;[.AE10]&amp;&quot;',&quot;" office:value-type="string" office:string-value="'\uE143\uE147\uE149\uE14E\uE151\uE153\uE155\uE157','','\uE143\uE147\uE149\uE151\uE153\uE155\uE157','','','','',''," calcext:value-type="string">
            <text:p>'\uE143\uE147\uE149\uE14E\uE151\uE153\uE155\uE157','','\uE143\uE147\uE149\uE151\uE153\uE155\uE157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#4/Gb4</text:p>
          </table:table-cell>
          <table:table-cell table:style-name="ce4" table:number-columns-repeated="14"/>
          <table:table-cell table:number-columns-repeated="13"/>
          <table:table-cell office:value-type="float" office:value="66" calcext:value-type="float">
            <text:p>66</text:p>
          </table:table-cell>
          <table:table-cell table:style-name="ce4" table:formula="of:=POWER(2;([.AC11]-69)/12)*440" office:value-type="float" office:value="369.994422711634" calcext:value-type="float">
            <text:p><text:s/>370 </text:p>
          </table:table-cell>
          <table:table-cell table:style-name="ce4" table:formula="of:=COM.MICROSOFT.CONCAT([.B11:.AA11])">
            <text:p><text:s text:c="2"/></text:p>
          </table:table-cell>
          <table:table-cell table:formula="of:=[.AF10]&amp;&quot;'&quot;&amp;[.AE11]&amp;&quot;',&quot;" office:value-type="string" office:string-value="'\uE143\uE147\uE149\uE14E\uE151\uE153\uE155\uE157','','\uE143\uE147\uE149\uE151\uE153\uE155\uE157','','','','','',''," calcext:value-type="string">
            <text:p>'\uE143\uE147\uE149\uE14E\uE151\uE153\uE155\uE157','','\uE143\uE147\uE149\uE151\uE153\uE155\uE157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4</text:p>
          </table:table-cell>
          <table:table-cell table:style-name="ce4" table:number-columns-repeated="13"/>
          <table:table-cell table:number-columns-repeated="2"/>
          <table:table-cell table:style-name="ce4" table:number-columns-repeated="9"/>
          <table:table-cell table:number-columns-repeated="3"/>
          <table:table-cell office:value-type="float" office:value="67" calcext:value-type="float">
            <text:p>67</text:p>
          </table:table-cell>
          <table:table-cell table:style-name="ce4" table:formula="of:=POWER(2;([.AC12]-69)/12)*440" office:value-type="float" office:value="391.995435981749" calcext:value-type="float">
            <text:p><text:s/>392 </text:p>
          </table:table-cell>
          <table:table-cell table:style-name="ce4" table:formula="of:=COM.MICROSOFT.CONCAT([.B12:.AA12])">
            <text:p><text:s text:c="2"/></text:p>
          </table:table-cell>
          <table:table-cell table:formula="of:=[.AF11]&amp;&quot;'&quot;&amp;[.AE12]&amp;&quot;',&quot;" office:value-type="string" office:string-value="'\uE143\uE147\uE149\uE14E\uE151\uE153\uE155\uE157','','\uE143\uE147\uE149\uE151\uE153\uE155\uE157','','','','','','',''," calcext:value-type="string">
            <text:p>'\uE143\uE147\uE149\uE14E\uE151\uE153\uE155\uE157','','\uE143\uE147\uE149\uE151\uE153\uE155\uE157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#4/Ab4</text:p>
          </table:table-cell>
          <table:table-cell table:style-name="ce4" table:number-columns-repeated="13"/>
          <table:table-cell table:number-columns-repeated="14"/>
          <table:table-cell office:value-type="float" office:value="68" calcext:value-type="float">
            <text:p>68</text:p>
          </table:table-cell>
          <table:table-cell table:style-name="ce4" table:formula="of:=POWER(2;([.AC13]-69)/12)*440" office:value-type="float" office:value="415.304697579945" calcext:value-type="float">
            <text:p><text:s/>415 </text:p>
          </table:table-cell>
          <table:table-cell table:style-name="ce4" table:formula="of:=COM.MICROSOFT.CONCAT([.B13:.AA13])">
            <text:p><text:s text:c="2"/></text:p>
          </table:table-cell>
          <table:table-cell table:formula="of:=[.AF12]&amp;&quot;'&quot;&amp;[.AE13]&amp;&quot;',&quot;" office:value-type="string" office:string-value="'\uE143\uE147\uE149\uE14E\uE151\uE153\uE155\uE157','','\uE143\uE147\uE149\uE151\uE153\uE155\uE157','','','','','','','',''," calcext:value-type="string">
            <text:p>'\uE143\uE147\uE149\uE14E\uE151\uE153\uE155\uE157','','\uE143\uE147\uE149\uE151\uE153\uE155\uE157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4</text:p>
          </table:table-cell>
          <table:table-cell table:style-name="ce4" table:number-columns-repeated="12"/>
          <table:table-cell/>
          <table:table-cell table:style-name="ce4"/>
          <table:table-cell/>
          <table:table-cell table:style-name="ce4"/>
          <table:table-cell table:number-columns-repeated="11"/>
          <table:table-cell office:value-type="float" office:value="69" calcext:value-type="float">
            <text:p>69</text:p>
          </table:table-cell>
          <table:table-cell table:style-name="ce4" table:formula="of:=POWER(2;([.AC14]-69)/12)*440" office:value-type="float" office:value="440" calcext:value-type="float">
            <text:p><text:s/>440 </text:p>
          </table:table-cell>
          <table:table-cell table:style-name="ce4" table:formula="of:=COM.MICROSOFT.CONCAT([.B14:.AA14])">
            <text:p><text:s text:c="2"/></text:p>
          </table:table-cell>
          <table:table-cell table:formula="of:=[.AF13]&amp;&quot;'&quot;&amp;[.AE14]&amp;&quot;',&quot;" office:value-type="string" office:string-value="'\uE143\uE147\uE149\uE14E\uE151\uE153\uE155\uE157','','\uE143\uE147\uE149\uE151\uE153\uE155\uE157','','','','','','','','',''," calcext:value-type="string">
            <text:p>'\uE143\uE147\uE149\uE14E\uE151\uE153\uE155\uE157','','\uE143\uE147\uE149\uE151\uE153\uE155\uE157','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#4/Bb4</text:p>
          </table:table-cell>
          <table:table-cell table:style-name="ce4" table:number-columns-repeated="12"/>
          <table:table-cell table:number-columns-repeated="15"/>
          <table:table-cell office:value-type="float" office:value="70" calcext:value-type="float">
            <text:p>70</text:p>
          </table:table-cell>
          <table:table-cell table:style-name="ce4" table:formula="of:=POWER(2;([.AC15]-69)/12)*440" office:value-type="float" office:value="466.16376151809" calcext:value-type="float">
            <text:p><text:s/>466 </text:p>
          </table:table-cell>
          <table:table-cell table:style-name="ce4" table:formula="of:=COM.MICROSOFT.CONCAT([.B15:.AA15])">
            <text:p><text:s text:c="2"/></text:p>
          </table:table-cell>
          <table:table-cell table:formula="of:=[.AF14]&amp;&quot;'&quot;&amp;[.AE15]&amp;&quot;',&quot;" office:value-type="string" office:string-value="'\uE143\uE147\uE149\uE14E\uE151\uE153\uE155\uE157','','\uE143\uE147\uE149\uE151\uE153\uE155\uE157','','','','','','','','','',''," calcext:value-type="string">
            <text:p>'\uE143\uE147\uE149\uE14E\uE151\uE153\uE155\uE157','','\uE143\uE147\uE149\uE151\uE153\uE155\uE157','','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4</text:p>
          </table:table-cell>
          <table:table-cell table:style-name="ce4" table:number-columns-repeated="11"/>
          <table:table-cell/>
          <table:table-cell table:style-name="ce4"/>
          <table:table-cell table:number-columns-repeated="14"/>
          <table:table-cell office:value-type="float" office:value="71" calcext:value-type="float">
            <text:p>71</text:p>
          </table:table-cell>
          <table:table-cell table:style-name="ce4" table:formula="of:=POWER(2;([.AC16]-69)/12)*440" office:value-type="float" office:value="493.883301256124" calcext:value-type="float">
            <text:p><text:s/>494 </text:p>
          </table:table-cell>
          <table:table-cell table:style-name="ce4" table:formula="of:=COM.MICROSOFT.CONCAT([.B16:.AA16])">
            <text:p><text:s text:c="2"/></text:p>
          </table:table-cell>
          <table:table-cell table:formula="of:=[.AF15]&amp;&quot;'&quot;&amp;[.AE16]&amp;&quot;',&quot;" office:value-type="string" office:string-value="'\uE143\uE147\uE149\uE14E\uE151\uE153\uE155\uE157','','\uE143\uE147\uE149\uE151\uE153\uE155\uE157','','','','','','','','','','',''," calcext:value-type="string">
            <text:p>'\uE143\uE147\uE149\uE14E\uE151\uE153\uE155\uE157','','\uE143\uE147\uE149\uE151\uE153\uE155\uE157','','','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5</text:p>
          </table:table-cell>
          <table:table-cell table:style-name="ce4" table:number-columns-repeated="13"/>
          <table:table-cell table:number-columns-repeated="14"/>
          <table:table-cell office:value-type="float" office:value="72" calcext:value-type="float">
            <text:p>72</text:p>
          </table:table-cell>
          <table:table-cell table:style-name="ce4" table:formula="of:=POWER(2;([.AC17]-69)/12)*440" office:value-type="float" office:value="523.251130601197" calcext:value-type="float">
            <text:p><text:s/>523 </text:p>
          </table:table-cell>
          <table:table-cell table:style-name="ce4" table:formula="of:=COM.MICROSOFT.CONCAT([.B17:.AA17])">
            <text:p><text:s text:c="2"/></text:p>
          </table:table-cell>
          <table:table-cell table:formula="of:=&quot;'&quot;&amp;[.AE17]&amp;&quot;',&quot;" office:value-type="string" office:string-value="''," calcext:value-type="string">
            <text:p>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#5/Db5</text:p>
          </table:table-cell>
          <table:table-cell table:style-name="ce4" table:number-columns-repeated="11"/>
          <table:table-cell/>
          <table:table-cell table:style-name="ce4"/>
          <table:table-cell table:number-columns-repeated="14"/>
          <table:table-cell office:value-type="float" office:value="73" calcext:value-type="float">
            <text:p>73</text:p>
          </table:table-cell>
          <table:table-cell table:style-name="ce4" table:formula="of:=POWER(2;([.AC18]-69)/12)*440" office:value-type="float" office:value="554.365261953744" calcext:value-type="float">
            <text:p><text:s/>554 </text:p>
          </table:table-cell>
          <table:table-cell table:style-name="ce4" table:formula="of:=COM.MICROSOFT.CONCAT([.B18:.AA18])">
            <text:p><text:s text:c="2"/></text:p>
          </table:table-cell>
          <table:table-cell table:formula="of:=[.AF17]&amp;&quot;'&quot;&amp;[.AE18]&amp;&quot;',&quot;" office:value-type="string" office:string-value="'',''," calcext:value-type="string">
            <text:p>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5</text:p>
          </table:table-cell>
          <table:table-cell table:style-name="ce4" table:number-columns-repeated="11"/>
          <table:table-cell/>
          <table:table-cell table:style-name="ce4" table:number-columns-repeated="2"/>
          <table:table-cell/>
          <table:table-cell table:style-name="ce4" table:number-columns-repeated="9"/>
          <table:table-cell table:number-columns-repeated="3"/>
          <table:table-cell office:value-type="float" office:value="74" calcext:value-type="float">
            <text:p>74</text:p>
          </table:table-cell>
          <table:table-cell table:style-name="ce4" table:formula="of:=POWER(2;([.AC19]-69)/12)*440" office:value-type="float" office:value="587.329535834815" calcext:value-type="float">
            <text:p><text:s/>587 </text:p>
          </table:table-cell>
          <table:table-cell table:style-name="ce4" table:formula="of:=COM.MICROSOFT.CONCAT([.B19:.AA19])">
            <text:p><text:s text:c="2"/></text:p>
          </table:table-cell>
          <table:table-cell table:formula="of:=[.AF18]&amp;&quot;'&quot;&amp;[.AE19]&amp;&quot;',&quot;" office:value-type="string" office:string-value="'','',''," calcext:value-type="string">
            <text:p>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#5/Eb5</text:p>
          </table:table-cell>
          <table:table-cell table:style-name="ce4" table:number-columns-repeated="14"/>
          <table:table-cell/>
          <table:table-cell table:style-name="ce4" table:number-columns-repeated="2"/>
          <table:table-cell table:number-columns-repeated="10"/>
          <table:table-cell office:value-type="float" office:value="75" calcext:value-type="float">
            <text:p>75</text:p>
          </table:table-cell>
          <table:table-cell table:style-name="ce4" table:formula="of:=POWER(2;([.AC20]-69)/12)*440" office:value-type="float" office:value="622.253967444162" calcext:value-type="float">
            <text:p><text:s/>622 </text:p>
          </table:table-cell>
          <table:table-cell table:style-name="ce4" table:formula="of:=COM.MICROSOFT.CONCAT([.B20:.AA20])">
            <text:p><text:s text:c="2"/></text:p>
          </table:table-cell>
          <table:table-cell table:formula="of:=[.AF19]&amp;&quot;'&quot;&amp;[.AE20]&amp;&quot;',&quot;" office:value-type="string" office:string-value="'','','',''," calcext:value-type="string">
            <text:p>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5</text:p>
          </table:table-cell>
          <table:table-cell table:style-name="ce4" table:number-columns-repeated="14"/>
          <table:table-cell/>
          <table:table-cell table:style-name="ce4"/>
          <table:table-cell/>
          <table:table-cell table:style-name="ce4" table:number-columns-repeated="7"/>
          <table:table-cell table:number-columns-repeated="3"/>
          <table:table-cell office:value-type="float" office:value="76" calcext:value-type="float">
            <text:p>76</text:p>
          </table:table-cell>
          <table:table-cell table:style-name="ce4" table:formula="of:=POWER(2;([.AC21]-69)/12)*440" office:value-type="float" office:value="659.25511382574" calcext:value-type="float">
            <text:p><text:s/>659 </text:p>
          </table:table-cell>
          <table:table-cell table:style-name="ce4" table:formula="of:=COM.MICROSOFT.CONCAT([.B21:.AA21])">
            <text:p><text:s text:c="2"/></text:p>
          </table:table-cell>
          <table:table-cell table:formula="of:=[.AF20]&amp;&quot;'&quot;&amp;[.AE21]&amp;&quot;',&quot;" office:value-type="string" office:string-value="'','','','',''," calcext:value-type="string">
            <text:p>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5</text:p>
          </table:table-cell>
          <table:table-cell table:style-name="ce4" table:number-columns-repeated="14"/>
          <table:table-cell table:number-columns-repeated="2"/>
          <table:table-cell table:style-name="ce4"/>
          <table:table-cell table:number-columns-repeated="10"/>
          <table:table-cell office:value-type="float" office:value="77" calcext:value-type="float">
            <text:p>77</text:p>
          </table:table-cell>
          <table:table-cell table:style-name="ce4" table:formula="of:=POWER(2;([.AC22]-69)/12)*440" office:value-type="float" office:value="698.456462866008" calcext:value-type="float">
            <text:p><text:s/>698 </text:p>
          </table:table-cell>
          <table:table-cell table:style-name="ce4" table:formula="of:=COM.MICROSOFT.CONCAT([.B22:.AA22])">
            <text:p><text:s text:c="2"/></text:p>
          </table:table-cell>
          <table:table-cell table:formula="of:=[.AF21]&amp;&quot;'&quot;&amp;[.AE22]&amp;&quot;',&quot;" office:value-type="string" office:string-value="'','','','','',''," calcext:value-type="string">
            <text:p>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#5/Gb5</text:p>
          </table:table-cell>
          <table:table-cell table:style-name="ce4" table:number-columns-repeated="14"/>
          <table:table-cell table:number-columns-repeated="13"/>
          <table:table-cell office:value-type="float" office:value="78" calcext:value-type="float">
            <text:p>78</text:p>
          </table:table-cell>
          <table:table-cell table:style-name="ce4" table:formula="of:=POWER(2;([.AC23]-69)/12)*440" office:value-type="float" office:value="739.988845423269" calcext:value-type="float">
            <text:p><text:s/>740 </text:p>
          </table:table-cell>
          <table:table-cell table:style-name="ce4" table:formula="of:=COM.MICROSOFT.CONCAT([.B23:.AA23])">
            <text:p><text:s text:c="2"/></text:p>
          </table:table-cell>
          <table:table-cell table:formula="of:=[.AF22]&amp;&quot;'&quot;&amp;[.AE23]&amp;&quot;',&quot;" office:value-type="string" office:string-value="'','','','','','',''," calcext:value-type="string">
            <text:p>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5</text:p>
          </table:table-cell>
          <table:table-cell table:style-name="ce4" table:number-columns-repeated="13"/>
          <table:table-cell table:number-columns-repeated="2"/>
          <table:table-cell table:style-name="ce4"/>
          <table:table-cell table:number-columns-repeated="11"/>
          <table:table-cell office:value-type="float" office:value="79" calcext:value-type="float">
            <text:p>79</text:p>
          </table:table-cell>
          <table:table-cell table:style-name="ce4" table:formula="of:=POWER(2;([.AC24]-69)/12)*440" office:value-type="float" office:value="783.990871963499" calcext:value-type="float">
            <text:p><text:s/>784 </text:p>
          </table:table-cell>
          <table:table-cell table:style-name="ce4" table:formula="of:=COM.MICROSOFT.CONCAT([.B24:.AA24])">
            <text:p><text:s text:c="2"/></text:p>
          </table:table-cell>
          <table:table-cell table:formula="of:=[.AF23]&amp;&quot;'&quot;&amp;[.AE24]&amp;&quot;',&quot;" office:value-type="string" office:string-value="'','','','','','','',''," calcext:value-type="string">
            <text:p>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#5/Ab5</text:p>
          </table:table-cell>
          <table:table-cell table:style-name="ce4" table:number-columns-repeated="13"/>
          <table:table-cell table:number-columns-repeated="14"/>
          <table:table-cell office:value-type="float" office:value="80" calcext:value-type="float">
            <text:p>80</text:p>
          </table:table-cell>
          <table:table-cell table:style-name="ce4" table:formula="of:=POWER(2;([.AC25]-69)/12)*440" office:value-type="float" office:value="830.60939515989" calcext:value-type="float">
            <text:p><text:s/>831 </text:p>
          </table:table-cell>
          <table:table-cell table:style-name="ce4" table:formula="of:=COM.MICROSOFT.CONCAT([.B25:.AA25])">
            <text:p><text:s text:c="2"/></text:p>
          </table:table-cell>
          <table:table-cell table:formula="of:=[.AF24]&amp;&quot;'&quot;&amp;[.AE25]&amp;&quot;',&quot;" office:value-type="string" office:string-value="'','','','','','','','',''," calcext:value-type="string">
            <text:p>'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5</text:p>
          </table:table-cell>
          <table:table-cell table:style-name="ce4" table:number-columns-repeated="13"/>
          <table:table-cell table:number-columns-repeated="2"/>
          <table:table-cell table:style-name="ce4" table:number-columns-repeated="9"/>
          <table:table-cell table:number-columns-repeated="3"/>
          <table:table-cell office:value-type="float" office:value="81" calcext:value-type="float">
            <text:p>81</text:p>
          </table:table-cell>
          <table:table-cell table:style-name="ce4" table:formula="of:=POWER(2;([.AC26]-69)/12)*440" office:value-type="float" office:value="880" calcext:value-type="float">
            <text:p><text:s/>880 </text:p>
          </table:table-cell>
          <table:table-cell table:style-name="ce4" table:formula="of:=COM.MICROSOFT.CONCAT([.B26:.AA26])">
            <text:p><text:s text:c="2"/></text:p>
          </table:table-cell>
          <table:table-cell table:formula="of:=[.AF25]&amp;&quot;'&quot;&amp;[.AE26]&amp;&quot;',&quot;" office:value-type="string" office:string-value="'','','','','','','','','',''," calcext:value-type="string">
            <text:p>'','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#5/Bb5</text:p>
          </table:table-cell>
          <table:table-cell table:style-name="ce4" table:number-columns-repeated="13"/>
          <table:table-cell table:number-columns-repeated="2"/>
          <table:table-cell table:style-name="ce4" table:number-columns-repeated="2"/>
          <table:table-cell table:number-columns-repeated="10"/>
          <table:table-cell office:value-type="float" office:value="82" calcext:value-type="float">
            <text:p>82</text:p>
          </table:table-cell>
          <table:table-cell table:style-name="ce4" table:formula="of:=POWER(2;([.AC27]-69)/12)*440" office:value-type="float" office:value="932.32752303618" calcext:value-type="float">
            <text:p><text:s/>932 </text:p>
          </table:table-cell>
          <table:table-cell table:style-name="ce4" table:formula="of:=COM.MICROSOFT.CONCAT([.B27:.AA27])">
            <text:p><text:s text:c="2"/></text:p>
          </table:table-cell>
          <table:table-cell table:formula="of:=[.AF26]&amp;&quot;'&quot;&amp;[.AE27]&amp;&quot;',&quot;" office:value-type="string" office:string-value="'','','','','','','','','','',''," calcext:value-type="string">
            <text:p>'','','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5</text:p>
          </table:table-cell>
          <table:table-cell table:style-name="ce4" table:number-columns-repeated="12"/>
          <table:table-cell table:number-columns-repeated="3"/>
          <table:table-cell table:style-name="ce4" table:number-columns-repeated="2"/>
          <table:table-cell table:number-columns-repeated="10"/>
          <table:table-cell office:value-type="float" office:value="83" calcext:value-type="float">
            <text:p>83</text:p>
          </table:table-cell>
          <table:table-cell table:style-name="ce4" table:formula="of:=POWER(2;([.AC28]-69)/12)*440" office:value-type="float" office:value="987.766602512248" calcext:value-type="float">
            <text:p><text:s/>988 </text:p>
          </table:table-cell>
          <table:table-cell table:style-name="ce4" table:formula="of:=COM.MICROSOFT.CONCAT([.B28:.AA28])">
            <text:p><text:s text:c="2"/></text:p>
          </table:table-cell>
          <table:table-cell table:formula="of:=[.AF27]&amp;&quot;'&quot;&amp;[.AE28]&amp;&quot;',&quot;" office:value-type="string" office:string-value="'','','','','','','','','','','',''," calcext:value-type="string">
            <text:p>'','','','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6</text:p>
          </table:table-cell>
          <table:table-cell table:style-name="ce4" table:number-columns-repeated="12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9"/>
          <table:table-cell/>
          <table:table-cell office:value-type="float" office:value="84" calcext:value-type="float">
            <text:p>84</text:p>
          </table:table-cell>
          <table:table-cell table:style-name="ce4" table:formula="of:=POWER(2;([.AC29]-69)/12)*440" office:value-type="float" office:value="1046.50226120239" calcext:value-type="float">
            <text:p><text:s/>1047 </text:p>
          </table:table-cell>
          <table:table-cell table:style-name="ce4" table:formula="of:=COM.MICROSOFT.CONCAT([.B29:.AA29])">
            <text:p><text:s text:c="2"/></text:p>
          </table:table-cell>
          <table:table-cell table:formula="of:=&quot;'&quot;&amp;[.AE29]&amp;&quot;',&quot;" office:value-type="string" office:string-value="''," calcext:value-type="string">
            <text:p>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#6/Db6</text:p>
          </table:table-cell>
          <table:table-cell table:style-name="ce4" table:number-columns-repeated="12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9"/>
          <table:table-cell/>
          <table:table-cell office:value-type="float" office:value="85" calcext:value-type="float">
            <text:p>85</text:p>
          </table:table-cell>
          <table:table-cell table:style-name="ce4" table:formula="of:=POWER(2;([.AC30]-69)/12)*440" office:value-type="float" office:value="1108.73052390749" calcext:value-type="float">
            <text:p><text:s/>1109 </text:p>
          </table:table-cell>
          <table:table-cell table:style-name="ce4" table:formula="of:=COM.MICROSOFT.CONCAT([.B30:.AA30])">
            <text:p><text:s text:c="2"/></text:p>
          </table:table-cell>
          <table:table-cell table:formula="of:=[.AF29]&amp;&quot;'&quot;&amp;[.AE30]&amp;&quot;',&quot;" office:value-type="string" office:string-value="'',''," calcext:value-type="string">
            <text:p>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6</text:p>
          </table:table-cell>
          <table:table-cell table:style-name="ce4" table:number-columns-repeated="11"/>
          <table:table-cell/>
          <table:table-cell table:style-name="ce4" table:number-columns-repeated="2"/>
          <table:table-cell/>
          <table:table-cell table:style-name="ce4" table:number-columns-repeated="11"/>
          <table:table-cell/>
          <table:table-cell office:value-type="float" office:value="86" calcext:value-type="float">
            <text:p>86</text:p>
          </table:table-cell>
          <table:table-cell table:style-name="ce4" table:formula="of:=POWER(2;([.AC31]-69)/12)*440" office:value-type="float" office:value="1174.65907166963" calcext:value-type="float">
            <text:p><text:s/>1175 </text:p>
          </table:table-cell>
          <table:table-cell table:style-name="ce4" table:formula="of:=COM.MICROSOFT.CONCAT([.B31:.AA31])">
            <text:p><text:s text:c="2"/></text:p>
          </table:table-cell>
          <table:table-cell table:formula="of:=[.AF30]&amp;&quot;'&quot;&amp;[.AE31]&amp;&quot;',&quot;" office:value-type="string" office:string-value="'','',''," calcext:value-type="string">
            <text:p>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#6/Eb6</text:p>
          </table:table-cell>
          <table:table-cell table:style-name="ce4" table:number-columns-repeated="11"/>
          <table:table-cell/>
          <table:table-cell table:style-name="ce4" table:number-columns-repeated="2"/>
          <table:table-cell/>
          <table:table-cell table:style-name="ce4" table:number-columns-repeated="9"/>
          <table:table-cell/>
          <table:table-cell table:style-name="ce4"/>
          <table:table-cell/>
          <table:table-cell office:value-type="float" office:value="87" calcext:value-type="float">
            <text:p>87</text:p>
          </table:table-cell>
          <table:table-cell table:style-name="ce4" table:formula="of:=POWER(2;([.AC32]-69)/12)*440" office:value-type="float" office:value="1244.50793488832" calcext:value-type="float">
            <text:p><text:s/>1245 </text:p>
          </table:table-cell>
          <table:table-cell table:style-name="ce4" table:formula="of:=COM.MICROSOFT.CONCAT([.B32:.AA32])">
            <text:p><text:s text:c="2"/></text:p>
          </table:table-cell>
          <table:table-cell table:formula="of:=[.AF31]&amp;&quot;'&quot;&amp;[.AE32]&amp;&quot;',&quot;" office:value-type="string" office:string-value="'','','',''," calcext:value-type="string">
            <text:p>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6</text:p>
          </table:table-cell>
          <table:table-cell table:style-name="ce4" table:number-columns-repeated="13"/>
          <table:table-cell table:number-columns-repeated="2"/>
          <table:table-cell table:style-name="ce4" table:number-columns-repeated="9"/>
          <table:table-cell/>
          <table:table-cell table:style-name="ce4"/>
          <table:table-cell/>
          <table:table-cell office:value-type="float" office:value="88" calcext:value-type="float">
            <text:p>88</text:p>
          </table:table-cell>
          <table:table-cell table:style-name="ce4" table:formula="of:=POWER(2;([.AC33]-69)/12)*440" office:value-type="float" office:value="1318.51022765148" calcext:value-type="float">
            <text:p><text:s/>1319 </text:p>
          </table:table-cell>
          <table:table-cell table:style-name="ce4" table:formula="of:=COM.MICROSOFT.CONCAT([.B33:.AA33])">
            <text:p><text:s text:c="2"/></text:p>
          </table:table-cell>
          <table:table-cell table:formula="of:=[.AF32]&amp;&quot;'&quot;&amp;[.AE33]&amp;&quot;',&quot;" office:value-type="string" office:string-value="'','','','',''," calcext:value-type="string">
            <text:p>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6</text:p>
          </table:table-cell>
          <table:table-cell table:style-name="ce4" table:number-columns-repeated="14"/>
          <table:table-cell/>
          <table:table-cell table:style-name="ce4" table:number-columns-repeated="2"/>
          <table:table-cell table:number-columns-repeated="10"/>
          <table:table-cell office:value-type="float" office:value="89" calcext:value-type="float">
            <text:p>89</text:p>
          </table:table-cell>
          <table:table-cell table:style-name="ce4" table:formula="of:=POWER(2;([.AC34]-69)/12)*440" office:value-type="float" office:value="1396.91292573202" calcext:value-type="float">
            <text:p><text:s/>1397 </text:p>
          </table:table-cell>
          <table:table-cell table:style-name="ce4" table:formula="of:=COM.MICROSOFT.CONCAT([.B34:.AA34])">
            <text:p><text:s text:c="2"/></text:p>
          </table:table-cell>
          <table:table-cell table:formula="of:=[.AF33]&amp;&quot;'&quot;&amp;[.AE34]&amp;&quot;',&quot;" office:value-type="string" office:string-value="'','','','','',''," calcext:value-type="string">
            <text:p>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#6/Gb6</text:p>
          </table:table-cell>
          <table:table-cell table:style-name="ce4" table:number-columns-repeated="12"/>
          <table:table-cell table:number-columns-repeated="3"/>
          <table:table-cell table:style-name="ce4"/>
          <table:table-cell table:number-columns-repeated="11"/>
          <table:table-cell office:value-type="float" office:value="90" calcext:value-type="float">
            <text:p>90</text:p>
          </table:table-cell>
          <table:table-cell table:style-name="ce4" table:formula="of:=POWER(2;([.AC35]-69)/12)*440" office:value-type="float" office:value="1479.97769084654" calcext:value-type="float">
            <text:p><text:s/>1480 </text:p>
          </table:table-cell>
          <table:table-cell table:style-name="ce4" table:formula="of:=COM.MICROSOFT.CONCAT([.B35:.AA35])">
            <text:p><text:s text:c="2"/></text:p>
          </table:table-cell>
          <table:table-cell table:formula="of:=[.AF34]&amp;&quot;'&quot;&amp;[.AE35]&amp;&quot;',&quot;" office:value-type="string" office:string-value="'','','','','','',''," calcext:value-type="string">
            <text:p>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6</text:p>
          </table:table-cell>
          <table:table-cell table:style-name="ce4" table:number-columns-repeated="12"/>
          <table:table-cell/>
          <table:table-cell table:style-name="ce4"/>
          <table:table-cell/>
          <table:table-cell table:style-name="ce4" table:number-columns-repeated="11"/>
          <table:table-cell/>
          <table:table-cell office:value-type="float" office:value="91" calcext:value-type="float">
            <text:p>91</text:p>
          </table:table-cell>
          <table:table-cell table:style-name="ce4" table:formula="of:=POWER(2;([.AC36]-69)/12)*440" office:value-type="float" office:value="1567.981743927" calcext:value-type="float">
            <text:p><text:s/>1568 </text:p>
          </table:table-cell>
          <table:table-cell table:style-name="ce4" table:formula="of:=COM.MICROSOFT.CONCAT([.B36:.AA36])">
            <text:p><text:s text:c="2"/></text:p>
          </table:table-cell>
          <table:table-cell table:formula="of:=[.AF35]&amp;&quot;'&quot;&amp;[.AE36]&amp;&quot;',&quot;" office:value-type="string" office:string-value="'','','','','','','',''," calcext:value-type="string">
            <text:p>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#6/Ab6</text:p>
          </table:table-cell>
          <table:table-cell table:style-name="ce4" table:number-columns-repeated="12"/>
          <table:table-cell/>
          <table:table-cell table:style-name="ce4"/>
          <table:table-cell/>
          <table:table-cell table:style-name="ce4" table:number-columns-repeated="11"/>
          <table:table-cell/>
          <table:table-cell office:value-type="float" office:value="92" calcext:value-type="float">
            <text:p>92</text:p>
          </table:table-cell>
          <table:table-cell table:style-name="ce4" table:formula="of:=POWER(2;([.AC37]-69)/12)*440" office:value-type="float" office:value="1661.21879031978" calcext:value-type="float">
            <text:p><text:s/>1661 </text:p>
          </table:table-cell>
          <table:table-cell table:style-name="ce4" table:formula="of:=COM.MICROSOFT.CONCAT([.B37:.AA37])">
            <text:p><text:s text:c="2"/></text:p>
          </table:table-cell>
          <table:table-cell table:formula="of:=[.AF36]&amp;&quot;'&quot;&amp;[.AE37]&amp;&quot;',&quot;" office:value-type="string" office:string-value="'','','','','','','','',''," calcext:value-type="string">
            <text:p>'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6</text:p>
          </table:table-cell>
          <table:table-cell table:style-name="ce4" table:number-columns-repeated="11"/>
          <table:table-cell table:number-columns-repeated="16"/>
          <table:table-cell office:value-type="float" office:value="93" calcext:value-type="float">
            <text:p>93</text:p>
          </table:table-cell>
          <table:table-cell table:style-name="ce4" table:formula="of:=POWER(2;([.AC38]-69)/12)*440" office:value-type="float" office:value="1760" calcext:value-type="float">
            <text:p><text:s/>1760 </text:p>
          </table:table-cell>
          <table:table-cell table:style-name="ce4" table:formula="of:=COM.MICROSOFT.CONCAT([.B38:.AA38])">
            <text:p><text:s text:c="2"/></text:p>
          </table:table-cell>
          <table:table-cell table:formula="of:=[.AF37]&amp;&quot;'&quot;&amp;[.AE38]&amp;&quot;',&quot;" office:value-type="string" office:string-value="'','','','','','','','','',''," calcext:value-type="string">
            <text:p>'','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#6/Bb6</text:p>
          </table:table-cell>
          <table:table-cell table:style-name="ce4" table:number-columns-repeated="11"/>
          <table:table-cell table:number-columns-repeated="16"/>
          <table:table-cell office:value-type="float" office:value="94" calcext:value-type="float">
            <text:p>94</text:p>
          </table:table-cell>
          <table:table-cell table:style-name="ce4" table:formula="of:=POWER(2;([.AC39]-69)/12)*440" office:value-type="float" office:value="1864.65504607236" calcext:value-type="float">
            <text:p><text:s/>1865 </text:p>
          </table:table-cell>
          <table:table-cell table:style-name="ce4" table:formula="of:=COM.MICROSOFT.CONCAT([.B39:.AA39])">
            <text:p><text:s text:c="2"/></text:p>
          </table:table-cell>
          <table:table-cell table:formula="of:=[.AF38]&amp;&quot;'&quot;&amp;[.AE39]&amp;&quot;',&quot;" office:value-type="string" office:string-value="'','','','','','','','','','',''," calcext:value-type="string">
            <text:p>'','','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6</text:p>
          </table:table-cell>
          <table:table-cell table:style-name="ce4" table:number-columns-repeated="11"/>
          <table:table-cell table:number-columns-repeated="16"/>
          <table:table-cell office:value-type="float" office:value="95" calcext:value-type="float">
            <text:p>95</text:p>
          </table:table-cell>
          <table:table-cell table:style-name="ce4" table:formula="of:=POWER(2;([.AC40]-69)/12)*440" office:value-type="float" office:value="1975.5332050245" calcext:value-type="float">
            <text:p><text:s/>1976 </text:p>
          </table:table-cell>
          <table:table-cell table:style-name="ce4" table:formula="of:=COM.MICROSOFT.CONCAT([.B40:.AA40])">
            <text:p><text:s text:c="2"/></text:p>
          </table:table-cell>
          <table:table-cell table:formula="of:=[.AF39]&amp;&quot;'&quot;&amp;[.AE40]&amp;&quot;',&quot;" office:value-type="string" office:string-value="'','','','','','','','','','','',''," calcext:value-type="string">
            <text:p>'','','','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7</text:p>
          </table:table-cell>
          <table:table-cell table:style-name="ce4"/>
          <table:table-cell table:number-columns-repeated="26"/>
          <table:table-cell office:value-type="float" office:value="96" calcext:value-type="float">
            <text:p>96</text:p>
          </table:table-cell>
          <table:table-cell table:style-name="ce4" table:formula="of:=POWER(2;([.AC41]-69)/12)*440" office:value-type="float" office:value="2093.00452240479" calcext:value-type="float">
            <text:p><text:s/>2093 </text:p>
          </table:table-cell>
          <table:table-cell table:style-name="ce4" table:formula="of:=COM.MICROSOFT.CONCAT([.B41:.AA41])">
            <text:p><text:s text:c="2"/></text:p>
          </table:table-cell>
          <table:table-cell table:formula="of:=[.AF40]&amp;&quot;'&quot;&amp;[.AE41]&amp;&quot;',&quot;" office:value-type="string" office:string-value="'','','','','','','','','','','','',''," calcext:value-type="string">
            <text:p>'','','','','','','','','','','','','',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#7/Db7</text:p>
          </table:table-cell>
          <table:table-cell table:style-name="ce4"/>
          <table:table-cell table:number-columns-repeated="26"/>
          <table:table-cell office:value-type="float" office:value="97" calcext:value-type="float">
            <text:p>97</text:p>
          </table:table-cell>
          <table:table-cell table:style-name="ce4" table:formula="of:=POWER(2;([.AC42]-69)/12)*440" office:value-type="float" office:value="2217.46104781498" calcext:value-type="float">
            <text:p><text:s/>2217 </text:p>
          </table:table-cell>
          <table:table-cell table:style-name="ce4" table:formula="of:=COM.MICROSOFT.CONCAT([.B42:.AA42])">
            <text:p><text:s text:c="2"/></text:p>
          </table:table-cell>
          <table:table-cell table:formula="of:=[.AF41]&amp;&quot;'&quot;&amp;[.AE42]&amp;&quot;',&quot;" office:value-type="string" office:string-value="'','','','','','','','','','','','','',''," calcext:value-type="string">
            <text:p>'','','','','','','','','','','','','','',</text:p>
          </table:table-cell>
          <table:table-cell table:number-columns-repeated="99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soon" table:style-name="ta1">
        <table:table-column table:style-name="co1" table:default-cell-style-name="ce1"/>
        <table:table-column table:style-name="co7" table:number-columns-repeated="14" table:default-cell-style-name="ce1"/>
        <table:table-column table:style-name="co4" table:number-columns-repeated="3" table:default-cell-style-name="ce1"/>
        <table:table-column table:style-name="co4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9" table:number-columns-repeated="987" table:default-cell-style-name="ce1"/>
        <table:table-row table:style-name="ro1">
          <table:table-cell table:style-name="ce10" office:value-type="string" calcext:value-type="string">
            <text:p>Written Note</text:p>
          </table:table-cell>
          <table:table-cell table:style-name="ce12" office:value-type="string" calcext:value-type="string">
            <text:p>LTHighD</text:p>
          </table:table-cell>
          <table:table-cell table:style-name="ce12" office:value-type="string" calcext:value-type="string">
            <text:p>LTHighB</text:p>
          </table:table-cell>
          <table:table-cell table:style-name="ce12" office:value-type="string" calcext:value-type="string">
            <text:p>LTHighA</text:p>
          </table:table-cell>
          <table:table-cell table:style-name="ce12" office:value-type="string" calcext:value-type="string">
            <text:p>LTCSharp</text:p>
          </table:table-cell>
          <table:table-cell table:style-name="ce12" office:value-type="string" calcext:value-type="string">
            <text:p>LTWhisperKey</text:p>
          </table:table-cell>
          <table:table-cell table:style-name="ce12" office:value-type="string" calcext:value-type="string">
            <text:p>LTLowBFlat</text:p>
          </table:table-cell>
          <table:table-cell table:style-name="ce12" office:value-type="string" calcext:value-type="string">
            <text:p>LTLowB</text:p>
          </table:table-cell>
          <table:table-cell table:style-name="ce12" office:value-type="string" calcext:value-type="string">
            <text:p>LTLowC</text:p>
          </table:table-cell>
          <table:table-cell table:style-name="ce12" office:value-type="string" calcext:value-type="string">
            <text:p>LTLowD</text:p>
          </table:table-cell>
          <table:table-cell table:style-name="ce12" office:value-type="string" calcext:value-type="string">
            <text:p>LHHighE</text:p>
          </table:table-cell>
          <table:table-cell table:style-name="ce12" office:value-type="string" calcext:value-type="string">
            <text:p>LH1stFinger</text:p>
          </table:table-cell>
          <table:table-cell table:style-name="ce12" office:value-type="string" calcext:value-type="string">
            <text:p>LHHighEFlat</text:p>
          </table:table-cell>
          <table:table-cell table:style-name="ce12" office:value-type="string" calcext:value-type="string">
            <text:p>LH2ndFinger</text:p>
          </table:table-cell>
          <table:table-cell table:style-name="ce12" office:value-type="string" calcext:value-type="string">
            <text:p>LH3rdFingerRing</text:p>
          </table:table-cell>
          <table:table-cell table:style-name="ce12" office:value-type="string" calcext:value-type="string">
            <text:p>LH3rdFinger</text:p>
          </table:table-cell>
          <table:table-cell table:style-name="ce12" office:value-type="string" calcext:value-type="string">
            <text:p>LHLowEFlat</text:p>
          </table:table-cell>
          <table:table-cell table:style-name="ce12" office:value-type="string" calcext:value-type="string">
            <text:p>LHLowDFlat</text:p>
          </table:table-cell>
          <table:table-cell table:style-name="ce12" office:value-type="string" calcext:value-type="string">
            <text:p>Separator</text:p>
          </table:table-cell>
          <table:table-cell table:style-name="ce12" office:value-type="string" calcext:value-type="string">
            <text:p>RTBFlat</text:p>
          </table:table-cell>
          <table:table-cell table:style-name="ce12" office:value-type="string" calcext:value-type="string">
            <text:p>RTLowE</text:p>
          </table:table-cell>
          <table:table-cell table:style-name="ce12" office:value-type="string" calcext:value-type="string">
            <text:p>RTLowFSharp</text:p>
          </table:table-cell>
          <table:table-cell table:style-name="ce12" office:value-type="string" calcext:value-type="string">
            <text:p>RTAFlat</text:p>
          </table:table-cell>
          <table:table-cell table:style-name="ce12" office:value-type="string" calcext:value-type="string">
            <text:p>RHCSharpTrill</text:p>
          </table:table-cell>
          <table:table-cell table:style-name="ce12" office:value-type="string" calcext:value-type="string">
            <text:p>RH1stFinger</text:p>
          </table:table-cell>
          <table:table-cell table:style-name="ce12" office:value-type="string" calcext:value-type="string">
            <text:p>RH2ndFingerRing</text:p>
          </table:table-cell>
          <table:table-cell table:style-name="ce12" office:value-type="string" calcext:value-type="string">
            <text:p>RH2ndFinger</text:p>
          </table:table-cell>
          <table:table-cell table:style-name="ce12" office:value-type="string" calcext:value-type="string">
            <text:p>RHBFlatTrill</text:p>
          </table:table-cell>
          <table:table-cell table:style-name="ce12" office:value-type="string" calcext:value-type="string">
            <text:p>RHLowG</text:p>
          </table:table-cell>
          <table:table-cell table:style-name="ce12" office:value-type="string" calcext:value-type="string">
            <text:p>RHLowF</text:p>
          </table:table-cell>
          <table:table-cell table:style-name="ce12" office:value-type="string" calcext:value-type="string">
            <text:p>RHFSharp</text:p>
          </table:table-cell>
          <table:table-cell table:style-name="ce12" office:value-type="string" calcext:value-type="string">
            <text:p>RHAFlat</text:p>
          </table:table-cell>
          <table:table-cell table:style-name="ce12"/>
          <table:table-cell table:style-name="ce12" office:value-type="string" calcext:value-type="string">
            <text:p>MIDI</text:p>
          </table:table-cell>
          <table:table-cell table:style-name="ce10" office:value-type="string" calcext:value-type="string">
            <text:p>Frequency</text:p>
          </table:table-cell>
          <table:table-cell table:style-name="ce12" office:value-type="string" calcext:value-type="string">
            <text:p>Mapping</text:p>
          </table:table-cell>
          <table:table-cell table:style-name="ce12" office:value-type="string" calcext:value-type="string">
            <text:p>Code</text:p>
          </table:table-cell>
          <table:table-cell table:number-columns-repeated="987"/>
        </table:table-row>
        <table:table-row table:style-name="ro1">
          <table:table-cell/>
          <table:table-cell table:style-name="ce4" office:value-type="string" office:string-value="\uE1F3" calcext:value-type="string">
            <text:p><text:s/>\uE1F3 </text:p>
          </table:table-cell>
          <table:table-cell table:style-name="ce4" office:value-type="string" office:string-value="\uE1F4" calcext:value-type="string">
            <text:p><text:s/>\uE1F4 </text:p>
          </table:table-cell>
          <table:table-cell table:style-name="ce4" office:value-type="string" office:string-value="\uE1F5" calcext:value-type="string">
            <text:p><text:s/>\uE1F5 </text:p>
          </table:table-cell>
          <table:table-cell table:style-name="ce4" office:value-type="string" office:string-value="\uE1F6" calcext:value-type="string">
            <text:p><text:s/>\uE1F6 </text:p>
          </table:table-cell>
          <table:table-cell table:style-name="ce4" office:value-type="string" office:string-value="\uE1F7" calcext:value-type="string">
            <text:p><text:s/>\uE1F7 </text:p>
          </table:table-cell>
          <table:table-cell table:style-name="ce4" office:value-type="string" office:string-value="\uE1F8" calcext:value-type="string">
            <text:p><text:s/>\uE1F8 </text:p>
          </table:table-cell>
          <table:table-cell table:style-name="ce4" office:value-type="string" office:string-value="\uE1F9" calcext:value-type="string">
            <text:p><text:s/>\uE1F9 </text:p>
          </table:table-cell>
          <table:table-cell table:style-name="ce4" office:value-type="string" office:string-value="\uE1FA" calcext:value-type="string">
            <text:p><text:s/>\uE1FA </text:p>
          </table:table-cell>
          <table:table-cell table:style-name="ce4" office:value-type="string" office:string-value="\uE1FB" calcext:value-type="string">
            <text:p><text:s/>\uE1FB </text:p>
          </table:table-cell>
          <table:table-cell table:style-name="ce4" office:value-type="string" office:string-value="\uE1E2" calcext:value-type="string">
            <text:p><text:s/>\uE1E2 </text:p>
          </table:table-cell>
          <table:table-cell table:style-name="ce4" office:value-type="string" office:string-value="\uE1E3" calcext:value-type="string">
            <text:p><text:s/>\uE1E3 </text:p>
          </table:table-cell>
          <table:table-cell table:style-name="ce4" office:value-type="string" office:string-value="\uE1E4" calcext:value-type="string">
            <text:p><text:s/>\uE1E4 </text:p>
          </table:table-cell>
          <table:table-cell table:style-name="ce4" office:value-type="string" office:string-value="\uE1E5" calcext:value-type="string">
            <text:p><text:s/>\uE1E5 </text:p>
          </table:table-cell>
          <table:table-cell table:style-name="ce4" office:value-type="string" office:string-value="\uE1E6" calcext:value-type="string">
            <text:p><text:s/>\uE1E6 </text:p>
          </table:table-cell>
          <table:table-cell table:style-name="ce4" office:value-type="string" office:string-value="\uE1E7" calcext:value-type="string">
            <text:p><text:s/>\uE1E7 </text:p>
          </table:table-cell>
          <table:table-cell table:style-name="ce4" office:value-type="string" office:string-value="\uE1E8" calcext:value-type="string">
            <text:p><text:s/>\uE1E8 </text:p>
          </table:table-cell>
          <table:table-cell table:style-name="ce4" office:value-type="string" office:string-value="\uE1E9" calcext:value-type="string">
            <text:p><text:s/>\uE1E9 </text:p>
          </table:table-cell>
          <table:table-cell table:style-name="ce4"/>
          <table:table-cell table:style-name="ce4" office:value-type="string" office:string-value="\uE1FC" calcext:value-type="string">
            <text:p><text:s/>\uE1FC </text:p>
          </table:table-cell>
          <table:table-cell table:style-name="ce4" office:value-type="string" office:string-value="\uE1FD" calcext:value-type="string">
            <text:p><text:s/>\uE1FD </text:p>
          </table:table-cell>
          <table:table-cell table:style-name="ce4" office:value-type="string" office:string-value="\uE1FE" calcext:value-type="string">
            <text:p><text:s/>\uE1FE </text:p>
          </table:table-cell>
          <table:table-cell table:style-name="ce4" office:value-type="string" office:string-value="\uE1FF" calcext:value-type="string">
            <text:p><text:s/>\uE1FF </text:p>
          </table:table-cell>
          <table:table-cell table:style-name="ce4" office:value-type="string" office:string-value="\uE1EA" calcext:value-type="string">
            <text:p><text:s/>\uE1EA </text:p>
          </table:table-cell>
          <table:table-cell table:style-name="ce4" office:value-type="string" office:string-value="\uE1EB" calcext:value-type="string">
            <text:p><text:s/>\uE1EB </text:p>
          </table:table-cell>
          <table:table-cell table:style-name="ce4" office:value-type="string" office:string-value="\uE1EC" calcext:value-type="string">
            <text:p><text:s/>\uE1EC </text:p>
          </table:table-cell>
          <table:table-cell table:style-name="ce4" office:value-type="string" office:string-value="\uE1ED" calcext:value-type="string">
            <text:p><text:s/>\uE1ED </text:p>
          </table:table-cell>
          <table:table-cell table:style-name="ce4" office:value-type="string" office:string-value="\uE1EE" calcext:value-type="string">
            <text:p><text:s/>\uE1EE </text:p>
          </table:table-cell>
          <table:table-cell table:style-name="ce4" office:value-type="string" office:string-value="\uE1EF" calcext:value-type="string">
            <text:p><text:s/>\uE1EF </text:p>
          </table:table-cell>
          <table:table-cell table:style-name="ce4" office:value-type="string" office:string-value="\uE1F0" calcext:value-type="string">
            <text:p><text:s/>\uE1F0 </text:p>
          </table:table-cell>
          <table:table-cell table:style-name="ce4" office:value-type="string" office:string-value="\uE1F1" calcext:value-type="string">
            <text:p><text:s/>\uE1F1 </text:p>
          </table:table-cell>
          <table:table-cell table:style-name="ce4" office:value-type="string" office:string-value="\uE1F2" calcext:value-type="string">
            <text:p><text:s/>\uE1F2 </text:p>
          </table:table-cell>
          <table:table-cell table:style-name="ce4"/>
          <table:table-cell table:style-name="ce5" office:value-type="string" calcext:value-type="string">
            <text:p>base</text:p>
          </table:table-cell>
          <table:table-cell table:style-name="ce5"/>
          <table:table-cell table:style-name="ce4" office:value-type="string" office:string-value="\uE1E0\uE1E1" calcext:value-type="string">
            <text:p><text:s/>\uE1E0\uE1E1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#1/Bb1</text:p>
          </table:table-cell>
          <table:table-cell table:style-name="ce4" table:number-columns-repeated="5"/>
          <table:table-cell table:style-name="ce4" office:value-type="string" office:string-value="\uE1F8" calcext:value-type="string">
            <text:p><text:s/>\uE1F8 </text:p>
          </table:table-cell>
          <table:table-cell table:style-name="ce4" office:value-type="string" office:string-value="\uE1F9" calcext:value-type="string">
            <text:p><text:s/>\uE1F9 </text:p>
          </table:table-cell>
          <table:table-cell table:style-name="ce4" office:value-type="string" office:string-value="\uE1FA" calcext:value-type="string">
            <text:p><text:s/>\uE1FA </text:p>
          </table:table-cell>
          <table:table-cell table:style-name="ce4" office:value-type="string" office:string-value="\uE1FB" calcext:value-type="string">
            <text:p><text:s/>\uE1FB </text:p>
          </table:table-cell>
          <table:table-cell table:style-name="ce4"/>
          <table:table-cell table:style-name="ce4" office:value-type="string" office:string-value="\uE1E3" calcext:value-type="string">
            <text:p><text:s/>\uE1E3 </text:p>
          </table:table-cell>
          <table:table-cell table:style-name="ce4"/>
          <table:table-cell table:style-name="ce4" office:value-type="string" office:string-value="\uE1E5" calcext:value-type="string">
            <text:p><text:s/>\uE1E5 </text:p>
          </table:table-cell>
          <table:table-cell table:style-name="ce4" office:value-type="string" office:string-value="\uE1E6" calcext:value-type="string">
            <text:p><text:s/>\uE1E6 </text:p>
          </table:table-cell>
          <table:table-cell table:style-name="ce4" office:value-type="string" office:string-value="\uE1E7" calcext:value-type="string">
            <text:p><text:s/>\uE1E7 </text:p>
          </table:table-cell>
          <table:table-cell table:style-name="ce4" table:number-columns-repeated="4"/>
          <table:table-cell table:style-name="ce4" office:value-type="string" office:string-value="\uE1FD" calcext:value-type="string">
            <text:p><text:s/>\uE1FD </text:p>
          </table:table-cell>
          <table:table-cell table:style-name="ce4" table:number-columns-repeated="3"/>
          <table:table-cell table:style-name="ce4" office:value-type="string" office:string-value="\uE1EB" calcext:value-type="string">
            <text:p><text:s/>\uE1EB </text:p>
          </table:table-cell>
          <table:table-cell table:style-name="ce4" office:value-type="string" office:string-value="\uE1EC" calcext:value-type="string">
            <text:p><text:s/>\uE1EC </text:p>
          </table:table-cell>
          <table:table-cell table:style-name="ce4" office:value-type="string" office:string-value="\uE1ED" calcext:value-type="string">
            <text:p><text:s/>\uE1ED </text:p>
          </table:table-cell>
          <table:table-cell table:style-name="ce4"/>
          <table:table-cell table:style-name="ce4" office:value-type="string" office:string-value="\uE1EF" calcext:value-type="string">
            <text:p><text:s/>\uE1EF </text:p>
          </table:table-cell>
          <table:table-cell table:style-name="ce4" office:value-type="string" office:string-value="\uE1F0" calcext:value-type="string">
            <text:p><text:s/>\uE1F0 </text:p>
          </table:table-cell>
          <table:table-cell table:style-name="ce4" table:number-columns-repeated="3"/>
          <table:table-cell office:value-type="float" office:value="34" calcext:value-type="float">
            <text:p>34</text:p>
          </table:table-cell>
          <table:table-cell table:style-name="ce4" table:formula="of:=POWER(2;([.AH3]-69)/12)*440" office:value-type="float" office:value="58.2704701897613" calcext:value-type="float">
            <text:p><text:s/>58 </text:p>
          </table:table-cell>
          <table:table-cell table:style-name="ce4" table:formula="of:=COM.MICROSOFT.CONCAT([.B3:.AF3])" office:value-type="string" office:string-value="\uE1F8\uE1F9\uE1FA\uE1FB\uE1E3\uE1E5\uE1E6\uE1E7\uE1FD\uE1EB\uE1EC\uE1ED\uE1EF\uE1F0" calcext:value-type="string">
            <text:p><text:s/>\uE1F8\uE1F9\uE1FA\uE1FB\uE1E3\uE1E5\uE1E6\uE1E7\uE1FD\uE1EB\uE1EC\uE1ED\uE1EF\uE1F0 </text:p>
          </table:table-cell>
          <table:table-cell table:formula="of:=&quot;'&quot;&amp;[.AJ3]&amp;&quot;',&quot;" office:value-type="string" office:string-value="'\uE1F8\uE1F9\uE1FA\uE1FB\uE1E3\uE1E5\uE1E6\uE1E7\uE1FD\uE1EB\uE1EC\uE1ED\uE1EF\uE1F0'," calcext:value-type="string">
            <text:p>'\uE1F8\uE1F9\uE1FA\uE1FB\uE1E3\uE1E5\uE1E6\uE1E7\uE1FD\uE1EB\uE1EC\uE1ED\uE1EF\uE1F0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1</text:p>
          </table:table-cell>
          <table:table-cell table:style-name="ce4" table:number-columns-repeated="31"/>
          <table:table-cell/>
          <table:table-cell office:value-type="float" office:value="35" calcext:value-type="float">
            <text:p>35</text:p>
          </table:table-cell>
          <table:table-cell table:style-name="ce4" table:formula="of:=POWER(2;([.AH4]-69)/12)*440" office:value-type="float" office:value="61.7354126570155" calcext:value-type="float">
            <text:p><text:s/>62 </text:p>
          </table:table-cell>
          <table:table-cell table:style-name="ce4" table:formula="of:=COM.MICROSOFT.CONCAT([.B4:.AF4])">
            <text:p><text:s text:c="2"/></text:p>
          </table:table-cell>
          <table:table-cell table:formula="of:=[.AK3]&amp;&quot;'&quot;&amp;[.AJ4]&amp;&quot;',&quot;" office:value-type="string" office:string-value="'\uE1F8\uE1F9\uE1FA\uE1FB\uE1E3\uE1E5\uE1E6\uE1E7\uE1FD\uE1EB\uE1EC\uE1ED\uE1EF\uE1F0',''," calcext:value-type="string">
            <text:p>'\uE1F8\uE1F9\uE1FA\uE1FB\uE1E3\uE1E5\uE1E6\uE1E7\uE1FD\uE1EB\uE1EC\uE1ED\uE1EF\uE1F0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2</text:p>
          </table:table-cell>
          <table:table-cell table:style-name="ce4" table:number-columns-repeated="29"/>
          <table:table-cell table:number-columns-repeated="3"/>
          <table:table-cell office:value-type="float" office:value="36" calcext:value-type="float">
            <text:p>36</text:p>
          </table:table-cell>
          <table:table-cell table:style-name="ce4" table:formula="of:=POWER(2;([.AH5]-69)/12)*440" office:value-type="float" office:value="65.4063913251497" calcext:value-type="float">
            <text:p><text:s/>65 </text:p>
          </table:table-cell>
          <table:table-cell table:style-name="ce4" table:formula="of:=COM.MICROSOFT.CONCAT([.B5:.AF5])">
            <text:p><text:s text:c="2"/></text:p>
          </table:table-cell>
          <table:table-cell table:formula="of:=[.AK4]&amp;&quot;'&quot;&amp;[.AJ5]&amp;&quot;',&quot;" office:value-type="string" office:string-value="'\uE1F8\uE1F9\uE1FA\uE1FB\uE1E3\uE1E5\uE1E6\uE1E7\uE1FD\uE1EB\uE1EC\uE1ED\uE1EF\uE1F0','',''," calcext:value-type="string">
            <text:p>'\uE1F8\uE1F9\uE1FA\uE1FB\uE1E3\uE1E5\uE1E6\uE1E7\uE1FD\uE1EB\uE1EC\uE1ED\uE1EF\uE1F0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#2/Db2</text:p>
          </table:table-cell>
          <table:table-cell table:style-name="ce4" table:number-columns-repeated="29"/>
          <table:table-cell table:number-columns-repeated="3"/>
          <table:table-cell office:value-type="float" office:value="37" calcext:value-type="float">
            <text:p>37</text:p>
          </table:table-cell>
          <table:table-cell table:style-name="ce4" table:formula="of:=POWER(2;([.AH6]-69)/12)*440" office:value-type="float" office:value="69.295657744218" calcext:value-type="float">
            <text:p><text:s/>69 </text:p>
          </table:table-cell>
          <table:table-cell table:style-name="ce4" table:formula="of:=COM.MICROSOFT.CONCAT([.B6:.AF6])">
            <text:p><text:s text:c="2"/></text:p>
          </table:table-cell>
          <table:table-cell table:formula="of:=[.AK5]&amp;&quot;'&quot;&amp;[.AJ6]&amp;&quot;',&quot;" office:value-type="string" office:string-value="'\uE1F8\uE1F9\uE1FA\uE1FB\uE1E3\uE1E5\uE1E6\uE1E7\uE1FD\uE1EB\uE1EC\uE1ED\uE1EF\uE1F0','','',''," calcext:value-type="string">
            <text:p>'\uE1F8\uE1F9\uE1FA\uE1FB\uE1E3\uE1E5\uE1E6\uE1E7\uE1FD\uE1EB\uE1EC\uE1ED\uE1EF\uE1F0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2</text:p>
          </table:table-cell>
          <table:table-cell table:style-name="ce4" table:number-columns-repeated="29"/>
          <table:table-cell table:number-columns-repeated="3"/>
          <table:table-cell office:value-type="float" office:value="38" calcext:value-type="float">
            <text:p>38</text:p>
          </table:table-cell>
          <table:table-cell table:style-name="ce4" table:formula="of:=POWER(2;([.AH7]-69)/12)*440" office:value-type="float" office:value="73.4161919793519" calcext:value-type="float">
            <text:p><text:s/>73 </text:p>
          </table:table-cell>
          <table:table-cell table:style-name="ce4" table:formula="of:=COM.MICROSOFT.CONCAT([.B7:.AF7])">
            <text:p><text:s text:c="2"/></text:p>
          </table:table-cell>
          <table:table-cell table:formula="of:=[.AK6]&amp;&quot;'&quot;&amp;[.AJ7]&amp;&quot;',&quot;" office:value-type="string" office:string-value="'\uE1F8\uE1F9\uE1FA\uE1FB\uE1E3\uE1E5\uE1E6\uE1E7\uE1FD\uE1EB\uE1EC\uE1ED\uE1EF\uE1F0','','','',''," calcext:value-type="string">
            <text:p>'\uE1F8\uE1F9\uE1FA\uE1FB\uE1E3\uE1E5\uE1E6\uE1E7\uE1FD\uE1EB\uE1EC\uE1ED\uE1EF\uE1F0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#2/Eb2</text:p>
          </table:table-cell>
          <table:table-cell table:style-name="ce4" table:number-columns-repeated="20"/>
          <table:table-cell table:number-columns-repeated="12"/>
          <table:table-cell office:value-type="float" office:value="39" calcext:value-type="float">
            <text:p>39</text:p>
          </table:table-cell>
          <table:table-cell table:style-name="ce4" table:formula="of:=POWER(2;([.AH8]-69)/12)*440" office:value-type="float" office:value="77.7817459305202" calcext:value-type="float">
            <text:p><text:s/>78 </text:p>
          </table:table-cell>
          <table:table-cell table:style-name="ce4" table:formula="of:=COM.MICROSOFT.CONCAT([.B8:.AF8])">
            <text:p><text:s text:c="2"/></text:p>
          </table:table-cell>
          <table:table-cell table:formula="of:=[.AK7]&amp;&quot;'&quot;&amp;[.AJ8]&amp;&quot;',&quot;" office:value-type="string" office:string-value="'\uE1F8\uE1F9\uE1FA\uE1FB\uE1E3\uE1E5\uE1E6\uE1E7\uE1FD\uE1EB\uE1EC\uE1ED\uE1EF\uE1F0','','','','',''," calcext:value-type="string">
            <text:p>'\uE1F8\uE1F9\uE1FA\uE1FB\uE1E3\uE1E5\uE1E6\uE1E7\uE1FD\uE1EB\uE1EC\uE1ED\uE1EF\uE1F0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2</text:p>
          </table:table-cell>
          <table:table-cell table:style-name="ce4" table:number-columns-repeated="17"/>
          <table:table-cell/>
          <table:table-cell table:style-name="ce4"/>
          <table:table-cell/>
          <table:table-cell table:style-name="ce4" table:number-columns-repeated="11"/>
          <table:table-cell/>
          <table:table-cell office:value-type="float" office:value="40" calcext:value-type="float">
            <text:p>40</text:p>
          </table:table-cell>
          <table:table-cell table:style-name="ce4" table:formula="of:=POWER(2;([.AH9]-69)/12)*440" office:value-type="float" office:value="82.4068892282175" calcext:value-type="float">
            <text:p><text:s/>82 </text:p>
          </table:table-cell>
          <table:table-cell table:style-name="ce4" table:formula="of:=COM.MICROSOFT.CONCAT([.B9:.AF9])">
            <text:p><text:s text:c="2"/></text:p>
          </table:table-cell>
          <table:table-cell table:formula="of:=[.AK8]&amp;&quot;'&quot;&amp;[.AJ9]&amp;&quot;',&quot;" office:value-type="string" office:string-value="'\uE1F8\uE1F9\uE1FA\uE1FB\uE1E3\uE1E5\uE1E6\uE1E7\uE1FD\uE1EB\uE1EC\uE1ED\uE1EF\uE1F0','','','','','',''," calcext:value-type="string">
            <text:p>'\uE1F8\uE1F9\uE1FA\uE1FB\uE1E3\uE1E5\uE1E6\uE1E7\uE1FD\uE1EB\uE1EC\uE1ED\uE1EF\uE1F0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2</text:p>
          </table:table-cell>
          <table:table-cell table:style-name="ce4" table:number-columns-repeated="17"/>
          <table:table-cell table:number-columns-repeated="2"/>
          <table:table-cell table:style-name="ce4" table:number-columns-repeated="10"/>
          <table:table-cell table:number-columns-repeated="3"/>
          <table:table-cell office:value-type="float" office:value="41" calcext:value-type="float">
            <text:p>41</text:p>
          </table:table-cell>
          <table:table-cell table:style-name="ce4" table:formula="of:=POWER(2;([.AH10]-69)/12)*440" office:value-type="float" office:value="87.307057858251" calcext:value-type="float">
            <text:p><text:s/>87 </text:p>
          </table:table-cell>
          <table:table-cell table:style-name="ce4" table:formula="of:=COM.MICROSOFT.CONCAT([.B10:.AF10])">
            <text:p><text:s text:c="2"/></text:p>
          </table:table-cell>
          <table:table-cell table:formula="of:=[.AK9]&amp;&quot;'&quot;&amp;[.AJ10]&amp;&quot;',&quot;" office:value-type="string" office:string-value="'\uE1F8\uE1F9\uE1FA\uE1FB\uE1E3\uE1E5\uE1E6\uE1E7\uE1FD\uE1EB\uE1EC\uE1ED\uE1EF\uE1F0','','','','','','',''," calcext:value-type="string">
            <text:p>'\uE1F8\uE1F9\uE1FA\uE1FB\uE1E3\uE1E5\uE1E6\uE1E7\uE1FD\uE1EB\uE1EC\uE1ED\uE1EF\uE1F0','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#2/Gb2</text:p>
          </table:table-cell>
          <table:table-cell table:style-name="ce4" table:number-columns-repeated="17"/>
          <table:table-cell table:number-columns-repeated="15"/>
          <table:table-cell office:value-type="float" office:value="42" calcext:value-type="float">
            <text:p>42</text:p>
          </table:table-cell>
          <table:table-cell table:style-name="ce4" table:formula="of:=POWER(2;([.AH11]-69)/12)*440" office:value-type="float" office:value="92.4986056779086" calcext:value-type="float">
            <text:p><text:s/>92 </text:p>
          </table:table-cell>
          <table:table-cell table:style-name="ce4" table:formula="of:=COM.MICROSOFT.CONCAT([.B11:.AF11])">
            <text:p><text:s text:c="2"/></text:p>
          </table:table-cell>
          <table:table-cell table:formula="of:=[.AK10]&amp;&quot;'&quot;&amp;[.AJ11]&amp;&quot;',&quot;" office:value-type="string" office:string-value="'\uE1F8\uE1F9\uE1FA\uE1FB\uE1E3\uE1E5\uE1E6\uE1E7\uE1FD\uE1EB\uE1EC\uE1ED\uE1EF\uE1F0','','','','','','','',''," calcext:value-type="string">
            <text:p>'\uE1F8\uE1F9\uE1FA\uE1FB\uE1E3\uE1E5\uE1E6\uE1E7\uE1FD\uE1EB\uE1EC\uE1ED\uE1EF\uE1F0','','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2</text:p>
          </table:table-cell>
          <table:table-cell table:style-name="ce4" table:number-columns-repeated="16"/>
          <table:table-cell table:number-columns-repeated="2"/>
          <table:table-cell table:style-name="ce4" table:number-columns-repeated="11"/>
          <table:table-cell table:number-columns-repeated="3"/>
          <table:table-cell office:value-type="float" office:value="43" calcext:value-type="float">
            <text:p>43</text:p>
          </table:table-cell>
          <table:table-cell table:style-name="ce4" table:formula="of:=POWER(2;([.AH12]-69)/12)*440" office:value-type="float" office:value="97.9988589954374" calcext:value-type="float">
            <text:p><text:s/>98 </text:p>
          </table:table-cell>
          <table:table-cell table:style-name="ce4" table:formula="of:=COM.MICROSOFT.CONCAT([.B12:.AF12])">
            <text:p><text:s text:c="2"/></text:p>
          </table:table-cell>
          <table:table-cell table:formula="of:=[.AK11]&amp;&quot;'&quot;&amp;[.AJ12]&amp;&quot;',&quot;" office:value-type="string" office:string-value="'\uE1F8\uE1F9\uE1FA\uE1FB\uE1E3\uE1E5\uE1E6\uE1E7\uE1FD\uE1EB\uE1EC\uE1ED\uE1EF\uE1F0','','','','','','','','',''," calcext:value-type="string">
            <text:p>'\uE1F8\uE1F9\uE1FA\uE1FB\uE1E3\uE1E5\uE1E6\uE1E7\uE1FD\uE1EB\uE1EC\uE1ED\uE1EF\uE1F0','','','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#2/Ab2</text:p>
          </table:table-cell>
          <table:table-cell table:style-name="ce4" table:number-columns-repeated="16"/>
          <table:table-cell table:number-columns-repeated="16"/>
          <table:table-cell office:value-type="float" office:value="44" calcext:value-type="float">
            <text:p>44</text:p>
          </table:table-cell>
          <table:table-cell table:style-name="ce4" table:formula="of:=POWER(2;([.AH13]-69)/12)*440" office:value-type="float" office:value="103.826174394986" calcext:value-type="float">
            <text:p><text:s/>104 </text:p>
          </table:table-cell>
          <table:table-cell table:style-name="ce4" table:formula="of:=COM.MICROSOFT.CONCAT([.B13:.AF13])">
            <text:p><text:s text:c="2"/></text:p>
          </table:table-cell>
          <table:table-cell table:formula="of:=[.AK12]&amp;&quot;'&quot;&amp;[.AJ13]&amp;&quot;',&quot;" office:value-type="string" office:string-value="'\uE1F8\uE1F9\uE1FA\uE1FB\uE1E3\uE1E5\uE1E6\uE1E7\uE1FD\uE1EB\uE1EC\uE1ED\uE1EF\uE1F0','','','','','','','','','',''," calcext:value-type="string">
            <text:p>'\uE1F8\uE1F9\uE1FA\uE1FB\uE1E3\uE1E5\uE1E6\uE1E7\uE1FD\uE1EB\uE1EC\uE1ED\uE1EF\uE1F0','','','','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2</text:p>
          </table:table-cell>
          <table:table-cell table:style-name="ce4" table:number-columns-repeated="15"/>
          <table:table-cell/>
          <table:table-cell table:style-name="ce4"/>
          <table:table-cell/>
          <table:table-cell table:style-name="ce4"/>
          <table:table-cell table:number-columns-repeated="13"/>
          <table:table-cell office:value-type="float" office:value="45" calcext:value-type="float">
            <text:p>45</text:p>
          </table:table-cell>
          <table:table-cell table:style-name="ce4" table:formula="of:=POWER(2;([.AH14]-69)/12)*440" office:value-type="float" office:value="110" calcext:value-type="float">
            <text:p><text:s/>110 </text:p>
          </table:table-cell>
          <table:table-cell table:style-name="ce4" table:formula="of:=COM.MICROSOFT.CONCAT([.B14:.AF14])">
            <text:p><text:s text:c="2"/></text:p>
          </table:table-cell>
          <table:table-cell table:formula="of:=[.AK13]&amp;&quot;'&quot;&amp;[.AJ14]&amp;&quot;',&quot;" office:value-type="string" office:string-value="'\uE1F8\uE1F9\uE1FA\uE1FB\uE1E3\uE1E5\uE1E6\uE1E7\uE1FD\uE1EB\uE1EC\uE1ED\uE1EF\uE1F0','','','','','','','','','','',''," calcext:value-type="string">
            <text:p>'\uE1F8\uE1F9\uE1FA\uE1FB\uE1E3\uE1E5\uE1E6\uE1E7\uE1FD\uE1EB\uE1EC\uE1ED\uE1EF\uE1F0','','','','','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#2/Bb2</text:p>
          </table:table-cell>
          <table:table-cell table:style-name="ce4" table:number-columns-repeated="15"/>
          <table:table-cell table:number-columns-repeated="17"/>
          <table:table-cell office:value-type="float" office:value="46" calcext:value-type="float">
            <text:p>46</text:p>
          </table:table-cell>
          <table:table-cell table:style-name="ce4" table:formula="of:=POWER(2;([.AH15]-69)/12)*440" office:value-type="float" office:value="116.540940379522" calcext:value-type="float">
            <text:p><text:s/>117 </text:p>
          </table:table-cell>
          <table:table-cell table:style-name="ce4" table:formula="of:=COM.MICROSOFT.CONCAT([.B15:.AF15])">
            <text:p><text:s text:c="2"/></text:p>
          </table:table-cell>
          <table:table-cell table:formula="of:=[.AK14]&amp;&quot;'&quot;&amp;[.AJ15]&amp;&quot;',&quot;" office:value-type="string" office:string-value="'\uE1F8\uE1F9\uE1FA\uE1FB\uE1E3\uE1E5\uE1E6\uE1E7\uE1FD\uE1EB\uE1EC\uE1ED\uE1EF\uE1F0','','','','','','','','','','','',''," calcext:value-type="string">
            <text:p>'\uE1F8\uE1F9\uE1FA\uE1FB\uE1E3\uE1E5\uE1E6\uE1E7\uE1FD\uE1EB\uE1EC\uE1ED\uE1EF\uE1F0','','','','','','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2</text:p>
          </table:table-cell>
          <table:table-cell table:style-name="ce4" table:number-columns-repeated="14"/>
          <table:table-cell/>
          <table:table-cell table:style-name="ce4"/>
          <table:table-cell table:number-columns-repeated="16"/>
          <table:table-cell office:value-type="float" office:value="47" calcext:value-type="float">
            <text:p>47</text:p>
          </table:table-cell>
          <table:table-cell table:style-name="ce4" table:formula="of:=POWER(2;([.AH16]-69)/12)*440" office:value-type="float" office:value="123.470825314031" calcext:value-type="float">
            <text:p><text:s/>123 </text:p>
          </table:table-cell>
          <table:table-cell table:style-name="ce4" table:formula="of:=COM.MICROSOFT.CONCAT([.B16:.AF16])">
            <text:p><text:s text:c="2"/></text:p>
          </table:table-cell>
          <table:table-cell table:formula="of:=[.AK15]&amp;&quot;'&quot;&amp;[.AJ16]&amp;&quot;',&quot;" office:value-type="string" office:string-value="'\uE1F8\uE1F9\uE1FA\uE1FB\uE1E3\uE1E5\uE1E6\uE1E7\uE1FD\uE1EB\uE1EC\uE1ED\uE1EF\uE1F0','','','','','','','','','','','','',''," calcext:value-type="string">
            <text:p>'\uE1F8\uE1F9\uE1FA\uE1FB\uE1E3\uE1E5\uE1E6\uE1E7\uE1FD\uE1EB\uE1EC\uE1ED\uE1EF\uE1F0','','','','','','','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3</text:p>
          </table:table-cell>
          <table:table-cell table:style-name="ce4" table:number-columns-repeated="16"/>
          <table:table-cell table:number-columns-repeated="16"/>
          <table:table-cell office:value-type="float" office:value="48" calcext:value-type="float">
            <text:p>48</text:p>
          </table:table-cell>
          <table:table-cell table:style-name="ce4" table:formula="of:=POWER(2;([.AH17]-69)/12)*440" office:value-type="float" office:value="130.812782650299" calcext:value-type="float">
            <text:p><text:s/>131 </text:p>
          </table:table-cell>
          <table:table-cell table:style-name="ce4" table:formula="of:=COM.MICROSOFT.CONCAT([.B17:.AF17])">
            <text:p><text:s text:c="2"/></text:p>
          </table:table-cell>
          <table:table-cell table:formula="of:=&quot;'&quot;&amp;[.AJ17]&amp;&quot;',&quot;" office:value-type="string" office:string-value="''," calcext:value-type="string">
            <text:p>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#3/Db3</text:p>
          </table:table-cell>
          <table:table-cell table:style-name="ce4" table:number-columns-repeated="14"/>
          <table:table-cell/>
          <table:table-cell table:style-name="ce4"/>
          <table:table-cell table:number-columns-repeated="16"/>
          <table:table-cell office:value-type="float" office:value="49" calcext:value-type="float">
            <text:p>49</text:p>
          </table:table-cell>
          <table:table-cell table:style-name="ce4" table:formula="of:=POWER(2;([.AH18]-69)/12)*440" office:value-type="float" office:value="138.591315488436" calcext:value-type="float">
            <text:p><text:s/>139 </text:p>
          </table:table-cell>
          <table:table-cell table:style-name="ce4" table:formula="of:=COM.MICROSOFT.CONCAT([.B18:.AF18])">
            <text:p><text:s text:c="2"/></text:p>
          </table:table-cell>
          <table:table-cell table:formula="of:=[.AK17]&amp;&quot;'&quot;&amp;[.AJ18]&amp;&quot;',&quot;" office:value-type="string" office:string-value="'',''," calcext:value-type="string">
            <text:p>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3</text:p>
          </table:table-cell>
          <table:table-cell table:style-name="ce4" table:number-columns-repeated="14"/>
          <table:table-cell/>
          <table:table-cell table:style-name="ce4" table:number-columns-repeated="2"/>
          <table:table-cell/>
          <table:table-cell table:style-name="ce4" table:number-columns-repeated="11"/>
          <table:table-cell table:number-columns-repeated="3"/>
          <table:table-cell office:value-type="float" office:value="50" calcext:value-type="float">
            <text:p>50</text:p>
          </table:table-cell>
          <table:table-cell table:style-name="ce4" table:formula="of:=POWER(2;([.AH19]-69)/12)*440" office:value-type="float" office:value="146.832383958704" calcext:value-type="float">
            <text:p><text:s/>147 </text:p>
          </table:table-cell>
          <table:table-cell table:style-name="ce4" table:formula="of:=COM.MICROSOFT.CONCAT([.B19:.AF19])">
            <text:p><text:s text:c="2"/></text:p>
          </table:table-cell>
          <table:table-cell table:formula="of:=[.AK18]&amp;&quot;'&quot;&amp;[.AJ19]&amp;&quot;',&quot;" office:value-type="string" office:string-value="'','',''," calcext:value-type="string">
            <text:p>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#3/Eb3</text:p>
          </table:table-cell>
          <table:table-cell table:style-name="ce4" table:number-columns-repeated="17"/>
          <table:table-cell/>
          <table:table-cell table:style-name="ce4" table:number-columns-repeated="2"/>
          <table:table-cell table:number-columns-repeated="12"/>
          <table:table-cell office:value-type="float" office:value="51" calcext:value-type="float">
            <text:p>51</text:p>
          </table:table-cell>
          <table:table-cell table:style-name="ce4" table:formula="of:=POWER(2;([.AH20]-69)/12)*440" office:value-type="float" office:value="155.56349186104" calcext:value-type="float">
            <text:p><text:s/>156 </text:p>
          </table:table-cell>
          <table:table-cell table:style-name="ce4" table:formula="of:=COM.MICROSOFT.CONCAT([.B20:.AF20])">
            <text:p><text:s text:c="2"/></text:p>
          </table:table-cell>
          <table:table-cell table:formula="of:=[.AK19]&amp;&quot;'&quot;&amp;[.AJ20]&amp;&quot;',&quot;" office:value-type="string" office:string-value="'','','',''," calcext:value-type="string">
            <text:p>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3</text:p>
          </table:table-cell>
          <table:table-cell table:style-name="ce4" table:number-columns-repeated="17"/>
          <table:table-cell/>
          <table:table-cell table:style-name="ce4"/>
          <table:table-cell/>
          <table:table-cell table:style-name="ce4" table:number-columns-repeated="9"/>
          <table:table-cell table:number-columns-repeated="3"/>
          <table:table-cell office:value-type="float" office:value="52" calcext:value-type="float">
            <text:p>52</text:p>
          </table:table-cell>
          <table:table-cell table:style-name="ce4" table:formula="of:=POWER(2;([.AH21]-69)/12)*440" office:value-type="float" office:value="164.813778456435" calcext:value-type="float">
            <text:p><text:s/>165 </text:p>
          </table:table-cell>
          <table:table-cell table:style-name="ce4" table:formula="of:=COM.MICROSOFT.CONCAT([.B21:.AF21])">
            <text:p><text:s text:c="2"/></text:p>
          </table:table-cell>
          <table:table-cell table:formula="of:=[.AK20]&amp;&quot;'&quot;&amp;[.AJ21]&amp;&quot;',&quot;" office:value-type="string" office:string-value="'','','','',''," calcext:value-type="string">
            <text:p>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3</text:p>
          </table:table-cell>
          <table:table-cell table:style-name="ce4" table:number-columns-repeated="17"/>
          <table:table-cell table:number-columns-repeated="2"/>
          <table:table-cell table:style-name="ce4"/>
          <table:table-cell table:number-columns-repeated="12"/>
          <table:table-cell office:value-type="float" office:value="53" calcext:value-type="float">
            <text:p>53</text:p>
          </table:table-cell>
          <table:table-cell table:style-name="ce4" table:formula="of:=POWER(2;([.AH22]-69)/12)*440" office:value-type="float" office:value="174.614115716502" calcext:value-type="float">
            <text:p><text:s/>175 </text:p>
          </table:table-cell>
          <table:table-cell table:style-name="ce4" table:formula="of:=COM.MICROSOFT.CONCAT([.B22:.AF22])">
            <text:p><text:s text:c="2"/></text:p>
          </table:table-cell>
          <table:table-cell table:formula="of:=[.AK21]&amp;&quot;'&quot;&amp;[.AJ22]&amp;&quot;',&quot;" office:value-type="string" office:string-value="'','','','','',''," calcext:value-type="string">
            <text:p>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#3/Gb3</text:p>
          </table:table-cell>
          <table:table-cell table:style-name="ce4" table:number-columns-repeated="17"/>
          <table:table-cell table:number-columns-repeated="15"/>
          <table:table-cell office:value-type="float" office:value="54" calcext:value-type="float">
            <text:p>54</text:p>
          </table:table-cell>
          <table:table-cell table:style-name="ce4" table:formula="of:=POWER(2;([.AH23]-69)/12)*440" office:value-type="float" office:value="184.997211355817" calcext:value-type="float">
            <text:p><text:s/>185 </text:p>
          </table:table-cell>
          <table:table-cell table:style-name="ce4" table:formula="of:=COM.MICROSOFT.CONCAT([.B23:.AF23])">
            <text:p><text:s text:c="2"/></text:p>
          </table:table-cell>
          <table:table-cell table:formula="of:=[.AK22]&amp;&quot;'&quot;&amp;[.AJ23]&amp;&quot;',&quot;" office:value-type="string" office:string-value="'','','','','','',''," calcext:value-type="string">
            <text:p>'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3</text:p>
          </table:table-cell>
          <table:table-cell table:style-name="ce4" table:number-columns-repeated="16"/>
          <table:table-cell table:number-columns-repeated="2"/>
          <table:table-cell table:style-name="ce4"/>
          <table:table-cell table:number-columns-repeated="13"/>
          <table:table-cell office:value-type="float" office:value="55" calcext:value-type="float">
            <text:p>55</text:p>
          </table:table-cell>
          <table:table-cell table:style-name="ce4" table:formula="of:=POWER(2;([.AH24]-69)/12)*440" office:value-type="float" office:value="195.997717990875" calcext:value-type="float">
            <text:p><text:s/>196 </text:p>
          </table:table-cell>
          <table:table-cell table:style-name="ce4" table:formula="of:=COM.MICROSOFT.CONCAT([.B24:.AF24])">
            <text:p><text:s text:c="2"/></text:p>
          </table:table-cell>
          <table:table-cell table:formula="of:=[.AK23]&amp;&quot;'&quot;&amp;[.AJ24]&amp;&quot;',&quot;" office:value-type="string" office:string-value="'','','','','','','',''," calcext:value-type="string">
            <text:p>'','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#3/Ab3</text:p>
          </table:table-cell>
          <table:table-cell table:style-name="ce4" table:number-columns-repeated="16"/>
          <table:table-cell table:number-columns-repeated="16"/>
          <table:table-cell office:value-type="float" office:value="56" calcext:value-type="float">
            <text:p>56</text:p>
          </table:table-cell>
          <table:table-cell table:style-name="ce4" table:formula="of:=POWER(2;([.AH25]-69)/12)*440" office:value-type="float" office:value="207.652348789973" calcext:value-type="float">
            <text:p><text:s/>208 </text:p>
          </table:table-cell>
          <table:table-cell table:style-name="ce4" table:formula="of:=COM.MICROSOFT.CONCAT([.B25:.AF25])">
            <text:p><text:s text:c="2"/></text:p>
          </table:table-cell>
          <table:table-cell table:formula="of:=[.AK24]&amp;&quot;'&quot;&amp;[.AJ25]&amp;&quot;',&quot;" office:value-type="string" office:string-value="'','','','','','','','',''," calcext:value-type="string">
            <text:p>'','','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3</text:p>
          </table:table-cell>
          <table:table-cell table:style-name="ce4" table:number-columns-repeated="16"/>
          <table:table-cell table:number-columns-repeated="2"/>
          <table:table-cell table:style-name="ce4" table:number-columns-repeated="11"/>
          <table:table-cell table:number-columns-repeated="3"/>
          <table:table-cell office:value-type="float" office:value="57" calcext:value-type="float">
            <text:p>57</text:p>
          </table:table-cell>
          <table:table-cell table:style-name="ce4" table:formula="of:=POWER(2;([.AH26]-69)/12)*440" office:value-type="float" office:value="220" calcext:value-type="float">
            <text:p><text:s/>220 </text:p>
          </table:table-cell>
          <table:table-cell table:style-name="ce4" table:formula="of:=COM.MICROSOFT.CONCAT([.B26:.AF26])">
            <text:p><text:s text:c="2"/></text:p>
          </table:table-cell>
          <table:table-cell table:formula="of:=[.AK25]&amp;&quot;'&quot;&amp;[.AJ26]&amp;&quot;',&quot;" office:value-type="string" office:string-value="'','','','','','','','','',''," calcext:value-type="string">
            <text:p>'','','','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#3/Bb3</text:p>
          </table:table-cell>
          <table:table-cell table:style-name="ce4" table:number-columns-repeated="32"/>
          <table:table-cell office:value-type="float" office:value="58" calcext:value-type="float">
            <text:p>58</text:p>
          </table:table-cell>
          <table:table-cell table:style-name="ce4" table:formula="of:=POWER(2;([.AH27]-69)/12)*440" office:value-type="float" office:value="233.081880759045" calcext:value-type="float">
            <text:p><text:s/>233 </text:p>
          </table:table-cell>
          <table:table-cell table:style-name="ce4" table:formula="of:=COM.MICROSOFT.CONCAT([.B27:.AF27])">
            <text:p><text:s text:c="2"/></text:p>
          </table:table-cell>
          <table:table-cell table:formula="of:=[.AK26]&amp;&quot;'&quot;&amp;[.AJ27]&amp;&quot;',&quot;" office:value-type="string" office:string-value="'','','','','','','','','','',''," calcext:value-type="string">
            <text:p>'','','','','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3</text:p>
          </table:table-cell>
          <table:table-cell table:style-name="ce4" table:number-columns-repeated="31"/>
          <table:table-cell/>
          <table:table-cell office:value-type="float" office:value="59" calcext:value-type="float">
            <text:p>59</text:p>
          </table:table-cell>
          <table:table-cell table:style-name="ce4" table:formula="of:=POWER(2;([.AH28]-69)/12)*440" office:value-type="float" office:value="246.941650628062" calcext:value-type="float">
            <text:p><text:s/>247 </text:p>
          </table:table-cell>
          <table:table-cell table:style-name="ce4" table:formula="of:=COM.MICROSOFT.CONCAT([.B28:.AF28])">
            <text:p><text:s text:c="2"/></text:p>
          </table:table-cell>
          <table:table-cell table:formula="of:=[.AK27]&amp;&quot;'&quot;&amp;[.AJ28]&amp;&quot;',&quot;" office:value-type="string" office:string-value="'','','','','','','','','','','',''," calcext:value-type="string">
            <text:p>'','','','','','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4</text:p>
          </table:table-cell>
          <table:table-cell table:style-name="ce4" table:number-columns-repeated="10"/>
          <table:table-cell table:style-name="ce4" office:value-type="string" office:string-value="\uE1E3" calcext:value-type="string">
            <text:p><text:s/>\uE1E3 </text:p>
          </table:table-cell>
          <table:table-cell table:style-name="ce4"/>
          <table:table-cell table:style-name="ce4" office:value-type="string" office:string-value="\uE1E5" calcext:value-type="string">
            <text:p><text:s/>\uE1E5 </text:p>
          </table:table-cell>
          <table:table-cell table:style-name="ce4" office:value-type="string" office:string-value="\uE1E6" calcext:value-type="string">
            <text:p><text:s/>\uE1E6 </text:p>
          </table:table-cell>
          <table:table-cell table:style-name="ce4" office:value-type="string" office:string-value="\uE1E7" calcext:value-type="string">
            <text:p><text:s/>\uE1E7 </text:p>
          </table:table-cell>
          <table:table-cell table:style-name="ce4" table:number-columns-repeated="9"/>
          <table:table-cell table:style-name="ce4" office:value-type="string" office:string-value="\uE1EC" calcext:value-type="string">
            <text:p><text:s/>\uE1EC </text:p>
          </table:table-cell>
          <table:table-cell table:style-name="ce4" table:number-columns-repeated="4"/>
          <table:table-cell table:number-columns-repeated="3"/>
          <table:table-cell office:value-type="float" office:value="60" calcext:value-type="float">
            <text:p>60</text:p>
          </table:table-cell>
          <table:table-cell table:style-name="ce4" table:formula="of:=POWER(2;([.AH29]-69)/12)*440" office:value-type="float" office:value="261.625565300599" calcext:value-type="float">
            <text:p><text:s/>262 </text:p>
          </table:table-cell>
          <table:table-cell table:style-name="ce4" table:formula="of:=COM.MICROSOFT.CONCAT([.B29:.AF29])" office:value-type="string" office:string-value="\uE1E3\uE1E5\uE1E6\uE1E7\uE1EC" calcext:value-type="string">
            <text:p><text:s/>\uE1E3\uE1E5\uE1E6\uE1E7\uE1EC </text:p>
          </table:table-cell>
          <table:table-cell table:formula="of:=&quot;'&quot;&amp;[.AJ29]&amp;&quot;',&quot;" office:value-type="string" office:string-value="'\uE1E3\uE1E5\uE1E6\uE1E7\uE1EC'," calcext:value-type="string">
            <text:p>'\uE1E3\uE1E5\uE1E6\uE1E7\uE1EC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#4/Db4</text:p>
          </table:table-cell>
          <table:table-cell table:style-name="ce4" table:number-columns-repeated="29"/>
          <table:table-cell table:number-columns-repeated="3"/>
          <table:table-cell office:value-type="float" office:value="61" calcext:value-type="float">
            <text:p>61</text:p>
          </table:table-cell>
          <table:table-cell table:style-name="ce4" table:formula="of:=POWER(2;([.AH30]-69)/12)*440" office:value-type="float" office:value="277.182630976872" calcext:value-type="float">
            <text:p><text:s/>277 </text:p>
          </table:table-cell>
          <table:table-cell table:style-name="ce4" table:formula="of:=COM.MICROSOFT.CONCAT([.B30:.AF30])">
            <text:p><text:s text:c="2"/></text:p>
          </table:table-cell>
          <table:table-cell table:formula="of:=[.AK29]&amp;&quot;'&quot;&amp;[.AJ30]&amp;&quot;',&quot;" office:value-type="string" office:string-value="'\uE1E3\uE1E5\uE1E6\uE1E7\uE1EC',''," calcext:value-type="string">
            <text:p>'\uE1E3\uE1E5\uE1E6\uE1E7\uE1EC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4</text:p>
          </table:table-cell>
          <table:table-cell table:style-name="ce4" table:number-columns-repeated="29"/>
          <table:table-cell table:number-columns-repeated="3"/>
          <table:table-cell office:value-type="float" office:value="62" calcext:value-type="float">
            <text:p>62</text:p>
          </table:table-cell>
          <table:table-cell table:style-name="ce4" table:formula="of:=POWER(2;([.AH31]-69)/12)*440" office:value-type="float" office:value="293.664767917408" calcext:value-type="float">
            <text:p><text:s/>294 </text:p>
          </table:table-cell>
          <table:table-cell table:style-name="ce4" table:formula="of:=COM.MICROSOFT.CONCAT([.B31:.AF31])">
            <text:p><text:s text:c="2"/></text:p>
          </table:table-cell>
          <table:table-cell table:formula="of:=[.AK30]&amp;&quot;'&quot;&amp;[.AJ31]&amp;&quot;',&quot;" office:value-type="string" office:string-value="'\uE1E3\uE1E5\uE1E6\uE1E7\uE1EC','',''," calcext:value-type="string">
            <text:p>'\uE1E3\uE1E5\uE1E6\uE1E7\uE1EC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#4/Eb4</text:p>
          </table:table-cell>
          <table:table-cell table:style-name="ce4" table:number-columns-repeated="20"/>
          <table:table-cell table:number-columns-repeated="12"/>
          <table:table-cell office:value-type="float" office:value="63" calcext:value-type="float">
            <text:p>63</text:p>
          </table:table-cell>
          <table:table-cell table:style-name="ce4" table:formula="of:=POWER(2;([.AH32]-69)/12)*440" office:value-type="float" office:value="311.126983722081" calcext:value-type="float">
            <text:p><text:s/>311 </text:p>
          </table:table-cell>
          <table:table-cell table:style-name="ce4" table:formula="of:=COM.MICROSOFT.CONCAT([.B32:.AF32])">
            <text:p><text:s text:c="2"/></text:p>
          </table:table-cell>
          <table:table-cell table:formula="of:=[.AK31]&amp;&quot;'&quot;&amp;[.AJ32]&amp;&quot;',&quot;" office:value-type="string" office:string-value="'\uE1E3\uE1E5\uE1E6\uE1E7\uE1EC','','',''," calcext:value-type="string">
            <text:p>'\uE1E3\uE1E5\uE1E6\uE1E7\uE1EC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4</text:p>
          </table:table-cell>
          <table:table-cell table:style-name="ce4" table:number-columns-repeated="17"/>
          <table:table-cell/>
          <table:table-cell table:style-name="ce4"/>
          <table:table-cell/>
          <table:table-cell table:style-name="ce4" table:number-columns-repeated="11"/>
          <table:table-cell/>
          <table:table-cell office:value-type="float" office:value="64" calcext:value-type="float">
            <text:p>64</text:p>
          </table:table-cell>
          <table:table-cell table:style-name="ce4" table:formula="of:=POWER(2;([.AH33]-69)/12)*440" office:value-type="float" office:value="329.62755691287" calcext:value-type="float">
            <text:p><text:s/>330 </text:p>
          </table:table-cell>
          <table:table-cell table:style-name="ce4" table:formula="of:=COM.MICROSOFT.CONCAT([.B33:.AF33])">
            <text:p><text:s text:c="2"/></text:p>
          </table:table-cell>
          <table:table-cell table:formula="of:=[.AK32]&amp;&quot;'&quot;&amp;[.AJ33]&amp;&quot;',&quot;" office:value-type="string" office:string-value="'\uE1E3\uE1E5\uE1E6\uE1E7\uE1EC','','','',''," calcext:value-type="string">
            <text:p>'\uE1E3\uE1E5\uE1E6\uE1E7\uE1EC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4</text:p>
          </table:table-cell>
          <table:table-cell table:style-name="ce4" table:number-columns-repeated="17"/>
          <table:table-cell table:number-columns-repeated="2"/>
          <table:table-cell table:style-name="ce4" table:number-columns-repeated="10"/>
          <table:table-cell table:number-columns-repeated="3"/>
          <table:table-cell office:value-type="float" office:value="65" calcext:value-type="float">
            <text:p>65</text:p>
          </table:table-cell>
          <table:table-cell table:style-name="ce4" table:formula="of:=POWER(2;([.AH34]-69)/12)*440" office:value-type="float" office:value="349.228231433004" calcext:value-type="float">
            <text:p><text:s/>349 </text:p>
          </table:table-cell>
          <table:table-cell table:style-name="ce4" table:formula="of:=COM.MICROSOFT.CONCAT([.B34:.AF34])">
            <text:p><text:s text:c="2"/></text:p>
          </table:table-cell>
          <table:table-cell table:formula="of:=[.AK33]&amp;&quot;'&quot;&amp;[.AJ34]&amp;&quot;',&quot;" office:value-type="string" office:string-value="'\uE1E3\uE1E5\uE1E6\uE1E7\uE1EC','','','','',''," calcext:value-type="string">
            <text:p>'\uE1E3\uE1E5\uE1E6\uE1E7\uE1EC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#4/Gb4</text:p>
          </table:table-cell>
          <table:table-cell table:style-name="ce4" table:number-columns-repeated="17"/>
          <table:table-cell table:number-columns-repeated="15"/>
          <table:table-cell office:value-type="float" office:value="66" calcext:value-type="float">
            <text:p>66</text:p>
          </table:table-cell>
          <table:table-cell table:style-name="ce4" table:formula="of:=POWER(2;([.AH35]-69)/12)*440" office:value-type="float" office:value="369.994422711634" calcext:value-type="float">
            <text:p><text:s/>370 </text:p>
          </table:table-cell>
          <table:table-cell table:style-name="ce4" table:formula="of:=COM.MICROSOFT.CONCAT([.B35:.AF35])">
            <text:p><text:s text:c="2"/></text:p>
          </table:table-cell>
          <table:table-cell table:formula="of:=[.AK34]&amp;&quot;'&quot;&amp;[.AJ35]&amp;&quot;',&quot;" office:value-type="string" office:string-value="'\uE1E3\uE1E5\uE1E6\uE1E7\uE1EC','','','','','',''," calcext:value-type="string">
            <text:p>'\uE1E3\uE1E5\uE1E6\uE1E7\uE1EC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4</text:p>
          </table:table-cell>
          <table:table-cell table:style-name="ce4" table:number-columns-repeated="16"/>
          <table:table-cell table:number-columns-repeated="2"/>
          <table:table-cell table:style-name="ce4" table:number-columns-repeated="11"/>
          <table:table-cell table:number-columns-repeated="3"/>
          <table:table-cell office:value-type="float" office:value="67" calcext:value-type="float">
            <text:p>67</text:p>
          </table:table-cell>
          <table:table-cell table:style-name="ce4" table:formula="of:=POWER(2;([.AH36]-69)/12)*440" office:value-type="float" office:value="391.995435981749" calcext:value-type="float">
            <text:p><text:s/>392 </text:p>
          </table:table-cell>
          <table:table-cell table:style-name="ce4" table:formula="of:=COM.MICROSOFT.CONCAT([.B36:.AF36])">
            <text:p><text:s text:c="2"/></text:p>
          </table:table-cell>
          <table:table-cell table:formula="of:=[.AK35]&amp;&quot;'&quot;&amp;[.AJ36]&amp;&quot;',&quot;" office:value-type="string" office:string-value="'\uE1E3\uE1E5\uE1E6\uE1E7\uE1EC','','','','','','',''," calcext:value-type="string">
            <text:p>'\uE1E3\uE1E5\uE1E6\uE1E7\uE1EC','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#4/Ab4</text:p>
          </table:table-cell>
          <table:table-cell table:style-name="ce4" table:number-columns-repeated="16"/>
          <table:table-cell table:number-columns-repeated="16"/>
          <table:table-cell office:value-type="float" office:value="68" calcext:value-type="float">
            <text:p>68</text:p>
          </table:table-cell>
          <table:table-cell table:style-name="ce4" table:formula="of:=POWER(2;([.AH37]-69)/12)*440" office:value-type="float" office:value="415.304697579945" calcext:value-type="float">
            <text:p><text:s/>415 </text:p>
          </table:table-cell>
          <table:table-cell table:style-name="ce4" table:formula="of:=COM.MICROSOFT.CONCAT([.B37:.AF37])">
            <text:p><text:s text:c="2"/></text:p>
          </table:table-cell>
          <table:table-cell table:formula="of:=[.AK36]&amp;&quot;'&quot;&amp;[.AJ37]&amp;&quot;',&quot;" office:value-type="string" office:string-value="'\uE1E3\uE1E5\uE1E6\uE1E7\uE1EC','','','','','','','',''," calcext:value-type="string">
            <text:p>'\uE1E3\uE1E5\uE1E6\uE1E7\uE1EC','','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4</text:p>
          </table:table-cell>
          <table:table-cell table:style-name="ce4" table:number-columns-repeated="15"/>
          <table:table-cell/>
          <table:table-cell table:style-name="ce4"/>
          <table:table-cell/>
          <table:table-cell table:style-name="ce4"/>
          <table:table-cell table:number-columns-repeated="13"/>
          <table:table-cell office:value-type="float" office:value="69" calcext:value-type="float">
            <text:p>69</text:p>
          </table:table-cell>
          <table:table-cell table:style-name="ce4" table:formula="of:=POWER(2;([.AH38]-69)/12)*440" office:value-type="float" office:value="440" calcext:value-type="float">
            <text:p><text:s/>440 </text:p>
          </table:table-cell>
          <table:table-cell table:style-name="ce4" table:formula="of:=COM.MICROSOFT.CONCAT([.B38:.AF38])">
            <text:p><text:s text:c="2"/></text:p>
          </table:table-cell>
          <table:table-cell table:formula="of:=[.AK37]&amp;&quot;'&quot;&amp;[.AJ38]&amp;&quot;',&quot;" office:value-type="string" office:string-value="'\uE1E3\uE1E5\uE1E6\uE1E7\uE1EC','','','','','','','','',''," calcext:value-type="string">
            <text:p>'\uE1E3\uE1E5\uE1E6\uE1E7\uE1EC','','','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#4/Bb4</text:p>
          </table:table-cell>
          <table:table-cell table:style-name="ce4" table:number-columns-repeated="15"/>
          <table:table-cell table:number-columns-repeated="17"/>
          <table:table-cell office:value-type="float" office:value="70" calcext:value-type="float">
            <text:p>70</text:p>
          </table:table-cell>
          <table:table-cell table:style-name="ce4" table:formula="of:=POWER(2;([.AH39]-69)/12)*440" office:value-type="float" office:value="466.16376151809" calcext:value-type="float">
            <text:p><text:s/>466 </text:p>
          </table:table-cell>
          <table:table-cell table:style-name="ce4" table:formula="of:=COM.MICROSOFT.CONCAT([.B39:.AF39])">
            <text:p><text:s text:c="2"/></text:p>
          </table:table-cell>
          <table:table-cell table:formula="of:=[.AK38]&amp;&quot;'&quot;&amp;[.AJ39]&amp;&quot;',&quot;" office:value-type="string" office:string-value="'\uE1E3\uE1E5\uE1E6\uE1E7\uE1EC','','','','','','','','','',''," calcext:value-type="string">
            <text:p>'\uE1E3\uE1E5\uE1E6\uE1E7\uE1EC','','','','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4</text:p>
          </table:table-cell>
          <table:table-cell table:style-name="ce4" table:number-columns-repeated="14"/>
          <table:table-cell/>
          <table:table-cell table:style-name="ce4"/>
          <table:table-cell table:number-columns-repeated="16"/>
          <table:table-cell office:value-type="float" office:value="71" calcext:value-type="float">
            <text:p>71</text:p>
          </table:table-cell>
          <table:table-cell table:style-name="ce4" table:formula="of:=POWER(2;([.AH40]-69)/12)*440" office:value-type="float" office:value="493.883301256124" calcext:value-type="float">
            <text:p><text:s/>494 </text:p>
          </table:table-cell>
          <table:table-cell table:style-name="ce4" table:formula="of:=COM.MICROSOFT.CONCAT([.B40:.AF40])">
            <text:p><text:s text:c="2"/></text:p>
          </table:table-cell>
          <table:table-cell table:formula="of:=[.AK39]&amp;&quot;'&quot;&amp;[.AJ40]&amp;&quot;',&quot;" office:value-type="string" office:string-value="'\uE1E3\uE1E5\uE1E6\uE1E7\uE1EC','','','','','','','','','','',''," calcext:value-type="string">
            <text:p>'\uE1E3\uE1E5\uE1E6\uE1E7\uE1EC','','','','','','','','','','','',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5</text:p>
          </table:table-cell>
          <table:table-cell table:style-name="ce4" table:number-columns-repeated="16"/>
          <table:table-cell table:number-columns-repeated="16"/>
          <table:table-cell office:value-type="float" office:value="72" calcext:value-type="float">
            <text:p>72</text:p>
          </table:table-cell>
          <table:table-cell table:style-name="ce4" table:formula="of:=POWER(2;([.AH41]-69)/12)*440" office:value-type="float" office:value="523.251130601197" calcext:value-type="float">
            <text:p><text:s/>523 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#5/Db5</text:p>
          </table:table-cell>
          <table:table-cell table:style-name="ce4" table:number-columns-repeated="14"/>
          <table:table-cell/>
          <table:table-cell table:style-name="ce4"/>
          <table:table-cell table:number-columns-repeated="16"/>
          <table:table-cell office:value-type="float" office:value="73" calcext:value-type="float">
            <text:p>73</text:p>
          </table:table-cell>
          <table:table-cell table:style-name="ce4" table:formula="of:=POWER(2;([.AH42]-69)/12)*440" office:value-type="float" office:value="554.365261953744" calcext:value-type="float">
            <text:p><text:s/>554 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5</text:p>
          </table:table-cell>
          <table:table-cell table:style-name="ce4" table:number-columns-repeated="14"/>
          <table:table-cell/>
          <table:table-cell table:style-name="ce4" table:number-columns-repeated="2"/>
          <table:table-cell/>
          <table:table-cell table:style-name="ce4" table:number-columns-repeated="11"/>
          <table:table-cell table:number-columns-repeated="3"/>
          <table:table-cell office:value-type="float" office:value="74" calcext:value-type="float">
            <text:p>74</text:p>
          </table:table-cell>
          <table:table-cell table:style-name="ce4" table:formula="of:=POWER(2;([.AH43]-69)/12)*440" office:value-type="float" office:value="587.329535834815" calcext:value-type="float">
            <text:p><text:s/>587 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#5/Eb5</text:p>
          </table:table-cell>
          <table:table-cell table:style-name="ce4" table:number-columns-repeated="17"/>
          <table:table-cell/>
          <table:table-cell table:style-name="ce4" table:number-columns-repeated="2"/>
          <table:table-cell table:number-columns-repeated="12"/>
          <table:table-cell office:value-type="float" office:value="75" calcext:value-type="float">
            <text:p>75</text:p>
          </table:table-cell>
          <table:table-cell table:style-name="ce4" table:formula="of:=POWER(2;([.AH44]-69)/12)*440" office:value-type="float" office:value="622.253967444162" calcext:value-type="float">
            <text:p><text:s/>622 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5</text:p>
          </table:table-cell>
          <table:table-cell table:style-name="ce4" table:number-columns-repeated="17"/>
          <table:table-cell/>
          <table:table-cell table:style-name="ce4"/>
          <table:table-cell/>
          <table:table-cell table:style-name="ce4" table:number-columns-repeated="9"/>
          <table:table-cell table:number-columns-repeated="3"/>
          <table:table-cell office:value-type="float" office:value="76" calcext:value-type="float">
            <text:p>76</text:p>
          </table:table-cell>
          <table:table-cell table:style-name="ce4" table:formula="of:=POWER(2;([.AH45]-69)/12)*440" office:value-type="float" office:value="659.25511382574" calcext:value-type="float">
            <text:p><text:s/>659 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5</text:p>
          </table:table-cell>
          <table:table-cell table:style-name="ce4" table:number-columns-repeated="17"/>
          <table:table-cell table:number-columns-repeated="2"/>
          <table:table-cell table:style-name="ce4"/>
          <table:table-cell table:number-columns-repeated="12"/>
          <table:table-cell office:value-type="float" office:value="77" calcext:value-type="float">
            <text:p>77</text:p>
          </table:table-cell>
          <table:table-cell table:style-name="ce4" table:formula="of:=POWER(2;([.AH46]-69)/12)*440" office:value-type="float" office:value="698.456462866008" calcext:value-type="float">
            <text:p><text:s/>698 </text:p>
          </table:table-cell>
          <table:table-cell table:number-columns-repeated="98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xophone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visibility="collapse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994" table:default-cell-style-name="ce1"/>
        <table:table-row table:style-name="ro1">
          <table:table-cell table:style-name="ce10" office:value-type="string" calcext:value-type="string">
            <text:p>Written Note</text:p>
          </table:table-cell>
          <table:table-cell table:style-name="ce12" office:value-type="string" calcext:value-type="string">
            <text:p>LHOctave</text:p>
          </table:table-cell>
          <table:table-cell table:style-name="ce12" office:value-type="string" calcext:value-type="string">
            <text:p>LHLowA</text:p>
          </table:table-cell>
          <table:table-cell table:style-name="ce12" office:value-type="string" calcext:value-type="string">
            <text:p>LHFrontF</text:p>
          </table:table-cell>
          <table:table-cell table:style-name="ce12" office:value-type="string" calcext:value-type="string">
            <text:p>LH1stFinger</text:p>
          </table:table-cell>
          <table:table-cell table:style-name="ce12" office:value-type="string" calcext:value-type="string">
            <text:p>LHBFlat</text:p>
          </table:table-cell>
          <table:table-cell table:style-name="ce12" office:value-type="string" calcext:value-type="string">
            <text:p>LH2ndFinger</text:p>
          </table:table-cell>
          <table:table-cell table:style-name="ce12" office:value-type="string" calcext:value-type="string">
            <text:p>LH3rdFinger</text:p>
          </table:table-cell>
          <table:table-cell table:style-name="ce12" office:value-type="string" calcext:value-type="string">
            <text:p>LHEFlatPalm</text:p>
          </table:table-cell>
          <table:table-cell table:style-name="ce12" office:value-type="string" calcext:value-type="string">
            <text:p>LHDPalm</text:p>
          </table:table-cell>
          <table:table-cell table:style-name="ce12" office:value-type="string" calcext:value-type="string">
            <text:p>LHFPalm</text:p>
          </table:table-cell>
          <table:table-cell table:style-name="ce12" office:value-type="string" calcext:value-type="string">
            <text:p>LHGSharp</text:p>
          </table:table-cell>
          <table:table-cell table:style-name="ce12" office:value-type="string" calcext:value-type="string">
            <text:p>LHLowCSharp</text:p>
          </table:table-cell>
          <table:table-cell table:style-name="ce12" office:value-type="string" calcext:value-type="string">
            <text:p>LHLowB</text:p>
          </table:table-cell>
          <table:table-cell table:style-name="ce12" office:value-type="string" calcext:value-type="string">
            <text:p>LHLowBFlat</text:p>
          </table:table-cell>
          <table:table-cell table:style-name="ce12" office:value-type="string" calcext:value-type="string">
            <text:p>Separator</text:p>
          </table:table-cell>
          <table:table-cell table:style-name="ce12" office:value-type="string" calcext:value-type="string">
            <text:p>RHESide</text:p>
          </table:table-cell>
          <table:table-cell table:style-name="ce12" office:value-type="string" calcext:value-type="string">
            <text:p>RHCSide</text:p>
          </table:table-cell>
          <table:table-cell table:style-name="ce12" office:value-type="string" calcext:value-type="string">
            <text:p>RHBFlatSide</text:p>
          </table:table-cell>
          <table:table-cell table:style-name="ce12" office:value-type="string" calcext:value-type="string">
            <text:p>RHHighFSharp</text:p>
          </table:table-cell>
          <table:table-cell table:style-name="ce12" office:value-type="string" calcext:value-type="string">
            <text:p>RH1stFinger</text:p>
          </table:table-cell>
          <table:table-cell table:style-name="ce12" office:value-type="string" calcext:value-type="string">
            <text:p>RH2ndFinger</text:p>
          </table:table-cell>
          <table:table-cell table:style-name="ce12" office:value-type="string" calcext:value-type="string">
            <text:p>RHFSharpAlternate</text:p>
          </table:table-cell>
          <table:table-cell table:style-name="ce12" office:value-type="string" calcext:value-type="string">
            <text:p>RH3rdFinger</text:p>
          </table:table-cell>
          <table:table-cell table:style-name="ce12" office:value-type="string" calcext:value-type="string">
            <text:p>RHLowEFlat</text:p>
          </table:table-cell>
          <table:table-cell table:style-name="ce12" office:value-type="string" calcext:value-type="string">
            <text:p>RHLowC</text:p>
          </table:table-cell>
          <table:table-cell table:style-name="ce12"/>
          <table:table-cell table:style-name="ce12" office:value-type="string" calcext:value-type="string">
            <text:p>MIDI</text:p>
          </table:table-cell>
          <table:table-cell table:style-name="ce10" office:value-type="string" calcext:value-type="string">
            <text:p>Frequency</text:p>
          </table:table-cell>
          <table:table-cell table:style-name="ce12" office:value-type="string" calcext:value-type="string">
            <text:p>Mapping</text:p>
          </table:table-cell>
          <table:table-cell table:style-name="ce12" office:value-type="string" calcext:value-type="string">
            <text:p>Code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 office:string-value="\uE282" calcext:value-type="string">
            <text:p><text:s/>\uE282 </text:p>
          </table:table-cell>
          <table:table-cell table:style-name="ce4" office:value-type="string" office:string-value="\uE299" calcext:value-type="string">
            <text:p><text:s/>\uE299 </text:p>
          </table:table-cell>
          <table:table-cell table:style-name="ce4" office:value-type="string" office:string-value="\uE283" calcext:value-type="string">
            <text:p><text:s/>\uE283 </text:p>
          </table:table-cell>
          <table:table-cell table:style-name="ce4" office:value-type="string" office:string-value="\uE284" calcext:value-type="string">
            <text:p><text:s/>\uE284 </text:p>
          </table:table-cell>
          <table:table-cell table:style-name="ce4" office:value-type="string" office:string-value="\uE285" calcext:value-type="string">
            <text:p><text:s/>\uE285 </text:p>
          </table:table-cell>
          <table:table-cell table:style-name="ce4" office:value-type="string" office:string-value="\uE286" calcext:value-type="string">
            <text:p><text:s/>\uE286 </text:p>
          </table:table-cell>
          <table:table-cell table:style-name="ce4" office:value-type="string" office:string-value="\uE287" calcext:value-type="string">
            <text:p><text:s/>\uE287 </text:p>
          </table:table-cell>
          <table:table-cell table:style-name="ce4" office:value-type="string" office:string-value="\uE288" calcext:value-type="string">
            <text:p><text:s/>\uE288 </text:p>
          </table:table-cell>
          <table:table-cell table:style-name="ce4" office:value-type="string" office:string-value="\uE289" calcext:value-type="string">
            <text:p><text:s/>\uE289 </text:p>
          </table:table-cell>
          <table:table-cell table:style-name="ce4" office:value-type="string" office:string-value="\uE28A" calcext:value-type="string">
            <text:p><text:s/>\uE28A </text:p>
          </table:table-cell>
          <table:table-cell table:style-name="ce4" office:value-type="string" office:string-value="\uE28B" calcext:value-type="string">
            <text:p><text:s/>\uE28B </text:p>
          </table:table-cell>
          <table:table-cell table:style-name="ce4" office:value-type="string" office:string-value="\uE28C" calcext:value-type="string">
            <text:p><text:s/>\uE28C </text:p>
          </table:table-cell>
          <table:table-cell table:style-name="ce4" office:value-type="string" office:string-value="\uE28D" calcext:value-type="string">
            <text:p><text:s/>\uE28D </text:p>
          </table:table-cell>
          <table:table-cell table:style-name="ce4" office:value-type="string" office:string-value="\uE28E" calcext:value-type="string">
            <text:p><text:s/>\uE28E </text:p>
          </table:table-cell>
          <table:table-cell table:style-name="ce4"/>
          <table:table-cell table:style-name="ce4" office:value-type="string" office:string-value="\uE28F" calcext:value-type="string">
            <text:p><text:s/>\uE28F </text:p>
          </table:table-cell>
          <table:table-cell table:style-name="ce4" office:value-type="string" office:string-value="\uE290" calcext:value-type="string">
            <text:p><text:s/>\uE290 </text:p>
          </table:table-cell>
          <table:table-cell table:style-name="ce4" office:value-type="string" office:string-value="\uE291" calcext:value-type="string">
            <text:p><text:s/>\uE291 </text:p>
          </table:table-cell>
          <table:table-cell table:style-name="ce4" office:value-type="string" office:string-value="\uE292" calcext:value-type="string">
            <text:p><text:s/>\uE292 </text:p>
          </table:table-cell>
          <table:table-cell table:style-name="ce4" office:value-type="string" office:string-value="\uE293" calcext:value-type="string">
            <text:p><text:s/>\uE293 </text:p>
          </table:table-cell>
          <table:table-cell table:style-name="ce4" office:value-type="string" office:string-value="\uE294" calcext:value-type="string">
            <text:p><text:s/>\uE294 </text:p>
          </table:table-cell>
          <table:table-cell table:style-name="ce4" office:value-type="string" office:string-value="\uE295" calcext:value-type="string">
            <text:p><text:s/>\uE295 </text:p>
          </table:table-cell>
          <table:table-cell table:style-name="ce4" office:value-type="string" office:string-value="\uE296" calcext:value-type="string">
            <text:p><text:s/>\uE296 </text:p>
          </table:table-cell>
          <table:table-cell table:style-name="ce4" office:value-type="string" office:string-value="\uE297" calcext:value-type="string">
            <text:p><text:s/>\uE297 </text:p>
          </table:table-cell>
          <table:table-cell table:style-name="ce4" office:value-type="string" office:string-value="\uE298" calcext:value-type="string">
            <text:p><text:s/>\uE298 </text:p>
          </table:table-cell>
          <table:table-cell/>
          <table:table-cell table:style-name="ce5" office:value-type="string" calcext:value-type="string">
            <text:p>base</text:p>
          </table:table-cell>
          <table:table-cell table:style-name="ce5"/>
          <table:table-cell table:style-name="ce5" office:value-type="string" calcext:value-type="string">
            <text:p>\uE280\uE28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table:style-name="ce4" office:value-type="string" office:string-value="\uE299" calcext:value-type="string">
            <text:p><text:s/>\uE299 </text:p>
          </table:table-cell>
          <table:table-cell/>
          <table:table-cell table:style-name="ce4" office:value-type="string" office:string-value="\uE284" calcext:value-type="string">
            <text:p><text:s/>\uE284 </text:p>
          </table:table-cell>
          <table:table-cell/>
          <table:table-cell table:style-name="ce4" office:value-type="string" office:string-value="\uE286" calcext:value-type="string">
            <text:p><text:s/>\uE286 </text:p>
          </table:table-cell>
          <table:table-cell table:style-name="ce4" office:value-type="string" office:string-value="\uE287" calcext:value-type="string">
            <text:p><text:s/>\uE287 </text:p>
          </table:table-cell>
          <table:table-cell table:number-columns-repeated="2"/>
          <table:table-cell table:style-name="ce4" table:number-columns-repeated="4"/>
          <table:table-cell table:number-columns-repeated="2"/>
          <table:table-cell table:style-name="ce4"/>
          <table:table-cell table:number-columns-repeated="3"/>
          <table:table-cell table:style-name="ce4" office:value-type="string" office:string-value="\uE293" calcext:value-type="string">
            <text:p><text:s/>\uE293 </text:p>
          </table:table-cell>
          <table:table-cell table:style-name="ce4" office:value-type="string" office:string-value="\uE294" calcext:value-type="string">
            <text:p><text:s/>\uE294 </text:p>
          </table:table-cell>
          <table:table-cell table:style-name="ce4"/>
          <table:table-cell table:style-name="ce4" office:value-type="string" office:string-value="\uE296" calcext:value-type="string">
            <text:p><text:s/>\uE296 </text:p>
          </table:table-cell>
          <table:table-cell table:style-name="ce4"/>
          <table:table-cell table:style-name="ce4" office:value-type="string" office:string-value="\uE298" calcext:value-type="string">
            <text:p><text:s/>\uE298 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4" table:formula="of:=POWER(2;([.AB3]-69)/12)*440" office:value-type="float" office:value="195.997717990875" calcext:value-type="float">
            <text:p><text:s/>196 </text:p>
          </table:table-cell>
          <table:table-cell table:style-name="ce5" table:formula="of:=COM.MICROSOFT.CONCAT([.B3:.Z3])" office:value-type="string" office:string-value="\uE299\uE284\uE286\uE287\uE293\uE294\uE296\uE298" calcext:value-type="string">
            <text:p>\uE299\uE284\uE286\uE287\uE293\uE294\uE296\uE298</text:p>
          </table:table-cell>
          <table:table-cell table:formula="of:=&quot;'&quot;&amp;[.AD3]&amp;&quot;',&quot;" office:value-type="string" office:string-value="'\uE299\uE284\uE286\uE287\uE293\uE294\uE296\uE298'," calcext:value-type="string">
            <text:p>'\uE299\uE284\uE286\uE287\uE293\uE294\uE296\uE298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#3/Bb3</text:p>
          </table:table-cell>
          <table:table-cell/>
          <table:table-cell table:style-name="ce4"/>
          <table:table-cell/>
          <table:table-cell table:style-name="ce4" office:value-type="string" office:string-value="\uE284" calcext:value-type="string">
            <text:p><text:s/>\uE284 </text:p>
          </table:table-cell>
          <table:table-cell/>
          <table:table-cell table:style-name="ce4" office:value-type="string" office:string-value="\uE286" calcext:value-type="string">
            <text:p><text:s/>\uE286 </text:p>
          </table:table-cell>
          <table:table-cell table:style-name="ce4" office:value-type="string" office:string-value="\uE287" calcext:value-type="string">
            <text:p><text:s/>\uE287 </text:p>
          </table:table-cell>
          <table:table-cell table:number-columns-repeated="2"/>
          <table:table-cell table:style-name="ce4" table:number-columns-repeated="4"/>
          <table:table-cell table:style-name="ce4" office:value-type="string" office:string-value="\uE28E" calcext:value-type="string">
            <text:p><text:s/>\uE28E </text:p>
          </table:table-cell>
          <table:table-cell/>
          <table:table-cell table:style-name="ce4"/>
          <table:table-cell table:number-columns-repeated="3"/>
          <table:table-cell table:style-name="ce4" office:value-type="string" office:string-value="\uE293" calcext:value-type="string">
            <text:p><text:s/>\uE293 </text:p>
          </table:table-cell>
          <table:table-cell table:style-name="ce4" office:value-type="string" office:string-value="\uE294" calcext:value-type="string">
            <text:p><text:s/>\uE294 </text:p>
          </table:table-cell>
          <table:table-cell table:style-name="ce4"/>
          <table:table-cell table:style-name="ce4" office:value-type="string" office:string-value="\uE296" calcext:value-type="string">
            <text:p><text:s/>\uE296 </text:p>
          </table:table-cell>
          <table:table-cell table:style-name="ce4"/>
          <table:table-cell table:style-name="ce4" office:value-type="string" office:string-value="\uE298" calcext:value-type="string">
            <text:p><text:s/>\uE298 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4" table:formula="of:=POWER(2;([.AB4]-69)/12)*440" office:value-type="float" office:value="207.652348789973" calcext:value-type="float">
            <text:p><text:s/>208 </text:p>
          </table:table-cell>
          <table:table-cell table:style-name="ce5" table:formula="of:=COM.MICROSOFT.CONCAT([.B4:.Z4])" office:value-type="string" office:string-value="\uE284\uE286\uE287\uE28E\uE293\uE294\uE296\uE298" calcext:value-type="string">
            <text:p>\uE284\uE286\uE287\uE28E\uE293\uE294\uE296\uE298</text:p>
          </table:table-cell>
          <table:table-cell table:formula="of:=[.AE3]&amp;&quot;'&quot;&amp;[.AD4]&amp;&quot;',&quot;" office:value-type="string" office:string-value="'\uE299\uE284\uE286\uE287\uE293\uE294\uE296\uE298','\uE284\uE286\uE287\uE28E\uE293\uE294\uE296\uE298'," calcext:value-type="string">
            <text:p>'\uE299\uE284\uE286\uE287\uE293\uE294\uE296\uE298','\uE284\uE286\uE287\uE28E\uE293\uE294\uE296\uE298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3</text:p>
          </table:table-cell>
          <table:table-cell table:number-columns-repeated="3"/>
          <table:table-cell table:style-name="ce4" office:value-type="string" office:string-value="\uE284" calcext:value-type="string">
            <text:p><text:s/>\uE284 </text:p>
          </table:table-cell>
          <table:table-cell/>
          <table:table-cell table:style-name="ce4" office:value-type="string" office:string-value="\uE286" calcext:value-type="string">
            <text:p><text:s/>\uE286 </text:p>
          </table:table-cell>
          <table:table-cell table:style-name="ce4" office:value-type="string" office:string-value="\uE287" calcext:value-type="string">
            <text:p><text:s/>\uE287 </text:p>
          </table:table-cell>
          <table:table-cell table:number-columns-repeated="2"/>
          <table:table-cell table:style-name="ce4" table:number-columns-repeated="3"/>
          <table:table-cell table:style-name="ce4" office:value-type="string" office:string-value="\uE28D" calcext:value-type="string">
            <text:p><text:s/>\uE28D </text:p>
          </table:table-cell>
          <table:table-cell table:style-name="ce4"/>
          <table:table-cell/>
          <table:table-cell table:style-name="ce4"/>
          <table:table-cell table:number-columns-repeated="3"/>
          <table:table-cell table:style-name="ce4" office:value-type="string" office:string-value="\uE293" calcext:value-type="string">
            <text:p><text:s/>\uE293 </text:p>
          </table:table-cell>
          <table:table-cell table:style-name="ce4" office:value-type="string" office:string-value="\uE294" calcext:value-type="string">
            <text:p><text:s/>\uE294 </text:p>
          </table:table-cell>
          <table:table-cell table:style-name="ce4"/>
          <table:table-cell table:style-name="ce4" office:value-type="string" office:string-value="\uE296" calcext:value-type="string">
            <text:p><text:s/>\uE296 </text:p>
          </table:table-cell>
          <table:table-cell table:style-name="ce4"/>
          <table:table-cell table:style-name="ce4" office:value-type="string" office:string-value="\uE298" calcext:value-type="string">
            <text:p><text:s/>\uE298 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4" table:formula="of:=POWER(2;([.AB5]-69)/12)*440" office:value-type="float" office:value="220" calcext:value-type="float">
            <text:p><text:s/>220 </text:p>
          </table:table-cell>
          <table:table-cell table:style-name="ce5" table:formula="of:=COM.MICROSOFT.CONCAT([.B5:.Z5])" office:value-type="string" office:string-value="\uE284\uE286\uE287\uE28D\uE293\uE294\uE296\uE298" calcext:value-type="string">
            <text:p>\uE284\uE286\uE287\uE28D\uE293\uE294\uE296\uE298</text:p>
          </table:table-cell>
          <table:table-cell table:formula="of:=[.AE4]&amp;&quot;'&quot;&amp;[.AD5]&amp;&quot;',&quot;" office:value-type="string" office:string-value="'\uE299\uE284\uE286\uE287\uE293\uE294\uE296\uE298','\uE284\uE286\uE287\uE28E\uE293\uE294\uE296\uE298','\uE284\uE286\uE287\uE28D\uE293\uE294\uE296\uE298'," calcext:value-type="string">
            <text:p>'\uE299\uE284\uE286\uE287\uE293\uE294\uE296\uE298','\uE284\uE286\uE287\uE28E\uE293\uE294\uE296\uE298','\uE284\uE286\uE287\uE28D\uE293\uE294\uE296\uE298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3"/>
          <table:table-cell table:style-name="ce4" office:value-type="string" office:string-value="\uE284" calcext:value-type="string">
            <text:p><text:s/>\uE284 </text:p>
          </table:table-cell>
          <table:table-cell/>
          <table:table-cell table:style-name="ce4" office:value-type="string" office:string-value="\uE286" calcext:value-type="string">
            <text:p><text:s/>\uE286 </text:p>
          </table:table-cell>
          <table:table-cell table:style-name="ce4" office:value-type="string" office:string-value="\uE287" calcext:value-type="string">
            <text:p><text:s/>\uE287 </text:p>
          </table:table-cell>
          <table:table-cell table:number-columns-repeated="2"/>
          <table:table-cell table:style-name="ce4" table:number-columns-repeated="4"/>
          <table:table-cell table:number-columns-repeated="2"/>
          <table:table-cell table:style-name="ce4"/>
          <table:table-cell table:number-columns-repeated="3"/>
          <table:table-cell table:style-name="ce4" office:value-type="string" office:string-value="\uE293" calcext:value-type="string">
            <text:p><text:s/>\uE293 </text:p>
          </table:table-cell>
          <table:table-cell table:style-name="ce4" office:value-type="string" office:string-value="\uE294" calcext:value-type="string">
            <text:p><text:s/>\uE294 </text:p>
          </table:table-cell>
          <table:table-cell table:style-name="ce4"/>
          <table:table-cell table:style-name="ce4" office:value-type="string" office:string-value="\uE296" calcext:value-type="string">
            <text:p><text:s/>\uE296 </text:p>
          </table:table-cell>
          <table:table-cell/>
          <table:table-cell table:style-name="ce4" office:value-type="string" office:string-value="\uE298" calcext:value-type="string">
            <text:p><text:s/>\uE298 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4" table:formula="of:=POWER(2;([.AB6]-69)/12)*440" office:value-type="float" office:value="233.081880759045" calcext:value-type="float">
            <text:p><text:s/>233 </text:p>
          </table:table-cell>
          <table:table-cell table:style-name="ce5" table:formula="of:=COM.MICROSOFT.CONCAT([.B6:.Z6])" office:value-type="string" office:string-value="\uE284\uE286\uE287\uE293\uE294\uE296\uE298" calcext:value-type="string">
            <text:p>\uE284\uE286\uE287\uE293\uE294\uE296\uE298</text:p>
          </table:table-cell>
          <table:table-cell table:formula="of:=[.AE5]&amp;&quot;'&quot;&amp;[.AD6]&amp;&quot;',&quot;" office:value-type="string" office:string-value="'\uE299\uE284\uE286\uE287\uE293\uE294\uE296\uE298','\uE284\uE286\uE287\uE28E\uE293\uE294\uE296\uE298','\uE284\uE286\uE287\uE28D\uE293\uE294\uE296\uE298','\uE284\uE286\uE287\uE293\uE294\uE296\uE298'," calcext:value-type="string">
            <text:p>'\uE299\uE284\uE286\uE287\uE293\uE294\uE296\uE298','\uE284\uE286\uE287\uE28E\uE293\uE294\uE296\uE298','\uE284\uE286\uE287\uE28D\uE293\uE294\uE296\uE298','\uE284\uE286\uE287\uE293\uE294\uE296\uE298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#4/Db4</text:p>
          </table:table-cell>
          <table:table-cell table:number-columns-repeated="9"/>
          <table:table-cell table:style-name="ce4" table:number-columns-repeated="4"/>
          <table:table-cell table:number-columns-repeated="6"/>
          <table:table-cell table:style-name="ce4" table:number-columns-repeated="3"/>
          <table:table-cell table:number-columns-repeated="4"/>
          <table:table-cell office:value-type="float" office:value="59" calcext:value-type="float">
            <text:p>59</text:p>
          </table:table-cell>
          <table:table-cell table:style-name="ce4" table:formula="of:=POWER(2;([.AB7]-69)/12)*440" office:value-type="float" office:value="246.941650628062" calcext:value-type="float">
            <text:p><text:s/>247 </text:p>
          </table:table-cell>
          <table:table-cell table:style-name="ce5" table:formula="of:=COM.MICROSOFT.CONCAT([.B7:.Z7])">
            <text:p/>
          </table:table-cell>
          <table:table-cell table:formula="of:=[.AE6]&amp;&quot;'&quot;&amp;[.AD7]&amp;&quot;',&quot;" office:value-type="string" office:string-value="'\uE299\uE284\uE286\uE287\uE293\uE294\uE296\uE298','\uE284\uE286\uE287\uE28E\uE293\uE294\uE296\uE298','\uE284\uE286\uE287\uE28D\uE293\uE294\uE296\uE298','\uE284\uE286\uE287\uE293\uE294\uE296\uE298',''," calcext:value-type="string">
            <text:p>'\uE299\uE284\uE286\uE287\uE293\uE294\uE296\uE298','\uE284\uE286\uE287\uE28E\uE293\uE294\uE296\uE298','\uE284\uE286\uE287\uE28D\uE293\uE294\uE296\uE298','\uE284\uE286\uE287\uE293\uE294\uE296\uE298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9"/>
          <table:table-cell table:style-name="ce4" table:number-columns-repeated="4"/>
          <table:table-cell table:number-columns-repeated="6"/>
          <table:table-cell table:style-name="ce4" table:number-columns-repeated="3"/>
          <table:table-cell/>
          <table:table-cell table:style-name="ce4" table:number-columns-repeated="3"/>
          <table:table-cell office:value-type="float" office:value="60" calcext:value-type="float">
            <text:p>60</text:p>
          </table:table-cell>
          <table:table-cell table:style-name="ce4" table:formula="of:=POWER(2;([.AB8]-69)/12)*440" office:value-type="float" office:value="261.625565300599" calcext:value-type="float">
            <text:p><text:s/>262 </text:p>
          </table:table-cell>
          <table:table-cell table:style-name="ce5" table:formula="of:=COM.MICROSOFT.CONCAT([.B8:.Z8])">
            <text:p/>
          </table:table-cell>
          <table:table-cell table:formula="of:=[.AE7]&amp;&quot;'&quot;&amp;[.AD8]&amp;&quot;',&quot;" office:value-type="string" office:string-value="'\uE299\uE284\uE286\uE287\uE293\uE294\uE296\uE298','\uE284\uE286\uE287\uE28E\uE293\uE294\uE296\uE298','\uE284\uE286\uE287\uE28D\uE293\uE294\uE296\uE298','\uE284\uE286\uE287\uE293\uE294\uE296\uE298','',''," calcext:value-type="string">
            <text:p>'\uE299\uE284\uE286\uE287\uE293\uE294\uE296\uE298','\uE284\uE286\uE287\uE28E\uE293\uE294\uE296\uE298','\uE284\uE286\uE287\uE28D\uE293\uE294\uE296\uE298','\uE284\uE286\uE287\uE293\uE294\uE296\uE298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#4/Eb4</text:p>
          </table:table-cell>
          <table:table-cell table:number-columns-repeated="9"/>
          <table:table-cell table:style-name="ce4" table:number-columns-repeated="4"/>
          <table:table-cell table:number-columns-repeated="6"/>
          <table:table-cell table:style-name="ce4" table:number-columns-repeated="4"/>
          <table:table-cell table:number-columns-repeated="3"/>
          <table:table-cell office:value-type="float" office:value="61" calcext:value-type="float">
            <text:p>61</text:p>
          </table:table-cell>
          <table:table-cell table:style-name="ce4" table:formula="of:=POWER(2;([.AB9]-69)/12)*440" office:value-type="float" office:value="277.182630976872" calcext:value-type="float">
            <text:p><text:s/>277 </text:p>
          </table:table-cell>
          <table:table-cell table:style-name="ce5" table:formula="of:=COM.MICROSOFT.CONCAT([.B9:.Z9])">
            <text:p/>
          </table:table-cell>
          <table:table-cell table:formula="of:=[.AE8]&amp;&quot;'&quot;&amp;[.AD9]&amp;&quot;',&quot;" office:value-type="string" office:string-value="'\uE299\uE284\uE286\uE287\uE293\uE294\uE296\uE298','\uE284\uE286\uE287\uE28E\uE293\uE294\uE296\uE298','\uE284\uE286\uE287\uE28D\uE293\uE294\uE296\uE298','\uE284\uE286\uE287\uE293\uE294\uE296\uE298','','',''," calcext:value-type="string">
            <text:p>'\uE299\uE284\uE286\uE287\uE293\uE294\uE296\uE298','\uE284\uE286\uE287\uE28E\uE293\uE294\uE296\uE298','\uE284\uE286\uE287\uE28D\uE293\uE294\uE296\uE298','\uE284\uE286\uE287\uE293\uE294\uE296\uE298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9"/>
          <table:table-cell table:style-name="ce4" table:number-columns-repeated="4"/>
          <table:table-cell table:number-columns-repeated="6"/>
          <table:table-cell table:style-name="ce4" table:number-columns-repeated="2"/>
          <table:table-cell/>
          <table:table-cell table:style-name="ce4"/>
          <table:table-cell table:number-columns-repeated="3"/>
          <table:table-cell office:value-type="float" office:value="62" calcext:value-type="float">
            <text:p>62</text:p>
          </table:table-cell>
          <table:table-cell table:style-name="ce4" table:formula="of:=POWER(2;([.AB10]-69)/12)*440" office:value-type="float" office:value="293.664767917408" calcext:value-type="float">
            <text:p><text:s/>294 </text:p>
          </table:table-cell>
          <table:table-cell table:style-name="ce5" table:formula="of:=COM.MICROSOFT.CONCAT([.B10:.Z10])">
            <text:p/>
          </table:table-cell>
          <table:table-cell table:formula="of:=[.AE9]&amp;&quot;'&quot;&amp;[.AD10]&amp;&quot;',&quot;" office:value-type="string" office:string-value="'\uE299\uE284\uE286\uE287\uE293\uE294\uE296\uE298','\uE284\uE286\uE287\uE28E\uE293\uE294\uE296\uE298','\uE284\uE286\uE287\uE28D\uE293\uE294\uE296\uE298','\uE284\uE286\uE287\uE293\uE294\uE296\uE298','','','',''," calcext:value-type="string">
            <text:p>'\uE299\uE284\uE286\uE287\uE293\uE294\uE296\uE298','\uE284\uE286\uE287\uE28E\uE293\uE294\uE296\uE298','\uE284\uE286\uE287\uE28D\uE293\uE294\uE296\uE298','\uE284\uE286\uE287\uE293\uE294\uE296\uE298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9"/>
          <table:table-cell table:style-name="ce4" table:number-columns-repeated="4"/>
          <table:table-cell table:number-columns-repeated="6"/>
          <table:table-cell table:style-name="ce4"/>
          <table:table-cell table:number-columns-repeated="2"/>
          <table:table-cell table:style-name="ce4"/>
          <table:table-cell table:number-columns-repeated="3"/>
          <table:table-cell office:value-type="float" office:value="63" calcext:value-type="float">
            <text:p>63</text:p>
          </table:table-cell>
          <table:table-cell table:style-name="ce4" table:formula="of:=POWER(2;([.AB11]-69)/12)*440" office:value-type="float" office:value="311.126983722081" calcext:value-type="float">
            <text:p><text:s/>311 </text:p>
          </table:table-cell>
          <table:table-cell table:style-name="ce5" table:formula="of:=COM.MICROSOFT.CONCAT([.B11:.Z11])">
            <text:p/>
          </table:table-cell>
          <table:table-cell table:formula="of:=[.AE10]&amp;&quot;'&quot;&amp;[.AD11]&amp;&quot;',&quot;" office:value-type="string" office:string-value="'\uE299\uE284\uE286\uE287\uE293\uE294\uE296\uE298','\uE284\uE286\uE287\uE28E\uE293\uE294\uE296\uE298','\uE284\uE286\uE287\uE28D\uE293\uE294\uE296\uE298','\uE284\uE286\uE287\uE293\uE294\uE296\uE298','','','','',''," calcext:value-type="string">
            <text:p>'\uE299\uE284\uE286\uE287\uE293\uE294\uE296\uE298','\uE284\uE286\uE287\uE28E\uE293\uE294\uE296\uE298','\uE284\uE286\uE287\uE28D\uE293\uE294\uE296\uE298','\uE284\uE286\uE287\uE293\uE294\uE296\uE298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#4/Gb4</text:p>
          </table:table-cell>
          <table:table-cell table:number-columns-repeated="9"/>
          <table:table-cell table:style-name="ce4" table:number-columns-repeated="4"/>
          <table:table-cell table:number-columns-repeated="8"/>
          <table:table-cell table:style-name="ce4" table:number-columns-repeated="2"/>
          <table:table-cell table:number-columns-repeated="3"/>
          <table:table-cell office:value-type="float" office:value="64" calcext:value-type="float">
            <text:p>64</text:p>
          </table:table-cell>
          <table:table-cell table:style-name="ce4" table:formula="of:=POWER(2;([.AB12]-69)/12)*440" office:value-type="float" office:value="329.62755691287" calcext:value-type="float">
            <text:p><text:s/>330 </text:p>
          </table:table-cell>
          <table:table-cell table:style-name="ce5" table:formula="of:=COM.MICROSOFT.CONCAT([.B12:.Z12])">
            <text:p/>
          </table:table-cell>
          <table:table-cell table:formula="of:=[.AE11]&amp;&quot;'&quot;&amp;[.AD12]&amp;&quot;',&quot;" office:value-type="string" office:string-value="'\uE299\uE284\uE286\uE287\uE293\uE294\uE296\uE298','\uE284\uE286\uE287\uE28E\uE293\uE294\uE296\uE298','\uE284\uE286\uE287\uE28D\uE293\uE294\uE296\uE298','\uE284\uE286\uE287\uE293\uE294\uE296\uE298','','','','','',''," calcext:value-type="string">
            <text:p>'\uE299\uE284\uE286\uE287\uE293\uE294\uE296\uE298','\uE284\uE286\uE287\uE28E\uE293\uE294\uE296\uE298','\uE284\uE286\uE287\uE28D\uE293\uE294\uE296\uE298','\uE284\uE286\uE287\uE293\uE294\uE296\uE298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4</text:p>
          </table:table-cell>
          <table:table-cell table:number-columns-repeated="9"/>
          <table:table-cell table:style-name="ce4" table:number-columns-repeated="4"/>
          <table:table-cell table:number-columns-repeated="9"/>
          <table:table-cell table:style-name="ce4"/>
          <table:table-cell table:number-columns-repeated="3"/>
          <table:table-cell office:value-type="float" office:value="65" calcext:value-type="float">
            <text:p>65</text:p>
          </table:table-cell>
          <table:table-cell table:style-name="ce4" table:formula="of:=POWER(2;([.AB13]-69)/12)*440" office:value-type="float" office:value="349.228231433004" calcext:value-type="float">
            <text:p><text:s/>349 </text:p>
          </table:table-cell>
          <table:table-cell table:style-name="ce5" table:formula="of:=COM.MICROSOFT.CONCAT([.B13:.Z13])">
            <text:p/>
          </table:table-cell>
          <table:table-cell table:formula="of:=[.AE12]&amp;&quot;'&quot;&amp;[.AD13]&amp;&quot;',&quot;" office:value-type="string" office:string-value="'\uE299\uE284\uE286\uE287\uE293\uE294\uE296\uE298','\uE284\uE286\uE287\uE28E\uE293\uE294\uE296\uE298','\uE284\uE286\uE287\uE28D\uE293\uE294\uE296\uE298','\uE284\uE286\uE287\uE293\uE294\uE296\uE298','','','','','','',''," calcext:value-type="string">
            <text:p>'\uE299\uE284\uE286\uE287\uE293\uE294\uE296\uE298','\uE284\uE286\uE287\uE28E\uE293\uE294\uE296\uE298','\uE284\uE286\uE287\uE28D\uE293\uE294\uE296\uE298','\uE284\uE286\uE287\uE293\uE294\uE296\uE298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#4/Ab4</text:p>
          </table:table-cell>
          <table:table-cell table:number-columns-repeated="9"/>
          <table:table-cell table:style-name="ce4" table:number-columns-repeated="5"/>
          <table:table-cell table:number-columns-repeated="8"/>
          <table:table-cell table:style-name="ce4"/>
          <table:table-cell table:number-columns-repeated="3"/>
          <table:table-cell office:value-type="float" office:value="66" calcext:value-type="float">
            <text:p>66</text:p>
          </table:table-cell>
          <table:table-cell table:style-name="ce4" table:formula="of:=POWER(2;([.AB14]-69)/12)*440" office:value-type="float" office:value="369.994422711634" calcext:value-type="float">
            <text:p><text:s/>370 </text:p>
          </table:table-cell>
          <table:table-cell table:style-name="ce5" table:formula="of:=COM.MICROSOFT.CONCAT([.B14:.Z14])">
            <text:p/>
          </table:table-cell>
          <table:table-cell table:formula="of:=[.AE13]&amp;&quot;'&quot;&amp;[.AD14]&amp;&quot;',&quot;" office:value-type="string" office:string-value="'\uE299\uE284\uE286\uE287\uE293\uE294\uE296\uE298','\uE284\uE286\uE287\uE28E\uE293\uE294\uE296\uE298','\uE284\uE286\uE287\uE28D\uE293\uE294\uE296\uE298','\uE284\uE286\uE287\uE293\uE294\uE296\uE298','','','','','','','',''," calcext:value-type="string">
            <text:p>'\uE299\uE284\uE286\uE287\uE293\uE294\uE296\uE298','\uE284\uE286\uE287\uE28E\uE293\uE294\uE296\uE298','\uE284\uE286\uE287\uE28D\uE293\uE294\uE296\uE298','\uE284\uE286\uE287\uE293\uE294\uE296\uE298',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9"/>
          <table:table-cell table:style-name="ce4" table:number-columns-repeated="3"/>
          <table:table-cell table:number-columns-repeated="10"/>
          <table:table-cell table:style-name="ce4"/>
          <table:table-cell table:number-columns-repeated="3"/>
          <table:table-cell office:value-type="float" office:value="67" calcext:value-type="float">
            <text:p>67</text:p>
          </table:table-cell>
          <table:table-cell table:style-name="ce4" table:formula="of:=POWER(2;([.AB15]-69)/12)*440" office:value-type="float" office:value="391.995435981749" calcext:value-type="float">
            <text:p><text:s/>392 </text:p>
          </table:table-cell>
          <table:table-cell table:style-name="ce5" table:formula="of:=COM.MICROSOFT.CONCAT([.B15:.Z15])">
            <text:p/>
          </table:table-cell>
          <table:table-cell table:formula="of:=[.AE14]&amp;&quot;'&quot;&amp;[.AD15]&amp;&quot;',&quot;" office:value-type="string" office:string-value="'\uE299\uE284\uE286\uE287\uE293\uE294\uE296\uE298','\uE284\uE286\uE287\uE28E\uE293\uE294\uE296\uE298','\uE284\uE286\uE287\uE28D\uE293\uE294\uE296\uE298','\uE284\uE286\uE287\uE293\uE294\uE296\uE298','','','','','','','','',''," calcext:value-type="string">
            <text:p>'\uE299\uE284\uE286\uE287\uE293\uE294\uE296\uE298','\uE284\uE286\uE287\uE28E\uE293\uE294\uE296\uE298','\uE284\uE286\uE287\uE28D\uE293\uE294\uE296\uE298','\uE284\uE286\uE287\uE293\uE294\uE296\uE298','',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#4/Bb4</text:p>
          </table:table-cell>
          <table:table-cell table:number-columns-repeated="9"/>
          <table:table-cell table:style-name="ce4" table:number-columns-repeated="2"/>
          <table:table-cell table:number-columns-repeated="8"/>
          <table:table-cell table:style-name="ce4"/>
          <table:table-cell table:number-columns-repeated="2"/>
          <table:table-cell table:style-name="ce4"/>
          <table:table-cell table:number-columns-repeated="3"/>
          <table:table-cell office:value-type="float" office:value="68" calcext:value-type="float">
            <text:p>68</text:p>
          </table:table-cell>
          <table:table-cell table:style-name="ce4" table:formula="of:=POWER(2;([.AB16]-69)/12)*440" office:value-type="float" office:value="415.304697579945" calcext:value-type="float">
            <text:p><text:s/>415 </text:p>
          </table:table-cell>
          <table:table-cell table:style-name="ce5" table:formula="of:=COM.MICROSOFT.CONCAT([.B16:.Z16])">
            <text:p/>
          </table:table-cell>
          <table:table-cell table:formula="of:=[.AE15]&amp;&quot;'&quot;&amp;[.AD16]&amp;&quot;',&quot;" office:value-type="string" office:string-value="'\uE299\uE284\uE286\uE287\uE293\uE294\uE296\uE298','\uE284\uE286\uE287\uE28E\uE293\uE294\uE296\uE298','\uE284\uE286\uE287\uE28D\uE293\uE294\uE296\uE298','\uE284\uE286\uE287\uE293\uE294\uE296\uE298','','','','','','','','','',''," calcext:value-type="string">
            <text:p>'\uE299\uE284\uE286\uE287\uE293\uE294\uE296\uE298','\uE284\uE286\uE287\uE28E\uE293\uE294\uE296\uE298','\uE284\uE286\uE287\uE28D\uE293\uE294\uE296\uE298','\uE284\uE286\uE287\uE293\uE294\uE296\uE298','','',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4</text:p>
          </table:table-cell>
          <table:table-cell table:number-columns-repeated="9"/>
          <table:table-cell table:style-name="ce4" table:number-columns-repeated="2"/>
          <table:table-cell table:number-columns-repeated="11"/>
          <table:table-cell table:style-name="ce4"/>
          <table:table-cell table:number-columns-repeated="3"/>
          <table:table-cell office:value-type="float" office:value="69" calcext:value-type="float">
            <text:p>69</text:p>
          </table:table-cell>
          <table:table-cell table:style-name="ce4" table:formula="of:=POWER(2;([.AB17]-69)/12)*440" office:value-type="float" office:value="440" calcext:value-type="float">
            <text:p><text:s/>440 </text:p>
          </table:table-cell>
          <table:table-cell table:style-name="ce5" table:formula="of:=COM.MICROSOFT.CONCAT([.B17:.Z17])">
            <text:p/>
          </table:table-cell>
          <table:table-cell table:formula="of:=[.AE16]&amp;&quot;'&quot;&amp;[.AD17]&amp;&quot;',&quot;" office:value-type="string" office:string-value="'\uE299\uE284\uE286\uE287\uE293\uE294\uE296\uE298','\uE284\uE286\uE287\uE28E\uE293\uE294\uE296\uE298','\uE284\uE286\uE287\uE28D\uE293\uE294\uE296\uE298','\uE284\uE286\uE287\uE293\uE294\uE296\uE298','','','','','','','','','','',''," calcext:value-type="string">
            <text:p>'\uE299\uE284\uE286\uE287\uE293\uE294\uE296\uE298','\uE284\uE286\uE287\uE28E\uE293\uE294\uE296\uE298','\uE284\uE286\uE287\uE28D\uE293\uE294\uE296\uE298','\uE284\uE286\uE287\uE293\uE294\uE296\uE298','','','',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5</text:p>
          </table:table-cell>
          <table:table-cell table:number-columns-repeated="10"/>
          <table:table-cell table:style-name="ce4"/>
          <table:table-cell table:number-columns-repeated="11"/>
          <table:table-cell table:style-name="ce4"/>
          <table:table-cell table:number-columns-repeated="3"/>
          <table:table-cell office:value-type="float" office:value="70" calcext:value-type="float">
            <text:p>70</text:p>
          </table:table-cell>
          <table:table-cell table:style-name="ce4" table:formula="of:=POWER(2;([.AB18]-69)/12)*440" office:value-type="float" office:value="466.16376151809" calcext:value-type="float">
            <text:p><text:s/>466 </text:p>
          </table:table-cell>
          <table:table-cell table:style-name="ce5" table:formula="of:=COM.MICROSOFT.CONCAT([.B18:.Z18])">
            <text:p/>
          </table:table-cell>
          <table:table-cell table:formula="of:=&quot;'&quot;&amp;[.AD18]&amp;&quot;',&quot;" office:value-type="string" office:string-value="''," calcext:value-type="string">
            <text:p>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#5/Db5</text:p>
          </table:table-cell>
          <table:table-cell table:number-columns-repeated="22"/>
          <table:table-cell table:style-name="ce4"/>
          <table:table-cell table:number-columns-repeated="3"/>
          <table:table-cell office:value-type="float" office:value="71" calcext:value-type="float">
            <text:p>71</text:p>
          </table:table-cell>
          <table:table-cell table:style-name="ce4" table:formula="of:=POWER(2;([.AB19]-69)/12)*440" office:value-type="float" office:value="493.883301256124" calcext:value-type="float">
            <text:p><text:s/>494 </text:p>
          </table:table-cell>
          <table:table-cell table:style-name="ce5" table:formula="of:=COM.MICROSOFT.CONCAT([.B19:.Z19])">
            <text:p/>
          </table:table-cell>
          <table:table-cell table:formula="of:=[.AE18]&amp;&quot;'&quot;&amp;[.AD19]&amp;&quot;',&quot;" office:value-type="string" office:string-value="'',''," calcext:value-type="string">
            <text:p>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9"/>
          <table:table-cell table:style-name="ce4"/>
          <table:table-cell/>
          <table:table-cell table:style-name="ce4" table:number-columns-repeated="2"/>
          <table:table-cell table:number-columns-repeated="6"/>
          <table:table-cell table:style-name="ce4" table:number-columns-repeated="3"/>
          <table:table-cell table:number-columns-repeated="4"/>
          <table:table-cell office:value-type="float" office:value="72" calcext:value-type="float">
            <text:p>72</text:p>
          </table:table-cell>
          <table:table-cell table:style-name="ce4" table:formula="of:=POWER(2;([.AB20]-69)/12)*440" office:value-type="float" office:value="523.251130601197" calcext:value-type="float">
            <text:p><text:s/>523 </text:p>
          </table:table-cell>
          <table:table-cell table:style-name="ce5" table:formula="of:=COM.MICROSOFT.CONCAT([.B20:.Z20])">
            <text:p/>
          </table:table-cell>
          <table:table-cell table:formula="of:=[.AE19]&amp;&quot;'&quot;&amp;[.AD20]&amp;&quot;',&quot;" office:value-type="string" office:string-value="'','',''," calcext:value-type="string">
            <text:p>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#5/Eb5</text:p>
          </table:table-cell>
          <table:table-cell table:number-columns-repeated="9"/>
          <table:table-cell table:style-name="ce4"/>
          <table:table-cell/>
          <table:table-cell table:style-name="ce4" table:number-columns-repeated="2"/>
          <table:table-cell table:number-columns-repeated="6"/>
          <table:table-cell table:style-name="ce4" table:number-columns-repeated="4"/>
          <table:table-cell table:number-columns-repeated="3"/>
          <table:table-cell office:value-type="float" office:value="73" calcext:value-type="float">
            <text:p>73</text:p>
          </table:table-cell>
          <table:table-cell table:style-name="ce4" table:formula="of:=POWER(2;([.AB21]-69)/12)*440" office:value-type="float" office:value="554.365261953744" calcext:value-type="float">
            <text:p><text:s/>554 </text:p>
          </table:table-cell>
          <table:table-cell table:style-name="ce5" table:formula="of:=COM.MICROSOFT.CONCAT([.B21:.Z21])">
            <text:p/>
          </table:table-cell>
          <table:table-cell table:formula="of:=[.AE20]&amp;&quot;'&quot;&amp;[.AD21]&amp;&quot;',&quot;" office:value-type="string" office:string-value="'','','',''," calcext:value-type="string">
            <text:p>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9"/>
          <table:table-cell table:style-name="ce4" table:number-columns-repeated="4"/>
          <table:table-cell table:number-columns-repeated="6"/>
          <table:table-cell table:style-name="ce4" table:number-columns-repeated="2"/>
          <table:table-cell/>
          <table:table-cell table:style-name="ce4"/>
          <table:table-cell table:number-columns-repeated="3"/>
          <table:table-cell office:value-type="float" office:value="74" calcext:value-type="float">
            <text:p>74</text:p>
          </table:table-cell>
          <table:table-cell table:style-name="ce4" table:formula="of:=POWER(2;([.AB22]-69)/12)*440" office:value-type="float" office:value="587.329535834815" calcext:value-type="float">
            <text:p><text:s/>587 </text:p>
          </table:table-cell>
          <table:table-cell table:style-name="ce5" table:formula="of:=COM.MICROSOFT.CONCAT([.B22:.Z22])">
            <text:p/>
          </table:table-cell>
          <table:table-cell table:formula="of:=[.AE21]&amp;&quot;'&quot;&amp;[.AD22]&amp;&quot;',&quot;" office:value-type="string" office:string-value="'','','','',''," calcext:value-type="string">
            <text:p>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9"/>
          <table:table-cell table:style-name="ce4" table:number-columns-repeated="4"/>
          <table:table-cell table:number-columns-repeated="6"/>
          <table:table-cell table:style-name="ce4"/>
          <table:table-cell table:number-columns-repeated="2"/>
          <table:table-cell table:style-name="ce4"/>
          <table:table-cell table:number-columns-repeated="3"/>
          <table:table-cell office:value-type="float" office:value="75" calcext:value-type="float">
            <text:p>75</text:p>
          </table:table-cell>
          <table:table-cell table:style-name="ce4" table:formula="of:=POWER(2;([.AB23]-69)/12)*440" office:value-type="float" office:value="622.253967444162" calcext:value-type="float">
            <text:p><text:s/>622 </text:p>
          </table:table-cell>
          <table:table-cell table:style-name="ce5" table:formula="of:=COM.MICROSOFT.CONCAT([.B23:.Z23])">
            <text:p/>
          </table:table-cell>
          <table:table-cell table:formula="of:=[.AE22]&amp;&quot;'&quot;&amp;[.AD23]&amp;&quot;',&quot;" office:value-type="string" office:string-value="'','','','','',''," calcext:value-type="string">
            <text:p>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#5/Gb5</text:p>
          </table:table-cell>
          <table:table-cell table:number-columns-repeated="9"/>
          <table:table-cell table:style-name="ce4" table:number-columns-repeated="4"/>
          <table:table-cell table:number-columns-repeated="8"/>
          <table:table-cell table:style-name="ce4" table:number-columns-repeated="2"/>
          <table:table-cell table:number-columns-repeated="3"/>
          <table:table-cell office:value-type="float" office:value="76" calcext:value-type="float">
            <text:p>76</text:p>
          </table:table-cell>
          <table:table-cell table:style-name="ce4" table:formula="of:=POWER(2;([.AB24]-69)/12)*440" office:value-type="float" office:value="659.25511382574" calcext:value-type="float">
            <text:p><text:s/>659 </text:p>
          </table:table-cell>
          <table:table-cell table:style-name="ce5" table:formula="of:=COM.MICROSOFT.CONCAT([.B24:.Z24])">
            <text:p/>
          </table:table-cell>
          <table:table-cell table:formula="of:=[.AE23]&amp;&quot;'&quot;&amp;[.AD24]&amp;&quot;',&quot;" office:value-type="string" office:string-value="'','','','','','',''," calcext:value-type="string">
            <text:p>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5</text:p>
          </table:table-cell>
          <table:table-cell table:number-columns-repeated="9"/>
          <table:table-cell table:style-name="ce4" table:number-columns-repeated="4"/>
          <table:table-cell table:number-columns-repeated="9"/>
          <table:table-cell table:style-name="ce4"/>
          <table:table-cell table:number-columns-repeated="3"/>
          <table:table-cell office:value-type="float" office:value="77" calcext:value-type="float">
            <text:p>77</text:p>
          </table:table-cell>
          <table:table-cell table:style-name="ce4" table:formula="of:=POWER(2;([.AB25]-69)/12)*440" office:value-type="float" office:value="698.456462866008" calcext:value-type="float">
            <text:p><text:s/>698 </text:p>
          </table:table-cell>
          <table:table-cell table:style-name="ce5" table:formula="of:=COM.MICROSOFT.CONCAT([.B25:.Z25])">
            <text:p/>
          </table:table-cell>
          <table:table-cell table:formula="of:=[.AE24]&amp;&quot;'&quot;&amp;[.AD25]&amp;&quot;',&quot;" office:value-type="string" office:string-value="'','','','','','','',''," calcext:value-type="string">
            <text:p>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#5/Ab5</text:p>
          </table:table-cell>
          <table:table-cell table:number-columns-repeated="9"/>
          <table:table-cell table:style-name="ce4" table:number-columns-repeated="5"/>
          <table:table-cell table:number-columns-repeated="8"/>
          <table:table-cell table:style-name="ce4"/>
          <table:table-cell table:number-columns-repeated="3"/>
          <table:table-cell office:value-type="float" office:value="78" calcext:value-type="float">
            <text:p>78</text:p>
          </table:table-cell>
          <table:table-cell table:style-name="ce4" table:formula="of:=POWER(2;([.AB26]-69)/12)*440" office:value-type="float" office:value="739.988845423269" calcext:value-type="float">
            <text:p><text:s/>740 </text:p>
          </table:table-cell>
          <table:table-cell table:style-name="ce5" table:formula="of:=COM.MICROSOFT.CONCAT([.B26:.Z26])">
            <text:p/>
          </table:table-cell>
          <table:table-cell table:formula="of:=[.AE25]&amp;&quot;'&quot;&amp;[.AD26]&amp;&quot;',&quot;" office:value-type="string" office:string-value="'','','','','','','','',''," calcext:value-type="string">
            <text:p>'',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9"/>
          <table:table-cell table:style-name="ce4" table:number-columns-repeated="3"/>
          <table:table-cell table:number-columns-repeated="10"/>
          <table:table-cell table:style-name="ce4"/>
          <table:table-cell table:number-columns-repeated="3"/>
          <table:table-cell office:value-type="float" office:value="79" calcext:value-type="float">
            <text:p>79</text:p>
          </table:table-cell>
          <table:table-cell table:style-name="ce4" table:formula="of:=POWER(2;([.AB27]-69)/12)*440" office:value-type="float" office:value="783.990871963499" calcext:value-type="float">
            <text:p><text:s/>784 </text:p>
          </table:table-cell>
          <table:table-cell table:style-name="ce5" table:formula="of:=COM.MICROSOFT.CONCAT([.B27:.Z27])">
            <text:p/>
          </table:table-cell>
          <table:table-cell table:formula="of:=[.AE26]&amp;&quot;'&quot;&amp;[.AD27]&amp;&quot;',&quot;" office:value-type="string" office:string-value="'','','','','','','','','',''," calcext:value-type="string">
            <text:p>'','',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#5/Bb5</text:p>
          </table:table-cell>
          <table:table-cell table:number-columns-repeated="9"/>
          <table:table-cell table:style-name="ce4" table:number-columns-repeated="2"/>
          <table:table-cell table:number-columns-repeated="8"/>
          <table:table-cell table:style-name="ce4"/>
          <table:table-cell table:number-columns-repeated="2"/>
          <table:table-cell table:style-name="ce4"/>
          <table:table-cell table:number-columns-repeated="3"/>
          <table:table-cell office:value-type="float" office:value="80" calcext:value-type="float">
            <text:p>80</text:p>
          </table:table-cell>
          <table:table-cell table:style-name="ce4" table:formula="of:=POWER(2;([.AB28]-69)/12)*440" office:value-type="float" office:value="830.60939515989" calcext:value-type="float">
            <text:p><text:s/>831 </text:p>
          </table:table-cell>
          <table:table-cell table:style-name="ce5" table:formula="of:=COM.MICROSOFT.CONCAT([.B28:.Z28])">
            <text:p/>
          </table:table-cell>
          <table:table-cell table:formula="of:=[.AE27]&amp;&quot;'&quot;&amp;[.AD28]&amp;&quot;',&quot;" office:value-type="string" office:string-value="'','','','','','','','','','',''," calcext:value-type="string">
            <text:p>'','','',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5</text:p>
          </table:table-cell>
          <table:table-cell table:number-columns-repeated="9"/>
          <table:table-cell table:style-name="ce4" table:number-columns-repeated="2"/>
          <table:table-cell table:number-columns-repeated="11"/>
          <table:table-cell table:style-name="ce4"/>
          <table:table-cell table:number-columns-repeated="3"/>
          <table:table-cell office:value-type="float" office:value="81" calcext:value-type="float">
            <text:p>81</text:p>
          </table:table-cell>
          <table:table-cell table:style-name="ce4" table:formula="of:=POWER(2;([.AB29]-69)/12)*440" office:value-type="float" office:value="880" calcext:value-type="float">
            <text:p><text:s/>880 </text:p>
          </table:table-cell>
          <table:table-cell table:style-name="ce5" table:formula="of:=COM.MICROSOFT.CONCAT([.B29:.Z29])">
            <text:p/>
          </table:table-cell>
          <table:table-cell table:formula="of:=[.AE28]&amp;&quot;'&quot;&amp;[.AD29]&amp;&quot;',&quot;" office:value-type="string" office:string-value="'','','','','','','','','','','',''," calcext:value-type="string">
            <text:p>'','','','',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10"/>
          <table:table-cell table:style-name="ce4"/>
          <table:table-cell table:number-columns-repeated="11"/>
          <table:table-cell table:style-name="ce4"/>
          <table:table-cell table:number-columns-repeated="3"/>
          <table:table-cell office:value-type="float" office:value="82" calcext:value-type="float">
            <text:p>82</text:p>
          </table:table-cell>
          <table:table-cell table:style-name="ce4" table:formula="of:=POWER(2;([.AB30]-69)/12)*440" office:value-type="float" office:value="932.32752303618" calcext:value-type="float">
            <text:p><text:s/>932 </text:p>
          </table:table-cell>
          <table:table-cell table:style-name="ce5" table:formula="of:=COM.MICROSOFT.CONCAT([.B30:.Z30])">
            <text:p/>
          </table:table-cell>
          <table:table-cell table:formula="of:=&quot;'&quot;&amp;[.AD30]&amp;&quot;',&quot;" office:value-type="string" office:string-value="''," calcext:value-type="string">
            <text:p>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#6/Db6</text:p>
          </table:table-cell>
          <table:table-cell table:number-columns-repeated="22"/>
          <table:table-cell table:style-name="ce4"/>
          <table:table-cell table:number-columns-repeated="3"/>
          <table:table-cell office:value-type="float" office:value="83" calcext:value-type="float">
            <text:p>83</text:p>
          </table:table-cell>
          <table:table-cell table:style-name="ce4" table:formula="of:=POWER(2;([.AB31]-69)/12)*440" office:value-type="float" office:value="987.766602512248" calcext:value-type="float">
            <text:p><text:s/>988 </text:p>
          </table:table-cell>
          <table:table-cell table:style-name="ce5" table:formula="of:=COM.MICROSOFT.CONCAT([.B31:.Z31])">
            <text:p/>
          </table:table-cell>
          <table:table-cell table:formula="of:=[.AE30]&amp;&quot;'&quot;&amp;[.AD31]&amp;&quot;',&quot;" office:value-type="string" office:string-value="'',''," calcext:value-type="string">
            <text:p>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9"/>
          <table:table-cell table:style-name="ce4"/>
          <table:table-cell/>
          <table:table-cell table:style-name="ce4" table:number-columns-repeated="2"/>
          <table:table-cell table:number-columns-repeated="9"/>
          <table:table-cell table:style-name="ce4"/>
          <table:table-cell table:number-columns-repeated="3"/>
          <table:table-cell office:value-type="float" office:value="84" calcext:value-type="float">
            <text:p>84</text:p>
          </table:table-cell>
          <table:table-cell table:style-name="ce4" table:formula="of:=POWER(2;([.AB32]-69)/12)*440" office:value-type="float" office:value="1046.50226120239" calcext:value-type="float">
            <text:p><text:s/>1047 </text:p>
          </table:table-cell>
          <table:table-cell table:style-name="ce5" table:formula="of:=COM.MICROSOFT.CONCAT([.B32:.Z32])">
            <text:p/>
          </table:table-cell>
          <table:table-cell table:formula="of:=[.AE31]&amp;&quot;'&quot;&amp;[.AD32]&amp;&quot;',&quot;" office:value-type="string" office:string-value="'','',''," calcext:value-type="string">
            <text:p>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#6/Eb6</text:p>
          </table:table-cell>
          <table:table-cell table:number-columns-repeated="9"/>
          <table:table-cell table:style-name="ce4" table:number-columns-repeated="5"/>
          <table:table-cell table:number-columns-repeated="5"/>
          <table:table-cell table:style-name="ce4" table:number-columns-repeated="4"/>
          <table:table-cell table:number-columns-repeated="3"/>
          <table:table-cell office:value-type="float" office:value="85" calcext:value-type="float">
            <text:p>85</text:p>
          </table:table-cell>
          <table:table-cell table:style-name="ce4" table:formula="of:=POWER(2;([.AB33]-69)/12)*440" office:value-type="float" office:value="1108.73052390749" calcext:value-type="float">
            <text:p><text:s/>1109 </text:p>
          </table:table-cell>
          <table:table-cell table:style-name="ce5" table:formula="of:=COM.MICROSOFT.CONCAT([.B33:.Z33])">
            <text:p/>
          </table:table-cell>
          <table:table-cell table:formula="of:=[.AE32]&amp;&quot;'&quot;&amp;[.AD33]&amp;&quot;',&quot;" office:value-type="string" office:string-value="'','','',''," calcext:value-type="string">
            <text:p>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9"/>
          <table:table-cell table:style-name="ce4" table:number-columns-repeated="3"/>
          <table:table-cell table:number-columns-repeated="7"/>
          <table:table-cell table:style-name="ce4" table:number-columns-repeated="2"/>
          <table:table-cell/>
          <table:table-cell table:style-name="ce4"/>
          <table:table-cell table:number-columns-repeated="3"/>
          <table:table-cell office:value-type="float" office:value="86" calcext:value-type="float">
            <text:p>86</text:p>
          </table:table-cell>
          <table:table-cell table:style-name="ce4" table:formula="of:=POWER(2;([.AB34]-69)/12)*440" office:value-type="float" office:value="1174.65907166963" calcext:value-type="float">
            <text:p><text:s/>1175 </text:p>
          </table:table-cell>
          <table:table-cell table:style-name="ce5" table:formula="of:=COM.MICROSOFT.CONCAT([.B34:.Z34])">
            <text:p/>
          </table:table-cell>
          <table:table-cell table:formula="of:=[.AE33]&amp;&quot;'&quot;&amp;[.AD34]&amp;&quot;',&quot;" office:value-type="string" office:string-value="'','','','',''," calcext:value-type="string">
            <text:p>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9"/>
          <table:table-cell table:style-name="ce4" table:number-columns-repeated="2"/>
          <table:table-cell/>
          <table:table-cell table:style-name="ce4"/>
          <table:table-cell table:number-columns-repeated="6"/>
          <table:table-cell table:style-name="ce4"/>
          <table:table-cell table:number-columns-repeated="2"/>
          <table:table-cell table:style-name="ce4"/>
          <table:table-cell table:number-columns-repeated="3"/>
          <table:table-cell office:value-type="float" office:value="87" calcext:value-type="float">
            <text:p>87</text:p>
          </table:table-cell>
          <table:table-cell table:style-name="ce4" table:formula="of:=POWER(2;([.AB35]-69)/12)*440" office:value-type="float" office:value="1244.50793488832" calcext:value-type="float">
            <text:p><text:s/>1245 </text:p>
          </table:table-cell>
          <table:table-cell table:style-name="ce5" table:formula="of:=COM.MICROSOFT.CONCAT([.B35:.Z35])">
            <text:p/>
          </table:table-cell>
          <table:table-cell table:formula="of:=[.AE34]&amp;&quot;'&quot;&amp;[.AD35]&amp;&quot;',&quot;" office:value-type="string" office:string-value="'','','','','',''," calcext:value-type="string">
            <text:p>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#6/Gb6</text:p>
          </table:table-cell>
          <table:table-cell table:number-columns-repeated="9"/>
          <table:table-cell table:style-name="ce4" table:number-columns-repeated="2"/>
          <table:table-cell/>
          <table:table-cell table:style-name="ce4"/>
          <table:table-cell table:number-columns-repeated="8"/>
          <table:table-cell table:style-name="ce4" table:number-columns-repeated="2"/>
          <table:table-cell table:number-columns-repeated="3"/>
          <table:table-cell office:value-type="float" office:value="88" calcext:value-type="float">
            <text:p>88</text:p>
          </table:table-cell>
          <table:table-cell table:style-name="ce4" table:formula="of:=POWER(2;([.AB36]-69)/12)*440" office:value-type="float" office:value="1318.51022765148" calcext:value-type="float">
            <text:p><text:s/>1319 </text:p>
          </table:table-cell>
          <table:table-cell table:style-name="ce5" table:formula="of:=COM.MICROSOFT.CONCAT([.B36:.Z36])">
            <text:p/>
          </table:table-cell>
          <table:table-cell table:formula="of:=[.AE35]&amp;&quot;'&quot;&amp;[.AD36]&amp;&quot;',&quot;" office:value-type="string" office:string-value="'','','','','','',''," calcext:value-type="string">
            <text:p>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6</text:p>
          </table:table-cell>
          <table:table-cell table:number-columns-repeated="10"/>
          <table:table-cell table:style-name="ce4" table:number-columns-repeated="3"/>
          <table:table-cell table:number-columns-repeated="9"/>
          <table:table-cell table:style-name="ce4"/>
          <table:table-cell table:number-columns-repeated="3"/>
          <table:table-cell office:value-type="float" office:value="89" calcext:value-type="float">
            <text:p>89</text:p>
          </table:table-cell>
          <table:table-cell table:style-name="ce4" table:formula="of:=POWER(2;([.AB37]-69)/12)*440" office:value-type="float" office:value="1396.91292573202" calcext:value-type="float">
            <text:p><text:s/>1397 </text:p>
          </table:table-cell>
          <table:table-cell table:style-name="ce5" table:formula="of:=COM.MICROSOFT.CONCAT([.B37:.Z37])">
            <text:p/>
          </table:table-cell>
          <table:table-cell table:formula="of:=[.AE36]&amp;&quot;'&quot;&amp;[.AD37]&amp;&quot;',&quot;" office:value-type="string" office:string-value="'','','','','','','',''," calcext:value-type="string">
            <text:p>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#6/Ab6</text:p>
          </table:table-cell>
          <table:table-cell table:number-columns-repeated="11"/>
          <table:table-cell table:style-name="ce4" table:number-columns-repeated="3"/>
          <table:table-cell table:number-columns-repeated="8"/>
          <table:table-cell table:style-name="ce4"/>
          <table:table-cell table:number-columns-repeated="3"/>
          <table:table-cell office:value-type="float" office:value="90" calcext:value-type="float">
            <text:p>90</text:p>
          </table:table-cell>
          <table:table-cell table:style-name="ce4" table:formula="of:=POWER(2;([.AB38]-69)/12)*440" office:value-type="float" office:value="1479.97769084654" calcext:value-type="float">
            <text:p><text:s/>1480 </text:p>
          </table:table-cell>
          <table:table-cell table:style-name="ce5" table:formula="of:=COM.MICROSOFT.CONCAT([.B38:.Z38])">
            <text:p/>
          </table:table-cell>
          <table:table-cell table:formula="of:=[.AE37]&amp;&quot;'&quot;&amp;[.AD38]&amp;&quot;',&quot;" office:value-type="string" office:string-value="'','','','','','','','',''," calcext:value-type="string">
            <text:p>'',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9"/>
          <table:table-cell table:style-name="ce4"/>
          <table:table-cell/>
          <table:table-cell table:style-name="ce4"/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3"/>
          <table:table-cell office:value-type="float" office:value="91" calcext:value-type="float">
            <text:p>91</text:p>
          </table:table-cell>
          <table:table-cell table:style-name="ce4" table:formula="of:=POWER(2;([.AB39]-69)/12)*440" office:value-type="float" office:value="1567.981743927" calcext:value-type="float">
            <text:p><text:s/>1568 </text:p>
          </table:table-cell>
          <table:table-cell table:style-name="ce5" table:formula="of:=COM.MICROSOFT.CONCAT([.B39:.Z39])">
            <text:p/>
          </table:table-cell>
          <table:table-cell table:formula="of:=[.AE38]&amp;&quot;'&quot;&amp;[.AD39]&amp;&quot;',&quot;" office:value-type="string" office:string-value="'','','','','','','','','',''," calcext:value-type="string">
            <text:p>'','',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#6/Bb6</text:p>
          </table:table-cell>
          <table:table-cell table:number-columns-repeated="9"/>
          <table:table-cell table:style-name="ce4"/>
          <table:table-cell table:number-columns-repeated="7"/>
          <table:table-cell table:style-name="ce4"/>
          <table:table-cell/>
          <table:table-cell table:style-name="ce4"/>
          <table:table-cell table:number-columns-repeated="6"/>
          <table:table-cell office:value-type="float" office:value="92" calcext:value-type="float">
            <text:p>92</text:p>
          </table:table-cell>
          <table:table-cell table:style-name="ce4" table:formula="of:=POWER(2;([.AB40]-69)/12)*440" office:value-type="float" office:value="1661.21879031978" calcext:value-type="float">
            <text:p><text:s/>1661 </text:p>
          </table:table-cell>
          <table:table-cell table:style-name="ce5" table:formula="of:=COM.MICROSOFT.CONCAT([.B40:.Z40])">
            <text:p/>
          </table:table-cell>
          <table:table-cell table:formula="of:=[.AE39]&amp;&quot;'&quot;&amp;[.AD40]&amp;&quot;',&quot;" office:value-type="string" office:string-value="'','','','','','','','','','',''," calcext:value-type="string">
            <text:p>'','','',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6</text:p>
          </table:table-cell>
          <table:table-cell table:number-columns-repeated="9"/>
          <table:table-cell table:style-name="ce4" table:number-columns-repeated="2"/>
          <table:table-cell/>
          <table:table-cell table:style-name="ce4"/>
          <table:table-cell table:number-columns-repeated="5"/>
          <table:table-cell table:style-name="ce4"/>
          <table:table-cell table:number-columns-repeated="7"/>
          <table:table-cell office:value-type="float" office:value="93" calcext:value-type="float">
            <text:p>93</text:p>
          </table:table-cell>
          <table:table-cell table:style-name="ce4" table:formula="of:=POWER(2;([.AB41]-69)/12)*440" office:value-type="float" office:value="1760" calcext:value-type="float">
            <text:p><text:s/>1760 </text:p>
          </table:table-cell>
          <table:table-cell table:style-name="ce5" table:formula="of:=COM.MICROSOFT.CONCAT([.B41:.Z41])">
            <text:p/>
          </table:table-cell>
          <table:table-cell table:formula="of:=[.AE40]&amp;&quot;'&quot;&amp;[.AD41]&amp;&quot;',&quot;" office:value-type="string" office:string-value="'','','','','','','','','','','',''," calcext:value-type="string">
            <text:p>'','','','',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7</text:p>
          </table:table-cell>
          <table:table-cell table:number-columns-repeated="10"/>
          <table:table-cell table:style-name="ce4" table:number-columns-repeated="4"/>
          <table:table-cell table:number-columns-repeated="5"/>
          <table:table-cell table:style-name="ce4"/>
          <table:table-cell table:number-columns-repeated="6"/>
          <table:table-cell office:value-type="float" office:value="94" calcext:value-type="float">
            <text:p>94</text:p>
          </table:table-cell>
          <table:table-cell table:style-name="ce4" table:formula="of:=POWER(2;([.AB42]-69)/12)*440" office:value-type="float" office:value="1864.65504607236" calcext:value-type="float">
            <text:p><text:s/>1865 </text:p>
          </table:table-cell>
          <table:table-cell table:style-name="ce5" table:formula="of:=COM.MICROSOFT.CONCAT([.B42:.Z42])">
            <text:p/>
          </table:table-cell>
          <table:table-cell table:formula="of:=&quot;'&quot;&amp;[.AD42]&amp;&quot;',&quot;" office:value-type="string" office:string-value="''," calcext:value-type="string">
            <text:p>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#7/Db7</text:p>
          </table:table-cell>
          <table:table-cell table:number-columns-repeated="11"/>
          <table:table-cell table:style-name="ce4"/>
          <table:table-cell table:number-columns-repeated="7"/>
          <table:table-cell table:style-name="ce4"/>
          <table:table-cell/>
          <table:table-cell table:style-name="ce4"/>
          <table:table-cell table:number-columns-repeated="4"/>
          <table:table-cell office:value-type="float" office:value="95" calcext:value-type="float">
            <text:p>95</text:p>
          </table:table-cell>
          <table:table-cell table:style-name="ce4" table:formula="of:=POWER(2;([.AB43]-69)/12)*440" office:value-type="float" office:value="1975.5332050245" calcext:value-type="float">
            <text:p><text:s/>1976 </text:p>
          </table:table-cell>
          <table:table-cell table:style-name="ce5" table:formula="of:=COM.MICROSOFT.CONCAT([.B43:.Z43])">
            <text:p/>
          </table:table-cell>
          <table:table-cell table:formula="of:=[.AE42]&amp;&quot;'&quot;&amp;[.AD43]&amp;&quot;',&quot;" office:value-type="string" office:string-value="'',''," calcext:value-type="string">
            <text:p>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9"/>
          <table:table-cell table:style-name="ce4"/>
          <table:table-cell/>
          <table:table-cell table:style-name="ce4" table:number-columns-repeated="2"/>
          <table:table-cell table:number-columns-repeated="6"/>
          <table:table-cell table:style-name="ce4" table:number-columns-repeated="2"/>
          <table:table-cell table:number-columns-repeated="5"/>
          <table:table-cell office:value-type="float" office:value="96" calcext:value-type="float">
            <text:p>96</text:p>
          </table:table-cell>
          <table:table-cell table:style-name="ce4" table:formula="of:=POWER(2;([.AB44]-69)/12)*440" office:value-type="float" office:value="2093.00452240479" calcext:value-type="float">
            <text:p><text:s/>2093 </text:p>
          </table:table-cell>
          <table:table-cell table:style-name="ce5" table:formula="of:=COM.MICROSOFT.CONCAT([.B44:.Z44])">
            <text:p/>
          </table:table-cell>
          <table:table-cell table:formula="of:=[.AE43]&amp;&quot;'&quot;&amp;[.AD44]&amp;&quot;',&quot;" office:value-type="string" office:string-value="'','',''," calcext:value-type="string">
            <text:p>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#7/Eb7</text:p>
          </table:table-cell>
          <table:table-cell table:number-columns-repeated="9"/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6"/>
          <table:table-cell office:value-type="float" office:value="97" calcext:value-type="float">
            <text:p>97</text:p>
          </table:table-cell>
          <table:table-cell table:style-name="ce4" table:formula="of:=POWER(2;([.AB45]-69)/12)*440" office:value-type="float" office:value="2217.46104781498" calcext:value-type="float">
            <text:p><text:s/>2217 </text:p>
          </table:table-cell>
          <table:table-cell table:style-name="ce5" table:formula="of:=COM.MICROSOFT.CONCAT([.B45:.Z45])">
            <text:p/>
          </table:table-cell>
          <table:table-cell table:formula="of:=[.AE44]&amp;&quot;'&quot;&amp;[.AD45]&amp;&quot;',&quot;" office:value-type="string" office:string-value="'','','',''," calcext:value-type="string">
            <text:p>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9"/>
          <table:table-cell table:style-name="ce4"/>
          <table:table-cell/>
          <table:table-cell table:style-name="ce4" table:number-columns-repeated="3"/>
          <table:table-cell table:number-columns-repeated="3"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office:value-type="float" office:value="98" calcext:value-type="float">
            <text:p>98</text:p>
          </table:table-cell>
          <table:table-cell table:style-name="ce4" table:formula="of:=POWER(2;([.AB46]-69)/12)*440" office:value-type="float" office:value="2349.31814333926" calcext:value-type="float">
            <text:p><text:s/>2349 </text:p>
          </table:table-cell>
          <table:table-cell table:style-name="ce5" table:formula="of:=COM.MICROSOFT.CONCAT([.B46:.Z46])">
            <text:p/>
          </table:table-cell>
          <table:table-cell table:formula="of:=[.AE45]&amp;&quot;'&quot;&amp;[.AD46]&amp;&quot;',&quot;" office:value-type="string" office:string-value="'','','','',''," calcext:value-type="string">
            <text:p>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7</text:p>
          </table:table-cell>
          <table:table-cell table:number-columns-repeated="11"/>
          <table:table-cell table:style-name="ce4"/>
          <table:table-cell table:number-columns-repeated="6"/>
          <table:table-cell table:style-name="ce4"/>
          <table:table-cell table:number-columns-repeated="2"/>
          <table:table-cell table:style-name="ce4" table:number-columns-repeated="2"/>
          <table:table-cell table:number-columns-repeated="3"/>
          <table:table-cell office:value-type="float" office:value="99" calcext:value-type="float">
            <text:p>99</text:p>
          </table:table-cell>
          <table:table-cell table:style-name="ce4" table:formula="of:=POWER(2;([.AB47]-69)/12)*440" office:value-type="float" office:value="2489.01586977665" calcext:value-type="float">
            <text:p><text:s/>2489 </text:p>
          </table:table-cell>
          <table:table-cell table:style-name="ce5" table:formula="of:=COM.MICROSOFT.CONCAT([.B47:.Z47])">
            <text:p/>
          </table:table-cell>
          <table:table-cell table:formula="of:=[.AE46]&amp;&quot;'&quot;&amp;[.AD47]&amp;&quot;',&quot;" office:value-type="string" office:string-value="'','','','','',''," calcext:value-type="string">
            <text:p>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#7/Gb7</text:p>
          </table:table-cell>
          <table:table-cell table:number-columns-repeated="9"/>
          <table:table-cell table:style-name="ce4"/>
          <table:table-cell table:number-columns-repeated="3"/>
          <table:table-cell table:style-name="ce4"/>
          <table:table-cell table:number-columns-repeated="5"/>
          <table:table-cell table:style-name="ce4"/>
          <table:table-cell/>
          <table:table-cell table:style-name="ce4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style-name="ce4" table:formula="of:=POWER(2;([.AB48]-69)/12)*440" office:value-type="float" office:value="2637.02045530296" calcext:value-type="float">
            <text:p><text:s/>2637 </text:p>
          </table:table-cell>
          <table:table-cell table:style-name="ce5" table:formula="of:=COM.MICROSOFT.CONCAT([.B48:.Z48])">
            <text:p/>
          </table:table-cell>
          <table:table-cell table:formula="of:=[.AE47]&amp;&quot;'&quot;&amp;[.AD48]&amp;&quot;',&quot;" office:value-type="string" office:string-value="'','','','','','',''," calcext:value-type="string">
            <text:p>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7</text:p>
          </table:table-cell>
          <table:table-cell table:number-columns-repeated="9"/>
          <table:table-cell table:style-name="ce4"/>
          <table:table-cell/>
          <table:table-cell table:style-name="ce4" table:number-columns-repeated="3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5"/>
          <table:table-cell office:value-type="float" office:value="101" calcext:value-type="float">
            <text:p>101</text:p>
          </table:table-cell>
          <table:table-cell table:style-name="ce4" table:formula="of:=POWER(2;([.AB49]-69)/12)*440" office:value-type="float" office:value="2793.82585146403" calcext:value-type="float">
            <text:p><text:s/>2794 </text:p>
          </table:table-cell>
          <table:table-cell table:style-name="ce5" table:formula="of:=COM.MICROSOFT.CONCAT([.B49:.Z49])">
            <text:p/>
          </table:table-cell>
          <table:table-cell table:formula="of:=[.AE48]&amp;&quot;'&quot;&amp;[.AD49]&amp;&quot;',&quot;" office:value-type="string" office:string-value="'','','','','','','',''," calcext:value-type="string">
            <text:p>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#7/Ab7</text:p>
          </table:table-cell>
          <table:table-cell table:number-columns-repeated="9"/>
          <table:table-cell table:style-name="ce4"/>
          <table:table-cell/>
          <table:table-cell table:style-name="ce4" table:number-columns-repeated="3"/>
          <table:table-cell table:number-columns-repeated="3"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4"/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table:formula="of:=POWER(2;([.AB50]-69)/12)*440" office:value-type="float" office:value="2959.95538169308" calcext:value-type="float">
            <text:p><text:s/>2960 </text:p>
          </table:table-cell>
          <table:table-cell table:style-name="ce5" table:formula="of:=COM.MICROSOFT.CONCAT([.B50:.Z50])">
            <text:p/>
          </table:table-cell>
          <table:table-cell table:formula="of:=[.AE49]&amp;&quot;'&quot;&amp;[.AD50]&amp;&quot;',&quot;" office:value-type="string" office:string-value="'','','','','','','','',''," calcext:value-type="string">
            <text:p>'',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9"/>
          <table:table-cell table:style-name="ce4"/>
          <table:table-cell/>
          <table:table-cell table:style-name="ce4" table:number-columns-repeated="3"/>
          <table:table-cell table:number-columns-repeated="3"/>
          <table:table-cell table:style-name="ce4"/>
          <table:table-cell/>
          <table:table-cell table:style-name="ce8"/>
          <table:table-cell table:style-name="ce4" table:number-columns-repeated="2"/>
          <table:table-cell/>
          <table:table-cell table:style-name="ce4"/>
          <table:table-cell table:number-columns-repeated="2"/>
          <table:table-cell office:value-type="float" office:value="103" calcext:value-type="float">
            <text:p>103</text:p>
          </table:table-cell>
          <table:table-cell table:style-name="ce4" table:formula="of:=POWER(2;([.AB51]-69)/12)*440" office:value-type="float" office:value="3135.96348785399" calcext:value-type="float">
            <text:p><text:s/>3136 </text:p>
          </table:table-cell>
          <table:table-cell table:style-name="ce5" table:formula="of:=COM.MICROSOFT.CONCAT([.B51:.Z51])">
            <text:p/>
          </table:table-cell>
          <table:table-cell table:formula="of:=[.AE50]&amp;&quot;'&quot;&amp;[.AD51]&amp;&quot;',&quot;" office:value-type="string" office:string-value="'','','','','','','','','',''," calcext:value-type="string">
            <text:p>'','',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#7/Bb7</text:p>
          </table:table-cell>
          <table:table-cell table:number-columns-repeated="26"/>
          <table:table-cell office:value-type="float" office:value="104" calcext:value-type="float">
            <text:p>104</text:p>
          </table:table-cell>
          <table:table-cell table:style-name="ce4" table:formula="of:=POWER(2;([.AB52]-69)/12)*440" office:value-type="float" office:value="3322.43758063956" calcext:value-type="float">
            <text:p><text:s/>3322 </text:p>
          </table:table-cell>
          <table:table-cell table:style-name="ce5" table:formula="of:=COM.MICROSOFT.CONCAT([.B52:.Z52])">
            <text:p/>
          </table:table-cell>
          <table:table-cell table:formula="of:=[.AE51]&amp;&quot;'&quot;&amp;[.AD52]&amp;&quot;',&quot;" office:value-type="string" office:string-value="'','','','','','','','','','',''," calcext:value-type="string">
            <text:p>'','','',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7</text:p>
          </table:table-cell>
          <table:table-cell table:number-columns-repeated="26"/>
          <table:table-cell office:value-type="float" office:value="105" calcext:value-type="float">
            <text:p>105</text:p>
          </table:table-cell>
          <table:table-cell table:style-name="ce4" table:formula="of:=POWER(2;([.AB53]-69)/12)*440" office:value-type="float" office:value="3520" calcext:value-type="float">
            <text:p><text:s/>3520 </text:p>
          </table:table-cell>
          <table:table-cell table:style-name="ce5" table:formula="of:=COM.MICROSOFT.CONCAT([.B53:.Z53])">
            <text:p/>
          </table:table-cell>
          <table:table-cell table:formula="of:=[.AE52]&amp;&quot;'&quot;&amp;[.AD53]&amp;&quot;',&quot;" office:value-type="string" office:string-value="'','','','','','','','','','','',''," calcext:value-type="string">
            <text:p>'','','','',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10"/>
          <table:table-cell table:style-name="ce4"/>
          <table:table-cell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office:value-type="float" office:value="106" calcext:value-type="float">
            <text:p>106</text:p>
          </table:table-cell>
          <table:table-cell table:style-name="ce4" table:formula="of:=POWER(2;([.AB54]-69)/12)*440" office:value-type="float" office:value="3729.31009214472" calcext:value-type="float">
            <text:p><text:s/>3729 </text:p>
          </table:table-cell>
          <table:table-cell table:style-name="ce5" table:formula="of:=COM.MICROSOFT.CONCAT([.B54:.Z54])">
            <text:p/>
          </table:table-cell>
          <table:table-cell table:formula="of:=[.AE53]&amp;&quot;'&quot;&amp;[.AD54]&amp;&quot;',&quot;" office:value-type="string" office:string-value="'','','','','','','','','','','','',''," calcext:value-type="string">
            <text:p>'','','','','',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#8/Db8</text:p>
          </table:table-cell>
          <table:table-cell table:number-columns-repeated="26"/>
          <table:table-cell office:value-type="float" office:value="107" calcext:value-type="float">
            <text:p>107</text:p>
          </table:table-cell>
          <table:table-cell table:style-name="ce4" table:formula="of:=POWER(2;([.AB55]-69)/12)*440" office:value-type="float" office:value="3951.06641004899" calcext:value-type="float">
            <text:p><text:s/>3951 </text:p>
          </table:table-cell>
          <table:table-cell table:style-name="ce5" table:formula="of:=COM.MICROSOFT.CONCAT([.B55:.Z55])">
            <text:p/>
          </table:table-cell>
          <table:table-cell table:formula="of:=[.AE54]&amp;&quot;'&quot;&amp;[.AD55]&amp;&quot;',&quot;" office:value-type="string" office:string-value="'','','','','','','','','','','','','',''," calcext:value-type="string">
            <text:p>'','','','','','','','','','','','','','',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8</text:p>
          </table:table-cell>
          <table:table-cell table:number-columns-repeated="26"/>
          <table:table-cell office:value-type="float" office:value="108" calcext:value-type="float">
            <text:p>108</text:p>
          </table:table-cell>
          <table:table-cell table:style-name="ce4" table:formula="of:=POWER(2;([.AB56]-69)/12)*440" office:value-type="float" office:value="4186.00904480958" calcext:value-type="float">
            <text:p><text:s/>4186 </text:p>
          </table:table-cell>
          <table:table-cell table:style-name="ce5" table:formula="of:=COM.MICROSOFT.CONCAT([.B56:.Z56])">
            <text:p/>
          </table:table-cell>
          <table:table-cell table:formula="of:=[.AE55]&amp;&quot;'&quot;&amp;[.AD56]&amp;&quot;',&quot;" office:value-type="string" office:string-value="'','','','','','','','','','','','','','',''," calcext:value-type="string">
            <text:p>'','','','','','','','','','','','','','','',</text:p>
          </table:table-cell>
          <table:table-cell table:number-columns-repeated="99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order" table:style-name="ta1">
        <table:shapes>
          <draw:custom-shape draw:z-index="0" draw:name="Comment 1" draw:style-name="gr1" draw:text-style-name="P1" svg:width="72pt" svg:height="72pt" svg:x="0pt" svg:y="0pt">
            <text:p/>
            <draw:enhanced-geometry svg:viewBox="0 0 21600 21600" draw:type="non-primitive" draw:enhanced-path="M 0 0 L 21600 0 21600 21600 0 21600 Z N"/>
          </draw:custom-shape>
          <draw:custom-shape draw:z-index="1" draw:name="Comment 1" draw:style-name="gr1" draw:text-style-name="P1" svg:width="72pt" svg:height="72pt" svg:x="0pt" svg:y="0pt">
            <text:p/>
            <draw:enhanced-geometry svg:viewBox="0 0 21600 21600" draw:type="non-primitive" draw:enhanced-path="M 0 0 L 21600 0 21600 21600 0 21600 Z N"/>
          </draw:custom-shape>
        </table:shapes>
        <table:table-column table:style-name="co1" table:default-cell-style-name="ce1"/>
        <table:table-column table:style-name="co7" table:default-cell-style-name="ce1"/>
        <table:table-column table:style-name="co4" table:number-columns-repeated="3" table:default-cell-style-name="ce1"/>
        <table:table-column table:style-name="co4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9" table:number-columns-repeated="1006" table:default-cell-style-name="ce1"/>
        <table:table-row table:style-name="ro1">
          <table:table-cell table:style-name="ce10" office:value-type="string" calcext:value-type="string">
            <text:p>Written Note</text:p>
          </table:table-cell>
          <table:table-cell table:style-name="ce12" office:value-type="string" calcext:value-type="string">
            <office:annotation draw:style-name="gr2" draw:text-style-name="P3" svg:width="78.01pt" svg:height="51.76pt" svg:x="117.75pt" svg:y="0.74pt" draw:caption-point-x="-10.8pt" draw:caption-point-y="-0.45pt">
              <dc:creator>Microsoft Office User</dc:creator>
              <dc:date>2020-01-17T00:00:00</dc:date>
              <text:p text:style-name="P2"><text:span text:style-name="T1">Microsoft Office User:</text:span></text:p>
              <text:p text:style-name="P2"><text:span text:style-name="T2">https://www.dolmetsch.com/textfingeringchart.htm</text:span></text:p>
              <text:p text:style-name="P2"><text:span text:style-name="T2">http://www.recorder-fingerings.com/en/F.php?t=aBar.1S.3a</text:span></text:p>
              <text:p text:style-name="P2"><text:span text:style-name="T2">https://www.wfg.woodwind.org/recorder/rec_bas_1.html</text:span></text:p>
              <text:p text:style-name="P2"><text:span text:style-name="T2">http://www.flute-a-bec.com/tablaturgb.html</text:span></text:p>
              <text:p text:style-name="P2"><text:span text:style-name="T2"/></text:p>
              <text:p text:style-name="P2"><text:span text:style-name="T2">Where 1 stands for key depressed, 2 for key half depressed.</text:span></text:p>
            </office:annotation>
            <text:p>Thumb (B)</text:p>
          </table:table-cell>
          <table:table-cell table:style-name="ce12" office:value-type="string" calcext:value-type="string">
            <text:p>LH1 (C)</text:p>
          </table:table-cell>
          <table:table-cell table:style-name="ce12" office:value-type="string" calcext:value-type="string">
            <text:p>LH2 (A)</text:p>
          </table:table-cell>
          <table:table-cell table:style-name="ce12" office:value-type="string" calcext:value-type="string">
            <text:p>LH3 (G)</text:p>
          </table:table-cell>
          <table:table-cell table:style-name="ce12" office:value-type="string" calcext:value-type="string">
            <text:p>Separator</text:p>
          </table:table-cell>
          <table:table-cell table:style-name="ce12" office:value-type="string" calcext:value-type="string">
            <text:p>RH1 (F)</text:p>
          </table:table-cell>
          <table:table-cell table:style-name="ce12" office:value-type="string" calcext:value-type="string">
            <text:p>RH2 (E)</text:p>
          </table:table-cell>
          <table:table-cell table:style-name="ce12" office:value-type="string" calcext:value-type="string">
            <text:p>RH3 (D#)</text:p>
          </table:table-cell>
          <table:table-cell table:style-name="ce12" office:value-type="string" calcext:value-type="string">
            <text:p>RH3 (D)</text:p>
          </table:table-cell>
          <table:table-cell table:style-name="ce12" office:value-type="string" calcext:value-type="string">
            <text:p>RH4 (C#)</text:p>
          </table:table-cell>
          <table:table-cell table:style-name="ce12" office:value-type="string" calcext:value-type="string">
            <text:p>RH4 (C)</text:p>
          </table:table-cell>
          <table:table-cell table:style-name="ce12" office:value-type="string" calcext:value-type="string">
            <text:p>Bell</text:p>
          </table:table-cell>
          <table:table-cell table:style-name="ce12"/>
          <table:table-cell table:style-name="ce12" office:value-type="string" calcext:value-type="string">
            <text:p>MIDI</text:p>
          </table:table-cell>
          <table:table-cell table:style-name="ce10" office:value-type="string" calcext:value-type="string">
            <text:p>Frequency</text:p>
          </table:table-cell>
          <table:table-cell table:style-name="ce12" office:value-type="string" calcext:value-type="string">
            <text:p>Mapping</text:p>
          </table:table-cell>
          <table:table-cell table:style-name="ce12" office:value-type="string" calcext:value-type="string">
            <text:p>Code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4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4" office:value-type="string" office:string-value="\uE329" calcext:value-type="string">
            <text:p><text:s/>\uE329 </text:p>
          </table:table-cell>
          <table:table-cell table:style-name="ce4" office:value-type="string" office:string-value="\uE32A" calcext:value-type="string">
            <text:p><text:s/>\uE32A </text:p>
          </table:table-cell>
          <table:table-cell table:style-name="ce4" office:value-type="string" office:string-value="\uE32B" calcext:value-type="string">
            <text:p><text:s/>\uE32B </text:p>
          </table:table-cell>
          <table:table-cell table:style-name="ce4"/>
          <table:table-cell table:style-name="ce5" office:value-type="string" calcext:value-type="string">
            <text:p>base</text:p>
          </table:table-cell>
          <table:table-cell table:style-name="ce5"/>
          <table:table-cell table:style-name="ce4" office:value-type="string" office:string-value="\uE320" calcext:value-type="string">
            <text:p><text:s/>\uE320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4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4" office:value-type="string" office:string-value="\uE329" calcext:value-type="string">
            <text:p><text:s/>\uE329 </text:p>
          </table:table-cell>
          <table:table-cell table:style-name="ce4" office:value-type="string" office:string-value="\uE32A" calcext:value-type="string">
            <text:p><text:s/>\uE32A </text:p>
          </table:table-cell>
          <table:table-cell table:style-name="ce4"/>
          <table:table-cell/>
          <table:table-cell office:value-type="float" office:value="72" calcext:value-type="float">
            <text:p>72</text:p>
          </table:table-cell>
          <table:table-cell table:style-name="ce4" table:formula="of:=POWER(2;([.O3]-69)/12)*440" office:value-type="float" office:value="523.251130601197" calcext:value-type="float">
            <text:p><text:s/>523 </text:p>
          </table:table-cell>
          <table:table-cell table:style-name="ce4" table:formula="of:=COM.MICROSOFT.CONCAT([.B3:.M3])" office:value-type="string" office:string-value="\uE321\uE322\uE323\uE324\uE325\uE326\uE327\uE328\uE329\uE32A" calcext:value-type="string">
            <text:p><text:s/>\uE321\uE322\uE323\uE324\uE325\uE326\uE327\uE328\uE329\uE32A </text:p>
          </table:table-cell>
          <table:table-cell table:formula="of:=&quot;'&quot;&amp;[.Q3]&amp;&quot;',&quot;" office:value-type="string" office:string-value="'\uE321\uE322\uE323\uE324\uE325\uE326\uE327\uE328\uE329\uE32A'," calcext:value-type="string">
            <text:p>'\uE321\uE322\uE323\uE324\uE325\uE326\uE327\uE328\uE329\uE32A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#4/Db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4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4" office:value-type="string" office:string-value="\uE329" calcext:value-type="string">
            <text:p><text:s/>\uE329 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style-name="ce4" table:formula="of:=POWER(2;([.O4]-69)/12)*440" office:value-type="float" office:value="554.365261953744" calcext:value-type="float">
            <text:p><text:s/>554 </text:p>
          </table:table-cell>
          <table:table-cell table:style-name="ce4" table:formula="of:=COM.MICROSOFT.CONCAT([.B4:.M4])" office:value-type="string" office:string-value="\uE321\uE322\uE323\uE324\uE325\uE326\uE327\uE328\uE329" calcext:value-type="string">
            <text:p><text:s/>\uE321\uE322\uE323\uE324\uE325\uE326\uE327\uE328\uE329 </text:p>
          </table:table-cell>
          <table:table-cell table:formula="of:=[.R3]&amp;&quot;'&quot;&amp;[.Q4]&amp;&quot;',&quot;" office:value-type="string" office:string-value="'\uE321\uE322\uE323\uE324\uE325\uE326\uE327\uE328\uE329\uE32A','\uE321\uE322\uE323\uE324\uE325\uE326\uE327\uE328\uE329'," calcext:value-type="string">
            <text:p>'\uE321\uE322\uE323\uE324\uE325\uE326\uE327\uE328\uE329\uE32A','\uE321\uE322\uE323\uE324\uE325\uE326\uE327\uE328\uE329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4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table:style-name="ce4" table:formula="of:=POWER(2;([.O5]-69)/12)*440" office:value-type="float" office:value="587.329535834815" calcext:value-type="float">
            <text:p><text:s/>587 </text:p>
          </table:table-cell>
          <table:table-cell table:style-name="ce4" table:formula="of:=COM.MICROSOFT.CONCAT([.B5:.M5])" office:value-type="string" office:string-value="\uE321\uE322\uE323\uE324\uE325\uE326\uE327\uE328" calcext:value-type="string">
            <text:p><text:s/>\uE321\uE322\uE323\uE324\uE325\uE326\uE327\uE328 </text:p>
          </table:table-cell>
          <table:table-cell table:formula="of:=[.R4]&amp;&quot;'&quot;&amp;[.Q5]&amp;&quot;',&quot;" office:value-type="string" office:string-value="'\uE321\uE322\uE323\uE324\uE325\uE326\uE327\uE328\uE329\uE32A','\uE321\uE322\uE323\uE324\uE325\uE326\uE327\uE328\uE329','\uE321\uE322\uE323\uE324\uE325\uE326\uE327\uE328'," calcext:value-type="string">
            <text:p>'\uE321\uE322\uE323\uE324\uE325\uE326\uE327\uE328\uE329\uE32A','\uE321\uE322\uE323\uE324\uE325\uE326\uE327\uE328\uE329','\uE321\uE322\uE323\uE324\uE325\uE326\uE327\uE328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#4/Eb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4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style-name="ce4" table:formula="of:=POWER(2;([.O6]-69)/12)*440" office:value-type="float" office:value="622.253967444162" calcext:value-type="float">
            <text:p><text:s/>622 </text:p>
          </table:table-cell>
          <table:table-cell table:style-name="ce4" table:formula="of:=COM.MICROSOFT.CONCAT([.B6:.M6])" office:value-type="string" office:string-value="\uE321\uE322\uE323\uE324\uE325\uE326\uE327" calcext:value-type="string">
            <text:p><text:s/>\uE321\uE322\uE323\uE324\uE325\uE326\uE327 </text:p>
          </table:table-cell>
          <table:table-cell table:formula="of:=[.R5]&amp;&quot;'&quot;&amp;[.Q6]&amp;&quot;',&quot;" office:value-type="string" office:string-value="'\uE321\uE322\uE323\uE324\uE325\uE326\uE327\uE328\uE329\uE32A','\uE321\uE322\uE323\uE324\uE325\uE326\uE327\uE328\uE329','\uE321\uE322\uE323\uE324\uE325\uE326\uE327\uE328','\uE321\uE322\uE323\uE324\uE325\uE326\uE327'," calcext:value-type="string">
            <text:p>'\uE321\uE322\uE323\uE324\uE325\uE326\uE327\uE328\uE329\uE32A','\uE321\uE322\uE323\uE324\uE325\uE326\uE327\uE328\uE329','\uE321\uE322\uE323\uE324\uE325\uE326\uE327\uE328','\uE321\uE322\uE323\uE324\uE325\uE326\uE327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style-name="ce4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table:style-name="ce4" table:formula="of:=POWER(2;([.O7]-69)/12)*440" office:value-type="float" office:value="659.25511382574" calcext:value-type="float">
            <text:p><text:s/>659 </text:p>
          </table:table-cell>
          <table:table-cell table:style-name="ce4" table:formula="of:=COM.MICROSOFT.CONCAT([.B7:.M7])" office:value-type="string" office:string-value="\uE321\uE322\uE323\uE324\uE325\uE326" calcext:value-type="string">
            <text:p><text:s/>\uE321\uE322\uE323\uE324\uE325\uE326 </text:p>
          </table:table-cell>
          <table:table-cell table:formula="of:=[.R6]&amp;&quot;'&quot;&amp;[.Q7]&amp;&quot;',&quot;"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" calcext:value-type="string">
            <text:p>'\uE321\uE322\uE323\uE324\uE325\uE326\uE327\uE328\uE329\uE32A','\uE321\uE322\uE323\uE324\uE325\uE326\uE327\uE328\uE329','\uE321\uE322\uE323\uE324\uE325\uE326\uE327\uE328','\uE321\uE322\uE323\uE324\uE325\uE326\uE327','\uE321\uE322\uE323\uE324\uE325\uE326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/>
          <table:table-cell table:style-name="ce4" office:value-type="string" office:string-value="\uE325" calcext:value-type="string">
            <text:p><text:s/>\uE325 </text:p>
          </table:table-cell>
          <table:table-cell/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4" office:value-type="string" office:string-value="\uE329" calcext:value-type="string">
            <text:p><text:s/>\uE329 </text:p>
          </table:table-cell>
          <table:table-cell table:style-name="ce4" office:value-type="string" office:string-value="\uE32A" calcext:value-type="string">
            <text:p><text:s/>\uE32A </text:p>
          </table:table-cell>
          <table:table-cell table:style-name="ce4"/>
          <table:table-cell/>
          <table:table-cell office:value-type="float" office:value="77" calcext:value-type="float">
            <text:p>77</text:p>
          </table:table-cell>
          <table:table-cell table:style-name="ce4" table:formula="of:=POWER(2;([.O8]-69)/12)*440" office:value-type="float" office:value="698.456462866008" calcext:value-type="float">
            <text:p><text:s/>698 </text:p>
          </table:table-cell>
          <table:table-cell table:style-name="ce4" table:formula="of:=COM.MICROSOFT.CONCAT([.B8:.M8])" office:value-type="string" office:string-value="\uE321\uE322\uE323\uE324\uE325\uE327\uE328\uE329\uE32A" calcext:value-type="string">
            <text:p><text:s/>\uE321\uE322\uE323\uE324\uE325\uE327\uE328\uE329\uE32A </text:p>
          </table:table-cell>
          <table:table-cell table:formula="of:=[.R7]&amp;&quot;'&quot;&amp;[.Q8]&amp;&quot;',&quot;"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" calcext:value-type="string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#4/Gb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number-columns-repeated="2"/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table:style-name="ce4" table:formula="of:=POWER(2;([.O9]-69)/12)*440" office:value-type="float" office:value="739.988845423269" calcext:value-type="float">
            <text:p><text:s/>740 </text:p>
          </table:table-cell>
          <table:table-cell table:style-name="ce4" table:formula="of:=COM.MICROSOFT.CONCAT([.B9:.M9])" office:value-type="string" office:string-value="\uE321\uE322\uE323\uE324\uE326\uE327\uE328" calcext:value-type="string">
            <text:p><text:s/>\uE321\uE322\uE323\uE324\uE326\uE327\uE328 </text:p>
          </table:table-cell>
          <table:table-cell table:formula="of:=[.R8]&amp;&quot;'&quot;&amp;[.Q9]&amp;&quot;',&quot;"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" calcext:value-type="string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table:style-name="ce4" table:formula="of:=POWER(2;([.O10]-69)/12)*440" office:value-type="float" office:value="783.990871963499" calcext:value-type="float">
            <text:p><text:s/>784 </text:p>
          </table:table-cell>
          <table:table-cell table:style-name="ce4" table:formula="of:=COM.MICROSOFT.CONCAT([.B10:.M10])" office:value-type="string" office:string-value="\uE321\uE322\uE323\uE324" calcext:value-type="string">
            <text:p><text:s/>\uE321\uE322\uE323\uE324 </text:p>
          </table:table-cell>
          <table:table-cell table:formula="of:=[.R9]&amp;&quot;'&quot;&amp;[.Q10]&amp;&quot;',&quot;"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" calcext:value-type="string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#4/Ab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number-columns-repeated="2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style-name="ce4" table:formula="of:=POWER(2;([.O11]-69)/12)*440" office:value-type="float" office:value="830.60939515989" calcext:value-type="float">
            <text:p><text:s/>831 </text:p>
          </table:table-cell>
          <table:table-cell table:style-name="ce4" table:formula="of:=COM.MICROSOFT.CONCAT([.B11:.M11])" office:value-type="string" office:string-value="\uE321\uE322\uE323\uE325\uE326\uE327" calcext:value-type="string">
            <text:p><text:s/>\uE321\uE322\uE323\uE325\uE326\uE327 </text:p>
          </table:table-cell>
          <table:table-cell table:formula="of:=[.R10]&amp;&quot;'&quot;&amp;[.Q11]&amp;&quot;',&quot;"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" calcext:value-type="string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number-columns-repeated="10"/>
          <table:table-cell office:value-type="float" office:value="81" calcext:value-type="float">
            <text:p>81</text:p>
          </table:table-cell>
          <table:table-cell table:style-name="ce4" table:formula="of:=POWER(2;([.O12]-69)/12)*440" office:value-type="float" office:value="880" calcext:value-type="float">
            <text:p><text:s/>880 </text:p>
          </table:table-cell>
          <table:table-cell table:style-name="ce4" table:formula="of:=COM.MICROSOFT.CONCAT([.B12:.M12])" office:value-type="string" office:string-value="\uE321\uE322\uE323" calcext:value-type="string">
            <text:p><text:s/>\uE321\uE322\uE323 </text:p>
          </table:table-cell>
          <table:table-cell table:formula="of:=[.R11]&amp;&quot;'&quot;&amp;[.Q12]&amp;&quot;',&quot;"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" calcext:value-type="string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#4/Bb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/>
          <table:table-cell table:style-name="ce4" office:value-type="string" office:string-value="\uE324" calcext:value-type="string">
            <text:p><text:s/>\uE324 </text:p>
          </table:table-cell>
          <table:table-cell/>
          <table:table-cell table:style-name="ce4" office:value-type="string" office:string-value="\uE325" calcext:value-type="string">
            <text:p><text:s/>\uE325 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table:style-name="ce4" table:formula="of:=POWER(2;([.O13]-69)/12)*440" office:value-type="float" office:value="932.32752303618" calcext:value-type="float">
            <text:p><text:s/>932 </text:p>
          </table:table-cell>
          <table:table-cell table:style-name="ce4" table:formula="of:=COM.MICROSOFT.CONCAT([.B13:.M13])" office:value-type="string" office:string-value="\uE321\uE322\uE324\uE325" calcext:value-type="string">
            <text:p><text:s/>\uE321\uE322\uE324\uE325 </text:p>
          </table:table-cell>
          <table:table-cell table:formula="of:=[.R12]&amp;&quot;'&quot;&amp;[.Q13]&amp;&quot;',&quot;"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" calcext:value-type="string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4</text:p>
          </table:table-cell>
          <table:table-cell table:style-name="ce4" office:value-type="string" office:string-value="\uE321" calcext:value-type="string">
            <text:p><text:s/>\uE321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number-columns-repeated="11"/>
          <table:table-cell office:value-type="float" office:value="83" calcext:value-type="float">
            <text:p>83</text:p>
          </table:table-cell>
          <table:table-cell table:style-name="ce4" table:formula="of:=POWER(2;([.O14]-69)/12)*440" office:value-type="float" office:value="987.766602512248" calcext:value-type="float">
            <text:p><text:s/>988 </text:p>
          </table:table-cell>
          <table:table-cell table:style-name="ce4" table:formula="of:=COM.MICROSOFT.CONCAT([.B14:.M14])" office:value-type="string" office:string-value="\uE321\uE322" calcext:value-type="string">
            <text:p><text:s/>\uE321\uE322 </text:p>
          </table:table-cell>
          <table:table-cell table:formula="of:=[.R13]&amp;&quot;'&quot;&amp;[.Q14]&amp;&quot;',&quot;"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'\uE321\uE322'," calcext:value-type="string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'\uE321\uE322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5</text:p>
          </table:table-cell>
          <table:table-cell table:style-name="ce4" office:value-type="string" office:string-value="\uE321" calcext:value-type="string">
            <text:p><text:s/>\uE321 </text:p>
          </table:table-cell>
          <table:table-cell/>
          <table:table-cell table:style-name="ce4" office:value-type="string" office:string-value="\uE323" calcext:value-type="string">
            <text:p><text:s/>\uE323 </text:p>
          </table:table-cell>
          <table:table-cell table:number-columns-repeated="10"/>
          <table:table-cell office:value-type="float" office:value="84" calcext:value-type="float">
            <text:p>84</text:p>
          </table:table-cell>
          <table:table-cell table:style-name="ce4" table:formula="of:=POWER(2;([.O15]-69)/12)*440" office:value-type="float" office:value="1046.50226120239" calcext:value-type="float">
            <text:p><text:s/>1047 </text:p>
          </table:table-cell>
          <table:table-cell table:style-name="ce4" table:formula="of:=COM.MICROSOFT.CONCAT([.B15:.M15])" office:value-type="string" office:string-value="\uE321\uE323" calcext:value-type="string">
            <text:p><text:s/>\uE321\uE323 </text:p>
          </table:table-cell>
          <table:table-cell table:formula="of:=&quot;'&quot;&amp;[.Q15]&amp;&quot;',&quot;" office:value-type="string" office:string-value="'\uE321\uE323'," calcext:value-type="string">
            <text:p>'\uE321\uE323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#5/Db5</text:p>
          </table:table-cell>
          <table:table-cell/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number-columns-repeated="10"/>
          <table:table-cell office:value-type="float" office:value="85" calcext:value-type="float">
            <text:p>85</text:p>
          </table:table-cell>
          <table:table-cell table:style-name="ce4" table:formula="of:=POWER(2;([.O16]-69)/12)*440" office:value-type="float" office:value="1108.73052390749" calcext:value-type="float">
            <text:p><text:s/>1109 </text:p>
          </table:table-cell>
          <table:table-cell table:style-name="ce4" table:formula="of:=COM.MICROSOFT.CONCAT([.B16:.M16])" office:value-type="string" office:string-value="\uE322\uE323" calcext:value-type="string">
            <text:p><text:s/>\uE322\uE323 </text:p>
          </table:table-cell>
          <table:table-cell table:formula="of:=[.R15]&amp;&quot;'&quot;&amp;[.Q16]&amp;&quot;',&quot;" office:value-type="string" office:string-value="'\uE321\uE323','\uE322\uE323'," calcext:value-type="string">
            <text:p>'\uE321\uE323','\uE322\uE323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/>
          <table:table-cell table:style-name="ce4" office:value-type="string" office:string-value="\uE323" calcext:value-type="string">
            <text:p><text:s/>\uE323 </text:p>
          </table:table-cell>
          <table:table-cell table:number-columns-repeated="10"/>
          <table:table-cell office:value-type="float" office:value="86" calcext:value-type="float">
            <text:p>86</text:p>
          </table:table-cell>
          <table:table-cell table:style-name="ce4" table:formula="of:=POWER(2;([.O17]-69)/12)*440" office:value-type="float" office:value="1174.65907166963" calcext:value-type="float">
            <text:p><text:s/>1175 </text:p>
          </table:table-cell>
          <table:table-cell table:style-name="ce4" table:formula="of:=COM.MICROSOFT.CONCAT([.B17:.M17])" office:value-type="string" office:string-value="\uE323" calcext:value-type="string">
            <text:p><text:s/>\uE323 </text:p>
          </table:table-cell>
          <table:table-cell table:formula="of:=[.R16]&amp;&quot;'&quot;&amp;[.Q17]&amp;&quot;',&quot;" office:value-type="string" office:string-value="'\uE321\uE323','\uE322\uE323','\uE323'," calcext:value-type="string">
            <text:p>'\uE321\uE323','\uE322\uE323','\uE323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#5/Eb5</text:p>
          </table:table-cell>
          <table:table-cell table:number-columns-repeated="2"/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table:style-name="ce4" table:formula="of:=POWER(2;([.O18]-69)/12)*440" office:value-type="float" office:value="1244.50793488832" calcext:value-type="float">
            <text:p><text:s/>1245 </text:p>
          </table:table-cell>
          <table:table-cell table:style-name="ce4" table:formula="of:=COM.MICROSOFT.CONCAT([.B18:.M18])" office:value-type="string" office:string-value="\uE323\uE324\uE325\uE326\uE327\uE328" calcext:value-type="string">
            <text:p><text:s/>\uE323\uE324\uE325\uE326\uE327\uE328 </text:p>
          </table:table-cell>
          <table:table-cell table:formula="of:=[.R17]&amp;&quot;'&quot;&amp;[.Q18]&amp;&quot;',&quot;" office:value-type="string" office:string-value="'\uE321\uE323','\uE322\uE323','\uE323','\uE323\uE324\uE325\uE326\uE327\uE328'," calcext:value-type="string">
            <text:p>'\uE321\uE323','\uE322\uE323','\uE323','\uE323\uE324\uE325\uE326\uE327\uE328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5</text:p>
          </table:table-cell>
          <table:table-cell table:style-name="ce8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table:style-name="ce4" table:formula="of:=POWER(2;([.O19]-69)/12)*440" office:value-type="float" office:value="1318.51022765148" calcext:value-type="float">
            <text:p><text:s/>1319 </text:p>
          </table:table-cell>
          <table:table-cell table:style-name="ce4" table:formula="of:=COM.MICROSOFT.CONCAT([.B19:.M19])" office:value-type="string" office:string-value="\uE32C\uE322\uE323\uE324\uE325\uE326" calcext:value-type="string">
            <text:p><text:s/>\uE32C\uE322\uE323\uE324\uE325\uE326 </text:p>
          </table:table-cell>
          <table:table-cell table:formula="of:=[.R18]&amp;&quot;'&quot;&amp;[.Q19]&amp;&quot;',&quot;" office:value-type="string" office:string-value="'\uE321\uE323','\uE322\uE323','\uE323','\uE323\uE324\uE325\uE326\uE327\uE328','\uE32C\uE322\uE323\uE324\uE325\uE326'," calcext:value-type="string">
            <text:p>'\uE321\uE323','\uE322\uE323','\uE323','\uE323\uE324\uE325\uE326\uE327\uE328','\uE32C\uE322\uE323\uE324\uE325\uE326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5</text:p>
          </table:table-cell>
          <table:table-cell table:style-name="ce8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/>
          <table:table-cell table:style-name="ce4" office:value-type="string" office:string-value="\uE325" calcext:value-type="string">
            <text:p><text:s/>\uE325 </text:p>
          </table:table-cell>
          <table:table-cell/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table:style-name="ce4" table:formula="of:=POWER(2;([.O20]-69)/12)*440" office:value-type="float" office:value="1396.91292573202" calcext:value-type="float">
            <text:p><text:s/>1397 </text:p>
          </table:table-cell>
          <table:table-cell table:style-name="ce4" table:formula="of:=COM.MICROSOFT.CONCAT([.B20:.M20])" office:value-type="string" office:string-value="\uE32C\uE322\uE323\uE324\uE325\uE327\uE328" calcext:value-type="string">
            <text:p><text:s/>\uE32C\uE322\uE323\uE324\uE325\uE327\uE328 </text:p>
          </table:table-cell>
          <table:table-cell table:formula="of:=[.R19]&amp;&quot;'&quot;&amp;[.Q20]&amp;&quot;',&quot;" office:value-type="string" office:string-value="'\uE321\uE323','\uE322\uE323','\uE323','\uE323\uE324\uE325\uE326\uE327\uE328','\uE32C\uE322\uE323\uE324\uE325\uE326','\uE32C\uE322\uE323\uE324\uE325\uE327\uE328'," calcext:value-type="string">
            <text:p>'\uE321\uE323','\uE322\uE323','\uE323','\uE323\uE324\uE325\uE326\uE327\uE328','\uE32C\uE322\uE323\uE324\uE325\uE326','\uE32C\uE322\uE323\uE324\uE325\uE327\uE328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#5/Gb5</text:p>
          </table:table-cell>
          <table:table-cell table:style-name="ce8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number-columns-repeated="2"/>
          <table:table-cell table:style-name="ce4" office:value-type="string" office:string-value="\uE326" calcext:value-type="string">
            <text:p><text:s/>\uE326 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style-name="ce4" table:formula="of:=POWER(2;([.O21]-69)/12)*440" office:value-type="float" office:value="1479.97769084654" calcext:value-type="float">
            <text:p><text:s/>1480 </text:p>
          </table:table-cell>
          <table:table-cell table:style-name="ce4" table:formula="of:=COM.MICROSOFT.CONCAT([.B21:.M21])" office:value-type="string" office:string-value="\uE32C\uE322\uE323\uE324\uE326" calcext:value-type="string">
            <text:p><text:s/>\uE32C\uE322\uE323\uE324\uE326 </text:p>
          </table:table-cell>
          <table:table-cell table:formula="of:=[.R20]&amp;&quot;'&quot;&amp;[.Q21]&amp;&quot;',&quot;" office:value-type="string" office:string-value="'\uE321\uE323','\uE322\uE323','\uE323','\uE323\uE324\uE325\uE326\uE327\uE328','\uE32C\uE322\uE323\uE324\uE325\uE326','\uE32C\uE322\uE323\uE324\uE325\uE327\uE328','\uE32C\uE322\uE323\uE324\uE326'," calcext:value-type="string">
            <text:p>'\uE321\uE323','\uE322\uE323','\uE323','\uE323\uE324\uE325\uE326\uE327\uE328','\uE32C\uE322\uE323\uE324\uE325\uE326','\uE32C\uE322\uE323\uE324\uE325\uE327\uE328','\uE32C\uE322\uE323\uE324\uE326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5</text:p>
          </table:table-cell>
          <table:table-cell table:style-name="ce8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table:style-name="ce4" table:formula="of:=POWER(2;([.O22]-69)/12)*440" office:value-type="float" office:value="1567.981743927" calcext:value-type="float">
            <text:p><text:s/>1568 </text:p>
          </table:table-cell>
          <table:table-cell table:style-name="ce4" table:formula="of:=COM.MICROSOFT.CONCAT([.B22:.M22])" office:value-type="string" office:string-value="\uE32C\uE322\uE323\uE324" calcext:value-type="string">
            <text:p><text:s/>\uE32C\uE322\uE323\uE324 </text:p>
          </table:table-cell>
          <table:table-cell table:formula="of:=[.R21]&amp;&quot;'&quot;&amp;[.Q22]&amp;&quot;',&quot;" office:value-type="string" office:string-value="'\uE321\uE323','\uE322\uE323','\uE323','\uE323\uE324\uE325\uE326\uE327\uE328','\uE32C\uE322\uE323\uE324\uE325\uE326','\uE32C\uE322\uE323\uE324\uE325\uE327\uE328','\uE32C\uE322\uE323\uE324\uE326','\uE32C\uE322\uE323\uE324'," calcext:value-type="string">
            <text:p>'\uE321\uE323','\uE322\uE323','\uE323','\uE323\uE324\uE325\uE326\uE327\uE328','\uE32C\uE322\uE323\uE324\uE325\uE326','\uE32C\uE322\uE323\uE324\uE325\uE327\uE328','\uE32C\uE322\uE323\uE324\uE326','\uE32C\uE322\uE323\uE324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#5/Ab5</text:p>
          </table:table-cell>
          <table:table-cell table:style-name="ce8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number-columns-repeated="2"/>
          <table:table-cell table:style-name="ce4" office:value-type="string" office:string-value="\uE325" calcext:value-type="string">
            <text:p><text:s/>\uE325 </text:p>
          </table:table-cell>
          <table:table-cell table:number-columns-repeated="7"/>
          <table:table-cell office:value-type="float" office:value="92" calcext:value-type="float">
            <text:p>92</text:p>
          </table:table-cell>
          <table:table-cell table:style-name="ce4" table:formula="of:=POWER(2;([.O23]-69)/12)*440" office:value-type="float" office:value="1661.21879031978" calcext:value-type="float">
            <text:p><text:s/>1661 </text:p>
          </table:table-cell>
          <table:table-cell table:style-name="ce4" table:formula="of:=COM.MICROSOFT.CONCAT([.B23:.M23])" office:value-type="string" office:string-value="\uE32C\uE322\uE323\uE325" calcext:value-type="string">
            <text:p><text:s/>\uE32C\uE322\uE323\uE325 </text:p>
          </table:table-cell>
          <table:table-cell table:formula="of:=[.R22]&amp;&quot;'&quot;&amp;[.Q23]&amp;&quot;',&quot;"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" calcext:value-type="string">
            <text:p>'\uE321\uE323','\uE322\uE323','\uE323','\uE323\uE324\uE325\uE326\uE327\uE328','\uE32C\uE322\uE323\uE324\uE325\uE326','\uE32C\uE322\uE323\uE324\uE325\uE327\uE328','\uE32C\uE322\uE323\uE324\uE326','\uE32C\uE322\uE323\uE324','\uE32C\uE322\uE323\uE325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5</text:p>
          </table:table-cell>
          <table:table-cell table:style-name="ce8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number-columns-repeated="10"/>
          <table:table-cell office:value-type="float" office:value="93" calcext:value-type="float">
            <text:p>93</text:p>
          </table:table-cell>
          <table:table-cell table:style-name="ce4" table:formula="of:=POWER(2;([.O24]-69)/12)*440" office:value-type="float" office:value="1760" calcext:value-type="float">
            <text:p><text:s/>1760 </text:p>
          </table:table-cell>
          <table:table-cell table:style-name="ce4" table:formula="of:=COM.MICROSOFT.CONCAT([.B24:.M24])" office:value-type="string" office:string-value="\uE32C\uE322\uE323" calcext:value-type="string">
            <text:p><text:s/>\uE32C\uE322\uE323 </text:p>
          </table:table-cell>
          <table:table-cell table:formula="of:=[.R23]&amp;&quot;'&quot;&amp;[.Q24]&amp;&quot;',&quot;"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" calcext:value-type="string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#5/Bb5</text:p>
          </table:table-cell>
          <table:table-cell table:style-name="ce8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number-columns-repeated="2"/>
          <table:table-cell table:style-name="ce4"/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table:style-name="ce4" table:formula="of:=POWER(2;([.O25]-69)/12)*440" office:value-type="float" office:value="1864.65504607236" calcext:value-type="float">
            <text:p><text:s/>1865 </text:p>
          </table:table-cell>
          <table:table-cell table:style-name="ce4" table:formula="of:=COM.MICROSOFT.CONCAT([.B25:.M25])" office:value-type="string" office:string-value="\uE32C\uE322\uE323\uE326\uE327\uE328" calcext:value-type="string">
            <text:p><text:s/>\uE32C\uE322\uE323\uE326\uE327\uE328 </text:p>
          </table:table-cell>
          <table:table-cell table:formula="of:=[.R24]&amp;&quot;'&quot;&amp;[.Q25]&amp;&quot;',&quot;"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" calcext:value-type="string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5</text:p>
          </table:table-cell>
          <table:table-cell table:style-name="ce8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number-columns-repeated="2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table:style-name="ce4" table:formula="of:=POWER(2;([.O26]-69)/12)*440" office:value-type="float" office:value="1975.5332050245" calcext:value-type="float">
            <text:p><text:s/>1976 </text:p>
          </table:table-cell>
          <table:table-cell table:style-name="ce4" table:formula="of:=COM.MICROSOFT.CONCAT([.B26:.M26])" office:value-type="string" office:string-value="\uE32C\uE322\uE323\uE325\uE326" calcext:value-type="string">
            <text:p><text:s/>\uE32C\uE322\uE323\uE325\uE326 </text:p>
          </table:table-cell>
          <table:table-cell table:formula="of:=[.R25]&amp;&quot;'&quot;&amp;[.Q26]&amp;&quot;',&quot;"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'\uE32C\uE322\uE323\uE325\uE326'," calcext:value-type="string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'\uE32C\uE322\uE323\uE325\uE326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6</text:p>
          </table:table-cell>
          <table:table-cell table:style-name="ce8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number-columns-repeated="3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number-columns-repeated="6"/>
          <table:table-cell office:value-type="float" office:value="96" calcext:value-type="float">
            <text:p>96</text:p>
          </table:table-cell>
          <table:table-cell table:style-name="ce4" table:formula="of:=POWER(2;([.O27]-69)/12)*440" office:value-type="float" office:value="2093.00452240479" calcext:value-type="float">
            <text:p><text:s/>2093 </text:p>
          </table:table-cell>
          <table:table-cell table:style-name="ce4" table:formula="of:=COM.MICROSOFT.CONCAT([.B27:.M27])" office:value-type="string" office:string-value="\uE32C\uE322\uE325\uE326" calcext:value-type="string">
            <text:p><text:s/>\uE32C\uE322\uE325\uE326 </text:p>
          </table:table-cell>
          <table:table-cell table:formula="of:=&quot;'&quot;&amp;[.Q27]&amp;&quot;',&quot;" office:value-type="string" office:string-value="'\uE32C\uE322\uE325\uE326'," calcext:value-type="string">
            <text:p>'\uE32C\uE322\uE325\uE326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#6/Db6</text:p>
          </table:table-cell>
          <table:table-cell table:style-name="ce8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/>
          <table:table-cell table:style-name="ce4" office:value-type="string" office:string-value="\uE324" calcext:value-type="string">
            <text:p><text:s/>\uE324 </text:p>
          </table:table-cell>
          <table:table-cell/>
          <table:table-cell table:style-name="ce4" office:value-type="string" office:string-value="\uE325" calcext:value-type="string">
            <text:p><text:s/>\uE325 </text:p>
          </table:table-cell>
          <table:table-cell/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4" table:number-columns-repeated="2"/>
          <table:table-cell table:style-name="ce4" office:value-type="string" office:string-value="\uE32B" calcext:value-type="string">
            <text:p><text:s/>\uE32B </text:p>
          </table:table-cell>
          <table:table-cell/>
          <table:table-cell office:value-type="float" office:value="97" calcext:value-type="float">
            <text:p>97</text:p>
          </table:table-cell>
          <table:table-cell table:style-name="ce4" table:formula="of:=POWER(2;([.O28]-69)/12)*440" office:value-type="float" office:value="2217.46104781498" calcext:value-type="float">
            <text:p><text:s/>2217 </text:p>
          </table:table-cell>
          <table:table-cell table:style-name="ce4" table:formula="of:=COM.MICROSOFT.CONCAT([.B28:.M28])" office:value-type="string" office:string-value="\uE32C\uE322\uE324\uE325\uE327\uE328\uE32B" calcext:value-type="string">
            <text:p><text:s/>\uE32C\uE322\uE324\uE325\uE327\uE328\uE32B </text:p>
          </table:table-cell>
          <table:table-cell table:formula="of:=[.R27]&amp;&quot;'&quot;&amp;[.Q28]&amp;&quot;',&quot;" office:value-type="string" office:string-value="'\uE32C\uE322\uE325\uE326','\uE32C\uE322\uE324\uE325\uE327\uE328\uE32B'," calcext:value-type="string">
            <text:p>'\uE32C\uE322\uE325\uE326','\uE32C\uE322\uE324\uE325\uE327\uE328\uE32B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6</text:p>
          </table:table-cell>
          <table:table-cell table:style-name="ce8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/>
          <table:table-cell table:style-name="ce4" office:value-type="string" office:string-value="\uE324" calcext:value-type="string">
            <text:p><text:s/>\uE324 </text:p>
          </table:table-cell>
          <table:table-cell/>
          <table:table-cell table:style-name="ce4" office:value-type="string" office:string-value="\uE325" calcext:value-type="string">
            <text:p><text:s/>\uE325 </text:p>
          </table:table-cell>
          <table:table-cell/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4" table:number-columns-repeated="3"/>
          <table:table-cell/>
          <table:table-cell office:value-type="float" office:value="98" calcext:value-type="float">
            <text:p>98</text:p>
          </table:table-cell>
          <table:table-cell table:style-name="ce4" table:formula="of:=POWER(2;([.O29]-69)/12)*440" office:value-type="float" office:value="2349.31814333926" calcext:value-type="float">
            <text:p><text:s/>2349 </text:p>
          </table:table-cell>
          <table:table-cell table:style-name="ce4" table:formula="of:=COM.MICROSOFT.CONCAT([.B29:.M29])" office:value-type="string" office:string-value="\uE32C\uE322\uE324\uE325\uE327\uE328" calcext:value-type="string">
            <text:p><text:s/>\uE32C\uE322\uE324\uE325\uE327\uE328 </text:p>
          </table:table-cell>
          <table:table-cell table:formula="of:=[.R28]&amp;&quot;'&quot;&amp;[.Q29]&amp;&quot;',&quot;" office:value-type="string" office:string-value="'\uE32C\uE322\uE325\uE326','\uE32C\uE322\uE324\uE325\uE327\uE328\uE32B','\uE32C\uE322\uE324\uE325\uE327\uE328'," calcext:value-type="string">
            <text:p>'\uE32C\uE322\uE325\uE326','\uE32C\uE322\uE324\uE325\uE327\uE328\uE32B','\uE32C\uE322\uE324\uE325\uE327\uE328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#6/Eb6</text:p>
          </table:table-cell>
          <table:table-cell table:style-name="ce8" office:value-type="string" office:string-value="\uE32C" calcext:value-type="string">
            <text:p><text:s/>\uE32C </text:p>
          </table:table-cell>
          <table:table-cell/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/>
          <table:table-cell table:style-name="ce4"/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/>
          <table:table-cell table:style-name="ce4" table:number-columns-repeated="2"/>
          <table:table-cell/>
          <table:table-cell office:value-type="float" office:value="99" calcext:value-type="float">
            <text:p>99</text:p>
          </table:table-cell>
          <table:table-cell table:style-name="ce4" table:formula="of:=POWER(2;([.O30]-69)/12)*440" office:value-type="float" office:value="2489.01586977665" calcext:value-type="float">
            <text:p><text:s/>2489 </text:p>
          </table:table-cell>
          <table:table-cell table:style-name="ce4" table:formula="of:=COM.MICROSOFT.CONCAT([.B30:.M30])" office:value-type="string" office:string-value="\uE32C\uE323\uE324\uE326\uE327\uE328" calcext:value-type="string">
            <text:p><text:s/>\uE32C\uE323\uE324\uE326\uE327\uE328 </text:p>
          </table:table-cell>
          <table:table-cell table:formula="of:=[.R29]&amp;&quot;'&quot;&amp;[.Q30]&amp;&quot;',&quot;" office:value-type="string" office:string-value="'\uE32C\uE322\uE325\uE326','\uE32C\uE322\uE324\uE325\uE327\uE328\uE32B','\uE32C\uE322\uE324\uE325\uE327\uE328','\uE32C\uE323\uE324\uE326\uE327\uE328'," calcext:value-type="string">
            <text:p>'\uE32C\uE322\uE325\uE326','\uE32C\uE322\uE324\uE325\uE327\uE328\uE32B','\uE32C\uE322\uE324\uE325\uE327\uE328','\uE32C\uE323\uE324\uE326\uE327\uE328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6</text:p>
          </table:table-cell>
          <table:table-cell table:style-name="ce8" office:value-type="string" office:string-value="\uE32C" calcext:value-type="string">
            <text:p><text:s/>\uE32C </text:p>
          </table:table-cell>
          <table:table-cell/>
          <table:table-cell table:style-name="ce4" office:value-type="string" office:string-value="\uE323" calcext:value-type="string">
            <text:p><text:s/>\uE323 </text:p>
          </table:table-cell>
          <table:table-cell table:style-name="ce4" office:value-type="string" office:string-value="\uE324" calcext:value-type="string">
            <text:p><text:s/>\uE324 </text:p>
          </table:table-cell>
          <table:table-cell/>
          <table:table-cell table:style-name="ce4"/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number-columns-repeated="2"/>
          <table:table-cell table:style-name="ce4" office:value-type="string" office:string-value="\uE32B" calcext:value-type="string">
            <text:p><text:s/>\uE32B 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" table:formula="of:=POWER(2;([.O31]-69)/12)*440" office:value-type="float" office:value="2637.02045530296" calcext:value-type="float">
            <text:p><text:s/>2637 </text:p>
          </table:table-cell>
          <table:table-cell table:style-name="ce4" table:formula="of:=COM.MICROSOFT.CONCAT([.B31:.M31])" office:value-type="string" office:string-value="\uE32C\uE323\uE324\uE326\uE327\uE328\uE32B" calcext:value-type="string">
            <text:p><text:s/>\uE32C\uE323\uE324\uE326\uE327\uE328\uE32B </text:p>
          </table:table-cell>
          <table:table-cell table:formula="of:=[.R30]&amp;&quot;'&quot;&amp;[.Q31]&amp;&quot;',&quot;" office:value-type="string" office:string-value="'\uE32C\uE322\uE325\uE326','\uE32C\uE322\uE324\uE325\uE327\uE328\uE32B','\uE32C\uE322\uE324\uE325\uE327\uE328','\uE32C\uE323\uE324\uE326\uE327\uE328','\uE32C\uE323\uE324\uE326\uE327\uE328\uE32B'," calcext:value-type="string">
            <text:p>'\uE32C\uE322\uE325\uE326','\uE32C\uE322\uE324\uE325\uE327\uE328\uE32B','\uE32C\uE322\uE324\uE325\uE327\uE328','\uE32C\uE323\uE324\uE326\uE327\uE328','\uE32C\uE323\uE324\uE326\uE327\uE328\uE32B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6</text:p>
          </table:table-cell>
          <table:table-cell table:style-name="ce8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number-columns-repeated="2"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style-name="ce4" table:number-columns-repeated="2"/>
          <table:table-cell table:number-columns-repeated="2"/>
          <table:table-cell table:style-name="ce4" office:value-type="string" office:string-value="\uE32B" calcext:value-type="string">
            <text:p><text:s/>\uE32B 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4" table:formula="of:=POWER(2;([.O32]-69)/12)*440" office:value-type="float" office:value="2793.82585146403" calcext:value-type="float">
            <text:p><text:s/>2794 </text:p>
          </table:table-cell>
          <table:table-cell table:style-name="ce4" table:formula="of:=COM.MICROSOFT.CONCAT([.B32:.M32])" office:value-type="string" office:string-value="\uE32C\uE322\uE323\uE325\uE326\uE32B" calcext:value-type="string">
            <text:p><text:s/>\uE32C\uE322\uE323\uE325\uE326\uE32B </text:p>
          </table:table-cell>
          <table:table-cell table:formula="of:=[.R31]&amp;&quot;'&quot;&amp;[.Q32]&amp;&quot;',&quot;"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" calcext:value-type="string">
            <text:p>'\uE32C\uE322\uE325\uE326','\uE32C\uE322\uE324\uE325\uE327\uE328\uE32B','\uE32C\uE322\uE324\uE325\uE327\uE328','\uE32C\uE323\uE324\uE326\uE327\uE328','\uE32C\uE323\uE324\uE326\uE327\uE328\uE32B','\uE32C\uE322\uE323\uE325\uE326\uE32B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#6/Gb6</text:p>
          </table:table-cell>
          <table:table-cell table:style-name="ce8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style-name="ce4" office:value-type="string" office:string-value="\uE323" calcext:value-type="string">
            <text:p><text:s/>\uE323 </text:p>
          </table:table-cell>
          <table:table-cell table:style-name="ce4"/>
          <table:table-cell/>
          <table:table-cell table:style-name="ce4" office:value-type="string" office:string-value="\uE325" calcext:value-type="string">
            <text:p><text:s/>\uE325 </text:p>
          </table:table-cell>
          <table:table-cell table:style-name="ce4" office:value-type="string" office:string-value="\uE326" calcext:value-type="string">
            <text:p><text:s/>\uE326 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style-name="ce4" table:formula="of:=POWER(2;([.O33]-69)/12)*440" office:value-type="float" office:value="2959.95538169308" calcext:value-type="float">
            <text:p><text:s/>2960 </text:p>
          </table:table-cell>
          <table:table-cell table:style-name="ce4" table:formula="of:=COM.MICROSOFT.CONCAT([.B33:.M33])" office:value-type="string" office:string-value="\uE32C\uE322\uE323\uE325\uE326" calcext:value-type="string">
            <text:p><text:s/>\uE32C\uE322\uE323\uE325\uE326 </text:p>
          </table:table-cell>
          <table:table-cell table:formula="of:=[.R32]&amp;&quot;'&quot;&amp;[.Q33]&amp;&quot;',&quot;"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" calcext:value-type="string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6</text:p>
          </table:table-cell>
          <table:table-cell table:style-name="ce8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 table:number-columns-repeated="3"/>
          <table:table-cell table:style-name="ce4" office:value-type="string" office:string-value="\uE325" calcext:value-type="string">
            <text:p><text:s/>\uE325 </text:p>
          </table:table-cell>
          <table:table-cell table:number-columns-repeated="7"/>
          <table:table-cell office:value-type="float" office:value="103" calcext:value-type="float">
            <text:p>103</text:p>
          </table:table-cell>
          <table:table-cell table:style-name="ce4" table:formula="of:=POWER(2;([.O34]-69)/12)*440" office:value-type="float" office:value="3135.96348785399" calcext:value-type="float">
            <text:p><text:s/>3136 </text:p>
          </table:table-cell>
          <table:table-cell table:style-name="ce4" table:formula="of:=COM.MICROSOFT.CONCAT([.B34:.M34])" office:value-type="string" office:string-value="\uE32C\uE322\uE325" calcext:value-type="string">
            <text:p><text:s/>\uE32C\uE322\uE325 </text:p>
          </table:table-cell>
          <table:table-cell table:formula="of:=[.R33]&amp;&quot;'&quot;&amp;[.Q34]&amp;&quot;',&quot;"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" calcext:value-type="string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#6/Ab6</text:p>
          </table:table-cell>
          <table:table-cell table:style-name="ce8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/>
          <table:table-cell table:style-name="ce4" office:value-type="string" office:string-value="\uE324" calcext:value-type="string">
            <text:p><text:s/>\uE324 </text:p>
          </table:table-cell>
          <table:table-cell/>
          <table:table-cell table:style-name="ce4" table:number-columns-repeated="2"/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4" office:value-type="string" office:string-value="\uE329" calcext:value-type="string">
            <text:p><text:s/>\uE329 </text:p>
          </table:table-cell>
          <table:table-cell table:style-name="ce4" office:value-type="string" office:string-value="\uE32A" calcext:value-type="string">
            <text:p><text:s/>\uE32A </text:p>
          </table:table-cell>
          <table:table-cell table:style-name="ce4" office:value-type="string" office:string-value="\uE32B" calcext:value-type="string">
            <text:p><text:s/>\uE32B 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4" table:formula="of:=POWER(2;([.O35]-69)/12)*440" office:value-type="float" office:value="3322.43758063956" calcext:value-type="float">
            <text:p><text:s/>3322 </text:p>
          </table:table-cell>
          <table:table-cell table:style-name="ce4" table:formula="of:=COM.MICROSOFT.CONCAT([.B35:.M35])" office:value-type="string" office:string-value="\uE32C\uE322\uE324\uE327\uE328\uE329\uE32A\uE32B" calcext:value-type="string">
            <text:p><text:s/>\uE32C\uE322\uE324\uE327\uE328\uE329\uE32A\uE32B </text:p>
          </table:table-cell>
          <table:table-cell table:formula="of:=[.R34]&amp;&quot;'&quot;&amp;[.Q35]&amp;&quot;',&quot;"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" calcext:value-type="string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6</text:p>
          </table:table-cell>
          <table:table-cell table:style-name="ce8" office:value-type="string" office:string-value="\uE32C" calcext:value-type="string">
            <text:p><text:s/>\uE32C </text:p>
          </table:table-cell>
          <table:table-cell table:style-name="ce4" office:value-type="string" office:string-value="\uE322" calcext:value-type="string">
            <text:p><text:s/>\uE322 </text:p>
          </table:table-cell>
          <table:table-cell/>
          <table:table-cell table:style-name="ce4" office:value-type="string" office:string-value="\uE324" calcext:value-type="string">
            <text:p><text:s/>\uE324 </text:p>
          </table:table-cell>
          <table:table-cell/>
          <table:table-cell table:style-name="ce4"/>
          <table:table-cell table:style-name="ce4" office:value-type="string" office:string-value="\uE326" calcext:value-type="string">
            <text:p><text:s/>\uE326 </text:p>
          </table:table-cell>
          <table:table-cell table:style-name="ce4" office:value-type="string" office:string-value="\uE327" calcext:value-type="string">
            <text:p><text:s/>\uE327 </text:p>
          </table:table-cell>
          <table:table-cell table:style-name="ce4" office:value-type="string" office:string-value="\uE328" calcext:value-type="string">
            <text:p><text:s/>\uE328 </text:p>
          </table:table-cell>
          <table:table-cell table:style-name="ce4" table:number-columns-repeated="3"/>
          <table:table-cell/>
          <table:table-cell office:value-type="float" office:value="105" calcext:value-type="float">
            <text:p>105</text:p>
          </table:table-cell>
          <table:table-cell table:style-name="ce4" table:formula="of:=POWER(2;([.O36]-69)/12)*440" office:value-type="float" office:value="3520" calcext:value-type="float">
            <text:p><text:s/>3520 </text:p>
          </table:table-cell>
          <table:table-cell table:style-name="ce4" table:formula="of:=COM.MICROSOFT.CONCAT([.B36:.M36])" office:value-type="string" office:string-value="\uE32C\uE322\uE324\uE326\uE327\uE328" calcext:value-type="string">
            <text:p><text:s/>\uE32C\uE322\uE324\uE326\uE327\uE328 </text:p>
          </table:table-cell>
          <table:table-cell table:formula="of:=[.R35]&amp;&quot;'&quot;&amp;[.Q36]&amp;&quot;',&quot;"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'\uE32C\uE322\uE324\uE326\uE327\uE328'," calcext:value-type="string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'\uE32C\uE322\uE324\uE326\uE327\uE328',</text:p>
          </table:table-cell>
          <table:table-cell table:number-columns-repeated="100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n_Whistle" table:style-name="ta1">
        <table:table-column table:style-name="co1" table:number-columns-repeated="4" table:default-cell-style-name="ce1"/>
        <table:table-column table:style-name="co1" table:visibility="collapse" table:default-cell-style-name="ce1"/>
        <table:table-column table:style-name="co1" table:number-columns-repeated="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0" table:default-cell-style-name="ce1"/>
        <table:table-row table:style-name="ro1">
          <table:table-cell table:style-name="ce10" office:value-type="string" calcext:value-type="string">
            <text:p>Written Note</text:p>
          </table:table-cell>
          <table:table-cell table:style-name="ce12" office:value-type="string" calcext:value-type="string">
            <text:p>LH1stFinger</text:p>
          </table:table-cell>
          <table:table-cell table:style-name="ce12" office:value-type="string" calcext:value-type="string">
            <text:p>LH2ndFinger</text:p>
          </table:table-cell>
          <table:table-cell table:style-name="ce12" office:value-type="string" calcext:value-type="string">
            <text:p>LH3rdFinger</text:p>
          </table:table-cell>
          <table:table-cell table:style-name="ce12" office:value-type="string" calcext:value-type="string">
            <text:p>Separator</text:p>
          </table:table-cell>
          <table:table-cell table:style-name="ce12" office:value-type="string" calcext:value-type="string">
            <text:p>RH1stFinger</text:p>
          </table:table-cell>
          <table:table-cell table:style-name="ce12" office:value-type="string" calcext:value-type="string">
            <text:p>RH2ndFinger</text:p>
          </table:table-cell>
          <table:table-cell table:style-name="ce12" office:value-type="string" calcext:value-type="string">
            <text:p>RH3rdFinger</text:p>
          </table:table-cell>
          <table:table-cell table:style-name="ce12" office:value-type="string" calcext:value-type="string">
            <text:p>OverblownOctave1</text:p>
          </table:table-cell>
          <table:table-cell table:style-name="ce12" office:value-type="string" calcext:value-type="string">
            <text:p>OverblownOctave2</text:p>
          </table:table-cell>
          <table:table-cell table:style-name="ce12"/>
          <table:table-cell table:style-name="ce12" office:value-type="string" calcext:value-type="string">
            <text:p>MIDI</text:p>
          </table:table-cell>
          <table:table-cell table:style-name="ce10" office:value-type="string" calcext:value-type="string">
            <text:p>Frequency</text:p>
          </table:table-cell>
          <table:table-cell table:style-name="ce12" office:value-type="string" calcext:value-type="string">
            <text:p>Mapping</text:p>
          </table:table-cell>
          <table:table-cell table:style-name="ce12" office:value-type="string" calcext:value-type="string">
            <text:p>Code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D6" calcext:value-type="string">
            <text:p><text:s/>\uE3D6 </text:p>
          </table:table-cell>
          <table:table-cell table:style-name="ce4" office:value-type="string" office:string-value="\uE42D" calcext:value-type="string">
            <text:p><text:s/>\uE42D </text:p>
          </table:table-cell>
          <table:table-cell table:style-name="ce4" office:value-type="string" office:string-value="\uE42E" calcext:value-type="string">
            <text:p><text:s/>\uE42E </text:p>
          </table:table-cell>
          <table:table-cell/>
          <table:table-cell table:style-name="ce5" office:value-type="string" calcext:value-type="string">
            <text:p>base</text:p>
          </table:table-cell>
          <table:table-cell table:style-name="ce5"/>
          <table:table-cell table:style-name="ce5" office:value-type="string" calcext:value-type="string">
            <text:p>\uE3C0\uE3C3\uE3C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D6" calcext:value-type="string">
            <text:p><text:s/>\uE3D6 </text:p>
          </table:table-cell>
          <table:table-cell table:style-name="ce4" table:number-columns-repeated="2"/>
          <table:table-cell/>
          <table:table-cell office:value-type="float" office:value="74" calcext:value-type="float">
            <text:p>74</text:p>
          </table:table-cell>
          <table:table-cell table:style-name="ce4" table:formula="of:=POWER(2;([.L3]-69)/12)*440" office:value-type="float" office:value="587.329535834815" calcext:value-type="float">
            <text:p><text:s/>587 </text:p>
          </table:table-cell>
          <table:table-cell table:style-name="ce5" table:formula="of:=COM.MICROSOFT.CONCAT([.B3:.J3])" office:value-type="string" office:string-value="\uE3CF\uE3D1\uE3D2\uE3D3\uE3D5\uE3D6" calcext:value-type="string">
            <text:p>\uE3CF\uE3D1\uE3D2\uE3D3\uE3D5\uE3D6</text:p>
          </table:table-cell>
          <table:table-cell table:formula="of:=&quot;'&quot;&amp;[.N3]&amp;&quot;',&quot;" office:value-type="string" office:string-value="'\uE3CF\uE3D1\uE3D2\uE3D3\uE3D5\uE3D6'," calcext:value-type="string">
            <text:p>'\uE3CF\uE3D1\uE3D2\uE3D3\uE3D5\uE3D6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D#4/Eb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E6" calcext:value-type="string">
            <text:p><text:s/>\uE3E6 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4" table:formula="of:=POWER(2;([.L4]-69)/12)*440" office:value-type="float" office:value="622.253967444162" calcext:value-type="float">
            <text:p><text:s/>622 </text:p>
          </table:table-cell>
          <table:table-cell table:style-name="ce5" table:formula="of:=COM.MICROSOFT.CONCAT([.B4:.J4])" office:value-type="string" office:string-value="\uE3CF\uE3D1\uE3D2\uE3D3\uE3D5\uE3E6" calcext:value-type="string">
            <text:p>\uE3CF\uE3D1\uE3D2\uE3D3\uE3D5\uE3E6</text:p>
          </table:table-cell>
          <table:table-cell table:formula="of:=[.O3]&amp;&quot;'&quot;&amp;[.N4]&amp;&quot;',&quot;" office:value-type="string" office:string-value="'\uE3CF\uE3D1\uE3D2\uE3D3\uE3D5\uE3D6','\uE3CF\uE3D1\uE3D2\uE3D3\uE3D5\uE3E6'," calcext:value-type="string">
            <text:p>'\uE3CF\uE3D1\uE3D2\uE3D3\uE3D5\uE3D6','\uE3CF\uE3D1\uE3D2\uE3D3\uE3D5\uE3E6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E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table:number-columns-repeated="2"/>
          <table:table-cell table:number-columns-repeated="2"/>
          <table:table-cell office:value-type="float" office:value="76" calcext:value-type="float">
            <text:p>76</text:p>
          </table:table-cell>
          <table:table-cell table:style-name="ce4" table:formula="of:=POWER(2;([.L5]-69)/12)*440" office:value-type="float" office:value="659.25511382574" calcext:value-type="float">
            <text:p><text:s/>659 </text:p>
          </table:table-cell>
          <table:table-cell table:style-name="ce5" table:formula="of:=COM.MICROSOFT.CONCAT([.B5:.J5])" office:value-type="string" office:string-value="\uE3CF\uE3D1\uE3D2\uE3D3\uE3D5" calcext:value-type="string">
            <text:p>\uE3CF\uE3D1\uE3D2\uE3D3\uE3D5</text:p>
          </table:table-cell>
          <table:table-cell table:formula="of:=[.O4]&amp;&quot;'&quot;&amp;[.N5]&amp;&quot;',&quot;" office:value-type="string" office:string-value="'\uE3CF\uE3D1\uE3D2\uE3D3\uE3D5\uE3D6','\uE3CF\uE3D1\uE3D2\uE3D3\uE3D5\uE3E6','\uE3CF\uE3D1\uE3D2\uE3D3\uE3D5'," calcext:value-type="string">
            <text:p>'\uE3CF\uE3D1\uE3D2\uE3D3\uE3D5\uE3D6','\uE3CF\uE3D1\uE3D2\uE3D3\uE3D5\uE3E6','\uE3CF\uE3D1\uE3D2\uE3D3\uE3D5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F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E5" calcext:value-type="string">
            <text:p><text:s/>\uE3E5 </text:p>
          </table:table-cell>
          <table:table-cell table:style-name="ce4" table:number-columns-repeated="2"/>
          <table:table-cell table:number-columns-repeated="2"/>
          <table:table-cell office:value-type="float" office:value="77" calcext:value-type="float">
            <text:p>77</text:p>
          </table:table-cell>
          <table:table-cell table:style-name="ce4" table:formula="of:=POWER(2;([.L6]-69)/12)*440" office:value-type="float" office:value="698.456462866008" calcext:value-type="float">
            <text:p><text:s/>698 </text:p>
          </table:table-cell>
          <table:table-cell table:style-name="ce5" table:formula="of:=COM.MICROSOFT.CONCAT([.B6:.J6])" office:value-type="string" office:string-value="\uE3CF\uE3D1\uE3D2\uE3D3\uE3E5" calcext:value-type="string">
            <text:p>\uE3CF\uE3D1\uE3D2\uE3D3\uE3E5</text:p>
          </table:table-cell>
          <table:table-cell table:formula="of:=[.O5]&amp;&quot;'&quot;&amp;[.N6]&amp;&quot;',&quot;" office:value-type="string" office:string-value="'\uE3CF\uE3D1\uE3D2\uE3D3\uE3D5\uE3D6','\uE3CF\uE3D1\uE3D2\uE3D3\uE3D5\uE3E6','\uE3CF\uE3D1\uE3D2\uE3D3\uE3D5','\uE3CF\uE3D1\uE3D2\uE3D3\uE3E5'," calcext:value-type="string">
            <text:p>'\uE3CF\uE3D1\uE3D2\uE3D3\uE3D5\uE3D6','\uE3CF\uE3D1\uE3D2\uE3D3\uE3D5\uE3E6','\uE3CF\uE3D1\uE3D2\uE3D3\uE3D5','\uE3CF\uE3D1\uE3D2\uE3D3\uE3E5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F#4/Gb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table:number-columns-repeated="3"/>
          <table:table-cell table:number-columns-repeated="2"/>
          <table:table-cell office:value-type="float" office:value="78" calcext:value-type="float">
            <text:p>78</text:p>
          </table:table-cell>
          <table:table-cell table:style-name="ce4" table:formula="of:=POWER(2;([.L7]-69)/12)*440" office:value-type="float" office:value="739.988845423269" calcext:value-type="float">
            <text:p><text:s/>740 </text:p>
          </table:table-cell>
          <table:table-cell table:style-name="ce5" table:formula="of:=COM.MICROSOFT.CONCAT([.B7:.J7])" office:value-type="string" office:string-value="\uE3CF\uE3D1\uE3D2\uE3D3" calcext:value-type="string">
            <text:p>\uE3CF\uE3D1\uE3D2\uE3D3</text:p>
          </table:table-cell>
          <table:table-cell table:formula="of:=[.O6]&amp;&quot;'&quot;&amp;[.N7]&amp;&quot;',&quot;" office:value-type="string" office:string-value="'\uE3CF\uE3D1\uE3D2\uE3D3\uE3D5\uE3D6','\uE3CF\uE3D1\uE3D2\uE3D3\uE3D5\uE3E6','\uE3CF\uE3D1\uE3D2\uE3D3\uE3D5','\uE3CF\uE3D1\uE3D2\uE3D3\uE3E5','\uE3CF\uE3D1\uE3D2\uE3D3'," calcext:value-type="string">
            <text:p>'\uE3CF\uE3D1\uE3D2\uE3D3\uE3D5\uE3D6','\uE3CF\uE3D1\uE3D2\uE3D3\uE3D5\uE3E6','\uE3CF\uE3D1\uE3D2\uE3D3\uE3D5','\uE3CF\uE3D1\uE3D2\uE3D3\uE3E5','\uE3CF\uE3D1\uE3D2\uE3D3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G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number-columns-repeated="3"/>
          <table:table-cell table:style-name="ce4" table:number-columns-repeated="2"/>
          <table:table-cell table:number-columns-repeated="2"/>
          <table:table-cell office:value-type="float" office:value="79" calcext:value-type="float">
            <text:p>79</text:p>
          </table:table-cell>
          <table:table-cell table:style-name="ce4" table:formula="of:=POWER(2;([.L8]-69)/12)*440" office:value-type="float" office:value="783.990871963499" calcext:value-type="float">
            <text:p><text:s/>784 </text:p>
          </table:table-cell>
          <table:table-cell table:style-name="ce5" table:formula="of:=COM.MICROSOFT.CONCAT([.B8:.J8])" office:value-type="string" office:string-value="\uE3CF\uE3D1\uE3D2" calcext:value-type="string">
            <text:p>\uE3CF\uE3D1\uE3D2</text:p>
          </table:table-cell>
          <table:table-cell table:formula="of:=[.O7]&amp;&quot;'&quot;&amp;[.N8]&amp;&quot;',&quot;" office:value-type="string" office:string-value="'\uE3CF\uE3D1\uE3D2\uE3D3\uE3D5\uE3D6','\uE3CF\uE3D1\uE3D2\uE3D3\uE3D5\uE3E6','\uE3CF\uE3D1\uE3D2\uE3D3\uE3D5','\uE3CF\uE3D1\uE3D2\uE3D3\uE3E5','\uE3CF\uE3D1\uE3D2\uE3D3','\uE3CF\uE3D1\uE3D2'," calcext:value-type="string">
            <text:p>'\uE3CF\uE3D1\uE3D2\uE3D3\uE3D5\uE3D6','\uE3CF\uE3D1\uE3D2\uE3D3\uE3D5\uE3E6','\uE3CF\uE3D1\uE3D2\uE3D3\uE3D5','\uE3CF\uE3D1\uE3D2\uE3D3\uE3E5','\uE3CF\uE3D1\uE3D2\uE3D3','\uE3CF\uE3D1\uE3D2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G#4/Ab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E2" calcext:value-type="string">
            <text:p><text:s/>\uE3E2 </text:p>
          </table:table-cell>
          <table:table-cell table:number-columns-repeated="3"/>
          <table:table-cell table:style-name="ce4" table:number-columns-repeated="2"/>
          <table:table-cell table:number-columns-repeated="2"/>
          <table:table-cell office:value-type="float" office:value="80" calcext:value-type="float">
            <text:p>80</text:p>
          </table:table-cell>
          <table:table-cell table:style-name="ce4" table:formula="of:=POWER(2;([.L9]-69)/12)*440" office:value-type="float" office:value="830.60939515989" calcext:value-type="float">
            <text:p><text:s/>831 </text:p>
          </table:table-cell>
          <table:table-cell table:style-name="ce5" table:formula="of:=COM.MICROSOFT.CONCAT([.B9:.J9])" office:value-type="string" office:string-value="\uE3CF\uE3D1\uE3E2" calcext:value-type="string">
            <text:p>\uE3CF\uE3D1\uE3E2</text:p>
          </table:table-cell>
          <table:table-cell table:formula="of:=[.O8]&amp;&quot;'&quot;&amp;[.N9]&amp;&quot;',&quot;" office:value-type="string" office:string-value="'\uE3CF\uE3D1\uE3D2\uE3D3\uE3D5\uE3D6','\uE3CF\uE3D1\uE3D2\uE3D3\uE3D5\uE3E6','\uE3CF\uE3D1\uE3D2\uE3D3\uE3D5','\uE3CF\uE3D1\uE3D2\uE3D3\uE3E5','\uE3CF\uE3D1\uE3D2\uE3D3','\uE3CF\uE3D1\uE3D2','\uE3CF\uE3D1\uE3E2'," calcext:value-type="string">
            <text:p>'\uE3CF\uE3D1\uE3D2\uE3D3\uE3D5\uE3D6','\uE3CF\uE3D1\uE3D2\uE3D3\uE3D5\uE3E6','\uE3CF\uE3D1\uE3D2\uE3D3\uE3D5','\uE3CF\uE3D1\uE3D2\uE3D3\uE3E5','\uE3CF\uE3D1\uE3D2\uE3D3','\uE3CF\uE3D1\uE3D2','\uE3CF\uE3D1\uE3E2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A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number-columns-repeated="4"/>
          <table:table-cell table:style-name="ce4" table:number-columns-repeated="2"/>
          <table:table-cell table:number-columns-repeated="2"/>
          <table:table-cell office:value-type="float" office:value="81" calcext:value-type="float">
            <text:p>81</text:p>
          </table:table-cell>
          <table:table-cell table:style-name="ce4" table:formula="of:=POWER(2;([.L10]-69)/12)*440" office:value-type="float" office:value="880" calcext:value-type="float">
            <text:p><text:s/>880 </text:p>
          </table:table-cell>
          <table:table-cell table:style-name="ce5" table:formula="of:=COM.MICROSOFT.CONCAT([.B10:.J10])" office:value-type="string" office:string-value="\uE3CF\uE3D1" calcext:value-type="string">
            <text:p>\uE3CF\uE3D1</text:p>
          </table:table-cell>
          <table:table-cell table:formula="of:=[.O9]&amp;&quot;'&quot;&amp;[.N10]&amp;&quot;',&quot;" office:value-type="string" office:string-value="'\uE3CF\uE3D1\uE3D2\uE3D3\uE3D5\uE3D6','\uE3CF\uE3D1\uE3D2\uE3D3\uE3D5\uE3E6','\uE3CF\uE3D1\uE3D2\uE3D3\uE3D5','\uE3CF\uE3D1\uE3D2\uE3D3\uE3E5','\uE3CF\uE3D1\uE3D2\uE3D3','\uE3CF\uE3D1\uE3D2','\uE3CF\uE3D1\uE3E2','\uE3CF\uE3D1'," calcext:value-type="string">
            <text:p>'\uE3CF\uE3D1\uE3D2\uE3D3\uE3D5\uE3D6','\uE3CF\uE3D1\uE3D2\uE3D3\uE3D5\uE3E6','\uE3CF\uE3D1\uE3D2\uE3D3\uE3D5','\uE3CF\uE3D1\uE3D2\uE3D3\uE3E5','\uE3CF\uE3D1\uE3D2\uE3D3','\uE3CF\uE3D1\uE3D2','\uE3CF\uE3D1\uE3E2','\uE3CF\uE3D1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A#4/Bb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E1" calcext:value-type="string">
            <text:p><text:s/>\uE3E1 </text:p>
          </table:table-cell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2"/>
          <table:table-cell office:value-type="float" office:value="82" calcext:value-type="float">
            <text:p>82</text:p>
          </table:table-cell>
          <table:table-cell table:style-name="ce4" table:formula="of:=POWER(2;([.L11]-69)/12)*440" office:value-type="float" office:value="932.32752303618" calcext:value-type="float">
            <text:p><text:s/>932 </text:p>
          </table:table-cell>
          <table:table-cell table:style-name="ce5" table:formula="of:=COM.MICROSOFT.CONCAT([.B11:.J11])" office:value-type="string" office:string-value="\uE3CF\uE3E1" calcext:value-type="string">
            <text:p>\uE3CF\uE3E1</text:p>
          </table:table-cell>
          <table:table-cell table:formula="of:=[.O10]&amp;&quot;'&quot;&amp;[.N11]&amp;&quot;',&quot;" office:value-type="string" office:string-value="'\uE3CF\uE3D1\uE3D2\uE3D3\uE3D5\uE3D6','\uE3CF\uE3D1\uE3D2\uE3D3\uE3D5\uE3E6','\uE3CF\uE3D1\uE3D2\uE3D3\uE3D5','\uE3CF\uE3D1\uE3D2\uE3D3\uE3E5','\uE3CF\uE3D1\uE3D2\uE3D3','\uE3CF\uE3D1\uE3D2','\uE3CF\uE3D1\uE3E2','\uE3CF\uE3D1','\uE3CF\uE3E1'," calcext:value-type="string">
            <text:p>'\uE3CF\uE3D1\uE3D2\uE3D3\uE3D5\uE3D6','\uE3CF\uE3D1\uE3D2\uE3D3\uE3D5\uE3E6','\uE3CF\uE3D1\uE3D2\uE3D3\uE3D5','\uE3CF\uE3D1\uE3D2\uE3D3\uE3E5','\uE3CF\uE3D1\uE3D2\uE3D3','\uE3CF\uE3D1\uE3D2','\uE3CF\uE3D1\uE3E2','\uE3CF\uE3D1','\uE3CF\uE3E1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4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number-columns-repeated="5"/>
          <table:table-cell table:style-name="ce4" table:number-columns-repeated="2"/>
          <table:table-cell table:number-columns-repeated="2"/>
          <table:table-cell office:value-type="float" office:value="83" calcext:value-type="float">
            <text:p>83</text:p>
          </table:table-cell>
          <table:table-cell table:style-name="ce4" table:formula="of:=POWER(2;([.L12]-69)/12)*440" office:value-type="float" office:value="987.766602512248" calcext:value-type="float">
            <text:p><text:s/>988 </text:p>
          </table:table-cell>
          <table:table-cell table:style-name="ce5" table:formula="of:=COM.MICROSOFT.CONCAT([.B12:.J12])" office:value-type="string" office:string-value="\uE3CF" calcext:value-type="string">
            <text:p>\uE3CF</text:p>
          </table:table-cell>
          <table:table-cell table:formula="of:=[.O11]&amp;&quot;'&quot;&amp;[.N12]&amp;&quot;',&quot;" office:value-type="string" office:string-value="'\uE3CF\uE3D1\uE3D2\uE3D3\uE3D5\uE3D6','\uE3CF\uE3D1\uE3D2\uE3D3\uE3D5\uE3E6','\uE3CF\uE3D1\uE3D2\uE3D3\uE3D5','\uE3CF\uE3D1\uE3D2\uE3D3\uE3E5','\uE3CF\uE3D1\uE3D2\uE3D3','\uE3CF\uE3D1\uE3D2','\uE3CF\uE3D1\uE3E2','\uE3CF\uE3D1','\uE3CF\uE3E1','\uE3CF'," calcext:value-type="string">
            <text:p>'\uE3CF\uE3D1\uE3D2\uE3D3\uE3D5\uE3D6','\uE3CF\uE3D1\uE3D2\uE3D3\uE3D5\uE3E6','\uE3CF\uE3D1\uE3D2\uE3D3\uE3D5','\uE3CF\uE3D1\uE3D2\uE3D3\uE3E5','\uE3CF\uE3D1\uE3D2\uE3D3','\uE3CF\uE3D1\uE3D2','\uE3CF\uE3D1\uE3E2','\uE3CF\uE3D1','\uE3CF\uE3E1','\uE3CF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5</text:p>
          </table:table-cell>
          <table:table-cell/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number-columns-repeated="3"/>
          <table:table-cell table:style-name="ce4" table:number-columns-repeated="2"/>
          <table:table-cell table:number-columns-repeated="2"/>
          <table:table-cell office:value-type="float" office:value="84" calcext:value-type="float">
            <text:p>84</text:p>
          </table:table-cell>
          <table:table-cell table:style-name="ce4" table:formula="of:=POWER(2;([.L13]-69)/12)*440" office:value-type="float" office:value="1046.50226120239" calcext:value-type="float">
            <text:p><text:s/>1047 </text:p>
          </table:table-cell>
          <table:table-cell table:style-name="ce5" table:formula="of:=COM.MICROSOFT.CONCAT([.B13:.J13])" office:value-type="string" office:string-value="\uE3D1\uE3D2" calcext:value-type="string">
            <text:p>\uE3D1\uE3D2</text:p>
          </table:table-cell>
          <table:table-cell table:formula="of:=&quot;'&quot;&amp;[.N13]&amp;&quot;',&quot;" office:value-type="string" office:string-value="'\uE3D1\uE3D2'," calcext:value-type="string">
            <text:p>'\uE3D1\uE3D2'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#5/Db5</text:p>
          </table:table-cell>
          <table:table-cell table:number-columns-repeated="6"/>
          <table:table-cell table:style-name="ce4" table:number-columns-repeated="2"/>
          <table:table-cell table:number-columns-repeated="2"/>
          <table:table-cell office:value-type="float" office:value="85" calcext:value-type="float">
            <text:p>85</text:p>
          </table:table-cell>
          <table:table-cell table:style-name="ce4" table:formula="of:=POWER(2;([.L14]-69)/12)*440" office:value-type="float" office:value="1108.73052390749" calcext:value-type="float">
            <text:p><text:s/>1109 </text:p>
          </table:table-cell>
          <table:table-cell table:style-name="ce5" table:formula="of:=COM.MICROSOFT.CONCAT([.B14:.J14])">
            <text:p/>
          </table:table-cell>
          <table:table-cell table:formula="of:=[.O13]&amp;&quot;'&quot;&amp;[.N14]&amp;&quot;',&quot;" office:value-type="string" office:string-value="'\uE3D1\uE3D2',''," calcext:value-type="string">
            <text:p>'\uE3D1\uE3D2','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D5</text:p>
          </table:table-cell>
          <table:table-cell table:style-name="ce4"/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D6" calcext:value-type="string">
            <text:p><text:s/>\uE3D6 </text:p>
          </table:table-cell>
          <table:table-cell table:style-name="ce4" office:value-type="string" office:string-value="\uE42D" calcext:value-type="string">
            <text:p><text:s/>\uE42D 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style-name="ce4" table:formula="of:=POWER(2;([.L15]-69)/12)*440" office:value-type="float" office:value="1174.65907166963" calcext:value-type="float">
            <text:p><text:s/>1175 </text:p>
          </table:table-cell>
          <table:table-cell table:style-name="ce5" table:formula="of:=COM.MICROSOFT.CONCAT([.B15:.J15])" office:value-type="string" office:string-value="\uE3D1\uE3D2\uE3D3\uE3D5\uE3D6\uE42D" calcext:value-type="string">
            <text:p>\uE3D1\uE3D2\uE3D3\uE3D5\uE3D6\uE42D</text:p>
          </table:table-cell>
          <table:table-cell table:formula="of:=[.O14]&amp;&quot;'&quot;&amp;[.N15]&amp;&quot;',&quot;" office:value-type="string" office:string-value="'\uE3D1\uE3D2','','\uE3D1\uE3D2\uE3D3\uE3D5\uE3D6\uE42D'," calcext:value-type="string">
            <text:p>'\uE3D1\uE3D2','','\uE3D1\uE3D2\uE3D3\uE3D5\uE3D6\uE42D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D#5/Eb5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E6" calcext:value-type="string">
            <text:p><text:s/>\uE3E6 </text:p>
          </table:table-cell>
          <table:table-cell table:style-name="ce4" office:value-type="string" office:string-value="\uE42D" calcext:value-type="string">
            <text:p><text:s/>\uE42D 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style-name="ce4" table:formula="of:=POWER(2;([.L16]-69)/12)*440" office:value-type="float" office:value="1244.50793488832" calcext:value-type="float">
            <text:p><text:s/>1245 </text:p>
          </table:table-cell>
          <table:table-cell table:style-name="ce5" table:formula="of:=COM.MICROSOFT.CONCAT([.B16:.J16])" office:value-type="string" office:string-value="\uE3CF\uE3D1\uE3D2\uE3D3\uE3D5\uE3E6\uE42D" calcext:value-type="string">
            <text:p>\uE3CF\uE3D1\uE3D2\uE3D3\uE3D5\uE3E6\uE42D</text:p>
          </table:table-cell>
          <table:table-cell table:formula="of:=[.O15]&amp;&quot;'&quot;&amp;[.N16]&amp;&quot;',&quot;" office:value-type="string" office:string-value="'\uE3D1\uE3D2','','\uE3D1\uE3D2\uE3D3\uE3D5\uE3D6\uE42D','\uE3CF\uE3D1\uE3D2\uE3D3\uE3D5\uE3E6\uE42D'," calcext:value-type="string">
            <text:p>'\uE3D1\uE3D2','','\uE3D1\uE3D2\uE3D3\uE3D5\uE3D6\uE42D','\uE3CF\uE3D1\uE3D2\uE3D3\uE3D5\uE3E6\uE42D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E5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/>
          <table:table-cell table:style-name="ce4" office:value-type="string" office:string-value="\uE42D" calcext:value-type="string">
            <text:p><text:s/>\uE42D 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style-name="ce4" table:formula="of:=POWER(2;([.L17]-69)/12)*440" office:value-type="float" office:value="1318.51022765148" calcext:value-type="float">
            <text:p><text:s/>1319 </text:p>
          </table:table-cell>
          <table:table-cell table:style-name="ce5" table:formula="of:=COM.MICROSOFT.CONCAT([.B17:.J17])" office:value-type="string" office:string-value="\uE3CF\uE3D1\uE3D2\uE3D3\uE3D5\uE42D" calcext:value-type="string">
            <text:p>\uE3CF\uE3D1\uE3D2\uE3D3\uE3D5\uE42D</text:p>
          </table:table-cell>
          <table:table-cell table:formula="of:=[.O16]&amp;&quot;'&quot;&amp;[.N17]&amp;&quot;',&quot;" office:value-type="string" office:string-value="'\uE3D1\uE3D2','','\uE3D1\uE3D2\uE3D3\uE3D5\uE3D6\uE42D','\uE3CF\uE3D1\uE3D2\uE3D3\uE3D5\uE3E6\uE42D','\uE3CF\uE3D1\uE3D2\uE3D3\uE3D5\uE42D'," calcext:value-type="string">
            <text:p>'\uE3D1\uE3D2','','\uE3D1\uE3D2\uE3D3\uE3D5\uE3D6\uE42D','\uE3CF\uE3D1\uE3D2\uE3D3\uE3D5\uE3E6\uE42D','\uE3CF\uE3D1\uE3D2\uE3D3\uE3D5\uE42D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F5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E5" calcext:value-type="string">
            <text:p><text:s/>\uE3E5 </text:p>
          </table:table-cell>
          <table:table-cell table:style-name="ce4"/>
          <table:table-cell table:style-name="ce4" office:value-type="string" office:string-value="\uE42D" calcext:value-type="string">
            <text:p><text:s/>\uE42D 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style-name="ce4" table:formula="of:=POWER(2;([.L18]-69)/12)*440" office:value-type="float" office:value="1396.91292573202" calcext:value-type="float">
            <text:p><text:s/>1397 </text:p>
          </table:table-cell>
          <table:table-cell table:style-name="ce5" table:formula="of:=COM.MICROSOFT.CONCAT([.B18:.J18])" office:value-type="string" office:string-value="\uE3CF\uE3D1\uE3D2\uE3D3\uE3E5\uE42D" calcext:value-type="string">
            <text:p>\uE3CF\uE3D1\uE3D2\uE3D3\uE3E5\uE42D</text:p>
          </table:table-cell>
          <table:table-cell table:formula="of:=[.O17]&amp;&quot;'&quot;&amp;[.N18]&amp;&quot;',&quot;" office:value-type="string" office:string-value="'\uE3D1\uE3D2','','\uE3D1\uE3D2\uE3D3\uE3D5\uE3D6\uE42D','\uE3CF\uE3D1\uE3D2\uE3D3\uE3D5\uE3E6\uE42D','\uE3CF\uE3D1\uE3D2\uE3D3\uE3D5\uE42D','\uE3CF\uE3D1\uE3D2\uE3D3\uE3E5\uE42D'," calcext:value-type="string">
            <text:p>'\uE3D1\uE3D2','','\uE3D1\uE3D2\uE3D3\uE3D5\uE3D6\uE42D','\uE3CF\uE3D1\uE3D2\uE3D3\uE3D5\uE3E6\uE42D','\uE3CF\uE3D1\uE3D2\uE3D3\uE3D5\uE42D','\uE3CF\uE3D1\uE3D2\uE3D3\uE3E5\uE42D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F#5/Gb5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table:number-columns-repeated="2"/>
          <table:table-cell table:style-name="ce4" office:value-type="string" office:string-value="\uE42D" calcext:value-type="string">
            <text:p><text:s/>\uE42D 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style-name="ce4" table:formula="of:=POWER(2;([.L19]-69)/12)*440" office:value-type="float" office:value="1479.97769084654" calcext:value-type="float">
            <text:p><text:s/>1480 </text:p>
          </table:table-cell>
          <table:table-cell table:style-name="ce5" table:formula="of:=COM.MICROSOFT.CONCAT([.B19:.J19])" office:value-type="string" office:string-value="\uE3CF\uE3D1\uE3D2\uE3D3\uE42D" calcext:value-type="string">
            <text:p>\uE3CF\uE3D1\uE3D2\uE3D3\uE42D</text:p>
          </table:table-cell>
          <table:table-cell table:formula="of:=[.O18]&amp;&quot;'&quot;&amp;[.N19]&amp;&quot;',&quot;" office:value-type="string" office:string-value="'\uE3D1\uE3D2','','\uE3D1\uE3D2\uE3D3\uE3D5\uE3D6\uE42D','\uE3CF\uE3D1\uE3D2\uE3D3\uE3D5\uE3E6\uE42D','\uE3CF\uE3D1\uE3D2\uE3D3\uE3D5\uE42D','\uE3CF\uE3D1\uE3D2\uE3D3\uE3E5\uE42D','\uE3CF\uE3D1\uE3D2\uE3D3\uE42D'," calcext:value-type="string">
            <text:p>'\uE3D1\uE3D2','','\uE3D1\uE3D2\uE3D3\uE3D5\uE3D6\uE42D','\uE3CF\uE3D1\uE3D2\uE3D3\uE3D5\uE3E6\uE42D','\uE3CF\uE3D1\uE3D2\uE3D3\uE3D5\uE42D','\uE3CF\uE3D1\uE3D2\uE3D3\uE3E5\uE42D','\uE3CF\uE3D1\uE3D2\uE3D3\uE42D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G5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number-columns-repeated="3"/>
          <table:table-cell table:style-name="ce4"/>
          <table:table-cell table:style-name="ce4" office:value-type="string" office:string-value="\uE42D" calcext:value-type="string">
            <text:p><text:s/>\uE42D 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style-name="ce4" table:formula="of:=POWER(2;([.L20]-69)/12)*440" office:value-type="float" office:value="1567.981743927" calcext:value-type="float">
            <text:p><text:s/>1568 </text:p>
          </table:table-cell>
          <table:table-cell table:style-name="ce5" table:formula="of:=COM.MICROSOFT.CONCAT([.B20:.J20])" office:value-type="string" office:string-value="\uE3CF\uE3D1\uE3D2\uE42D" calcext:value-type="string">
            <text:p>\uE3CF\uE3D1\uE3D2\uE42D</text:p>
          </table:table-cell>
          <table:table-cell table:formula="of:=[.O19]&amp;&quot;'&quot;&amp;[.N20]&amp;&quot;',&quot;" office:value-type="string" office:string-value="'\uE3D1\uE3D2','','\uE3D1\uE3D2\uE3D3\uE3D5\uE3D6\uE42D','\uE3CF\uE3D1\uE3D2\uE3D3\uE3D5\uE3E6\uE42D','\uE3CF\uE3D1\uE3D2\uE3D3\uE3D5\uE42D','\uE3CF\uE3D1\uE3D2\uE3D3\uE3E5\uE42D','\uE3CF\uE3D1\uE3D2\uE3D3\uE42D','\uE3CF\uE3D1\uE3D2\uE42D'," calcext:value-type="string">
            <text:p>'\uE3D1\uE3D2','','\uE3D1\uE3D2\uE3D3\uE3D5\uE3D6\uE42D','\uE3CF\uE3D1\uE3D2\uE3D3\uE3D5\uE3E6\uE42D','\uE3CF\uE3D1\uE3D2\uE3D3\uE3D5\uE42D','\uE3CF\uE3D1\uE3D2\uE3D3\uE3E5\uE42D','\uE3CF\uE3D1\uE3D2\uE3D3\uE42D','\uE3CF\uE3D1\uE3D2\uE42D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G#5/Ab5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E2" calcext:value-type="string">
            <text:p><text:s/>\uE3E2 </text:p>
          </table:table-cell>
          <table:table-cell table:number-columns-repeated="3"/>
          <table:table-cell table:style-name="ce4"/>
          <table:table-cell table:style-name="ce4" office:value-type="string" office:string-value="\uE42D" calcext:value-type="string">
            <text:p><text:s/>\uE42D 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style-name="ce4" table:formula="of:=POWER(2;([.L21]-69)/12)*440" office:value-type="float" office:value="1661.21879031978" calcext:value-type="float">
            <text:p><text:s/>1661 </text:p>
          </table:table-cell>
          <table:table-cell table:style-name="ce5" table:formula="of:=COM.MICROSOFT.CONCAT([.B21:.J21])" office:value-type="string" office:string-value="\uE3CF\uE3D1\uE3E2\uE42D" calcext:value-type="string">
            <text:p>\uE3CF\uE3D1\uE3E2\uE42D</text:p>
          </table:table-cell>
          <table:table-cell table:formula="of:=[.O20]&amp;&quot;'&quot;&amp;[.N21]&amp;&quot;',&quot;" office:value-type="string" office:string-value="'\uE3D1\uE3D2','','\uE3D1\uE3D2\uE3D3\uE3D5\uE3D6\uE42D','\uE3CF\uE3D1\uE3D2\uE3D3\uE3D5\uE3E6\uE42D','\uE3CF\uE3D1\uE3D2\uE3D3\uE3D5\uE42D','\uE3CF\uE3D1\uE3D2\uE3D3\uE3E5\uE42D','\uE3CF\uE3D1\uE3D2\uE3D3\uE42D','\uE3CF\uE3D1\uE3D2\uE42D','\uE3CF\uE3D1\uE3E2\uE42D'," calcext:value-type="string">
            <text:p>'\uE3D1\uE3D2','','\uE3D1\uE3D2\uE3D3\uE3D5\uE3D6\uE42D','\uE3CF\uE3D1\uE3D2\uE3D3\uE3D5\uE3E6\uE42D','\uE3CF\uE3D1\uE3D2\uE3D3\uE3D5\uE42D','\uE3CF\uE3D1\uE3D2\uE3D3\uE3E5\uE42D','\uE3CF\uE3D1\uE3D2\uE3D3\uE42D','\uE3CF\uE3D1\uE3D2\uE42D','\uE3CF\uE3D1\uE3E2\uE42D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A5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D1" calcext:value-type="string">
            <text:p><text:s/>\uE3D1 </text:p>
          </table:table-cell>
          <table:table-cell table:number-columns-repeated="4"/>
          <table:table-cell table:style-name="ce4"/>
          <table:table-cell table:style-name="ce4" office:value-type="string" office:string-value="\uE42D" calcext:value-type="string">
            <text:p><text:s/>\uE42D 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style-name="ce4" table:formula="of:=POWER(2;([.L22]-69)/12)*440" office:value-type="float" office:value="1760" calcext:value-type="float">
            <text:p><text:s/>1760 </text:p>
          </table:table-cell>
          <table:table-cell table:style-name="ce5" table:formula="of:=COM.MICROSOFT.CONCAT([.B22:.J22])" office:value-type="string" office:string-value="\uE42D" calcext:value-type="string">
            <text:p>\uE42D</text:p>
          </table:table-cell>
          <table:table-cell table:formula="of:=[.O21]&amp;&quot;'&quot;&amp;[.N22]&amp;&quot;',&quot;" office:value-type="string" office:string-value="'\uE3D1\uE3D2','','\uE3D1\uE3D2\uE3D3\uE3D5\uE3D6\uE42D','\uE3CF\uE3D1\uE3D2\uE3D3\uE3D5\uE3E6\uE42D','\uE3CF\uE3D1\uE3D2\uE3D3\uE3D5\uE42D','\uE3CF\uE3D1\uE3D2\uE3D3\uE3E5\uE42D','\uE3CF\uE3D1\uE3D2\uE3D3\uE42D','\uE3CF\uE3D1\uE3D2\uE42D','\uE3CF\uE3D1\uE3E2\uE42D','\uE42D'," calcext:value-type="string">
            <text:p>'\uE3D1\uE3D2','','\uE3D1\uE3D2\uE3D3\uE3D5\uE3D6\uE42D','\uE3CF\uE3D1\uE3D2\uE3D3\uE3D5\uE3E6\uE42D','\uE3CF\uE3D1\uE3D2\uE3D3\uE3D5\uE42D','\uE3CF\uE3D1\uE3D2\uE3D3\uE3E5\uE42D','\uE3CF\uE3D1\uE3D2\uE3D3\uE42D','\uE3CF\uE3D1\uE3D2\uE42D','\uE3CF\uE3D1\uE3E2\uE42D','\uE42D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A#5/Bb5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style-name="ce4" office:value-type="string" office:string-value="\uE3E1" calcext:value-type="string">
            <text:p><text:s/>\uE3E1 </text:p>
          </table:table-cell>
          <table:table-cell table:number-columns-repeated="2"/>
          <table:table-cell table:style-name="ce4"/>
          <table:table-cell/>
          <table:table-cell table:style-name="ce4"/>
          <table:table-cell table:style-name="ce4" office:value-type="string" office:string-value="\uE42D" calcext:value-type="string">
            <text:p><text:s/>\uE42D 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style-name="ce4" table:formula="of:=POWER(2;([.L23]-69)/12)*440" office:value-type="float" office:value="1864.65504607236" calcext:value-type="float">
            <text:p><text:s/>1865 </text:p>
          </table:table-cell>
          <table:table-cell table:style-name="ce5" table:formula="of:=COM.MICROSOFT.CONCAT([.B23:.J23])" office:value-type="string" office:string-value="\uE3CF\uE3E1\uE42D" calcext:value-type="string">
            <text:p>\uE3CF\uE3E1\uE42D</text:p>
          </table:table-cell>
          <table:table-cell table:formula="of:=[.O22]&amp;&quot;'&quot;&amp;[.N23]&amp;&quot;',&quot;" office:value-type="string" office:string-value="'\uE3D1\uE3D2','','\uE3D1\uE3D2\uE3D3\uE3D5\uE3D6\uE42D','\uE3CF\uE3D1\uE3D2\uE3D3\uE3D5\uE3E6\uE42D','\uE3CF\uE3D1\uE3D2\uE3D3\uE3D5\uE42D','\uE3CF\uE3D1\uE3D2\uE3D3\uE3E5\uE42D','\uE3CF\uE3D1\uE3D2\uE3D3\uE42D','\uE3CF\uE3D1\uE3D2\uE42D','\uE3CF\uE3D1\uE3E2\uE42D','\uE42D','\uE3CF\uE3E1\uE42D'," calcext:value-type="string">
            <text:p>'\uE3D1\uE3D2','','\uE3D1\uE3D2\uE3D3\uE3D5\uE3D6\uE42D','\uE3CF\uE3D1\uE3D2\uE3D3\uE3D5\uE3E6\uE42D','\uE3CF\uE3D1\uE3D2\uE3D3\uE3D5\uE42D','\uE3CF\uE3D1\uE3D2\uE3D3\uE3E5\uE42D','\uE3CF\uE3D1\uE3D2\uE3D3\uE42D','\uE3CF\uE3D1\uE3D2\uE42D','\uE3CF\uE3D1\uE3E2\uE42D','\uE42D','\uE3CF\uE3E1\uE42D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5</text:p>
          </table:table-cell>
          <table:table-cell table:style-name="ce4" office:value-type="string" office:string-value="\uE3CF" calcext:value-type="string">
            <text:p><text:s/>\uE3CF </text:p>
          </table:table-cell>
          <table:table-cell table:number-columns-repeated="5"/>
          <table:table-cell table:style-name="ce4"/>
          <table:table-cell table:style-name="ce4" office:value-type="string" office:string-value="\uE42D" calcext:value-type="string">
            <text:p><text:s/>\uE42D 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style-name="ce4" table:formula="of:=POWER(2;([.L24]-69)/12)*440" office:value-type="float" office:value="1975.5332050245" calcext:value-type="float">
            <text:p><text:s/>1976 </text:p>
          </table:table-cell>
          <table:table-cell table:style-name="ce5" table:formula="of:=COM.MICROSOFT.CONCAT([.B24:.J24])" office:value-type="string" office:string-value="\uE42D" calcext:value-type="string">
            <text:p>\uE42D</text:p>
          </table:table-cell>
          <table:table-cell table:formula="of:=[.O23]&amp;&quot;'&quot;&amp;[.N24]&amp;&quot;',&quot;" office:value-type="string" office:string-value="'\uE3D1\uE3D2','','\uE3D1\uE3D2\uE3D3\uE3D5\uE3D6\uE42D','\uE3CF\uE3D1\uE3D2\uE3D3\uE3D5\uE3E6\uE42D','\uE3CF\uE3D1\uE3D2\uE3D3\uE3D5\uE42D','\uE3CF\uE3D1\uE3D2\uE3D3\uE3E5\uE42D','\uE3CF\uE3D1\uE3D2\uE3D3\uE42D','\uE3CF\uE3D1\uE3D2\uE42D','\uE3CF\uE3D1\uE3E2\uE42D','\uE42D','\uE3CF\uE3E1\uE42D','\uE42D'," calcext:value-type="string">
            <text:p>'\uE3D1\uE3D2','','\uE3D1\uE3D2\uE3D3\uE3D5\uE3D6\uE42D','\uE3CF\uE3D1\uE3D2\uE3D3\uE3D5\uE3E6\uE42D','\uE3CF\uE3D1\uE3D2\uE3D3\uE3D5\uE42D','\uE3CF\uE3D1\uE3D2\uE3D3\uE3E5\uE42D','\uE3CF\uE3D1\uE3D2\uE3D3\uE42D','\uE3CF\uE3D1\uE3D2\uE42D','\uE3CF\uE3D1\uE3E2\uE42D','\uE42D','\uE3CF\uE3E1\uE42D','\uE42D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6</text:p>
          </table:table-cell>
          <table:table-cell table:style-name="ce4" office:value-type="string" office:string-value="\uE3DF" calcext:value-type="string">
            <text:p><text:s/>\uE3DF </text:p>
          </table:table-cell>
          <table:table-cell table:number-columns-repeated="5"/>
          <table:table-cell table:style-name="ce4"/>
          <table:table-cell table:style-name="ce4" office:value-type="string" office:string-value="\uE42D" calcext:value-type="string">
            <text:p><text:s/>\uE42D 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style-name="ce4" table:formula="of:=POWER(2;([.L25]-69)/12)*440" office:value-type="float" office:value="2093.00452240479" calcext:value-type="float">
            <text:p><text:s/>2093 </text:p>
          </table:table-cell>
          <table:table-cell table:style-name="ce5" table:formula="of:=COM.MICROSOFT.CONCAT([.B25:.J25])" office:value-type="string" office:string-value="\uE42D" calcext:value-type="string">
            <text:p>\uE42D</text:p>
          </table:table-cell>
          <table:table-cell table:formula="of:=&quot;'&quot;&amp;[.N25]&amp;&quot;',&quot;" office:value-type="string" office:string-value="'\uE42D'," calcext:value-type="string">
            <text:p>'\uE42D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#6/Db6</text:p>
          </table:table-cell>
          <table:table-cell/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number-columns-repeated="2"/>
          <table:table-cell table:style-name="ce4" office:value-type="string" office:string-value="\uE42D" calcext:value-type="string">
            <text:p><text:s/>\uE42D 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style-name="ce4" table:formula="of:=POWER(2;([.L26]-69)/12)*440" office:value-type="float" office:value="2217.46104781498" calcext:value-type="float">
            <text:p><text:s/>2217 </text:p>
          </table:table-cell>
          <table:table-cell/>
          <table:table-cell table:formula="of:=[.O25]&amp;&quot;'&quot;&amp;[.N26]&amp;&quot;',&quot;" office:value-type="string" office:string-value="'\uE42D',''," calcext:value-type="string">
            <text:p>'\uE42D','',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D6</text:p>
          </table:table-cell>
          <table:table-cell/>
          <table:table-cell table:style-name="ce4" office:value-type="string" office:string-value="\uE3D1" calcext:value-type="string">
            <text:p><text:s/>\uE3D1 </text:p>
          </table:table-cell>
          <table:table-cell table:style-name="ce4" office:value-type="string" office:string-value="\uE3D2" calcext:value-type="string">
            <text:p><text:s/>\uE3D2 </text:p>
          </table:table-cell>
          <table:table-cell table:style-name="ce4"/>
          <table:table-cell table:style-name="ce4" office:value-type="string" office:string-value="\uE3D3" calcext:value-type="string">
            <text:p><text:s/>\uE3D3 </text:p>
          </table:table-cell>
          <table:table-cell table:style-name="ce4" office:value-type="string" office:string-value="\uE3D5" calcext:value-type="string">
            <text:p><text:s/>\uE3D5 </text:p>
          </table:table-cell>
          <table:table-cell table:style-name="ce4" office:value-type="string" office:string-value="\uE3D6" calcext:value-type="string">
            <text:p><text:s/>\uE3D6 </text:p>
          </table:table-cell>
          <table:table-cell/>
          <table:table-cell table:style-name="ce4" office:value-type="string" office:string-value="\uE42E" calcext:value-type="string">
            <text:p><text:s/>\uE42E </text:p>
          </table:table-cell>
          <table:table-cell/>
          <table:table-cell office:value-type="float" office:value="98" calcext:value-type="float">
            <text:p>98</text:p>
          </table:table-cell>
          <table:table-cell table:style-name="ce4" table:formula="of:=POWER(2;([.L27]-69)/12)*440" office:value-type="float" office:value="2349.31814333926" calcext:value-type="float">
            <text:p><text:s/>2349 </text:p>
          </table:table-cell>
          <table:table-cell/>
          <table:table-cell table:formula="of:=[.O26]&amp;&quot;'&quot;&amp;[.N27]&amp;&quot;',&quot;" office:value-type="string" office:string-value="'\uE42D','',''," calcext:value-type="string">
            <text:p>'\uE42D','','',</text:p>
          </table:table-cell>
          <table:table-cell table:number-columns-repeated="100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lute_Standard.A1:Flute_Standard.T49" table:display-filter-buttons="true" table:orientation="column"/>
        <table:database-range table:name="__Anonymous_Sheet_DB__5" table:target-range-address="Saxophone.A1:Saxophone.Z55" table:display-filter-buttons="true" table:orientation="column"/>
        <table:database-range table:name="__Anonymous_Sheet_DB__7" table:target-range-address="Tin_Whistle.A1:Tin_Whistle.J2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text> </number:text>
      <number:number number:decimal-places="0" loext:min-decimal-places="0" number:min-integer-digits="1"/>
      <number:text> </number:text>
    </number:number-style>
    <number:number-style style:name="N122">
      <number:text>-</number:text>
      <number:number number:decimal-places="0" loext:min-decimal-places="0" number:min-integer-digits="1"/>
      <number:text> </number:text>
    </number:number-style>
    <number:number-style style:name="N123">
      <number:text>-</number:text>
      <number:number number:decimal-places="0" loext:min-decimal-places="0" number:min-integer-digits="2"/>
      <number:text> </number:text>
    </number:number-style>
    <number:number-style style:name="N124P0" style:volatile="true">
      <number:text> </number:text>
      <number:number number:decimal-places="0" loext:min-decimal-places="0" number:min-integer-digits="1"/>
      <number:text> </number:text>
    </number:number-style>
    <number:number-style style:name="N124P1" style:volatile="true">
      <number:text>-</number:text>
      <number:number number:decimal-places="0" loext:min-decimal-places="0" number:min-integer-digits="1"/>
      <number:text> </number:text>
    </number:number-style>
    <number:number-style style:name="N124P2" style:volatile="true">
      <number:text>-</number:text>
      <number:number number:decimal-places="0" loext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text> </number:text>
      <number:number number:decimal-places="4" loext:min-decimal-places="4" number:min-integer-digits="1" number:grouping="true"/>
      <number:text> </number:text>
    </number:number-style>
    <number:number-style style:name="N126">
      <number:text>-</number:text>
      <number:number number:decimal-places="4" loext:min-decimal-places="4" number:min-integer-digits="1" number:grouping="true"/>
      <number:text> </number:text>
    </number:number-style>
    <number:number-style style:name="N127P0" style:volatile="true">
      <number:text> </number:text>
      <number:number number:decimal-places="4" loext:min-decimal-places="4" number:min-integer-digits="1" number:grouping="true"/>
      <number:text> </number:text>
    </number:number-style>
    <number:number-style style:name="N127P1" style:volatile="true">
      <number:text>-</number:text>
      <number:number number:decimal-places="4" loext:min-decimal-places="4" number:min-integer-digits="1" number:grouping="true"/>
      <number:text> </number:text>
    </number:number-style>
    <number:number-style style:name="N127P2" style:volatile="true">
      <number:text>-</number:text>
      <number:number number:decimal-places="0" loext:min-decimal-places="0" number:min-integer-digits="2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MacOSX_X86_64 LibreOffice_project/22b09f6418e8c2d508a9eaf86b2399209b0990f4</meta:generator>
    <meta:initial-creator>Microsoft Office User</meta:initial-creator>
    <meta:creation-date>2019-07-29T19:20:48Z</meta:creation-date>
    <dc:date>2020-01-17T11:06:19.021782497</dc:date>
    <meta:editing-duration>PT5H11M5S</meta:editing-duration>
    <meta:editing-cycles>4</meta:editing-cycles>
    <meta:document-statistic meta:table-count="8" meta:cell-count="2853" meta:object-count="4"/>
  </office:meta>
</office:document-meta>
</file>